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Courier New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4909in"/>
    </style:style>
    <style:style style:name="co11" style:family="table-column">
      <style:table-column-properties fo:break-before="auto" style:column-width="1.4201in"/>
    </style:style>
    <style:style style:name="ro1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start" fo:margin-left="0in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text-outline="false" style:text-line-through-style="none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text-outline="false" style:text-line-through-style="none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08in solid #000000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10.5pt" fo:language="en" fo:country="US" fo:font-weight="normal" style:font-size-asian="10.5pt" style:font-weight-asian="normal" style:font-size-complex="6pt" style:font-weight-complex="normal"/>
    </style:style>
  </office:automatic-styles>
  <office:body>
    <office:spreadsheet>
      <table:table table:name="People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4"/>
        <table:table-column table:style-name="co6" table:default-cell-style-name="ce7"/>
        <table:table-column table:style-name="co7" table:default-cell-style-name="ce14"/>
        <table:table-column table:style-name="co8" table:default-cell-style-name="ce18"/>
        <table:table-column table:style-name="co1" table:default-cell-style-name="ce7"/>
        <table:table-column table:style-name="co10" table:default-cell-style-name="ce7"/>
        <table:table-column table:style-name="co11" table:number-columns-repeated="4" table:default-cell-style-name="ce7"/>
        <table:table-column table:style-name="co1" table:number-columns-repeated="1003" table:default-cell-style-name="ce7"/>
        <table:table-row table:style-name="ro1">
          <table:table-cell table:style-name="ce6" office:value-type="string">
            <text:p>fname</text:p>
          </table:table-cell>
          <table:table-cell table:style-name="ce6" office:value-type="string">
            <text:p>lname</text:p>
          </table:table-cell>
          <table:table-cell table:style-name="ce6" office:value-type="string">
            <text:p>ssn</text:p>
          </table:table-cell>
          <table:table-cell table:style-name="ce6" office:value-type="string">
            <text:p>sex</text:p>
          </table:table-cell>
          <table:table-cell table:style-name="ce11" office:value-type="string">
            <text:p>age</text:p>
          </table:table-cell>
          <table:table-cell table:style-name="ce6" office:value-type="string">
            <text:p>height</text:p>
          </table:table-cell>
          <table:table-cell table:style-name="ce11" office:value-type="string">
            <text:p>weight</text:p>
          </table:table-cell>
          <table:table-cell table:style-name="ce15" office:value-type="string">
            <text:p>shoe size</text:p>
          </table:table-cell>
          <table:table-cell table:style-name="ce6" office:value-type="string">
            <text:p>license plate</text:p>
          </table:table-cell>
          <table:table-cell table:style-name="ce6" office:value-type="string">
            <text:p>priors</text:p>
          </table:table-cell>
          <table:table-cell table:style-name="ce6" office:value-type="string">
            <text:p>arrest1- charges</text:p>
          </table:table-cell>
          <table:table-cell table:style-name="ce6" office:value-type="string">
            <text:p>arrest2- charges</text:p>
          </table:table-cell>
          <table:table-cell table:style-name="ce6" office:value-type="string">
            <text:p>arrest3- charges</text:p>
          </table:table-cell>
          <table:table-cell table:style-name="ce6" office:value-type="string">
            <text:p>arrest4- charges</text:p>
          </table:table-cell>
          <table:table-cell table:style-name="Default"/>
          <table:table-cell table:style-name="ce6" table:number-columns-repeated="1002"/>
        </table:table-row>
        <table:table-row table:style-name="ro3">
          <table:table-cell office:value-type="string">
            <text:p>Willie</text:p>
          </table:table-cell>
          <table:table-cell office:value-type="string">
            <text:p>Chapman</text:p>
          </table:table-cell>
          <table:table-cell table:style-name="ce9" office:value-type="string">
            <text:p>065-80-6328</text:p>
          </table:table-cell>
          <table:table-cell office:value-type="string">
            <text:p>m</text:p>
          </table:table-cell>
          <table:table-cell table:style-name="ce12" office:value-type="float" office:value="33">
            <text:p>33</text:p>
          </table:table-cell>
          <table:table-cell table:style-name="ce9" office:value-type="string">
            <text:p>5'10"</text:p>
          </table:table-cell>
          <table:table-cell table:style-name="ce12" office:value-type="float" office:value="174">
            <text:p>174</text:p>
          </table:table-cell>
          <table:table-cell table:style-name="ce16" office:value-type="string">
            <text:p><text:span text:style-name="T1">  </text:span>10.5</text:p>
          </table:table-cell>
          <table:table-cell table:style-name="ce19" office:value-type="string">
            <text:p>ULN  F6S</text:p>
          </table:table-cell>
          <table:table-cell table:style-name="ce9" office:value-type="float" office:value="0">
            <text:p>0</text:p>
          </table:table-cell>
          <table:table-cell table:style-name="ce28" table:number-columns-repeated="3"/>
          <table:table-cell table:style-name="ce30"/>
          <table:table-cell table:number-columns-repeated="1003"/>
        </table:table-row>
        <table:table-row table:style-name="ro3">
          <table:table-cell office:value-type="string">
            <text:p>Cory</text:p>
          </table:table-cell>
          <table:table-cell office:value-type="string">
            <text:p>Goodwin</text:p>
          </table:table-cell>
          <table:table-cell table:style-name="ce10" office:value-type="string">
            <text:p>160-44-7024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1"</text:p>
          </table:table-cell>
          <table:table-cell table:style-name="ce13" office:value-type="float" office:value="151">
            <text:p>15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XVF  I42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Sam</text:p>
          </table:table-cell>
          <table:table-cell table:style-name="ce8" office:value-type="string">
            <text:p>Bowman</text:p>
          </table:table-cell>
          <table:table-cell table:style-name="ce10" office:value-type="string">
            <text:p>887-17-4151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11"</text:p>
          </table:table-cell>
          <table:table-cell table:style-name="ce13" office:value-type="float" office:value="301">
            <text:p>30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PBD  UR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Jean</text:p>
          </table:table-cell>
          <table:table-cell table:style-name="ce8" office:value-type="string">
            <text:p>Lee</text:p>
          </table:table-cell>
          <table:table-cell table:style-name="ce10" office:value-type="string">
            <text:p>135-33-3422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3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QCI  66V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27" office:value-type="string">
            <text:p>murder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Jerry</text:p>
          </table:table-cell>
          <table:table-cell table:style-name="ce8" office:value-type="string">
            <text:p>Lane</text:p>
          </table:table-cell>
          <table:table-cell table:style-name="ce10" office:value-type="string">
            <text:p>312-31-8736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7"</text:p>
          </table:table-cell>
          <table:table-cell table:style-name="ce13" office:value-type="float" office:value="275">
            <text:p>275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SQF  OU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ichard</text:p>
          </table:table-cell>
          <table:table-cell table:style-name="ce8" office:value-type="string">
            <text:p>Dennis</text:p>
          </table:table-cell>
          <table:table-cell table:style-name="ce10" office:value-type="string">
            <text:p>075-16-6742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3"</text:p>
          </table:table-cell>
          <table:table-cell table:style-name="ce13" office:value-type="float" office:value="176">
            <text:p>17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MTC  YY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Ira</text:p>
          </table:table-cell>
          <table:table-cell table:style-name="ce8" office:value-type="string">
            <text:p>Wright</text:p>
          </table:table-cell>
          <table:table-cell table:style-name="ce10" office:value-type="string">
            <text:p>034-07-6744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9"</text:p>
          </table:table-cell>
          <table:table-cell table:style-name="ce13" office:value-type="float" office:value="270">
            <text:p>27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4OB  XN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awrence</text:p>
          </table:table-cell>
          <table:table-cell table:style-name="ce8" office:value-type="string">
            <text:p>Powers</text:p>
          </table:table-cell>
          <table:table-cell table:style-name="ce10" office:value-type="string">
            <text:p>170-35-6671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4"</text:p>
          </table:table-cell>
          <table:table-cell table:style-name="ce13" office:value-type="float" office:value="233">
            <text:p>23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LUI  GJE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ack</text:p>
          </table:table-cell>
          <table:table-cell table:style-name="ce8" office:value-type="string">
            <text:p>Harper</text:p>
          </table:table-cell>
          <table:table-cell table:style-name="ce10" office:value-type="string">
            <text:p>640-52-7548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3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SFN  0X8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Donald</text:p>
          </table:table-cell>
          <table:table-cell table:style-name="ce8" office:value-type="string">
            <text:p>Cook</text:p>
          </table:table-cell>
          <table:table-cell table:style-name="ce10" office:value-type="string">
            <text:p>720-11-6205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2"</text:p>
          </table:table-cell>
          <table:table-cell table:style-name="ce13" office:value-type="float" office:value="233">
            <text:p>23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G3Q  7WI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embezzlement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Tyrone</text:p>
          </table:table-cell>
          <table:table-cell office:value-type="string">
            <text:p>Snyder</text:p>
          </table:table-cell>
          <table:table-cell table:style-name="ce10" office:value-type="string">
            <text:p>802-20-0464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10"</text:p>
          </table:table-cell>
          <table:table-cell table:style-name="ce13" office:value-type="float" office:value="277">
            <text:p>277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GI0  3H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Omar</text:p>
          </table:table-cell>
          <table:table-cell table:style-name="ce8" office:value-type="string">
            <text:p>Adams</text:p>
          </table:table-cell>
          <table:table-cell table:style-name="ce10" office:value-type="string">
            <text:p>653-25-3532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6"</text:p>
          </table:table-cell>
          <table:table-cell table:style-name="ce13" office:value-type="float" office:value="167">
            <text:p>16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OV7  MPO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raud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Ivan</text:p>
          </table:table-cell>
          <table:table-cell table:style-name="ce8" office:value-type="string">
            <text:p>Rodriguez</text:p>
          </table:table-cell>
          <table:table-cell table:style-name="ce10" office:value-type="string">
            <text:p>580-45-1831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5"</text:p>
          </table:table-cell>
          <table:table-cell table:style-name="ce13" office:value-type="float" office:value="286">
            <text:p>28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F6H  22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Warren</text:p>
          </table:table-cell>
          <table:table-cell table:style-name="ce8" office:value-type="string">
            <text:p>Henry</text:p>
          </table:table-cell>
          <table:table-cell table:style-name="ce10" office:value-type="string">
            <text:p>881-36-2102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0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ACX  ML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Perry</text:p>
          </table:table-cell>
          <table:table-cell table:style-name="ce8" office:value-type="string">
            <text:p>Hines</text:p>
          </table:table-cell>
          <table:table-cell table:style-name="ce10" office:value-type="string">
            <text:p>102-41-8204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5"</text:p>
          </table:table-cell>
          <table:table-cell table:style-name="ce13" office:value-type="float" office:value="222">
            <text:p>22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RNI  4W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lan</text:p>
          </table:table-cell>
          <table:table-cell office:value-type="string">
            <text:p>Day</text:p>
          </table:table-cell>
          <table:table-cell table:style-name="ce10" office:value-type="string">
            <text:p>504-71-7012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9"</text:p>
          </table:table-cell>
          <table:table-cell table:style-name="ce13" office:value-type="float" office:value="223">
            <text:p>22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52X  TH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el</text:p>
          </table:table-cell>
          <table:table-cell office:value-type="string">
            <text:p>Quinn</text:p>
          </table:table-cell>
          <table:table-cell table:style-name="ce10" office:value-type="string">
            <text:p>865-01-0565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1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YCC  C9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>
            <text:p>Bruce</text:p>
          </table:table-cell>
          <table:table-cell office:value-type="string">
            <text:p>Richards</text:p>
          </table:table-cell>
          <table:table-cell table:style-name="ce10" office:value-type="string">
            <text:p>685-88-1450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3"</text:p>
          </table:table-cell>
          <table:table-cell table:style-name="ce13" office:value-type="float" office:value="175">
            <text:p>175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A16  R4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number-columns-repeated="2" table:style-name="ce10" office:value-type="string">
            <text:p>assault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Darin</text:p>
          </table:table-cell>
          <table:table-cell office:value-type="string">
            <text:p>Lawrence</text:p>
          </table:table-cell>
          <table:table-cell table:style-name="ce10" office:value-type="string">
            <text:p>607-64-8051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11"</text:p>
          </table:table-cell>
          <table:table-cell table:style-name="ce13" office:value-type="float" office:value="258">
            <text:p>258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QW8  CC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Ervin</text:p>
          </table:table-cell>
          <table:table-cell table:style-name="ce8" office:value-type="string">
            <text:p>Anderson</text:p>
          </table:table-cell>
          <table:table-cell table:style-name="ce10" office:value-type="string">
            <text:p>572-07-4000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0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NBU  JL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arcus</text:p>
          </table:table-cell>
          <table:table-cell table:style-name="ce8" office:value-type="string">
            <text:p>Flores</text:p>
          </table:table-cell>
          <table:table-cell table:style-name="ce10" office:value-type="string">
            <text:p>244-81-4817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3"</text:p>
          </table:table-cell>
          <table:table-cell table:style-name="ce13" office:value-type="float" office:value="152">
            <text:p>15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RTN  51H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embezzlemen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avier</text:p>
          </table:table-cell>
          <table:table-cell table:style-name="ce8" office:value-type="string">
            <text:p>Keller</text:p>
          </table:table-cell>
          <table:table-cell table:style-name="ce10" office:value-type="string">
            <text:p>460-08-0617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4"</text:p>
          </table:table-cell>
          <table:table-cell table:style-name="ce13" office:value-type="float" office:value="287">
            <text:p>28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MND  H7D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effrey</text:p>
          </table:table-cell>
          <table:table-cell table:style-name="ce8" office:value-type="string">
            <text:p>Mullins</text:p>
          </table:table-cell>
          <table:table-cell table:style-name="ce10" office:value-type="string">
            <text:p>807-78-1387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2"</text:p>
          </table:table-cell>
          <table:table-cell table:style-name="ce13" office:value-type="float" office:value="140">
            <text:p>14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IVL  K6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dre</text:p>
          </table:table-cell>
          <table:table-cell office:value-type="string">
            <text:p>Bates</text:p>
          </table:table-cell>
          <table:table-cell table:style-name="ce10" office:value-type="string">
            <text:p>140-81-0814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5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3RL  MH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esley</text:p>
          </table:table-cell>
          <table:table-cell office:value-type="string">
            <text:p>Johnston</text:p>
          </table:table-cell>
          <table:table-cell table:style-name="ce10" office:value-type="string">
            <text:p>003-10-0683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1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VA1  58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ilberto</text:p>
          </table:table-cell>
          <table:table-cell office:value-type="string">
            <text:p>Bass</text:p>
          </table:table-cell>
          <table:table-cell table:style-name="ce10" office:value-type="string">
            <text:p>722-25-2824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5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KNP  A5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uart</text:p>
          </table:table-cell>
          <table:table-cell office:value-type="string">
            <text:p>Malone</text:p>
          </table:table-cell>
          <table:table-cell table:style-name="ce10" office:value-type="string">
            <text:p>520-42-3636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7"</text:p>
          </table:table-cell>
          <table:table-cell table:style-name="ce13" office:value-type="float" office:value="213">
            <text:p>21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UNQ  LV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rrick</text:p>
          </table:table-cell>
          <table:table-cell office:value-type="string">
            <text:p>Norton</text:p>
          </table:table-cell>
          <table:table-cell table:style-name="ce10" office:value-type="string">
            <text:p>656-05-3735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4"</text:p>
          </table:table-cell>
          <table:table-cell table:style-name="ce13" office:value-type="float" office:value="238">
            <text:p>23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FMT  I8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dres</text:p>
          </table:table-cell>
          <table:table-cell office:value-type="string">
            <text:p>Mckenzie</text:p>
          </table:table-cell>
          <table:table-cell table:style-name="ce10" office:value-type="string">
            <text:p>420-11-3017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7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JCJ  W6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ommy</text:p>
          </table:table-cell>
          <table:table-cell office:value-type="string">
            <text:p>Mann</text:p>
          </table:table-cell>
          <table:table-cell table:style-name="ce10" office:value-type="string">
            <text:p>112-44-5745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6"</text:p>
          </table:table-cell>
          <table:table-cell table:style-name="ce13" office:value-type="float" office:value="190">
            <text:p>19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HX8  8X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ent</text:p>
          </table:table-cell>
          <table:table-cell office:value-type="string">
            <text:p>Davis</text:p>
          </table:table-cell>
          <table:table-cell table:style-name="ce10" office:value-type="string">
            <text:p>270-73-3310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5"</text:p>
          </table:table-cell>
          <table:table-cell table:style-name="ce13" office:value-type="float" office:value="114">
            <text:p>11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EPG  HM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an</text:p>
          </table:table-cell>
          <table:table-cell office:value-type="string">
            <text:p>Cruz</text:p>
          </table:table-cell>
          <table:table-cell table:style-name="ce10" office:value-type="string">
            <text:p>500-43-4326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4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H7D  ER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aul</text:p>
          </table:table-cell>
          <table:table-cell table:style-name="ce8" office:value-type="string">
            <text:p>Ortiz</text:p>
          </table:table-cell>
          <table:table-cell table:style-name="ce10" office:value-type="string">
            <text:p>253-75-8771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0"</text:p>
          </table:table-cell>
          <table:table-cell table:style-name="ce13" office:value-type="float" office:value="195">
            <text:p>19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MTU  NJ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ario</text:p>
          </table:table-cell>
          <table:table-cell table:style-name="ce8" office:value-type="string">
            <text:p>Santos</text:p>
          </table:table-cell>
          <table:table-cell table:style-name="ce10" office:value-type="string">
            <text:p>023-50-7478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0"</text:p>
          </table:table-cell>
          <table:table-cell table:style-name="ce13" office:value-type="float" office:value="154">
            <text:p>15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96O  HP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James</text:p>
          </table:table-cell>
          <table:table-cell table:style-name="ce8" office:value-type="string">
            <text:p>Alvarez</text:p>
          </table:table-cell>
          <table:table-cell table:style-name="ce10" office:value-type="string">
            <text:p>637-41-5068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9"</text:p>
          </table:table-cell>
          <table:table-cell table:style-name="ce13" office:value-type="float" office:value="121">
            <text:p>12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KVJ  MR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Rudy</text:p>
          </table:table-cell>
          <table:table-cell table:style-name="ce8" office:value-type="string">
            <text:p>Shaw</text:p>
          </table:table-cell>
          <table:table-cell table:style-name="ce10" office:value-type="string">
            <text:p>103-80-8417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11"</text:p>
          </table:table-cell>
          <table:table-cell table:style-name="ce13" office:value-type="float" office:value="150">
            <text:p>15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JDU  H0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ynn</text:p>
          </table:table-cell>
          <table:table-cell office:value-type="string">
            <text:p>Schmidt</text:p>
          </table:table-cell>
          <table:table-cell table:style-name="ce10" office:value-type="string">
            <text:p>008-80-1582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3"</text:p>
          </table:table-cell>
          <table:table-cell table:style-name="ce13" office:value-type="float" office:value="214">
            <text:p>214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48M  J1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rry</text:p>
          </table:table-cell>
          <table:table-cell office:value-type="string">
            <text:p>Reeves</text:p>
          </table:table-cell>
          <table:table-cell table:style-name="ce10" office:value-type="string">
            <text:p>462-88-8406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3"</text:p>
          </table:table-cell>
          <table:table-cell table:style-name="ce13" office:value-type="float" office:value="208">
            <text:p>20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2DG  PT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Nelson</text:p>
          </table:table-cell>
          <table:table-cell office:value-type="string">
            <text:p>Estrada</text:p>
          </table:table-cell>
          <table:table-cell table:style-name="ce10" office:value-type="string">
            <text:p>633-42-5028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6'0"</text:p>
          </table:table-cell>
          <table:table-cell table:style-name="ce13" office:value-type="float" office:value="154">
            <text:p>15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5U3  K8Q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embezzlement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Shane</text:p>
          </table:table-cell>
          <table:table-cell table:style-name="ce8" office:value-type="string">
            <text:p>Warren</text:p>
          </table:table-cell>
          <table:table-cell table:style-name="ce10" office:value-type="string">
            <text:p>106-06-6182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6"</text:p>
          </table:table-cell>
          <table:table-cell table:style-name="ce13" office:value-type="float" office:value="224">
            <text:p>22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127  H8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aron</text:p>
          </table:table-cell>
          <table:table-cell table:style-name="ce8" office:value-type="string">
            <text:p>Aguilar</text:p>
          </table:table-cell>
          <table:table-cell table:style-name="ce10" office:value-type="string">
            <text:p>604-88-5218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9"</text:p>
          </table:table-cell>
          <table:table-cell table:style-name="ce13" office:value-type="float" office:value="270">
            <text:p>27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JW0  86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Frederick</text:p>
          </table:table-cell>
          <table:table-cell table:style-name="ce8" office:value-type="string">
            <text:p>Taylor</text:p>
          </table:table-cell>
          <table:table-cell table:style-name="ce10" office:value-type="string">
            <text:p>853-08-7472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4"</text:p>
          </table:table-cell>
          <table:table-cell table:style-name="ce13" office:value-type="float" office:value="203">
            <text:p>20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IA9  9Y9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Ismael</text:p>
          </table:table-cell>
          <table:table-cell table:style-name="ce8" office:value-type="string">
            <text:p>Thornton</text:p>
          </table:table-cell>
          <table:table-cell table:style-name="ce10" office:value-type="string">
            <text:p>012-50-2330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7"</text:p>
          </table:table-cell>
          <table:table-cell table:style-name="ce13" office:value-type="float" office:value="337">
            <text:p>33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T3D  SK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yle</text:p>
          </table:table-cell>
          <table:table-cell office:value-type="string">
            <text:p>Harris</text:p>
          </table:table-cell>
          <table:table-cell table:style-name="ce10" office:value-type="string">
            <text:p>145-24-5647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4"</text:p>
          </table:table-cell>
          <table:table-cell table:style-name="ce13" office:value-type="float" office:value="192">
            <text:p>19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RC8  K4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raig</text:p>
          </table:table-cell>
          <table:table-cell table:style-name="ce8" office:value-type="string">
            <text:p>Manning</text:p>
          </table:table-cell>
          <table:table-cell table:style-name="ce10" office:value-type="string">
            <text:p>235-40-2704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3"</text:p>
          </table:table-cell>
          <table:table-cell table:style-name="ce13" office:value-type="float" office:value="232">
            <text:p>23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828  88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Noel</text:p>
          </table:table-cell>
          <table:table-cell table:style-name="ce8" office:value-type="string">
            <text:p>Garner</text:p>
          </table:table-cell>
          <table:table-cell table:style-name="ce10" office:value-type="string">
            <text:p>805-86-7404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1"</text:p>
          </table:table-cell>
          <table:table-cell table:style-name="ce13" office:value-type="float" office:value="100">
            <text:p>100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3AE  CW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Travis</text:p>
          </table:table-cell>
          <table:table-cell table:style-name="ce8" office:value-type="string">
            <text:p>Parks</text:p>
          </table:table-cell>
          <table:table-cell table:style-name="ce10" office:value-type="string">
            <text:p>333-10-6586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5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JNK  UT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arion</text:p>
          </table:table-cell>
          <table:table-cell table:style-name="ce8" office:value-type="string">
            <text:p>Ruiz</text:p>
          </table:table-cell>
          <table:table-cell table:style-name="ce10" office:value-type="string">
            <text:p>637-81-4782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10"</text:p>
          </table:table-cell>
          <table:table-cell table:style-name="ce13" office:value-type="float" office:value="392">
            <text:p>392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7U3  22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oah</text:p>
          </table:table-cell>
          <table:table-cell office:value-type="string">
            <text:p>Pena</text:p>
          </table:table-cell>
          <table:table-cell table:style-name="ce10" office:value-type="string">
            <text:p>681-71-3582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10"</text:p>
          </table:table-cell>
          <table:table-cell table:style-name="ce13" office:value-type="float" office:value="125">
            <text:p>12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YQN  LN3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Clay</text:p>
          </table:table-cell>
          <table:table-cell office:value-type="string">
            <text:p>Hicks</text:p>
          </table:table-cell>
          <table:table-cell table:style-name="ce10" office:value-type="string">
            <text:p>028-47-1278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11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3I0  M8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Alejandro</text:p>
          </table:table-cell>
          <table:table-cell office:value-type="string">
            <text:p>Erickson</text:p>
          </table:table-cell>
          <table:table-cell table:style-name="ce10" office:value-type="string">
            <text:p>500-81-2217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4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L3A  MCX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rmed  robbery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Dwight</text:p>
          </table:table-cell>
          <table:table-cell office:value-type="string">
            <text:p>Hammond</text:p>
          </table:table-cell>
          <table:table-cell table:style-name="ce10" office:value-type="string">
            <text:p>733-48-1665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6"</text:p>
          </table:table-cell>
          <table:table-cell table:style-name="ce13" office:value-type="float" office:value="142">
            <text:p>14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DQP  U4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eslie</text:p>
          </table:table-cell>
          <table:table-cell office:value-type="string">
            <text:p>Graham</text:p>
          </table:table-cell>
          <table:table-cell table:style-name="ce10" office:value-type="string">
            <text:p>342-04-1083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8"</text:p>
          </table:table-cell>
          <table:table-cell table:style-name="ce13" office:value-type="float" office:value="151">
            <text:p>15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S2O  I7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llen</text:p>
          </table:table-cell>
          <table:table-cell table:style-name="ce8" office:value-type="string">
            <text:p>Benson</text:p>
          </table:table-cell>
          <table:table-cell table:style-name="ce10" office:value-type="string">
            <text:p>455-11-7843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2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XF3  RS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Nathan</text:p>
          </table:table-cell>
          <table:table-cell table:style-name="ce8" office:value-type="string">
            <text:p>Ramsey</text:p>
          </table:table-cell>
          <table:table-cell table:style-name="ce10" office:value-type="string">
            <text:p>400-15-8141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1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8X2  GO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Irving</text:p>
          </table:table-cell>
          <table:table-cell table:style-name="ce8" office:value-type="string">
            <text:p>Lynch</text:p>
          </table:table-cell>
          <table:table-cell table:style-name="ce10" office:value-type="string">
            <text:p>474-77-5558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2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WRG  IB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Winston</text:p>
          </table:table-cell>
          <table:table-cell table:style-name="ce8" office:value-type="string">
            <text:p>Gibson</text:p>
          </table:table-cell>
          <table:table-cell table:style-name="ce10" office:value-type="string">
            <text:p>806-05-5573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5"</text:p>
          </table:table-cell>
          <table:table-cell table:style-name="ce13" office:value-type="float" office:value="234">
            <text:p>23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5T9  ST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c</text:p>
          </table:table-cell>
          <table:table-cell office:value-type="string">
            <text:p>Reid</text:p>
          </table:table-cell>
          <table:table-cell table:style-name="ce10" office:value-type="string">
            <text:p>132-88-7840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2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ODX  WS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rek</text:p>
          </table:table-cell>
          <table:table-cell office:value-type="string">
            <text:p>Houston</text:p>
          </table:table-cell>
          <table:table-cell table:style-name="ce10" office:value-type="string">
            <text:p>758-88-0103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8"</text:p>
          </table:table-cell>
          <table:table-cell table:style-name="ce13" office:value-type="float" office:value="200">
            <text:p>200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IYW  00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ergio</text:p>
          </table:table-cell>
          <table:table-cell office:value-type="string">
            <text:p>Mills</text:p>
          </table:table-cell>
          <table:table-cell table:style-name="ce10" office:value-type="string">
            <text:p>512-52-8418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0"</text:p>
          </table:table-cell>
          <table:table-cell table:style-name="ce13" office:value-type="float" office:value="154">
            <text:p>15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0V8  AU8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Salvatore</text:p>
          </table:table-cell>
          <table:table-cell office:value-type="string">
            <text:p>Carson</text:p>
          </table:table-cell>
          <table:table-cell table:style-name="ce10" office:value-type="string">
            <text:p>165-46-3244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8"</text:p>
          </table:table-cell>
          <table:table-cell table:style-name="ce13" office:value-type="float" office:value="190">
            <text:p>19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PUO  IOL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Orville</text:p>
          </table:table-cell>
          <table:table-cell office:value-type="string">
            <text:p>Alexander</text:p>
          </table:table-cell>
          <table:table-cell table:style-name="ce10" office:value-type="string">
            <text:p>686-03-3581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6"</text:p>
          </table:table-cell>
          <table:table-cell table:style-name="ce13" office:value-type="float" office:value="155">
            <text:p>155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J5C  YF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orace</text:p>
          </table:table-cell>
          <table:table-cell office:value-type="string">
            <text:p>Hayes</text:p>
          </table:table-cell>
          <table:table-cell table:style-name="ce10" office:value-type="string">
            <text:p>347-66-5128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3"</text:p>
          </table:table-cell>
          <table:table-cell table:style-name="ce13" office:value-type="float" office:value="176">
            <text:p>17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RD3  VT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orman</text:p>
          </table:table-cell>
          <table:table-cell office:value-type="string">
            <text:p>Fletcher</text:p>
          </table:table-cell>
          <table:table-cell table:style-name="ce10" office:value-type="string">
            <text:p>054-38-2842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9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63T  GN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errance</text:p>
          </table:table-cell>
          <table:table-cell office:value-type="string">
            <text:p>Ross</text:p>
          </table:table-cell>
          <table:table-cell table:style-name="ce10" office:value-type="string">
            <text:p>307-53-5882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5"</text:p>
          </table:table-cell>
          <table:table-cell table:style-name="ce13" office:value-type="float" office:value="234">
            <text:p>23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HS4  XE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lian</text:p>
          </table:table-cell>
          <table:table-cell office:value-type="string">
            <text:p>Love</text:p>
          </table:table-cell>
          <table:table-cell table:style-name="ce10" office:value-type="string">
            <text:p>501-80-8376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8"</text:p>
          </table:table-cell>
          <table:table-cell table:style-name="ce13" office:value-type="float" office:value="382">
            <text:p>382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LH5  I6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onzo</text:p>
          </table:table-cell>
          <table:table-cell office:value-type="string">
            <text:p>Bryan</text:p>
          </table:table-cell>
          <table:table-cell table:style-name="ce10" office:value-type="string">
            <text:p>187-17-0624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4"</text:p>
          </table:table-cell>
          <table:table-cell table:style-name="ce13" office:value-type="float" office:value="133">
            <text:p>13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C5M  3T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ris</text:p>
          </table:table-cell>
          <table:table-cell office:value-type="string">
            <text:p>Brooks</text:p>
          </table:table-cell>
          <table:table-cell table:style-name="ce10" office:value-type="string">
            <text:p>326-52-7308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2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QCP  57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Nathaniel</text:p>
          </table:table-cell>
          <table:table-cell table:style-name="ce8" office:value-type="string">
            <text:p>Cross</text:p>
          </table:table-cell>
          <table:table-cell table:style-name="ce10" office:value-type="string">
            <text:p>745-38-5104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2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FN6  LO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Darryl</text:p>
          </table:table-cell>
          <table:table-cell table:style-name="ce8" office:value-type="string">
            <text:p>Salazar</text:p>
          </table:table-cell>
          <table:table-cell table:style-name="ce10" office:value-type="string">
            <text:p>603-08-8221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5"</text:p>
          </table:table-cell>
          <table:table-cell table:style-name="ce13" office:value-type="float" office:value="246">
            <text:p>24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BLQ  G2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Kristopher</text:p>
          </table:table-cell>
          <table:table-cell table:style-name="ce8" office:value-type="string">
            <text:p>Sparks</text:p>
          </table:table-cell>
          <table:table-cell table:style-name="ce10" office:value-type="string">
            <text:p>257-86-2413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4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73Q  1TH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kidnapping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Isaac</text:p>
          </table:table-cell>
          <table:table-cell table:style-name="ce8" office:value-type="string">
            <text:p>Austin</text:p>
          </table:table-cell>
          <table:table-cell table:style-name="ce10" office:value-type="string">
            <text:p>086-88-5838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10"</text:p>
          </table:table-cell>
          <table:table-cell table:style-name="ce13" office:value-type="float" office:value="257">
            <text:p>25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OTS  JY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uglas</text:p>
          </table:table-cell>
          <table:table-cell office:value-type="string">
            <text:p>Schultz</text:p>
          </table:table-cell>
          <table:table-cell table:style-name="ce10" office:value-type="string">
            <text:p>674-84-7828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4"</text:p>
          </table:table-cell>
          <table:table-cell table:style-name="ce13" office:value-type="float" office:value="246">
            <text:p>24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40L  5L7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Lewis</text:p>
          </table:table-cell>
          <table:table-cell office:value-type="string">
            <text:p>Gilbert</text:p>
          </table:table-cell>
          <table:table-cell table:style-name="ce10" office:value-type="string">
            <text:p>553-71-5462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1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SK4  8D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milio</text:p>
          </table:table-cell>
          <table:table-cell office:value-type="string">
            <text:p>Elliott</text:p>
          </table:table-cell>
          <table:table-cell table:style-name="ce10" office:value-type="string">
            <text:p>471-70-8764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0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5AJ  XR1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Clifton</text:p>
          </table:table-cell>
          <table:table-cell office:value-type="string">
            <text:p>Berry</text:p>
          </table:table-cell>
          <table:table-cell table:style-name="ce10" office:value-type="string">
            <text:p>346-56-8321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3"</text:p>
          </table:table-cell>
          <table:table-cell table:style-name="ce13" office:value-type="float" office:value="208">
            <text:p>208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UJ1  6E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Daniel</text:p>
          </table:table-cell>
          <table:table-cell office:value-type="string">
            <text:p>Colon</text:p>
          </table:table-cell>
          <table:table-cell table:style-name="ce10" office:value-type="string">
            <text:p>013-50-1851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6"</text:p>
          </table:table-cell>
          <table:table-cell table:style-name="ce13" office:value-type="float" office:value="173">
            <text:p>17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VJG  NG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fraud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Antonio</text:p>
          </table:table-cell>
          <table:table-cell office:value-type="string">
            <text:p>Richardson</text:p>
          </table:table-cell>
          <table:table-cell table:style-name="ce10" office:value-type="string">
            <text:p>137-60-2871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9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VIY  06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rl</text:p>
          </table:table-cell>
          <table:table-cell office:value-type="string">
            <text:p>Parker</text:p>
          </table:table-cell>
          <table:table-cell table:style-name="ce10" office:value-type="string">
            <text:p>446-11-4280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1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H5X  P9W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Tracy</text:p>
          </table:table-cell>
          <table:table-cell office:value-type="string">
            <text:p>Cortez</text:p>
          </table:table-cell>
          <table:table-cell table:style-name="ce10" office:value-type="string">
            <text:p>318-67-5762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3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6WL  9WG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Kim</text:p>
          </table:table-cell>
          <table:table-cell office:value-type="string">
            <text:p>Duncan</text:p>
          </table:table-cell>
          <table:table-cell table:style-name="ce10" office:value-type="string">
            <text:p>176-30-0685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10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A1A  NXJ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number-columns-repeated="2"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>
            <text:p>Jared</text:p>
          </table:table-cell>
          <table:table-cell office:value-type="string">
            <text:p>Dunn</text:p>
          </table:table-cell>
          <table:table-cell table:style-name="ce10" office:value-type="string">
            <text:p>845-32-8741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11"</text:p>
          </table:table-cell>
          <table:table-cell table:style-name="ce13" office:value-type="float" office:value="150">
            <text:p>15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UM8  H3P</text:p>
          </table:table-cell>
          <table:table-cell table:style-name="ce10" office:value-type="float" office:value="4">
            <text:p>4</text:p>
          </table:table-cell>
          <table:table-cell table:number-columns-repeated="3" table:style-name="ce10" office:value-type="string">
            <text:p>assault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Steven</text:p>
          </table:table-cell>
          <table:table-cell office:value-type="string">
            <text:p>Santiago</text:p>
          </table:table-cell>
          <table:table-cell table:style-name="ce10" office:value-type="string">
            <text:p>042-71-7816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9"</text:p>
          </table:table-cell>
          <table:table-cell table:style-name="ce13" office:value-type="float" office:value="257">
            <text:p>25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NVO  5N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oward</text:p>
          </table:table-cell>
          <table:table-cell office:value-type="string">
            <text:p>Wagner</text:p>
          </table:table-cell>
          <table:table-cell table:style-name="ce10" office:value-type="string">
            <text:p>175-16-7350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0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ERG  1M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nnie</text:p>
          </table:table-cell>
          <table:table-cell office:value-type="string">
            <text:p>Blair</text:p>
          </table:table-cell>
          <table:table-cell table:style-name="ce10" office:value-type="string">
            <text:p>044-28-3275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0"</text:p>
          </table:table-cell>
          <table:table-cell table:style-name="ce13" office:value-type="float" office:value="309">
            <text:p>30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6KT  F2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fraud</text:p>
          </table:table-cell>
          <table:table-cell table:number-columns-repeated="2"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Philip</text:p>
          </table:table-cell>
          <table:table-cell office:value-type="string">
            <text:p>Myers</text:p>
          </table:table-cell>
          <table:table-cell table:style-name="ce10" office:value-type="string">
            <text:p>816-60-3706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10"</text:p>
          </table:table-cell>
          <table:table-cell table:style-name="ce13" office:value-type="float" office:value="223">
            <text:p>22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NNV  AQ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ndy</text:p>
          </table:table-cell>
          <table:table-cell table:style-name="ce8" office:value-type="string">
            <text:p>Welch</text:p>
          </table:table-cell>
          <table:table-cell table:style-name="ce10" office:value-type="string">
            <text:p>626-10-5505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4"</text:p>
          </table:table-cell>
          <table:table-cell table:style-name="ce13" office:value-type="float" office:value="203">
            <text:p>20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QUV  R6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itchell</text:p>
          </table:table-cell>
          <table:table-cell table:style-name="ce8" office:value-type="string">
            <text:p>Coleman</text:p>
          </table:table-cell>
          <table:table-cell table:style-name="ce10" office:value-type="string">
            <text:p>788-70-8341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6"</text:p>
          </table:table-cell>
          <table:table-cell table:style-name="ce13" office:value-type="float" office:value="117">
            <text:p>11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IN7  NV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Francisco</text:p>
          </table:table-cell>
          <table:table-cell table:style-name="ce8" office:value-type="string">
            <text:p>Medina</text:p>
          </table:table-cell>
          <table:table-cell table:style-name="ce10" office:value-type="string">
            <text:p>277-45-1300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2"</text:p>
          </table:table-cell>
          <table:table-cell table:style-name="ce13" office:value-type="float" office:value="120">
            <text:p>120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ACS  CBR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kidnapping</text:p>
          </table:table-cell>
          <table:table-cell table:style-name="ce27" office:value-type="string">
            <text:p>terrorism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Marvin</text:p>
          </table:table-cell>
          <table:table-cell table:style-name="ce8" office:value-type="string">
            <text:p>Mcdaniel</text:p>
          </table:table-cell>
          <table:table-cell table:style-name="ce10" office:value-type="string">
            <text:p>262-35-2256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5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K6B  6HC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Jesus</text:p>
          </table:table-cell>
          <table:table-cell office:value-type="string">
            <text:p>Oliver</text:p>
          </table:table-cell>
          <table:table-cell table:style-name="ce10" office:value-type="string">
            <text:p>403-05-6550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11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K5Q  QX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onrad</text:p>
          </table:table-cell>
          <table:table-cell office:value-type="string">
            <text:p>Jefferson</text:p>
          </table:table-cell>
          <table:table-cell table:style-name="ce10" office:value-type="string">
            <text:p>833-72-3278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6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SMK  MGI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4">
          <table:table-cell office:value-type="string">
            <text:p>Bradford</text:p>
          </table:table-cell>
          <table:table-cell office:value-type="string">
            <text:p>Beck</text:p>
          </table:table-cell>
          <table:table-cell table:style-name="ce10" office:value-type="string">
            <text:p>837-12-1504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3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XXT  I3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number-columns-repeated="2" table:style-name="ce10" office:value-type="string">
            <text:p>assault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Terence</text:p>
          </table:table-cell>
          <table:table-cell office:value-type="string">
            <text:p>Hughes</text:p>
          </table:table-cell>
          <table:table-cell table:style-name="ce10" office:value-type="string">
            <text:p>566-11-0324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4"</text:p>
          </table:table-cell>
          <table:table-cell table:style-name="ce13" office:value-type="float" office:value="336">
            <text:p>33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XTL  OE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Felix</text:p>
          </table:table-cell>
          <table:table-cell table:style-name="ce8" office:value-type="string">
            <text:p>Summers</text:p>
          </table:table-cell>
          <table:table-cell table:style-name="ce10" office:value-type="string">
            <text:p>108-63-3515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2"</text:p>
          </table:table-cell>
          <table:table-cell table:style-name="ce13" office:value-type="float" office:value="147">
            <text:p>14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3QK  BL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Terrell</text:p>
          </table:table-cell>
          <table:table-cell table:style-name="ce8" office:value-type="string">
            <text:p>Lyons</text:p>
          </table:table-cell>
          <table:table-cell table:style-name="ce10" office:value-type="string">
            <text:p>261-83-6851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0"</text:p>
          </table:table-cell>
          <table:table-cell table:style-name="ce13" office:value-type="float" office:value="209">
            <text:p>209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YF1  46U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ionel</text:p>
          </table:table-cell>
          <table:table-cell table:style-name="ce8" office:value-type="string">
            <text:p>Terry</text:p>
          </table:table-cell>
          <table:table-cell table:style-name="ce10" office:value-type="string">
            <text:p>581-18-4582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3"</text:p>
          </table:table-cell>
          <table:table-cell table:style-name="ce13" office:value-type="float" office:value="304">
            <text:p>30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XEN  EQ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embezzlemen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lan</text:p>
          </table:table-cell>
          <table:table-cell table:style-name="ce8" office:value-type="string">
            <text:p>Paul</text:p>
          </table:table-cell>
          <table:table-cell table:style-name="ce10" office:value-type="string">
            <text:p>200-17-7220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9"</text:p>
          </table:table-cell>
          <table:table-cell table:style-name="ce13" office:value-type="float" office:value="223">
            <text:p>22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LVS  LV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dmund</text:p>
          </table:table-cell>
          <table:table-cell office:value-type="string">
            <text:p>Jensen</text:p>
          </table:table-cell>
          <table:table-cell table:style-name="ce10" office:value-type="string">
            <text:p>558-85-3611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10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38E  DXP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l</text:p>
          </table:table-cell>
          <table:table-cell office:value-type="string">
            <text:p>Williams</text:p>
          </table:table-cell>
          <table:table-cell table:style-name="ce10" office:value-type="string">
            <text:p>580-37-7456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0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AOR  UT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cos</text:p>
          </table:table-cell>
          <table:table-cell office:value-type="string">
            <text:p>Grant</text:p>
          </table:table-cell>
          <table:table-cell table:style-name="ce10" office:value-type="string">
            <text:p>262-14-0448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2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W79  4G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lifton</text:p>
          </table:table-cell>
          <table:table-cell office:value-type="string">
            <text:p>Hicks</text:p>
          </table:table-cell>
          <table:table-cell table:style-name="ce10" office:value-type="string">
            <text:p>772-72-1322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2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7TP  F0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lfredo</text:p>
          </table:table-cell>
          <table:table-cell table:style-name="ce8" office:value-type="string">
            <text:p>Kelly</text:p>
          </table:table-cell>
          <table:table-cell table:style-name="ce10" office:value-type="string">
            <text:p>365-85-5350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8"</text:p>
          </table:table-cell>
          <table:table-cell table:style-name="ce13" office:value-type="float" office:value="217">
            <text:p>21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HLE  J3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Evan</text:p>
          </table:table-cell>
          <table:table-cell table:style-name="ce8" office:value-type="string">
            <text:p>Harper</text:p>
          </table:table-cell>
          <table:table-cell table:style-name="ce10" office:value-type="string">
            <text:p>701-85-7134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0"</text:p>
          </table:table-cell>
          <table:table-cell table:style-name="ce13" office:value-type="float" office:value="302">
            <text:p>30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V7F  F1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Ivan</text:p>
          </table:table-cell>
          <table:table-cell table:style-name="ce8" office:value-type="string">
            <text:p>Wheeler</text:p>
          </table:table-cell>
          <table:table-cell table:style-name="ce10" office:value-type="string">
            <text:p>121-31-8126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8"</text:p>
          </table:table-cell>
          <table:table-cell table:style-name="ce13" office:value-type="float" office:value="157">
            <text:p>15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YJ8  HPQ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Vincent</text:p>
          </table:table-cell>
          <table:table-cell table:style-name="ce8" office:value-type="string">
            <text:p>Hall</text:p>
          </table:table-cell>
          <table:table-cell table:style-name="ce10" office:value-type="string">
            <text:p>045-18-0206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5"</text:p>
          </table:table-cell>
          <table:table-cell table:style-name="ce13" office:value-type="float" office:value="228">
            <text:p>22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BY8  CQ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dgar</text:p>
          </table:table-cell>
          <table:table-cell office:value-type="string">
            <text:p>Mcbride</text:p>
          </table:table-cell>
          <table:table-cell table:style-name="ce10" office:value-type="string">
            <text:p>317-40-5188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4"</text:p>
          </table:table-cell>
          <table:table-cell table:style-name="ce13" office:value-type="float" office:value="104">
            <text:p>10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NOV  U2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co</text:p>
          </table:table-cell>
          <table:table-cell office:value-type="string">
            <text:p>Gibbs</text:p>
          </table:table-cell>
          <table:table-cell table:style-name="ce10" office:value-type="string">
            <text:p>238-21-4141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10"</text:p>
          </table:table-cell>
          <table:table-cell table:style-name="ce13" office:value-type="float" office:value="223">
            <text:p>22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0S4  04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illie</text:p>
          </table:table-cell>
          <table:table-cell office:value-type="string">
            <text:p>Newman</text:p>
          </table:table-cell>
          <table:table-cell table:style-name="ce10" office:value-type="string">
            <text:p>408-12-1828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5"</text:p>
          </table:table-cell>
          <table:table-cell table:style-name="ce13" office:value-type="float" office:value="156">
            <text:p>15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Q6O  CYX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Darryl</text:p>
          </table:table-cell>
          <table:table-cell office:value-type="string">
            <text:p>Blake</text:p>
          </table:table-cell>
          <table:table-cell table:style-name="ce10" office:value-type="string">
            <text:p>326-82-0081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8"</text:p>
          </table:table-cell>
          <table:table-cell table:style-name="ce13" office:value-type="float" office:value="170">
            <text:p>17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1GA  0E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Ricky</text:p>
          </table:table-cell>
          <table:table-cell office:value-type="string">
            <text:p>Moore</text:p>
          </table:table-cell>
          <table:table-cell table:style-name="ce10" office:value-type="string">
            <text:p>646-34-6334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6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01E  SUL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Owen</text:p>
          </table:table-cell>
          <table:table-cell office:value-type="string">
            <text:p>Graham</text:p>
          </table:table-cell>
          <table:table-cell table:style-name="ce10" office:value-type="string">
            <text:p>325-27-0184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5"</text:p>
          </table:table-cell>
          <table:table-cell table:style-name="ce13" office:value-type="float" office:value="150">
            <text:p>15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2LD  F2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lbert</text:p>
          </table:table-cell>
          <table:table-cell table:style-name="ce8" office:value-type="string">
            <text:p>Lane</text:p>
          </table:table-cell>
          <table:table-cell table:style-name="ce10" office:value-type="string">
            <text:p>303-41-4532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2"</text:p>
          </table:table-cell>
          <table:table-cell table:style-name="ce13" office:value-type="float" office:value="140">
            <text:p>14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EEK  PP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Darrel</text:p>
          </table:table-cell>
          <table:table-cell table:style-name="ce8" office:value-type="string">
            <text:p>Bridges</text:p>
          </table:table-cell>
          <table:table-cell table:style-name="ce10" office:value-type="string">
            <text:p>378-06-8180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7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AI1  CO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Alexander</text:p>
          </table:table-cell>
          <table:table-cell table:style-name="ce8" office:value-type="string">
            <text:p>Griffin</text:p>
          </table:table-cell>
          <table:table-cell table:style-name="ce10" office:value-type="string">
            <text:p>610-02-3202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0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SGG  EO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number-columns-repeated="2" table:style-name="ce10" office:value-type="string">
            <text:p>assault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Calvin</text:p>
          </table:table-cell>
          <table:table-cell table:style-name="ce8" office:value-type="string">
            <text:p>Robinson</text:p>
          </table:table-cell>
          <table:table-cell table:style-name="ce10" office:value-type="string">
            <text:p>315-76-8267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4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G1A  FNU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Robert</text:p>
          </table:table-cell>
          <table:table-cell office:value-type="string">
            <text:p>Kim</text:p>
          </table:table-cell>
          <table:table-cell table:style-name="ce10" office:value-type="string">
            <text:p>276-60-2007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0"</text:p>
          </table:table-cell>
          <table:table-cell table:style-name="ce13" office:value-type="float" office:value="112">
            <text:p>112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ANL  IT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ugh</text:p>
          </table:table-cell>
          <table:table-cell office:value-type="string">
            <text:p>Goodwin</text:p>
          </table:table-cell>
          <table:table-cell table:style-name="ce10" office:value-type="string">
            <text:p>810-04-8160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4"</text:p>
          </table:table-cell>
          <table:table-cell table:style-name="ce13" office:value-type="float" office:value="254">
            <text:p>25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4YG  XRS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embezzlemen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Keith</text:p>
          </table:table-cell>
          <table:table-cell office:value-type="string">
            <text:p>Brewer</text:p>
          </table:table-cell>
          <table:table-cell table:style-name="ce10" office:value-type="string">
            <text:p>587-84-6311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7"</text:p>
          </table:table-cell>
          <table:table-cell table:style-name="ce13" office:value-type="float" office:value="337">
            <text:p>33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MK8  FU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icardo</text:p>
          </table:table-cell>
          <table:table-cell office:value-type="string">
            <text:p>Ortega</text:p>
          </table:table-cell>
          <table:table-cell table:style-name="ce10" office:value-type="string">
            <text:p>065-72-8023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5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8W1  63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Dennis</text:p>
          </table:table-cell>
          <table:table-cell office:value-type="string">
            <text:p>Daniels</text:p>
          </table:table-cell>
          <table:table-cell table:style-name="ce10" office:value-type="string">
            <text:p>351-30-4353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10"</text:p>
          </table:table-cell>
          <table:table-cell table:style-name="ce13" office:value-type="float" office:value="306">
            <text:p>30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ESQ  NM6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murder</text:p>
          </table:table-cell>
          <table:table-cell table:number-columns-repeated="1003"/>
        </table:table-row>
        <table:table-row table:style-name="ro3">
          <table:table-cell office:value-type="string">
            <text:p>Jeff</text:p>
          </table:table-cell>
          <table:table-cell office:value-type="string">
            <text:p>Mcdaniel</text:p>
          </table:table-cell>
          <table:table-cell table:style-name="ce10" office:value-type="string">
            <text:p>373-04-8315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9"</text:p>
          </table:table-cell>
          <table:table-cell table:style-name="ce13" office:value-type="float" office:value="176">
            <text:p>17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77H  ER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drian</text:p>
          </table:table-cell>
          <table:table-cell table:style-name="ce8" office:value-type="string">
            <text:p>Gray</text:p>
          </table:table-cell>
          <table:table-cell table:style-name="ce10" office:value-type="string">
            <text:p>168-64-5776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8"</text:p>
          </table:table-cell>
          <table:table-cell table:style-name="ce13" office:value-type="float" office:value="263">
            <text:p>26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LSW  06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effrey</text:p>
          </table:table-cell>
          <table:table-cell table:style-name="ce8" office:value-type="string">
            <text:p>Cooper</text:p>
          </table:table-cell>
          <table:table-cell table:style-name="ce10" office:value-type="string">
            <text:p>686-65-6600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0"</text:p>
          </table:table-cell>
          <table:table-cell table:style-name="ce13" office:value-type="float" office:value="258">
            <text:p>258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HEY  BB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aleb</text:p>
          </table:table-cell>
          <table:table-cell table:style-name="ce8" office:value-type="string">
            <text:p>Peters</text:p>
          </table:table-cell>
          <table:table-cell table:style-name="ce10" office:value-type="string">
            <text:p>713-00-8773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9"</text:p>
          </table:table-cell>
          <table:table-cell table:style-name="ce13" office:value-type="float" office:value="128">
            <text:p>12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PP7  YV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ucas</text:p>
          </table:table-cell>
          <table:table-cell table:style-name="ce8" office:value-type="string">
            <text:p>Brock</text:p>
          </table:table-cell>
          <table:table-cell table:style-name="ce10" office:value-type="string">
            <text:p>026-64-8270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4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PXP  47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Garry</text:p>
          </table:table-cell>
          <table:table-cell office:value-type="string">
            <text:p>Gross</text:p>
          </table:table-cell>
          <table:table-cell table:style-name="ce10" office:value-type="string">
            <text:p>554-62-8652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0"</text:p>
          </table:table-cell>
          <table:table-cell table:style-name="ce13" office:value-type="float" office:value="138">
            <text:p>138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UU8  KS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lvin</text:p>
          </table:table-cell>
          <table:table-cell office:value-type="string">
            <text:p>Valdez</text:p>
          </table:table-cell>
          <table:table-cell table:style-name="ce10" office:value-type="string">
            <text:p>210-12-4410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"</text:p>
          </table:table-cell>
          <table:table-cell table:style-name="ce13" office:value-type="float" office:value="127">
            <text:p>127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H3Y  EO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kidnapping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Tony</text:p>
          </table:table-cell>
          <table:table-cell table:style-name="ce8" office:value-type="string">
            <text:p>Clayton</text:p>
          </table:table-cell>
          <table:table-cell table:style-name="ce10" office:value-type="string">
            <text:p>811-14-0778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3"</text:p>
          </table:table-cell>
          <table:table-cell table:style-name="ce13" office:value-type="float" office:value="208">
            <text:p>20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OEY  1QI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ester</text:p>
          </table:table-cell>
          <table:table-cell table:style-name="ce8" office:value-type="string">
            <text:p>Abbott</text:p>
          </table:table-cell>
          <table:table-cell table:style-name="ce10" office:value-type="string">
            <text:p>848-44-0064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11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DBP  1EQ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urder</text:p>
          </table:table-cell>
          <table:table-cell table:number-columns-repeated="2"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lvin</text:p>
          </table:table-cell>
          <table:table-cell table:style-name="ce8" office:value-type="string">
            <text:p>Massey</text:p>
          </table:table-cell>
          <table:table-cell table:style-name="ce10" office:value-type="string">
            <text:p>075-06-0350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2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SH7  TG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ackie</text:p>
          </table:table-cell>
          <table:table-cell table:style-name="ce8" office:value-type="string">
            <text:p>Dixon</text:p>
          </table:table-cell>
          <table:table-cell table:style-name="ce10" office:value-type="string">
            <text:p>743-12-1064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2"</text:p>
          </table:table-cell>
          <table:table-cell table:style-name="ce13" office:value-type="float" office:value="103">
            <text:p>103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K1V  G6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ffery</text:p>
          </table:table-cell>
          <table:table-cell office:value-type="string">
            <text:p>Glover</text:p>
          </table:table-cell>
          <table:table-cell table:style-name="ce10" office:value-type="string">
            <text:p>231-25-1083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6"</text:p>
          </table:table-cell>
          <table:table-cell table:style-name="ce13" office:value-type="float" office:value="130">
            <text:p>13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61J  QM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n</text:p>
          </table:table-cell>
          <table:table-cell office:value-type="string">
            <text:p>Lynch</text:p>
          </table:table-cell>
          <table:table-cell table:style-name="ce10" office:value-type="string">
            <text:p>717-24-2465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1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JOQ  5E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ranklin</text:p>
          </table:table-cell>
          <table:table-cell office:value-type="string">
            <text:p>Martin</text:p>
          </table:table-cell>
          <table:table-cell table:style-name="ce10" office:value-type="string">
            <text:p>566-06-8411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11"</text:p>
          </table:table-cell>
          <table:table-cell table:style-name="ce13" office:value-type="float" office:value="193">
            <text:p>19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GPG  1G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ete</text:p>
          </table:table-cell>
          <table:table-cell office:value-type="string">
            <text:p>Stevens</text:p>
          </table:table-cell>
          <table:table-cell table:style-name="ce10" office:value-type="string">
            <text:p>372-70-8052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5"</text:p>
          </table:table-cell>
          <table:table-cell table:style-name="ce13" office:value-type="float" office:value="252">
            <text:p>25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3AP  A7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Barry</text:p>
          </table:table-cell>
          <table:table-cell table:style-name="ce8" office:value-type="string">
            <text:p>Hunter</text:p>
          </table:table-cell>
          <table:table-cell table:style-name="ce10" office:value-type="string">
            <text:p>784-56-6166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3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JCD  MM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Freddie</text:p>
          </table:table-cell>
          <table:table-cell table:style-name="ce8" office:value-type="string">
            <text:p>Gibson</text:p>
          </table:table-cell>
          <table:table-cell table:style-name="ce10" office:value-type="string">
            <text:p>600-44-7260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1"</text:p>
          </table:table-cell>
          <table:table-cell table:style-name="ce13" office:value-type="float" office:value="201">
            <text:p>201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AM0  CY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larence</text:p>
          </table:table-cell>
          <table:table-cell table:style-name="ce8" office:value-type="string">
            <text:p>Horton</text:p>
          </table:table-cell>
          <table:table-cell table:style-name="ce10" office:value-type="string">
            <text:p>700-20-5734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3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7DL  2S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erardo</text:p>
          </table:table-cell>
          <table:table-cell table:style-name="ce8" office:value-type="string">
            <text:p>Allison</text:p>
          </table:table-cell>
          <table:table-cell table:style-name="ce10" office:value-type="string">
            <text:p>485-83-4086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2"</text:p>
          </table:table-cell>
          <table:table-cell table:style-name="ce13" office:value-type="float" office:value="319">
            <text:p>319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J2D  VO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alvatore</text:p>
          </table:table-cell>
          <table:table-cell office:value-type="string">
            <text:p>Carr</text:p>
          </table:table-cell>
          <table:table-cell table:style-name="ce10" office:value-type="string">
            <text:p>602-78-0003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8"</text:p>
          </table:table-cell>
          <table:table-cell table:style-name="ce13" office:value-type="float" office:value="190">
            <text:p>19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M84  1A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an</text:p>
          </table:table-cell>
          <table:table-cell office:value-type="string">
            <text:p>Fisher</text:p>
          </table:table-cell>
          <table:table-cell table:style-name="ce10" office:value-type="string">
            <text:p>460-62-5864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8"</text:p>
          </table:table-cell>
          <table:table-cell table:style-name="ce13" office:value-type="float" office:value="249">
            <text:p>24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NE8  7I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Grant</text:p>
          </table:table-cell>
          <table:table-cell table:style-name="ce8" office:value-type="string">
            <text:p>Paul</text:p>
          </table:table-cell>
          <table:table-cell table:style-name="ce10" office:value-type="string">
            <text:p>573-51-8143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4"</text:p>
          </table:table-cell>
          <table:table-cell table:style-name="ce13" office:value-type="float" office:value="271">
            <text:p>27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IXB  4HF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kidnapping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Roman</text:p>
          </table:table-cell>
          <table:table-cell table:style-name="ce8" office:value-type="string">
            <text:p>Snyder</text:p>
          </table:table-cell>
          <table:table-cell table:style-name="ce10" office:value-type="string">
            <text:p>741-81-3270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8"</text:p>
          </table:table-cell>
          <table:table-cell table:style-name="ce13" office:value-type="float" office:value="217">
            <text:p>21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8IG  7S6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ickey</text:p>
          </table:table-cell>
          <table:table-cell table:style-name="ce8" office:value-type="string">
            <text:p>Wade</text:p>
          </table:table-cell>
          <table:table-cell table:style-name="ce10" office:value-type="string">
            <text:p>282-33-4327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4"</text:p>
          </table:table-cell>
          <table:table-cell table:style-name="ce13" office:value-type="float" office:value="233">
            <text:p>23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FXR  KR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icheal</text:p>
          </table:table-cell>
          <table:table-cell table:style-name="ce8" office:value-type="string">
            <text:p>Stanley</text:p>
          </table:table-cell>
          <table:table-cell table:style-name="ce10" office:value-type="string">
            <text:p>423-52-2873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1"</text:p>
          </table:table-cell>
          <table:table-cell table:style-name="ce13" office:value-type="float" office:value="265">
            <text:p>26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DWC  96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k</text:p>
          </table:table-cell>
          <table:table-cell office:value-type="string">
            <text:p>Hawkins</text:p>
          </table:table-cell>
          <table:table-cell table:style-name="ce10" office:value-type="string">
            <text:p>714-77-3056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0"</text:p>
          </table:table-cell>
          <table:table-cell table:style-name="ce13" office:value-type="float" office:value="206">
            <text:p>20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8IT  S0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icolas</text:p>
          </table:table-cell>
          <table:table-cell office:value-type="string">
            <text:p>Garner</text:p>
          </table:table-cell>
          <table:table-cell table:style-name="ce10" office:value-type="string">
            <text:p>531-41-4864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0"</text:p>
          </table:table-cell>
          <table:table-cell table:style-name="ce13" office:value-type="float" office:value="204">
            <text:p>204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C3O  FX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laude</text:p>
          </table:table-cell>
          <table:table-cell office:value-type="string">
            <text:p>Steele</text:p>
          </table:table-cell>
          <table:table-cell table:style-name="ce10" office:value-type="string">
            <text:p>110-16-8061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3"</text:p>
          </table:table-cell>
          <table:table-cell table:style-name="ce13" office:value-type="float" office:value="192">
            <text:p>19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CMF  US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aymond</text:p>
          </table:table-cell>
          <table:table-cell office:value-type="string">
            <text:p>Munoz</text:p>
          </table:table-cell>
          <table:table-cell table:style-name="ce10" office:value-type="string">
            <text:p>427-25-6067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4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GSQ  H7U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murder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Ernesto</text:p>
          </table:table-cell>
          <table:table-cell table:style-name="ce8" office:value-type="string">
            <text:p>Pratt</text:p>
          </table:table-cell>
          <table:table-cell table:style-name="ce10" office:value-type="string">
            <text:p>103-43-0162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8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ARH  2C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hester</text:p>
          </table:table-cell>
          <table:table-cell table:style-name="ce8" office:value-type="string">
            <text:p>Vasquez</text:p>
          </table:table-cell>
          <table:table-cell table:style-name="ce10" office:value-type="string">
            <text:p>837-23-0107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6"</text:p>
          </table:table-cell>
          <table:table-cell table:style-name="ce13" office:value-type="float" office:value="173">
            <text:p>17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KUF  00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Philip</text:p>
          </table:table-cell>
          <table:table-cell table:style-name="ce8" office:value-type="string">
            <text:p>Fletcher</text:p>
          </table:table-cell>
          <table:table-cell table:style-name="ce10" office:value-type="string">
            <text:p>080-76-8341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11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X7S  SA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awrence</text:p>
          </table:table-cell>
          <table:table-cell table:style-name="ce8" office:value-type="string">
            <text:p>Gilbert</text:p>
          </table:table-cell>
          <table:table-cell table:style-name="ce10" office:value-type="string">
            <text:p>358-72-7726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11"</text:p>
          </table:table-cell>
          <table:table-cell table:style-name="ce13" office:value-type="float" office:value="313">
            <text:p>31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7HV  EB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vin</text:p>
          </table:table-cell>
          <table:table-cell office:value-type="string">
            <text:p>Mckinney</text:p>
          </table:table-cell>
          <table:table-cell table:style-name="ce10" office:value-type="string">
            <text:p>316-53-1683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0"</text:p>
          </table:table-cell>
          <table:table-cell table:style-name="ce13" office:value-type="float" office:value="209">
            <text:p>209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YF7  MJ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rnold</text:p>
          </table:table-cell>
          <table:table-cell office:value-type="string">
            <text:p>Jackson</text:p>
          </table:table-cell>
          <table:table-cell table:style-name="ce10" office:value-type="string">
            <text:p>803-86-4275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8"</text:p>
          </table:table-cell>
          <table:table-cell table:style-name="ce13" office:value-type="float" office:value="249">
            <text:p>24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5R9  O8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orace</text:p>
          </table:table-cell>
          <table:table-cell office:value-type="string">
            <text:p>Parsons</text:p>
          </table:table-cell>
          <table:table-cell table:style-name="ce10" office:value-type="string">
            <text:p>808-17-5878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6"</text:p>
          </table:table-cell>
          <table:table-cell table:style-name="ce13" office:value-type="float" office:value="167">
            <text:p>16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PIC  RG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Jared</text:p>
          </table:table-cell>
          <table:table-cell office:value-type="string">
            <text:p>Gonzalez</text:p>
          </table:table-cell>
          <table:table-cell table:style-name="ce10" office:value-type="string">
            <text:p>810-58-6146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2"</text:p>
          </table:table-cell>
          <table:table-cell table:style-name="ce13" office:value-type="float" office:value="218">
            <text:p>218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H9S  YHY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arcus</text:p>
          </table:table-cell>
          <table:table-cell table:style-name="ce8" office:value-type="string">
            <text:p>Morales</text:p>
          </table:table-cell>
          <table:table-cell table:style-name="ce10" office:value-type="string">
            <text:p>122-15-0366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3"</text:p>
          </table:table-cell>
          <table:table-cell table:style-name="ce13" office:value-type="float" office:value="256">
            <text:p>25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0" office:value-type="string">
            <text:p>ESR  34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Blake</text:p>
          </table:table-cell>
          <table:table-cell table:style-name="ce8" office:value-type="string">
            <text:p>Lindsey</text:p>
          </table:table-cell>
          <table:table-cell table:style-name="ce10" office:value-type="string">
            <text:p>615-28-1207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11"</text:p>
          </table:table-cell>
          <table:table-cell table:style-name="ce13" office:value-type="float" office:value="215">
            <text:p>21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OLA  K5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Theodore</text:p>
          </table:table-cell>
          <table:table-cell table:style-name="ce8" office:value-type="string">
            <text:p>Mclaughlin</text:p>
          </table:table-cell>
          <table:table-cell table:style-name="ce10" office:value-type="string">
            <text:p>056-45-5522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5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R6L  4IQ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number-columns-repeated="2" table:style-name="ce10" office:value-type="string">
            <text:p>murder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Kirk</text:p>
          </table:table-cell>
          <table:table-cell table:style-name="ce8" office:value-type="string">
            <text:p>Mccormick</text:p>
          </table:table-cell>
          <table:table-cell table:style-name="ce10" office:value-type="string">
            <text:p>527-36-3313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0"</text:p>
          </table:table-cell>
          <table:table-cell table:style-name="ce13" office:value-type="float" office:value="140">
            <text:p>14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SWI  QF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Oliver</text:p>
          </table:table-cell>
          <table:table-cell office:value-type="string">
            <text:p>Wagner</text:p>
          </table:table-cell>
          <table:table-cell table:style-name="ce10" office:value-type="string">
            <text:p>742-84-5176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10"</text:p>
          </table:table-cell>
          <table:table-cell table:style-name="ce13" office:value-type="float" office:value="250">
            <text:p>25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S9S  4IH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drug  trafficking</text:p>
          </table:table-cell>
          <table:table-cell table:number-columns-repeated="1003"/>
        </table:table-row>
        <table:table-row table:style-name="ro3">
          <table:table-cell office:value-type="string">
            <text:p>David</text:p>
          </table:table-cell>
          <table:table-cell office:value-type="string">
            <text:p>Medina</text:p>
          </table:table-cell>
          <table:table-cell table:style-name="ce10" office:value-type="string">
            <text:p>103-00-5222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1"</text:p>
          </table:table-cell>
          <table:table-cell table:style-name="ce13" office:value-type="float" office:value="159">
            <text:p>15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KFJ  5T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yan</text:p>
          </table:table-cell>
          <table:table-cell office:value-type="string">
            <text:p>Gregory</text:p>
          </table:table-cell>
          <table:table-cell table:style-name="ce10" office:value-type="string">
            <text:p>533-48-3035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3"</text:p>
          </table:table-cell>
          <table:table-cell table:style-name="ce13" office:value-type="float" office:value="208">
            <text:p>20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GFA  BY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Brent</text:p>
          </table:table-cell>
          <table:table-cell table:style-name="ce8" office:value-type="string">
            <text:p>Estrada</text:p>
          </table:table-cell>
          <table:table-cell table:style-name="ce10" office:value-type="string">
            <text:p>037-81-0130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2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5L0  G0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erald</text:p>
          </table:table-cell>
          <table:table-cell table:style-name="ce8" office:value-type="string">
            <text:p>Washington</text:p>
          </table:table-cell>
          <table:table-cell table:style-name="ce10" office:value-type="string">
            <text:p>047-37-6527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9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YE4  IAF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im</text:p>
          </table:table-cell>
          <table:table-cell table:style-name="ce8" office:value-type="string">
            <text:p>Tate</text:p>
          </table:table-cell>
          <table:table-cell table:style-name="ce10" office:value-type="string">
            <text:p>224-27-1026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5"</text:p>
          </table:table-cell>
          <table:table-cell table:style-name="ce13" office:value-type="float" office:value="234">
            <text:p>23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33D  TG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ustavo</text:p>
          </table:table-cell>
          <table:table-cell table:style-name="ce8" office:value-type="string">
            <text:p>Cain</text:p>
          </table:table-cell>
          <table:table-cell table:style-name="ce10" office:value-type="string">
            <text:p>608-77-8611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5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S08  CI9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urder</text:p>
          </table:table-cell>
          <table:table-cell table:number-columns-repeated="2"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Eric</text:p>
          </table:table-cell>
          <table:table-cell office:value-type="string">
            <text:p>Mcdonald</text:p>
          </table:table-cell>
          <table:table-cell table:style-name="ce10" office:value-type="string">
            <text:p>170-16-3884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2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1C7  MK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l</text:p>
          </table:table-cell>
          <table:table-cell office:value-type="string">
            <text:p>Ramirez</text:p>
          </table:table-cell>
          <table:table-cell table:style-name="ce10" office:value-type="string">
            <text:p>508-74-3250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6"</text:p>
          </table:table-cell>
          <table:table-cell table:style-name="ce13" office:value-type="float" office:value="337">
            <text:p>33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FCI  59C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raud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Kurt</text:p>
          </table:table-cell>
          <table:table-cell office:value-type="string">
            <text:p>Robertson</text:p>
          </table:table-cell>
          <table:table-cell table:style-name="ce10" office:value-type="string">
            <text:p>043-25-7330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9"</text:p>
          </table:table-cell>
          <table:table-cell table:style-name="ce13" office:value-type="float" office:value="205">
            <text:p>20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Y6W  PX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ntonio</text:p>
          </table:table-cell>
          <table:table-cell table:style-name="ce8" office:value-type="string">
            <text:p>Thompson</text:p>
          </table:table-cell>
          <table:table-cell table:style-name="ce10" office:value-type="string">
            <text:p>350-65-8213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0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XJ2  SX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oren</text:p>
          </table:table-cell>
          <table:table-cell table:style-name="ce8" office:value-type="string">
            <text:p>Rodriquez</text:p>
          </table:table-cell>
          <table:table-cell table:style-name="ce10" office:value-type="string">
            <text:p>452-24-4176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0"</text:p>
          </table:table-cell>
          <table:table-cell table:style-name="ce13" office:value-type="float" office:value="117">
            <text:p>117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5CY  WX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ee</text:p>
          </table:table-cell>
          <table:table-cell table:style-name="ce8" office:value-type="string">
            <text:p>Walsh</text:p>
          </table:table-cell>
          <table:table-cell table:style-name="ce10" office:value-type="string">
            <text:p>784-35-1550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6"</text:p>
          </table:table-cell>
          <table:table-cell table:style-name="ce13" office:value-type="float" office:value="328">
            <text:p>328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3DD  HR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loyd</text:p>
          </table:table-cell>
          <table:table-cell table:style-name="ce8" office:value-type="string">
            <text:p>Sherman</text:p>
          </table:table-cell>
          <table:table-cell table:style-name="ce10" office:value-type="string">
            <text:p>081-51-4351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8"</text:p>
          </table:table-cell>
          <table:table-cell table:style-name="ce13" office:value-type="float" office:value="254">
            <text:p>25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XL4  K0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Oscar</text:p>
          </table:table-cell>
          <table:table-cell office:value-type="string">
            <text:p>Shaw</text:p>
          </table:table-cell>
          <table:table-cell table:style-name="ce10" office:value-type="string">
            <text:p>202-43-1135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4"</text:p>
          </table:table-cell>
          <table:table-cell table:style-name="ce13" office:value-type="float" office:value="205">
            <text:p>20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QPJ  UV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ilton</text:p>
          </table:table-cell>
          <table:table-cell office:value-type="string">
            <text:p>Hart</text:p>
          </table:table-cell>
          <table:table-cell table:style-name="ce10" office:value-type="string">
            <text:p>788-82-1613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8"</text:p>
          </table:table-cell>
          <table:table-cell table:style-name="ce13" office:value-type="float" office:value="203">
            <text:p>20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7ML  TO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rancisco</text:p>
          </table:table-cell>
          <table:table-cell office:value-type="string">
            <text:p>Torres</text:p>
          </table:table-cell>
          <table:table-cell table:style-name="ce10" office:value-type="string">
            <text:p>153-54-8415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4"</text:p>
          </table:table-cell>
          <table:table-cell table:style-name="ce13" office:value-type="float" office:value="133">
            <text:p>13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BWB  CS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ristopher</text:p>
          </table:table-cell>
          <table:table-cell office:value-type="string">
            <text:p>Guerrero</text:p>
          </table:table-cell>
          <table:table-cell table:style-name="ce10" office:value-type="string">
            <text:p>665-81-4532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3"</text:p>
          </table:table-cell>
          <table:table-cell table:style-name="ce13" office:value-type="float" office:value="220">
            <text:p>220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7T9  K6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ilbur</text:p>
          </table:table-cell>
          <table:table-cell office:value-type="string">
            <text:p>Weaver</text:p>
          </table:table-cell>
          <table:table-cell table:style-name="ce10" office:value-type="string">
            <text:p>225-10-4257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5"</text:p>
          </table:table-cell>
          <table:table-cell table:style-name="ce13" office:value-type="float" office:value="240">
            <text:p>24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F4M  7E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Israel</text:p>
          </table:table-cell>
          <table:table-cell office:value-type="string">
            <text:p>Lucas</text:p>
          </table:table-cell>
          <table:table-cell table:style-name="ce10" office:value-type="string">
            <text:p>427-17-1788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5"</text:p>
          </table:table-cell>
          <table:table-cell table:style-name="ce13" office:value-type="float" office:value="354">
            <text:p>35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82E  4F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lan</text:p>
          </table:table-cell>
          <table:table-cell office:value-type="string">
            <text:p>Lloyd</text:p>
          </table:table-cell>
          <table:table-cell table:style-name="ce10" office:value-type="string">
            <text:p>483-42-0043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6'1"</text:p>
          </table:table-cell>
          <table:table-cell table:style-name="ce13" office:value-type="float" office:value="310">
            <text:p>31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YCT  22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Eddie</text:p>
          </table:table-cell>
          <table:table-cell table:style-name="ce8" office:value-type="string">
            <text:p>Sharp</text:p>
          </table:table-cell>
          <table:table-cell table:style-name="ce10" office:value-type="string">
            <text:p>268-64-8348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9"</text:p>
          </table:table-cell>
          <table:table-cell table:style-name="ce13" office:value-type="float" office:value="128">
            <text:p>12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UXM  09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Shannon</text:p>
          </table:table-cell>
          <table:table-cell table:style-name="ce8" office:value-type="string">
            <text:p>Erickson</text:p>
          </table:table-cell>
          <table:table-cell table:style-name="ce10" office:value-type="string">
            <text:p>810-06-2803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1"</text:p>
          </table:table-cell>
          <table:table-cell table:style-name="ce13" office:value-type="float" office:value="121">
            <text:p>121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E1O  8PK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Sidney</text:p>
          </table:table-cell>
          <table:table-cell table:style-name="ce8" office:value-type="string">
            <text:p>Gardner</text:p>
          </table:table-cell>
          <table:table-cell table:style-name="ce10" office:value-type="string">
            <text:p>205-75-0705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10"</text:p>
          </table:table-cell>
          <table:table-cell table:style-name="ce13" office:value-type="float" office:value="125">
            <text:p>12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YSY  UD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amie</text:p>
          </table:table-cell>
          <table:table-cell table:style-name="ce8" office:value-type="string">
            <text:p>Jensen</text:p>
          </table:table-cell>
          <table:table-cell table:style-name="ce10" office:value-type="string">
            <text:p>146-68-0017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1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739  HY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eter</text:p>
          </table:table-cell>
          <table:table-cell office:value-type="string">
            <text:p>Bowen</text:p>
          </table:table-cell>
          <table:table-cell table:style-name="ce10" office:value-type="string">
            <text:p>263-30-5270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0"</text:p>
          </table:table-cell>
          <table:table-cell table:style-name="ce13" office:value-type="float" office:value="154">
            <text:p>15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E0J  M5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Felipe</text:p>
          </table:table-cell>
          <table:table-cell table:style-name="ce8" office:value-type="string">
            <text:p>Long</text:p>
          </table:table-cell>
          <table:table-cell table:style-name="ce10" office:value-type="string">
            <text:p>206-70-2468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11"</text:p>
          </table:table-cell>
          <table:table-cell table:style-name="ce13" office:value-type="float" office:value="215">
            <text:p>21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R4F  LX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Bert</text:p>
          </table:table-cell>
          <table:table-cell table:style-name="ce8" office:value-type="string">
            <text:p>Love</text:p>
          </table:table-cell>
          <table:table-cell table:style-name="ce10" office:value-type="string">
            <text:p>758-36-7874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6"</text:p>
          </table:table-cell>
          <table:table-cell table:style-name="ce13" office:value-type="float" office:value="260">
            <text:p>26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8QU  WQ1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Irvin</text:p>
          </table:table-cell>
          <table:table-cell table:style-name="ce8" office:value-type="string">
            <text:p>Fox</text:p>
          </table:table-cell>
          <table:table-cell table:style-name="ce10" office:value-type="string">
            <text:p>601-35-2670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3"</text:p>
          </table:table-cell>
          <table:table-cell table:style-name="ce13" office:value-type="float" office:value="101">
            <text:p>101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KND  P4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ene</text:p>
          </table:table-cell>
          <table:table-cell table:style-name="ce8" office:value-type="string">
            <text:p>Scott</text:p>
          </table:table-cell>
          <table:table-cell table:style-name="ce10" office:value-type="string">
            <text:p>480-21-7762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2"</text:p>
          </table:table-cell>
          <table:table-cell table:style-name="ce13" office:value-type="float" office:value="120">
            <text:p>120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G2H  7D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erbert</text:p>
          </table:table-cell>
          <table:table-cell office:value-type="string">
            <text:p>Cobb</text:p>
          </table:table-cell>
          <table:table-cell table:style-name="ce10" office:value-type="string">
            <text:p>465-16-2777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10"</text:p>
          </table:table-cell>
          <table:table-cell table:style-name="ce13" office:value-type="float" office:value="306">
            <text:p>30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3T7  UCH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Guy</text:p>
          </table:table-cell>
          <table:table-cell office:value-type="string">
            <text:p>Schultz</text:p>
          </table:table-cell>
          <table:table-cell table:style-name="ce10" office:value-type="string">
            <text:p>031-45-7131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9"</text:p>
          </table:table-cell>
          <table:table-cell table:style-name="ce13" office:value-type="float" office:value="121">
            <text:p>12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723  G7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rek</text:p>
          </table:table-cell>
          <table:table-cell office:value-type="string">
            <text:p>Greer</text:p>
          </table:table-cell>
          <table:table-cell table:style-name="ce10" office:value-type="string">
            <text:p>348-12-6332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9"</text:p>
          </table:table-cell>
          <table:table-cell table:style-name="ce13" office:value-type="float" office:value="326">
            <text:p>32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RYB  5C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Ignacio</text:p>
          </table:table-cell>
          <table:table-cell office:value-type="string">
            <text:p>Black</text:p>
          </table:table-cell>
          <table:table-cell table:style-name="ce10" office:value-type="string">
            <text:p>411-65-1642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2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25I  NB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uillermo</text:p>
          </table:table-cell>
          <table:table-cell table:style-name="ce8" office:value-type="string">
            <text:p>Alvarado</text:p>
          </table:table-cell>
          <table:table-cell table:style-name="ce10" office:value-type="string">
            <text:p>535-56-1707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7"</text:p>
          </table:table-cell>
          <table:table-cell table:style-name="ce13" office:value-type="float" office:value="255">
            <text:p>25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G5J  OV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onathan</text:p>
          </table:table-cell>
          <table:table-cell table:style-name="ce8" office:value-type="string">
            <text:p>Rios</text:p>
          </table:table-cell>
          <table:table-cell table:style-name="ce10" office:value-type="string">
            <text:p>144-36-5707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5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4XY  WH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onnie</text:p>
          </table:table-cell>
          <table:table-cell table:style-name="ce8" office:value-type="string">
            <text:p>Rodgers</text:p>
          </table:table-cell>
          <table:table-cell table:style-name="ce10" office:value-type="string">
            <text:p>023-51-3845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7"</text:p>
          </table:table-cell>
          <table:table-cell table:style-name="ce13" office:value-type="float" office:value="159">
            <text:p>159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29Y  7L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erald</text:p>
          </table:table-cell>
          <table:table-cell table:style-name="ce8" office:value-type="string">
            <text:p>Little</text:p>
          </table:table-cell>
          <table:table-cell table:style-name="ce10" office:value-type="string">
            <text:p>517-33-8254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0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GHX  JU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Hyman</text:p>
          </table:table-cell>
          <table:table-cell office:value-type="string">
            <text:p>Messina</text:p>
          </table:table-cell>
          <table:table-cell table:style-name="ce10" office:value-type="string">
            <text:p>611-68-5870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10"</text:p>
          </table:table-cell>
          <table:table-cell table:style-name="ce13" office:value-type="float" office:value="125">
            <text:p>12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MAC  XAQ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number-columns-repeated="2" table:style-name="ce10" office:value-type="string">
            <text:p>armed  robber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Buddy</text:p>
          </table:table-cell>
          <table:table-cell office:value-type="string">
            <text:p>Turpin</text:p>
          </table:table-cell>
          <table:table-cell table:style-name="ce10" office:value-type="string">
            <text:p>417-17-5140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0"</text:p>
          </table:table-cell>
          <table:table-cell table:style-name="ce13" office:value-type="float" office:value="209">
            <text:p>209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VL3  OC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ol</text:p>
          </table:table-cell>
          <table:table-cell office:value-type="string">
            <text:p>Putman</text:p>
          </table:table-cell>
          <table:table-cell table:style-name="ce10" office:value-type="string">
            <text:p>211-83-7567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7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9F5  D9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Vince</text:p>
          </table:table-cell>
          <table:table-cell office:value-type="string">
            <text:p>Mcclendon</text:p>
          </table:table-cell>
          <table:table-cell table:style-name="ce10" office:value-type="string">
            <text:p>880-12-8520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4"</text:p>
          </table:table-cell>
          <table:table-cell table:style-name="ce13" office:value-type="float" office:value="110">
            <text:p>1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W05  M8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yree</text:p>
          </table:table-cell>
          <table:table-cell office:value-type="string">
            <text:p>Pierson</text:p>
          </table:table-cell>
          <table:table-cell table:style-name="ce10" office:value-type="string">
            <text:p>641-07-3615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2"</text:p>
          </table:table-cell>
          <table:table-cell table:style-name="ce13" office:value-type="float" office:value="207">
            <text:p>207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DMG  78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Demetrius</text:p>
          </table:table-cell>
          <table:table-cell office:value-type="string">
            <text:p>Bisson</text:p>
          </table:table-cell>
          <table:table-cell table:style-name="ce10" office:value-type="string">
            <text:p>306-27-4638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2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OH0  0V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Chance</text:p>
          </table:table-cell>
          <table:table-cell office:value-type="string">
            <text:p>Varney</text:p>
          </table:table-cell>
          <table:table-cell table:style-name="ce10" office:value-type="string">
            <text:p>740-60-1285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11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FME  E2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Ollie</text:p>
          </table:table-cell>
          <table:table-cell table:style-name="ce8" office:value-type="string">
            <text:p>Rinehart</text:p>
          </table:table-cell>
          <table:table-cell table:style-name="ce10" office:value-type="string">
            <text:p>715-15-6456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9"</text:p>
          </table:table-cell>
          <table:table-cell table:style-name="ce13" office:value-type="float" office:value="142">
            <text:p>14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OS7  O7T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drug  trafficking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Connie</text:p>
          </table:table-cell>
          <table:table-cell table:style-name="ce8" office:value-type="string">
            <text:p>Arnett</text:p>
          </table:table-cell>
          <table:table-cell table:style-name="ce10" office:value-type="string">
            <text:p>863-60-7818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0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PU4  LE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Marcelino</text:p>
          </table:table-cell>
          <table:table-cell table:style-name="ce8" office:value-type="string">
            <text:p>Spicer</text:p>
          </table:table-cell>
          <table:table-cell table:style-name="ce10" office:value-type="string">
            <text:p>064-38-1615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5"</text:p>
          </table:table-cell>
          <table:table-cell table:style-name="ce13" office:value-type="float" office:value="246">
            <text:p>24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9PJ  5UO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number-columns-repeated="2" table:style-name="ce10" office:value-type="string">
            <text:p>assault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Jarrod</text:p>
          </table:table-cell>
          <table:table-cell table:style-name="ce8" office:value-type="string">
            <text:p>Omalley</text:p>
          </table:table-cell>
          <table:table-cell table:style-name="ce10" office:value-type="string">
            <text:p>027-27-3176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9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242  WD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al</text:p>
          </table:table-cell>
          <table:table-cell office:value-type="string">
            <text:p>Lanham</text:p>
          </table:table-cell>
          <table:table-cell table:style-name="ce10" office:value-type="string">
            <text:p>760-42-0211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6'1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4J1  XW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lonso</text:p>
          </table:table-cell>
          <table:table-cell table:style-name="ce8" office:value-type="string">
            <text:p>Rhoades</text:p>
          </table:table-cell>
          <table:table-cell table:style-name="ce10" office:value-type="string">
            <text:p>034-07-7810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4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2VM  B2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Dino</text:p>
          </table:table-cell>
          <table:table-cell table:style-name="ce8" office:value-type="string">
            <text:p>Nowak</text:p>
          </table:table-cell>
          <table:table-cell table:style-name="ce10" office:value-type="string">
            <text:p>602-43-2232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6'2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HBL  33F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number-columns-repeated="2"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Hans</text:p>
          </table:table-cell>
          <table:table-cell table:style-name="ce8" office:value-type="string">
            <text:p>Rockwell</text:p>
          </table:table-cell>
          <table:table-cell table:style-name="ce10" office:value-type="string">
            <text:p>671-71-1637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1"</text:p>
          </table:table-cell>
          <table:table-cell table:style-name="ce13" office:value-type="float" office:value="265">
            <text:p>26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3RJ  M4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Cristobal</text:p>
          </table:table-cell>
          <table:table-cell table:style-name="ce8" office:value-type="string">
            <text:p>Bunch</text:p>
          </table:table-cell>
          <table:table-cell table:style-name="ce10" office:value-type="string">
            <text:p>236-35-5228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11"</text:p>
          </table:table-cell>
          <table:table-cell table:style-name="ce13" office:value-type="float" office:value="401">
            <text:p>401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YU0  CM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number-columns-repeated="2" table:style-name="ce10" office:value-type="string">
            <text:p>larceny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Cyril</text:p>
          </table:table-cell>
          <table:table-cell office:value-type="string">
            <text:p>Lozano</text:p>
          </table:table-cell>
          <table:table-cell table:style-name="ce10" office:value-type="string">
            <text:p>080-37-0735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8"</text:p>
          </table:table-cell>
          <table:table-cell table:style-name="ce13" office:value-type="float" office:value="177">
            <text:p>17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MCU  OOV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rug  trafficking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Palmer</text:p>
          </table:table-cell>
          <table:table-cell office:value-type="string">
            <text:p>Marquez</text:p>
          </table:table-cell>
          <table:table-cell table:style-name="ce10" office:value-type="string">
            <text:p>826-72-7357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10"</text:p>
          </table:table-cell>
          <table:table-cell table:style-name="ce13" office:value-type="float" office:value="278">
            <text:p>27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SGN  JF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Damian</text:p>
          </table:table-cell>
          <table:table-cell office:value-type="string">
            <text:p>Milliken</text:p>
          </table:table-cell>
          <table:table-cell table:style-name="ce10" office:value-type="string">
            <text:p>187-12-5553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2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6PB  YSV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Milford</text:p>
          </table:table-cell>
          <table:table-cell office:value-type="string">
            <text:p>Bingham</text:p>
          </table:table-cell>
          <table:table-cell table:style-name="ce10" office:value-type="string">
            <text:p>281-45-5468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0"</text:p>
          </table:table-cell>
          <table:table-cell table:style-name="ce13" office:value-type="float" office:value="176">
            <text:p>17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REM  Q9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ady</text:p>
          </table:table-cell>
          <table:table-cell office:value-type="string">
            <text:p>Neil</text:p>
          </table:table-cell>
          <table:table-cell table:style-name="ce10" office:value-type="string">
            <text:p>841-62-6074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2"</text:p>
          </table:table-cell>
          <table:table-cell table:style-name="ce13" office:value-type="float" office:value="142">
            <text:p>142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GRS  TW3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terrorism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Del</text:p>
          </table:table-cell>
          <table:table-cell office:value-type="string">
            <text:p>Strunk</text:p>
          </table:table-cell>
          <table:table-cell table:style-name="ce10" office:value-type="string">
            <text:p>660-20-0118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5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W23  2T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Ike</text:p>
          </table:table-cell>
          <table:table-cell office:value-type="string">
            <text:p>Cardona</text:p>
          </table:table-cell>
          <table:table-cell table:style-name="ce10" office:value-type="string">
            <text:p>822-76-2505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5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TGQ  CL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Robt</text:p>
          </table:table-cell>
          <table:table-cell office:value-type="string">
            <text:p>Alger</text:p>
          </table:table-cell>
          <table:table-cell table:style-name="ce10" office:value-type="string">
            <text:p>747-77-3123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4"</text:p>
          </table:table-cell>
          <table:table-cell table:style-name="ce13" office:value-type="float" office:value="246">
            <text:p>24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D2W  8LM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embezzlemen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Jerrell</text:p>
          </table:table-cell>
          <table:table-cell office:value-type="string">
            <text:p>Sells</text:p>
          </table:table-cell>
          <table:table-cell table:style-name="ce10" office:value-type="string">
            <text:p>674-15-0400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1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NB2  0T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laine</text:p>
          </table:table-cell>
          <table:table-cell office:value-type="string">
            <text:p>Amaral</text:p>
          </table:table-cell>
          <table:table-cell table:style-name="ce10" office:value-type="string">
            <text:p>736-01-4544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10"</text:p>
          </table:table-cell>
          <table:table-cell table:style-name="ce13" office:value-type="float" office:value="267">
            <text:p>267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CY0  EY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quis</text:p>
          </table:table-cell>
          <table:table-cell office:value-type="string">
            <text:p>Hyland</text:p>
          </table:table-cell>
          <table:table-cell table:style-name="ce10" office:value-type="string">
            <text:p>651-55-7054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1"</text:p>
          </table:table-cell>
          <table:table-cell table:style-name="ce13" office:value-type="float" office:value="190">
            <text:p>190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38Q  Y8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ad</text:p>
          </table:table-cell>
          <table:table-cell office:value-type="string">
            <text:p>Wiese</text:p>
          </table:table-cell>
          <table:table-cell table:style-name="ce10" office:value-type="string">
            <text:p>720-07-0713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4"</text:p>
          </table:table-cell>
          <table:table-cell table:style-name="ce13" office:value-type="float" office:value="262">
            <text:p>26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MPA  T0Q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Thaddeus</text:p>
          </table:table-cell>
          <table:table-cell office:value-type="string">
            <text:p>Garris</text:p>
          </table:table-cell>
          <table:table-cell table:style-name="ce10" office:value-type="string">
            <text:p>213-35-1063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7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54E  PA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Nolan</text:p>
          </table:table-cell>
          <table:table-cell office:value-type="string">
            <text:p>Pipkin</text:p>
          </table:table-cell>
          <table:table-cell table:style-name="ce10" office:value-type="string">
            <text:p>062-48-2303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3"</text:p>
          </table:table-cell>
          <table:table-cell table:style-name="ce13" office:value-type="float" office:value="240">
            <text:p>24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JFO  VRH</text:p>
          </table:table-cell>
          <table:table-cell table:style-name="ce10" office:value-type="float" office:value="3">
            <text:p>3</text:p>
          </table:table-cell>
          <table:table-cell table:number-columns-repeated="3"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Keenan</text:p>
          </table:table-cell>
          <table:table-cell office:value-type="string">
            <text:p>Colson</text:p>
          </table:table-cell>
          <table:table-cell table:style-name="ce10" office:value-type="string">
            <text:p>348-04-4416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8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2LI  DEV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drug  trafficking</text:p>
          </table:table-cell>
          <table:table-cell table:style-name="ce10" office:value-type="string">
            <text:p>murder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Olin</text:p>
          </table:table-cell>
          <table:table-cell office:value-type="string">
            <text:p>Mears</text:p>
          </table:table-cell>
          <table:table-cell table:style-name="ce10" office:value-type="string">
            <text:p>864-44-2001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11"</text:p>
          </table:table-cell>
          <table:table-cell table:style-name="ce13" office:value-type="float" office:value="172">
            <text:p>17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AJE  IOP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Jerrod</text:p>
          </table:table-cell>
          <table:table-cell office:value-type="string">
            <text:p>Ali</text:p>
          </table:table-cell>
          <table:table-cell table:style-name="ce10" office:value-type="string">
            <text:p>724-87-6116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6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Y8P  HF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idel</text:p>
          </table:table-cell>
          <table:table-cell office:value-type="string">
            <text:p>Brandenburg</text:p>
          </table:table-cell>
          <table:table-cell table:style-name="ce10" office:value-type="string">
            <text:p>820-73-4053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7"</text:p>
          </table:table-cell>
          <table:table-cell table:style-name="ce13" office:value-type="float" office:value="275">
            <text:p>275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G2L  BH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erschel</text:p>
          </table:table-cell>
          <table:table-cell office:value-type="string">
            <text:p>Self</text:p>
          </table:table-cell>
          <table:table-cell table:style-name="ce10" office:value-type="string">
            <text:p>013-45-8721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0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CV5  DII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Mauricio</text:p>
          </table:table-cell>
          <table:table-cell office:value-type="string">
            <text:p>Burk</text:p>
          </table:table-cell>
          <table:table-cell table:style-name="ce10" office:value-type="string">
            <text:p>371-12-8332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6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50Q  0K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raud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osiah</text:p>
          </table:table-cell>
          <table:table-cell table:style-name="ce8" office:value-type="string">
            <text:p>Donovan</text:p>
          </table:table-cell>
          <table:table-cell table:style-name="ce10" office:value-type="string">
            <text:p>862-32-5732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9"</text:p>
          </table:table-cell>
          <table:table-cell table:style-name="ce13" office:value-type="float" office:value="326">
            <text:p>32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PNA  9AI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Hunter</text:p>
          </table:table-cell>
          <table:table-cell table:style-name="ce8" office:value-type="string">
            <text:p>Moyer</text:p>
          </table:table-cell>
          <table:table-cell table:style-name="ce10" office:value-type="string">
            <text:p>061-46-1034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3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YPJ  QO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olton</text:p>
          </table:table-cell>
          <table:table-cell table:style-name="ce8" office:value-type="string">
            <text:p>Kelsey</text:p>
          </table:table-cell>
          <table:table-cell table:style-name="ce10" office:value-type="string">
            <text:p>314-43-5242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0"</text:p>
          </table:table-cell>
          <table:table-cell table:style-name="ce13" office:value-type="float" office:value="250">
            <text:p>25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3DP  24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ewel</text:p>
          </table:table-cell>
          <table:table-cell table:style-name="ce8" office:value-type="string">
            <text:p>Trapp</text:p>
          </table:table-cell>
          <table:table-cell table:style-name="ce10" office:value-type="string">
            <text:p>316-77-8665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4"</text:p>
          </table:table-cell>
          <table:table-cell table:style-name="ce13" office:value-type="float" office:value="147">
            <text:p>14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V9O  62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ollin</text:p>
          </table:table-cell>
          <table:table-cell table:style-name="ce8" office:value-type="string">
            <text:p>Kellogg</text:p>
          </table:table-cell>
          <table:table-cell table:style-name="ce10" office:value-type="string">
            <text:p>112-48-4500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6"</text:p>
          </table:table-cell>
          <table:table-cell table:style-name="ce13" office:value-type="float" office:value="192">
            <text:p>19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QVG  A1L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Hilton</text:p>
          </table:table-cell>
          <table:table-cell table:style-name="ce8" office:value-type="string">
            <text:p>Aguirre</text:p>
          </table:table-cell>
          <table:table-cell table:style-name="ce10" office:value-type="string">
            <text:p>110-71-7855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4"</text:p>
          </table:table-cell>
          <table:table-cell table:style-name="ce13" office:value-type="float" office:value="238">
            <text:p>23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MAQ  WQ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Faustino</text:p>
          </table:table-cell>
          <table:table-cell table:style-name="ce8" office:value-type="string">
            <text:p>Bolduc</text:p>
          </table:table-cell>
          <table:table-cell table:style-name="ce10" office:value-type="string">
            <text:p>250-48-6586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6"</text:p>
          </table:table-cell>
          <table:table-cell table:style-name="ce13" office:value-type="float" office:value="224">
            <text:p>22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KFX  9IF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rug  trafficking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Wes</text:p>
          </table:table-cell>
          <table:table-cell table:style-name="ce8" office:value-type="string">
            <text:p>Tobias</text:p>
          </table:table-cell>
          <table:table-cell table:style-name="ce10" office:value-type="string">
            <text:p>778-58-2801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4"</text:p>
          </table:table-cell>
          <table:table-cell table:style-name="ce13" office:value-type="float" office:value="262">
            <text:p>26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05J  7CK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embezzlement</text:p>
          </table:table-cell>
          <table:table-cell table:number-columns-repeated="1003"/>
        </table:table-row>
        <table:table-row table:style-name="ro3">
          <table:table-cell office:value-type="string">
            <text:p>Odis</text:p>
          </table:table-cell>
          <table:table-cell office:value-type="string">
            <text:p>Houghton</text:p>
          </table:table-cell>
          <table:table-cell table:style-name="ce10" office:value-type="string">
            <text:p>833-70-0282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5"</text:p>
          </table:table-cell>
          <table:table-cell table:style-name="ce13" office:value-type="float" office:value="252">
            <text:p>252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VOP  1FU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Lino</text:p>
          </table:table-cell>
          <table:table-cell office:value-type="string">
            <text:p>Low</text:p>
          </table:table-cell>
          <table:table-cell table:style-name="ce10" office:value-type="string">
            <text:p>751-26-5350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3"</text:p>
          </table:table-cell>
          <table:table-cell table:style-name="ce13" office:value-type="float" office:value="200">
            <text:p>20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WIT  O9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arson</text:p>
          </table:table-cell>
          <table:table-cell table:style-name="ce8" office:value-type="string">
            <text:p>Novak</text:p>
          </table:table-cell>
          <table:table-cell table:style-name="ce10" office:value-type="string">
            <text:p>532-11-8488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0"</text:p>
          </table:table-cell>
          <table:table-cell table:style-name="ce13" office:value-type="float" office:value="122">
            <text:p>122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3VJ  N5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eraldo</text:p>
          </table:table-cell>
          <table:table-cell table:style-name="ce8" office:value-type="string">
            <text:p>Bain</text:p>
          </table:table-cell>
          <table:table-cell table:style-name="ce10" office:value-type="string">
            <text:p>207-76-1077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5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XUK  7L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Stacy</text:p>
          </table:table-cell>
          <table:table-cell table:style-name="ce8" office:value-type="string">
            <text:p>Streeter</text:p>
          </table:table-cell>
          <table:table-cell table:style-name="ce10" office:value-type="string">
            <text:p>135-25-4335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4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FHA  4O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liff</text:p>
          </table:table-cell>
          <table:table-cell table:style-name="ce8" office:value-type="string">
            <text:p>Berman</text:p>
          </table:table-cell>
          <table:table-cell table:style-name="ce10" office:value-type="string">
            <text:p>543-74-1550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0"</text:p>
          </table:table-cell>
          <table:table-cell table:style-name="ce13" office:value-type="float" office:value="294">
            <text:p>29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GRI  1U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ldridge</text:p>
          </table:table-cell>
          <table:table-cell office:value-type="string">
            <text:p>Compton</text:p>
          </table:table-cell>
          <table:table-cell table:style-name="ce10" office:value-type="string">
            <text:p>021-24-1288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8"</text:p>
          </table:table-cell>
          <table:table-cell table:style-name="ce13" office:value-type="float" office:value="355">
            <text:p>35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YHN  MY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steban</text:p>
          </table:table-cell>
          <table:table-cell office:value-type="string">
            <text:p>Basham</text:p>
          </table:table-cell>
          <table:table-cell table:style-name="ce10" office:value-type="string">
            <text:p>747-46-8588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2"</text:p>
          </table:table-cell>
          <table:table-cell table:style-name="ce13" office:value-type="float" office:value="147">
            <text:p>14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TG0  PM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lvin</text:p>
          </table:table-cell>
          <table:table-cell office:value-type="string">
            <text:p>Wingfield</text:p>
          </table:table-cell>
          <table:table-cell table:style-name="ce10" office:value-type="string">
            <text:p>766-14-0066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2"</text:p>
          </table:table-cell>
          <table:table-cell table:style-name="ce13" office:value-type="float" office:value="131">
            <text:p>131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YIE  YO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Numbers</text:p>
          </table:table-cell>
          <table:table-cell office:value-type="string">
            <text:p>Rigsby</text:p>
          </table:table-cell>
          <table:table-cell table:style-name="ce10" office:value-type="string">
            <text:p>157-82-1585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11"</text:p>
          </table:table-cell>
          <table:table-cell table:style-name="ce13" office:value-type="float" office:value="200">
            <text:p>20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OJ5  K3F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Deon</text:p>
          </table:table-cell>
          <table:table-cell office:value-type="string">
            <text:p>Palumbo</text:p>
          </table:table-cell>
          <table:table-cell table:style-name="ce10" office:value-type="string">
            <text:p>185-70-7152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1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MNI  B0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Avery</text:p>
          </table:table-cell>
          <table:table-cell table:style-name="ce8" office:value-type="string">
            <text:p>Condon</text:p>
          </table:table-cell>
          <table:table-cell table:style-name="ce10" office:value-type="string">
            <text:p>483-66-6858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1"</text:p>
          </table:table-cell>
          <table:table-cell table:style-name="ce13" office:value-type="float" office:value="286">
            <text:p>28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HH4  GLQ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kidnapping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Dario</text:p>
          </table:table-cell>
          <table:table-cell table:style-name="ce8" office:value-type="string">
            <text:p>Engle</text:p>
          </table:table-cell>
          <table:table-cell table:style-name="ce10" office:value-type="string">
            <text:p>073-12-7403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9"</text:p>
          </table:table-cell>
          <table:table-cell table:style-name="ce13" office:value-type="float" office:value="128">
            <text:p>12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IH6  IV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hang</text:p>
          </table:table-cell>
          <table:table-cell table:style-name="ce8" office:value-type="string">
            <text:p>Larue</text:p>
          </table:table-cell>
          <table:table-cell table:style-name="ce10" office:value-type="string">
            <text:p>248-67-3026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5"</text:p>
          </table:table-cell>
          <table:table-cell table:style-name="ce13" office:value-type="float" office:value="337">
            <text:p>33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CA3  NR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harley</text:p>
          </table:table-cell>
          <table:table-cell table:style-name="ce8" office:value-type="string">
            <text:p>Liu</text:p>
          </table:table-cell>
          <table:table-cell table:style-name="ce10" office:value-type="string">
            <text:p>718-52-8411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0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XG9  L2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laud</text:p>
          </table:table-cell>
          <table:table-cell office:value-type="string">
            <text:p>Crandall</text:p>
          </table:table-cell>
          <table:table-cell table:style-name="ce10" office:value-type="string">
            <text:p>382-78-5701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9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XE3  SP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Ezekiel</text:p>
          </table:table-cell>
          <table:table-cell table:style-name="ce8" office:value-type="string">
            <text:p>Cockrell</text:p>
          </table:table-cell>
          <table:table-cell table:style-name="ce10" office:value-type="string">
            <text:p>463-04-0088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11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6XI  17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acy</text:p>
          </table:table-cell>
          <table:table-cell table:style-name="ce8" office:value-type="string">
            <text:p>Ashmore</text:p>
          </table:table-cell>
          <table:table-cell table:style-name="ce10" office:value-type="string">
            <text:p>328-47-8531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6"</text:p>
          </table:table-cell>
          <table:table-cell table:style-name="ce13" office:value-type="float" office:value="276">
            <text:p>27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H8P  CY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arret</text:p>
          </table:table-cell>
          <table:table-cell table:style-name="ce8" office:value-type="string">
            <text:p>Brenner</text:p>
          </table:table-cell>
          <table:table-cell table:style-name="ce10" office:value-type="string">
            <text:p>555-26-2273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1"</text:p>
          </table:table-cell>
          <table:table-cell table:style-name="ce13" office:value-type="float" office:value="242">
            <text:p>24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1K5  9Q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Werner</text:p>
          </table:table-cell>
          <table:table-cell table:style-name="ce8" office:value-type="string">
            <text:p>Morey</text:p>
          </table:table-cell>
          <table:table-cell table:style-name="ce10" office:value-type="string">
            <text:p>555-17-6457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2"</text:p>
          </table:table-cell>
          <table:table-cell table:style-name="ce13" office:value-type="float" office:value="98">
            <text:p>98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C1C  TT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nas</text:p>
          </table:table-cell>
          <table:table-cell office:value-type="string">
            <text:p>Whittle</text:p>
          </table:table-cell>
          <table:table-cell table:style-name="ce10" office:value-type="string">
            <text:p>187-83-6626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7"</text:p>
          </table:table-cell>
          <table:table-cell table:style-name="ce13" office:value-type="float" office:value="266">
            <text:p>26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PC7  7SS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4">
          <table:table-cell office:value-type="string">
            <text:p>Rubin</text:p>
          </table:table-cell>
          <table:table-cell office:value-type="string">
            <text:p>Cantu</text:p>
          </table:table-cell>
          <table:table-cell table:style-name="ce10" office:value-type="string">
            <text:p>652-80-7335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0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0KQ  1B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Eliseo</text:p>
          </table:table-cell>
          <table:table-cell table:style-name="ce8" office:value-type="string">
            <text:p>Elizondo</text:p>
          </table:table-cell>
          <table:table-cell table:style-name="ce10" office:value-type="string">
            <text:p>383-26-8501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3"</text:p>
          </table:table-cell>
          <table:table-cell table:style-name="ce13" office:value-type="float" office:value="208">
            <text:p>208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GWY  8Y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Virgilio</text:p>
          </table:table-cell>
          <table:table-cell office:value-type="string">
            <text:p>Falk</text:p>
          </table:table-cell>
          <table:table-cell table:style-name="ce10" office:value-type="string">
            <text:p>481-51-5331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2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X7F  5D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Von</text:p>
          </table:table-cell>
          <table:table-cell office:value-type="string">
            <text:p>Escobar</text:p>
          </table:table-cell>
          <table:table-cell table:style-name="ce10" office:value-type="string">
            <text:p>758-74-5136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9"</text:p>
          </table:table-cell>
          <table:table-cell table:style-name="ce13" office:value-type="float" office:value="155">
            <text:p>15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B7U  5X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Wilburn</text:p>
          </table:table-cell>
          <table:table-cell office:value-type="string">
            <text:p>Cummins</text:p>
          </table:table-cell>
          <table:table-cell table:style-name="ce10" office:value-type="string">
            <text:p>205-03-8146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1"</text:p>
          </table:table-cell>
          <table:table-cell table:style-name="ce13" office:value-type="float" office:value="159">
            <text:p>15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XXR  SC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orey</text:p>
          </table:table-cell>
          <table:table-cell office:value-type="string">
            <text:p>Zaragoza</text:p>
          </table:table-cell>
          <table:table-cell table:style-name="ce10" office:value-type="string">
            <text:p>468-01-6873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0"</text:p>
          </table:table-cell>
          <table:table-cell table:style-name="ce13" office:value-type="float" office:value="302">
            <text:p>30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BQO  KL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reddy</text:p>
          </table:table-cell>
          <table:table-cell office:value-type="string">
            <text:p>Centeno</text:p>
          </table:table-cell>
          <table:table-cell table:style-name="ce10" office:value-type="string">
            <text:p>455-52-3207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6"</text:p>
          </table:table-cell>
          <table:table-cell table:style-name="ce13" office:value-type="float" office:value="167">
            <text:p>16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9II  LJ4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Josef</text:p>
          </table:table-cell>
          <table:table-cell office:value-type="string">
            <text:p>Trahan</text:p>
          </table:table-cell>
          <table:table-cell table:style-name="ce10" office:value-type="string">
            <text:p>888-28-8873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0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QYD  F8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c</text:p>
          </table:table-cell>
          <table:table-cell office:value-type="string">
            <text:p>Champion</text:p>
          </table:table-cell>
          <table:table-cell table:style-name="ce10" office:value-type="string">
            <text:p>723-65-7354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2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FMG  4I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Stevie</text:p>
          </table:table-cell>
          <table:table-cell office:value-type="string">
            <text:p>Armijo</text:p>
          </table:table-cell>
          <table:table-cell table:style-name="ce10" office:value-type="string">
            <text:p>635-63-5243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6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PXV  37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well</text:p>
          </table:table-cell>
          <table:table-cell office:value-type="string">
            <text:p>Thatcher</text:p>
          </table:table-cell>
          <table:table-cell table:style-name="ce10" office:value-type="string">
            <text:p>382-30-0342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3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TTB  G0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ouie</text:p>
          </table:table-cell>
          <table:table-cell table:style-name="ce8" office:value-type="string">
            <text:p>Piper</text:p>
          </table:table-cell>
          <table:table-cell table:style-name="ce10" office:value-type="string">
            <text:p>155-10-4337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4"</text:p>
          </table:table-cell>
          <table:table-cell table:style-name="ce13" office:value-type="float" office:value="205">
            <text:p>20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4TI  8C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ariano</text:p>
          </table:table-cell>
          <table:table-cell table:style-name="ce8" office:value-type="string">
            <text:p>Arroyo</text:p>
          </table:table-cell>
          <table:table-cell table:style-name="ce10" office:value-type="string">
            <text:p>775-12-6867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11"</text:p>
          </table:table-cell>
          <table:table-cell table:style-name="ce13" office:value-type="float" office:value="265">
            <text:p>26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VM8  7M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Harlan</text:p>
          </table:table-cell>
          <table:table-cell table:style-name="ce8" office:value-type="string">
            <text:p>Paredes</text:p>
          </table:table-cell>
          <table:table-cell table:style-name="ce10" office:value-type="string">
            <text:p>008-75-5068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4"</text:p>
          </table:table-cell>
          <table:table-cell table:style-name="ce13" office:value-type="float" office:value="244">
            <text:p>24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WR3  YH0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oyce</text:p>
          </table:table-cell>
          <table:table-cell table:style-name="ce8" office:value-type="string">
            <text:p>Sommers</text:p>
          </table:table-cell>
          <table:table-cell table:style-name="ce10" office:value-type="string">
            <text:p>517-60-5715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6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IC1  YK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et</text:p>
          </table:table-cell>
          <table:table-cell office:value-type="string">
            <text:p>Clements</text:p>
          </table:table-cell>
          <table:table-cell table:style-name="ce10" office:value-type="string">
            <text:p>330-38-4672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1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3OU  X8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Isreal</text:p>
          </table:table-cell>
          <table:table-cell office:value-type="string">
            <text:p>Spellman</text:p>
          </table:table-cell>
          <table:table-cell table:style-name="ce10" office:value-type="string">
            <text:p>572-66-0234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4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UWA  4B8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Raymundo</text:p>
          </table:table-cell>
          <table:table-cell office:value-type="string">
            <text:p>Parr</text:p>
          </table:table-cell>
          <table:table-cell table:style-name="ce10" office:value-type="string">
            <text:p>378-28-8608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4"</text:p>
          </table:table-cell>
          <table:table-cell table:style-name="ce13" office:value-type="float" office:value="156">
            <text:p>15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0E1  RS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ant</text:p>
          </table:table-cell>
          <table:table-cell office:value-type="string">
            <text:p>Byrne</text:p>
          </table:table-cell>
          <table:table-cell table:style-name="ce10" office:value-type="string">
            <text:p>724-76-1178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5"</text:p>
          </table:table-cell>
          <table:table-cell table:style-name="ce13" office:value-type="float" office:value="120">
            <text:p>12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HGN  JB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anford</text:p>
          </table:table-cell>
          <table:table-cell office:value-type="string">
            <text:p>Keefe</text:p>
          </table:table-cell>
          <table:table-cell table:style-name="ce10" office:value-type="string">
            <text:p>573-46-8808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8"</text:p>
          </table:table-cell>
          <table:table-cell table:style-name="ce13" office:value-type="float" office:value="177">
            <text:p>17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MQ3  FRL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number-columns-repeated="2"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Delmer</text:p>
          </table:table-cell>
          <table:table-cell office:value-type="string">
            <text:p>Walden</text:p>
          </table:table-cell>
          <table:table-cell table:style-name="ce10" office:value-type="string">
            <text:p>217-54-2021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4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I6U  XI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Deshawn</text:p>
          </table:table-cell>
          <table:table-cell table:style-name="ce8" office:value-type="string">
            <text:p>Dunning</text:p>
          </table:table-cell>
          <table:table-cell table:style-name="ce10" office:value-type="string">
            <text:p>685-74-3766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3"</text:p>
          </table:table-cell>
          <table:table-cell table:style-name="ce13" office:value-type="float" office:value="203">
            <text:p>203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3KT  ILB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kidnapping</text:p>
          </table:table-cell>
          <table:table-cell table:number-columns-repeated="1003"/>
        </table:table-row>
        <table:table-row table:style-name="ro3">
          <table:table-cell office:value-type="string">
            <text:p>Mohammed</text:p>
          </table:table-cell>
          <table:table-cell office:value-type="string">
            <text:p>Dutton</text:p>
          </table:table-cell>
          <table:table-cell table:style-name="ce10" office:value-type="string">
            <text:p>367-37-7687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6'6"</text:p>
          </table:table-cell>
          <table:table-cell table:style-name="ce13" office:value-type="float" office:value="276">
            <text:p>27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2HR  Y4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sendo</text:p>
          </table:table-cell>
          <table:table-cell office:value-type="string">
            <text:p>Carnes</text:p>
          </table:table-cell>
          <table:table-cell table:style-name="ce10" office:value-type="string">
            <text:p>728-66-7102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7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LS7  N9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Dalton</text:p>
          </table:table-cell>
          <table:table-cell office:value-type="string">
            <text:p>Ng</text:p>
          </table:table-cell>
          <table:table-cell table:style-name="ce10" office:value-type="string">
            <text:p>745-70-8585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3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Y6I  H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Keven</text:p>
          </table:table-cell>
          <table:table-cell office:value-type="string">
            <text:p>Messenger</text:p>
          </table:table-cell>
          <table:table-cell table:style-name="ce10" office:value-type="string">
            <text:p>512-31-2153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4"</text:p>
          </table:table-cell>
          <table:table-cell table:style-name="ce13" office:value-type="float" office:value="205">
            <text:p>20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BRX  R0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ed</text:p>
          </table:table-cell>
          <table:table-cell office:value-type="string">
            <text:p>Ha</text:p>
          </table:table-cell>
          <table:table-cell table:style-name="ce10" office:value-type="string">
            <text:p>047-21-3418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1"</text:p>
          </table:table-cell>
          <table:table-cell table:style-name="ce13" office:value-type="float" office:value="166">
            <text:p>16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RDT  RI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dreas</text:p>
          </table:table-cell>
          <table:table-cell office:value-type="string">
            <text:p>Bussey</text:p>
          </table:table-cell>
          <table:table-cell table:style-name="ce10" office:value-type="string">
            <text:p>713-26-5501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9"</text:p>
          </table:table-cell>
          <table:table-cell table:style-name="ce13" office:value-type="float" office:value="230">
            <text:p>23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R17  UN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lair</text:p>
          </table:table-cell>
          <table:table-cell table:style-name="ce8" office:value-type="string">
            <text:p>Matthew</text:p>
          </table:table-cell>
          <table:table-cell table:style-name="ce10" office:value-type="string">
            <text:p>405-17-6553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4"</text:p>
          </table:table-cell>
          <table:table-cell table:style-name="ce13" office:value-type="float" office:value="213">
            <text:p>21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SBY  EB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Sterling</text:p>
          </table:table-cell>
          <table:table-cell table:style-name="ce8" office:value-type="string">
            <text:p>Moreland</text:p>
          </table:table-cell>
          <table:table-cell table:style-name="ce10" office:value-type="string">
            <text:p>207-11-1207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11"</text:p>
          </table:table-cell>
          <table:table-cell table:style-name="ce13" office:value-type="float" office:value="157">
            <text:p>15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TDO  I2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Eugenio</text:p>
          </table:table-cell>
          <table:table-cell table:style-name="ce8" office:value-type="string">
            <text:p>Ault</text:p>
          </table:table-cell>
          <table:table-cell table:style-name="ce10" office:value-type="string">
            <text:p>434-17-3265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1"</text:p>
          </table:table-cell>
          <table:table-cell table:style-name="ce13" office:value-type="float" office:value="121">
            <text:p>121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TK7  3M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ntony</text:p>
          </table:table-cell>
          <table:table-cell table:style-name="ce8" office:value-type="string">
            <text:p>Cortes</text:p>
          </table:table-cell>
          <table:table-cell table:style-name="ce10" office:value-type="string">
            <text:p>474-31-4377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8"</text:p>
          </table:table-cell>
          <table:table-cell table:style-name="ce13" office:value-type="float" office:value="203">
            <text:p>20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UBD  V6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ristofer</text:p>
          </table:table-cell>
          <table:table-cell office:value-type="string">
            <text:p>Proctor</text:p>
          </table:table-cell>
          <table:table-cell table:style-name="ce10" office:value-type="string">
            <text:p>376-86-2528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9"</text:p>
          </table:table-cell>
          <table:table-cell table:style-name="ce13" office:value-type="float" office:value="335">
            <text:p>33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F7D  PWD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Lindsey</text:p>
          </table:table-cell>
          <table:table-cell office:value-type="string">
            <text:p>Mcgregor</text:p>
          </table:table-cell>
          <table:table-cell table:style-name="ce10" office:value-type="string">
            <text:p>147-04-8687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11"</text:p>
          </table:table-cell>
          <table:table-cell table:style-name="ce13" office:value-type="float" office:value="265">
            <text:p>26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M8O  8I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raig</text:p>
          </table:table-cell>
          <table:table-cell table:style-name="ce8" office:value-type="string">
            <text:p>Yanez</text:p>
          </table:table-cell>
          <table:table-cell table:style-name="ce10" office:value-type="string">
            <text:p>032-07-5113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0"</text:p>
          </table:table-cell>
          <table:table-cell table:style-name="ce13" office:value-type="float" office:value="250">
            <text:p>25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3L0  YO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avin</text:p>
          </table:table-cell>
          <table:table-cell table:style-name="ce8" office:value-type="string">
            <text:p>Moon</text:p>
          </table:table-cell>
          <table:table-cell table:style-name="ce10" office:value-type="string">
            <text:p>741-50-5325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3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G22  2A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Vicente</text:p>
          </table:table-cell>
          <table:table-cell table:style-name="ce8" office:value-type="string">
            <text:p>Oliveira</text:p>
          </table:table-cell>
          <table:table-cell table:style-name="ce10" office:value-type="string">
            <text:p>823-22-4525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3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TRP  MH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occo</text:p>
          </table:table-cell>
          <table:table-cell table:style-name="ce8" office:value-type="string">
            <text:p>Orta</text:p>
          </table:table-cell>
          <table:table-cell table:style-name="ce10" office:value-type="string">
            <text:p>808-04-3124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3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OXP  0M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arth</text:p>
          </table:table-cell>
          <table:table-cell office:value-type="string">
            <text:p>Shinn</text:p>
          </table:table-cell>
          <table:table-cell table:style-name="ce10" office:value-type="string">
            <text:p>464-16-5165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11"</text:p>
          </table:table-cell>
          <table:table-cell table:style-name="ce13" office:value-type="float" office:value="200">
            <text:p>20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3IG  IG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ormand</text:p>
          </table:table-cell>
          <table:table-cell office:value-type="string">
            <text:p>Mccallum</text:p>
          </table:table-cell>
          <table:table-cell table:style-name="ce10" office:value-type="string">
            <text:p>105-51-1877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4"</text:p>
          </table:table-cell>
          <table:table-cell table:style-name="ce13" office:value-type="float" office:value="156">
            <text:p>15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D8S  EJ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Foster</text:p>
          </table:table-cell>
          <table:table-cell table:style-name="ce8" office:value-type="string">
            <text:p>Barnette</text:p>
          </table:table-cell>
          <table:table-cell table:style-name="ce10" office:value-type="string">
            <text:p>136-80-7647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10"</text:p>
          </table:table-cell>
          <table:table-cell table:style-name="ce13" office:value-type="float" office:value="344">
            <text:p>34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O2Y  4F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oy</text:p>
          </table:table-cell>
          <table:table-cell table:style-name="ce8" office:value-type="string">
            <text:p>Woodbury</text:p>
          </table:table-cell>
          <table:table-cell table:style-name="ce10" office:value-type="string">
            <text:p>030-65-8765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2"</text:p>
          </table:table-cell>
          <table:table-cell table:style-name="ce13" office:value-type="float" office:value="224">
            <text:p>224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Q08  BQ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Adan</text:p>
          </table:table-cell>
          <table:table-cell table:style-name="ce8" office:value-type="string">
            <text:p>Bacon</text:p>
          </table:table-cell>
          <table:table-cell table:style-name="ce10" office:value-type="string">
            <text:p>878-48-7647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7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8IR  3I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drug  trafficking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Dee</text:p>
          </table:table-cell>
          <table:table-cell table:style-name="ce8" office:value-type="string">
            <text:p>Furman</text:p>
          </table:table-cell>
          <table:table-cell table:style-name="ce10" office:value-type="string">
            <text:p>056-63-0113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2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J74  X4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Huey</text:p>
          </table:table-cell>
          <table:table-cell table:style-name="ce8" office:value-type="string">
            <text:p>Bond</text:p>
          </table:table-cell>
          <table:table-cell table:style-name="ce10" office:value-type="string">
            <text:p>634-62-8300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7"</text:p>
          </table:table-cell>
          <table:table-cell table:style-name="ce13" office:value-type="float" office:value="346">
            <text:p>34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9A3  L8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iovanni</text:p>
          </table:table-cell>
          <table:table-cell table:style-name="ce8" office:value-type="string">
            <text:p>Allan</text:p>
          </table:table-cell>
          <table:table-cell table:style-name="ce10" office:value-type="string">
            <text:p>005-84-3103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7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7DA  F7C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terrorism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alen</text:p>
          </table:table-cell>
          <table:table-cell table:style-name="ce8" office:value-type="string">
            <text:p>Word</text:p>
          </table:table-cell>
          <table:table-cell table:style-name="ce10" office:value-type="string">
            <text:p>266-75-7771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8"</text:p>
          </table:table-cell>
          <table:table-cell table:style-name="ce13" office:value-type="float" office:value="263">
            <text:p>26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GUD  WV7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kidnapping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ntone</text:p>
          </table:table-cell>
          <table:table-cell table:style-name="ce8" office:value-type="string">
            <text:p>Wilhite</text:p>
          </table:table-cell>
          <table:table-cell table:style-name="ce10" office:value-type="string">
            <text:p>711-80-8658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4"</text:p>
          </table:table-cell>
          <table:table-cell table:style-name="ce13" office:value-type="float" office:value="287">
            <text:p>28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TKX  BK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ucius</text:p>
          </table:table-cell>
          <table:table-cell table:style-name="ce8" office:value-type="string">
            <text:p>Cabral</text:p>
          </table:table-cell>
          <table:table-cell table:style-name="ce10" office:value-type="string">
            <text:p>828-40-1372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4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C4V  AH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ichale</text:p>
          </table:table-cell>
          <table:table-cell table:style-name="ce8" office:value-type="string">
            <text:p>Dorsey</text:p>
          </table:table-cell>
          <table:table-cell table:style-name="ce10" office:value-type="string">
            <text:p>144-10-6532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7"</text:p>
          </table:table-cell>
          <table:table-cell table:style-name="ce13" office:value-type="float" office:value="159">
            <text:p>159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VCS  CUL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euben</text:p>
          </table:table-cell>
          <table:table-cell table:style-name="ce8" office:value-type="string">
            <text:p>Nieto</text:p>
          </table:table-cell>
          <table:table-cell table:style-name="ce10" office:value-type="string">
            <text:p>825-70-6007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5"</text:p>
          </table:table-cell>
          <table:table-cell table:style-name="ce13" office:value-type="float" office:value="198">
            <text:p>19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3BY  0B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armine</text:p>
          </table:table-cell>
          <table:table-cell table:style-name="ce8" office:value-type="string">
            <text:p>Gauthier</text:p>
          </table:table-cell>
          <table:table-cell table:style-name="ce10" office:value-type="string">
            <text:p>821-41-3481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0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L7U  19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son</text:p>
          </table:table-cell>
          <table:table-cell office:value-type="string">
            <text:p>Alley</text:p>
          </table:table-cell>
          <table:table-cell table:style-name="ce10" office:value-type="string">
            <text:p>366-51-6828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8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R26  9N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neth</text:p>
          </table:table-cell>
          <table:table-cell office:value-type="string">
            <text:p>Heinz</text:p>
          </table:table-cell>
          <table:table-cell table:style-name="ce10" office:value-type="string">
            <text:p>842-04-3687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2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KLM  40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ussel</text:p>
          </table:table-cell>
          <table:table-cell office:value-type="string">
            <text:p>Munn</text:p>
          </table:table-cell>
          <table:table-cell table:style-name="ce10" office:value-type="string">
            <text:p>560-80-3654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7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WVH  41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y</text:p>
          </table:table-cell>
          <table:table-cell office:value-type="string">
            <text:p>Salas</text:p>
          </table:table-cell>
          <table:table-cell table:style-name="ce10" office:value-type="string">
            <text:p>463-65-2073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10"</text:p>
          </table:table-cell>
          <table:table-cell table:style-name="ce13" office:value-type="float" office:value="239">
            <text:p>239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2TJ  JAY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>
            <text:p>Arlen</text:p>
          </table:table-cell>
          <table:table-cell office:value-type="string">
            <text:p>Rau</text:p>
          </table:table-cell>
          <table:table-cell table:style-name="ce10" office:value-type="string">
            <text:p>106-26-5665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3"</text:p>
          </table:table-cell>
          <table:table-cell table:style-name="ce13" office:value-type="float" office:value="135">
            <text:p>135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BQJ  CT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murder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Hoyt</text:p>
          </table:table-cell>
          <table:table-cell table:style-name="ce8" office:value-type="string">
            <text:p>John</text:p>
          </table:table-cell>
          <table:table-cell table:style-name="ce10" office:value-type="string">
            <text:p>882-13-3553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6"</text:p>
          </table:table-cell>
          <table:table-cell table:style-name="ce13" office:value-type="float" office:value="224">
            <text:p>22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TPG  DS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ervin</text:p>
          </table:table-cell>
          <table:table-cell table:style-name="ce8" office:value-type="string">
            <text:p>Nunn</text:p>
          </table:table-cell>
          <table:table-cell table:style-name="ce10" office:value-type="string">
            <text:p>081-23-4141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3"</text:p>
          </table:table-cell>
          <table:table-cell table:style-name="ce13" office:value-type="float" office:value="240">
            <text:p>24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OKR  8Y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eyes</text:p>
          </table:table-cell>
          <table:table-cell table:style-name="ce8" office:value-type="string">
            <text:p>Chaney</text:p>
          </table:table-cell>
          <table:table-cell table:style-name="ce10" office:value-type="string">
            <text:p>316-07-1460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10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O10  Y7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udson</text:p>
          </table:table-cell>
          <table:table-cell table:style-name="ce8" office:value-type="string">
            <text:p>Landers</text:p>
          </table:table-cell>
          <table:table-cell table:style-name="ce10" office:value-type="string">
            <text:p>784-81-0306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6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AGG  IQ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unter</text:p>
          </table:table-cell>
          <table:table-cell office:value-type="string">
            <text:p>Weed</text:p>
          </table:table-cell>
          <table:table-cell table:style-name="ce10" office:value-type="string">
            <text:p>671-44-1035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8"</text:p>
          </table:table-cell>
          <table:table-cell table:style-name="ce13" office:value-type="float" office:value="256">
            <text:p>25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40J  MA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ordell</text:p>
          </table:table-cell>
          <table:table-cell office:value-type="string">
            <text:p>Mccracken</text:p>
          </table:table-cell>
          <table:table-cell table:style-name="ce10" office:value-type="string">
            <text:p>863-84-3828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4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273  98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zekiel</text:p>
          </table:table-cell>
          <table:table-cell office:value-type="string">
            <text:p>Barden</text:p>
          </table:table-cell>
          <table:table-cell table:style-name="ce10" office:value-type="string">
            <text:p>028-60-4110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4"</text:p>
          </table:table-cell>
          <table:table-cell table:style-name="ce13" office:value-type="float" office:value="320">
            <text:p>32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K0D  UL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ldon</text:p>
          </table:table-cell>
          <table:table-cell office:value-type="string">
            <text:p>Pantoja</text:p>
          </table:table-cell>
          <table:table-cell table:style-name="ce10" office:value-type="string">
            <text:p>381-18-7576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4"</text:p>
          </table:table-cell>
          <table:table-cell table:style-name="ce13" office:value-type="float" office:value="328">
            <text:p>32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HM7  KC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celino</text:p>
          </table:table-cell>
          <table:table-cell office:value-type="string">
            <text:p>Granger</text:p>
          </table:table-cell>
          <table:table-cell table:style-name="ce10" office:value-type="string">
            <text:p>518-14-1487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1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I0K  RI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Harrison</text:p>
          </table:table-cell>
          <table:table-cell table:style-name="ce8" office:value-type="string">
            <text:p>Rucker</text:p>
          </table:table-cell>
          <table:table-cell table:style-name="ce10" office:value-type="string">
            <text:p>008-61-4678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6"</text:p>
          </table:table-cell>
          <table:table-cell table:style-name="ce13" office:value-type="float" office:value="207">
            <text:p>20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KWI  0J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German</text:p>
          </table:table-cell>
          <table:table-cell table:style-name="ce8" office:value-type="string">
            <text:p>Darling</text:p>
          </table:table-cell>
          <table:table-cell table:style-name="ce10" office:value-type="string">
            <text:p>663-50-1443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6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O65  9R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Branden</text:p>
          </table:table-cell>
          <table:table-cell table:style-name="ce8" office:value-type="string">
            <text:p>Graff</text:p>
          </table:table-cell>
          <table:table-cell table:style-name="ce10" office:value-type="string">
            <text:p>756-54-6741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1"</text:p>
          </table:table-cell>
          <table:table-cell table:style-name="ce13" office:value-type="float" office:value="100">
            <text:p>100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9UF  LB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onnie</text:p>
          </table:table-cell>
          <table:table-cell table:style-name="ce8" office:value-type="string">
            <text:p>Langdon</text:p>
          </table:table-cell>
          <table:table-cell table:style-name="ce10" office:value-type="string">
            <text:p>654-72-0562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2"</text:p>
          </table:table-cell>
          <table:table-cell table:style-name="ce13" office:value-type="float" office:value="158">
            <text:p>158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6WO  JC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lwood</text:p>
          </table:table-cell>
          <table:table-cell office:value-type="string">
            <text:p>Conley</text:p>
          </table:table-cell>
          <table:table-cell table:style-name="ce10" office:value-type="string">
            <text:p>578-64-6751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10"</text:p>
          </table:table-cell>
          <table:table-cell table:style-name="ce13" office:value-type="float" office:value="292">
            <text:p>29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HI4  5H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obert</text:p>
          </table:table-cell>
          <table:table-cell office:value-type="string">
            <text:p>Farnsworth</text:p>
          </table:table-cell>
          <table:table-cell table:style-name="ce10" office:value-type="string">
            <text:p>624-44-3860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11"</text:p>
          </table:table-cell>
          <table:table-cell table:style-name="ce13" office:value-type="float" office:value="215">
            <text:p>21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U1N  41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rmand</text:p>
          </table:table-cell>
          <table:table-cell office:value-type="string">
            <text:p>Mosier</text:p>
          </table:table-cell>
          <table:table-cell table:style-name="ce10" office:value-type="string">
            <text:p>804-70-0757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11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9KD  7H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uigi</text:p>
          </table:table-cell>
          <table:table-cell office:value-type="string">
            <text:p>Stahl</text:p>
          </table:table-cell>
          <table:table-cell table:style-name="ce10" office:value-type="string">
            <text:p>162-33-4226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8"</text:p>
          </table:table-cell>
          <table:table-cell table:style-name="ce13" office:value-type="float" office:value="118">
            <text:p>11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678  96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enan</text:p>
          </table:table-cell>
          <table:table-cell office:value-type="string">
            <text:p>Rousseau</text:p>
          </table:table-cell>
          <table:table-cell table:style-name="ce10" office:value-type="string">
            <text:p>066-72-2105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5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39O  D8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noch</text:p>
          </table:table-cell>
          <table:table-cell office:value-type="string">
            <text:p>Mulligan</text:p>
          </table:table-cell>
          <table:table-cell table:style-name="ce10" office:value-type="string">
            <text:p>046-73-6373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5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LN2  9XV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>
            <text:p>Linwood</text:p>
          </table:table-cell>
          <table:table-cell office:value-type="string">
            <text:p>Banuelos</text:p>
          </table:table-cell>
          <table:table-cell table:style-name="ce10" office:value-type="string">
            <text:p>330-64-0437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8"</text:p>
          </table:table-cell>
          <table:table-cell table:style-name="ce13" office:value-type="float" office:value="273">
            <text:p>27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0" office:value-type="string">
            <text:p>7GK  45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kidnapping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Dario</text:p>
          </table:table-cell>
          <table:table-cell office:value-type="string">
            <text:p>Scanlon</text:p>
          </table:table-cell>
          <table:table-cell table:style-name="ce10" office:value-type="string">
            <text:p>257-86-0406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3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TP3  HF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yatt</text:p>
          </table:table-cell>
          <table:table-cell office:value-type="string">
            <text:p>Bouchard</text:p>
          </table:table-cell>
          <table:table-cell table:style-name="ce10" office:value-type="string">
            <text:p>547-32-1118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1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07C  G8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asil</text:p>
          </table:table-cell>
          <table:table-cell office:value-type="string">
            <text:p>Meza</text:p>
          </table:table-cell>
          <table:table-cell table:style-name="ce10" office:value-type="string">
            <text:p>120-66-6583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3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0MW  GA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awerence</text:p>
          </table:table-cell>
          <table:table-cell office:value-type="string">
            <text:p>Burt</text:p>
          </table:table-cell>
          <table:table-cell table:style-name="ce10" office:value-type="string">
            <text:p>017-76-8651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3"</text:p>
          </table:table-cell>
          <table:table-cell table:style-name="ce13" office:value-type="float" office:value="231">
            <text:p>231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HNF  JW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fferson</text:p>
          </table:table-cell>
          <table:table-cell office:value-type="string">
            <text:p>Ha</text:p>
          </table:table-cell>
          <table:table-cell table:style-name="ce10" office:value-type="string">
            <text:p>570-63-2766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9"</text:p>
          </table:table-cell>
          <table:table-cell table:style-name="ce13" office:value-type="float" office:value="223">
            <text:p>22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WUB  NQ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von</text:p>
          </table:table-cell>
          <table:table-cell office:value-type="string">
            <text:p>Mena</text:p>
          </table:table-cell>
          <table:table-cell table:style-name="ce10" office:value-type="string">
            <text:p>655-27-0773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0"</text:p>
          </table:table-cell>
          <table:table-cell table:style-name="ce13" office:value-type="float" office:value="213">
            <text:p>21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1L7  R2J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Danial</text:p>
          </table:table-cell>
          <table:table-cell office:value-type="string">
            <text:p>Tolliver</text:p>
          </table:table-cell>
          <table:table-cell table:style-name="ce10" office:value-type="string">
            <text:p>207-71-4275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11"</text:p>
          </table:table-cell>
          <table:table-cell table:style-name="ce13" office:value-type="float" office:value="172">
            <text:p>17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U0R  D9H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terrorism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Eloy</text:p>
          </table:table-cell>
          <table:table-cell office:value-type="string">
            <text:p>Ohara</text:p>
          </table:table-cell>
          <table:table-cell table:style-name="ce10" office:value-type="string">
            <text:p>782-85-5824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1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JNI  E9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anford</text:p>
          </table:table-cell>
          <table:table-cell office:value-type="string">
            <text:p>Gaston</text:p>
          </table:table-cell>
          <table:table-cell table:style-name="ce10" office:value-type="string">
            <text:p>348-51-2147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10"</text:p>
          </table:table-cell>
          <table:table-cell table:style-name="ce13" office:value-type="float" office:value="139">
            <text:p>13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RDL  JJ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enato</text:p>
          </table:table-cell>
          <table:table-cell office:value-type="string">
            <text:p>Barth</text:p>
          </table:table-cell>
          <table:table-cell table:style-name="ce10" office:value-type="string">
            <text:p>553-20-7516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0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PEX  EW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Ollie</text:p>
          </table:table-cell>
          <table:table-cell office:value-type="string">
            <text:p>Mcdowell</text:p>
          </table:table-cell>
          <table:table-cell table:style-name="ce10" office:value-type="string">
            <text:p>342-55-1177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5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UD6  5S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ss</text:p>
          </table:table-cell>
          <table:table-cell office:value-type="string">
            <text:p>Curran</text:p>
          </table:table-cell>
          <table:table-cell table:style-name="ce10" office:value-type="string">
            <text:p>174-64-7427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4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8BE  DV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kidnapping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Quinton</text:p>
          </table:table-cell>
          <table:table-cell table:style-name="ce8" office:value-type="string">
            <text:p>Woodworth</text:p>
          </table:table-cell>
          <table:table-cell table:style-name="ce10" office:value-type="string">
            <text:p>216-67-0075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2"</text:p>
          </table:table-cell>
          <table:table-cell table:style-name="ce13" office:value-type="float" office:value="171">
            <text:p>17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YLJ  F0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rron</text:p>
          </table:table-cell>
          <table:table-cell office:value-type="string">
            <text:p>Ly</text:p>
          </table:table-cell>
          <table:table-cell table:style-name="ce10" office:value-type="string">
            <text:p>778-40-6603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6"</text:p>
          </table:table-cell>
          <table:table-cell table:style-name="ce13" office:value-type="float" office:value="363">
            <text:p>36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PB8  S5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Scottie</text:p>
          </table:table-cell>
          <table:table-cell table:style-name="ce8" office:value-type="string">
            <text:p>Mcnutt</text:p>
          </table:table-cell>
          <table:table-cell table:style-name="ce10" office:value-type="string">
            <text:p>812-06-3202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0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6O1  66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ueben</text:p>
          </table:table-cell>
          <table:table-cell table:style-name="ce8" office:value-type="string">
            <text:p>Beckwith</text:p>
          </table:table-cell>
          <table:table-cell table:style-name="ce10" office:value-type="string">
            <text:p>227-63-0122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4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CYN  6T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emuel</text:p>
          </table:table-cell>
          <table:table-cell table:style-name="ce8" office:value-type="string">
            <text:p>Olvera</text:p>
          </table:table-cell>
          <table:table-cell table:style-name="ce10" office:value-type="string">
            <text:p>557-40-1466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2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X86  M2O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Kareem</text:p>
          </table:table-cell>
          <table:table-cell table:style-name="ce8" office:value-type="string">
            <text:p>Hadden</text:p>
          </table:table-cell>
          <table:table-cell table:style-name="ce10" office:value-type="string">
            <text:p>442-71-6464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6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RKV  YB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rrol</text:p>
          </table:table-cell>
          <table:table-cell office:value-type="string">
            <text:p>Lemay</text:p>
          </table:table-cell>
          <table:table-cell table:style-name="ce10" office:value-type="string">
            <text:p>151-00-6253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3"</text:p>
          </table:table-cell>
          <table:table-cell table:style-name="ce13" office:value-type="float" office:value="208">
            <text:p>208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QKU  9M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Deshawn</text:p>
          </table:table-cell>
          <table:table-cell table:style-name="ce8" office:value-type="string">
            <text:p>Mcrae</text:p>
          </table:table-cell>
          <table:table-cell table:style-name="ce10" office:value-type="string">
            <text:p>053-12-4207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2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RA0  IF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iles</text:p>
          </table:table-cell>
          <table:table-cell table:style-name="ce8" office:value-type="string">
            <text:p>Hoff</text:p>
          </table:table-cell>
          <table:table-cell table:style-name="ce10" office:value-type="string">
            <text:p>715-73-3480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1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X0B  LR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Sammie</text:p>
          </table:table-cell>
          <table:table-cell table:style-name="ce8" office:value-type="string">
            <text:p>Pedersen</text:p>
          </table:table-cell>
          <table:table-cell table:style-name="ce10" office:value-type="string">
            <text:p>881-47-2203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7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8K2  WL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ole</text:p>
          </table:table-cell>
          <table:table-cell table:style-name="ce8" office:value-type="string">
            <text:p>Wakefield</text:p>
          </table:table-cell>
          <table:table-cell table:style-name="ce10" office:value-type="string">
            <text:p>870-33-3078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4"</text:p>
          </table:table-cell>
          <table:table-cell table:style-name="ce13" office:value-type="float" office:value="145">
            <text:p>14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REM  0S9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Jacques</text:p>
          </table:table-cell>
          <table:table-cell office:value-type="string">
            <text:p>Lanier</text:p>
          </table:table-cell>
          <table:table-cell table:style-name="ce10" office:value-type="string">
            <text:p>331-44-8447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2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IRG  S4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gustin</text:p>
          </table:table-cell>
          <table:table-cell office:value-type="string">
            <text:p>Soriano</text:p>
          </table:table-cell>
          <table:table-cell table:style-name="ce10" office:value-type="string">
            <text:p>725-10-0618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KAW  LMI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Ike</text:p>
          </table:table-cell>
          <table:table-cell table:style-name="ce8" office:value-type="string">
            <text:p>Edmondson</text:p>
          </table:table-cell>
          <table:table-cell table:style-name="ce10" office:value-type="string">
            <text:p>454-72-0764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0"</text:p>
          </table:table-cell>
          <table:table-cell table:style-name="ce13" office:value-type="float" office:value="158">
            <text:p>158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TJG  AT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Ulysses</text:p>
          </table:table-cell>
          <table:table-cell table:style-name="ce8" office:value-type="string">
            <text:p>Finnegan</text:p>
          </table:table-cell>
          <table:table-cell table:style-name="ce10" office:value-type="string">
            <text:p>255-12-2424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8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VHD  78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Carter</text:p>
          </table:table-cell>
          <table:table-cell table:style-name="ce8" office:value-type="string">
            <text:p>Sturm</text:p>
          </table:table-cell>
          <table:table-cell table:style-name="ce10" office:value-type="string">
            <text:p>850-21-6781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1"</text:p>
          </table:table-cell>
          <table:table-cell table:style-name="ce13" office:value-type="float" office:value="242">
            <text:p>24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0T7  QW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Jeffry</text:p>
          </table:table-cell>
          <table:table-cell table:style-name="ce8" office:value-type="string">
            <text:p>Lowell</text:p>
          </table:table-cell>
          <table:table-cell table:style-name="ce10" office:value-type="string">
            <text:p>834-08-5751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3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9X3  HF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urelio</text:p>
          </table:table-cell>
          <table:table-cell office:value-type="string">
            <text:p>Akin</text:p>
          </table:table-cell>
          <table:table-cell table:style-name="ce10" office:value-type="string">
            <text:p>650-22-0528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1"</text:p>
          </table:table-cell>
          <table:table-cell table:style-name="ce13" office:value-type="float" office:value="258">
            <text:p>258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Q17  5Q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Vincenzo</text:p>
          </table:table-cell>
          <table:table-cell table:style-name="ce8" office:value-type="string">
            <text:p>Ragsdale</text:p>
          </table:table-cell>
          <table:table-cell table:style-name="ce10" office:value-type="string">
            <text:p>728-21-4745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8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VHS  11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Darius</text:p>
          </table:table-cell>
          <table:table-cell table:style-name="ce8" office:value-type="string">
            <text:p>Ostrander</text:p>
          </table:table-cell>
          <table:table-cell table:style-name="ce10" office:value-type="string">
            <text:p>346-44-4407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0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QRV  IYF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Tad</text:p>
          </table:table-cell>
          <table:table-cell table:style-name="ce8" office:value-type="string">
            <text:p>Mueller</text:p>
          </table:table-cell>
          <table:table-cell table:style-name="ce10" office:value-type="string">
            <text:p>347-53-3050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3"</text:p>
          </table:table-cell>
          <table:table-cell table:style-name="ce13" office:value-type="float" office:value="124">
            <text:p>124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DOH  CF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usty</text:p>
          </table:table-cell>
          <table:table-cell table:style-name="ce8" office:value-type="string">
            <text:p>Nickerson</text:p>
          </table:table-cell>
          <table:table-cell table:style-name="ce10" office:value-type="string">
            <text:p>200-33-6467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4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X0E  T8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uss</text:p>
          </table:table-cell>
          <table:table-cell office:value-type="string">
            <text:p>Payton</text:p>
          </table:table-cell>
          <table:table-cell table:style-name="ce10" office:value-type="string">
            <text:p>327-38-4586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2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XJW  2J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Lauren</text:p>
          </table:table-cell>
          <table:table-cell office:value-type="string">
            <text:p>Scholl</text:p>
          </table:table-cell>
          <table:table-cell table:style-name="ce10" office:value-type="string">
            <text:p>567-33-3321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2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EBJ  HD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bt</text:p>
          </table:table-cell>
          <table:table-cell office:value-type="string">
            <text:p>Teeter</text:p>
          </table:table-cell>
          <table:table-cell table:style-name="ce10" office:value-type="string">
            <text:p>263-88-7861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2"</text:p>
          </table:table-cell>
          <table:table-cell table:style-name="ce13" office:value-type="float" office:value="114">
            <text:p>114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9KY  3P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men</text:p>
          </table:table-cell>
          <table:table-cell office:value-type="string">
            <text:p>Lacy</text:p>
          </table:table-cell>
          <table:table-cell table:style-name="ce10" office:value-type="string">
            <text:p>633-05-5844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3"</text:p>
          </table:table-cell>
          <table:table-cell table:style-name="ce13" office:value-type="float" office:value="304">
            <text:p>30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4B6  AN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ilford</text:p>
          </table:table-cell>
          <table:table-cell office:value-type="string">
            <text:p>Carvalho</text:p>
          </table:table-cell>
          <table:table-cell table:style-name="ce10" office:value-type="string">
            <text:p>382-56-2434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0"</text:p>
          </table:table-cell>
          <table:table-cell table:style-name="ce13" office:value-type="float" office:value="128">
            <text:p>128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BQA  TT1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Marcellus</text:p>
          </table:table-cell>
          <table:table-cell office:value-type="string">
            <text:p>Norfleet</text:p>
          </table:table-cell>
          <table:table-cell table:style-name="ce10" office:value-type="string">
            <text:p>043-87-4118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8"</text:p>
          </table:table-cell>
          <table:table-cell table:style-name="ce13" office:value-type="float" office:value="276">
            <text:p>27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APY  CC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Frances</text:p>
          </table:table-cell>
          <table:table-cell office:value-type="string">
            <text:p>Low</text:p>
          </table:table-cell>
          <table:table-cell table:style-name="ce10" office:value-type="string">
            <text:p>361-52-1715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7"</text:p>
          </table:table-cell>
          <table:table-cell table:style-name="ce13" office:value-type="float" office:value="284">
            <text:p>28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K8C  MC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iquel</text:p>
          </table:table-cell>
          <table:table-cell office:value-type="string">
            <text:p>Ault</text:p>
          </table:table-cell>
          <table:table-cell table:style-name="ce10" office:value-type="string">
            <text:p>727-73-5774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6"</text:p>
          </table:table-cell>
          <table:table-cell table:style-name="ce13" office:value-type="float" office:value="161">
            <text:p>16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B5C  7D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ed</text:p>
          </table:table-cell>
          <table:table-cell office:value-type="string">
            <text:p>Faison</text:p>
          </table:table-cell>
          <table:table-cell table:style-name="ce10" office:value-type="string">
            <text:p>141-24-2665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6'7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MP0  5B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ayne</text:p>
          </table:table-cell>
          <table:table-cell office:value-type="string">
            <text:p>Byrnes</text:p>
          </table:table-cell>
          <table:table-cell table:style-name="ce10" office:value-type="string">
            <text:p>113-77-7806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9"</text:p>
          </table:table-cell>
          <table:table-cell table:style-name="ce13" office:value-type="float" office:value="257">
            <text:p>25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4EK  FQ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Donnell</text:p>
          </table:table-cell>
          <table:table-cell table:style-name="ce8" office:value-type="string">
            <text:p>Neville</text:p>
          </table:table-cell>
          <table:table-cell table:style-name="ce10" office:value-type="string">
            <text:p>480-84-6206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6"</text:p>
          </table:table-cell>
          <table:table-cell table:style-name="ce13" office:value-type="float" office:value="260">
            <text:p>26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A51  Y9U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Denny</text:p>
          </table:table-cell>
          <table:table-cell table:style-name="ce8" office:value-type="string">
            <text:p>Carder</text:p>
          </table:table-cell>
          <table:table-cell table:style-name="ce10" office:value-type="string">
            <text:p>811-01-2386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1"</text:p>
          </table:table-cell>
          <table:table-cell table:style-name="ce13" office:value-type="float" office:value="189">
            <text:p>18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IL8  MP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Ward</text:p>
          </table:table-cell>
          <table:table-cell table:style-name="ce8" office:value-type="string">
            <text:p>Elston</text:p>
          </table:table-cell>
          <table:table-cell table:style-name="ce10" office:value-type="string">
            <text:p>846-57-2160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10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2.5</text:p>
          </table:table-cell>
          <table:table-cell table:style-name="ce19" office:value-type="string">
            <text:p>CYJ  101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embezzlemen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Eldridge</text:p>
          </table:table-cell>
          <table:table-cell table:style-name="ce8" office:value-type="string">
            <text:p>Sager</text:p>
          </table:table-cell>
          <table:table-cell table:style-name="ce10" office:value-type="string">
            <text:p>484-47-5407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10"</text:p>
          </table:table-cell>
          <table:table-cell table:style-name="ce13" office:value-type="float" office:value="271">
            <text:p>27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BCE  9Q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eonardo</text:p>
          </table:table-cell>
          <table:table-cell office:value-type="string">
            <text:p>Irwin</text:p>
          </table:table-cell>
          <table:table-cell table:style-name="ce10" office:value-type="string">
            <text:p>354-31-1125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0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9.0</text:p>
          </table:table-cell>
          <table:table-cell table:style-name="ce19" office:value-type="string">
            <text:p>HUI  7T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sa</text:p>
          </table:table-cell>
          <table:table-cell office:value-type="string">
            <text:p>Frantz</text:p>
          </table:table-cell>
          <table:table-cell table:style-name="ce10" office:value-type="string">
            <text:p>522-75-2780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3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P6L  9E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ieth</text:p>
          </table:table-cell>
          <table:table-cell office:value-type="string">
            <text:p>Perdue</text:p>
          </table:table-cell>
          <table:table-cell table:style-name="ce10" office:value-type="string">
            <text:p>558-77-0457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6"</text:p>
          </table:table-cell>
          <table:table-cell table:style-name="ce13" office:value-type="float" office:value="167">
            <text:p>16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8GX  IKQ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rden</text:p>
          </table:table-cell>
          <table:table-cell table:style-name="ce8" office:value-type="string">
            <text:p>Prewitt</text:p>
          </table:table-cell>
          <table:table-cell table:style-name="ce10" office:value-type="string">
            <text:p>212-72-3452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0"</text:p>
          </table:table-cell>
          <table:table-cell table:style-name="ce13" office:value-type="float" office:value="250">
            <text:p>25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S97  23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Fletcher</text:p>
          </table:table-cell>
          <table:table-cell table:style-name="ce8" office:value-type="string">
            <text:p>Olivo</text:p>
          </table:table-cell>
          <table:table-cell table:style-name="ce10" office:value-type="string">
            <text:p>060-23-6427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2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OC9  20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Erwin</text:p>
          </table:table-cell>
          <table:table-cell table:style-name="ce8" office:value-type="string">
            <text:p>Rankin</text:p>
          </table:table-cell>
          <table:table-cell table:style-name="ce10" office:value-type="string">
            <text:p>372-74-3852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3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JIO  0X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ugustine</text:p>
          </table:table-cell>
          <table:table-cell table:style-name="ce8" office:value-type="string">
            <text:p>Vick</text:p>
          </table:table-cell>
          <table:table-cell table:style-name="ce10" office:value-type="string">
            <text:p>621-58-7854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7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4JD  E9C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Sung</text:p>
          </table:table-cell>
          <table:table-cell office:value-type="string">
            <text:p>Rawls</text:p>
          </table:table-cell>
          <table:table-cell table:style-name="ce10" office:value-type="string">
            <text:p>570-66-4760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3"</text:p>
          </table:table-cell>
          <table:table-cell table:style-name="ce13" office:value-type="float" office:value="208">
            <text:p>208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PFO  PX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dolph</text:p>
          </table:table-cell>
          <table:table-cell office:value-type="string">
            <text:p>Mooney</text:p>
          </table:table-cell>
          <table:table-cell table:style-name="ce10" office:value-type="string">
            <text:p>338-67-6051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6"</text:p>
          </table:table-cell>
          <table:table-cell table:style-name="ce13" office:value-type="float" office:value="173">
            <text:p>17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QWG  5PT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Trey</text:p>
          </table:table-cell>
          <table:table-cell table:style-name="ce8" office:value-type="string">
            <text:p>Upchurch</text:p>
          </table:table-cell>
          <table:table-cell table:style-name="ce10" office:value-type="string">
            <text:p>586-18-2484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1"</text:p>
          </table:table-cell>
          <table:table-cell table:style-name="ce13" office:value-type="float" office:value="204">
            <text:p>20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YB4  PP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Martin</text:p>
          </table:table-cell>
          <table:table-cell table:style-name="ce8" office:value-type="string">
            <text:p>Edwards</text:p>
          </table:table-cell>
          <table:table-cell table:style-name="ce10" office:value-type="string">
            <text:p>181-42-2352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9"</text:p>
          </table:table-cell>
          <table:table-cell table:style-name="ce13" office:value-type="float" office:value="182">
            <text:p>18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TGL  S8D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Louis</text:p>
          </table:table-cell>
          <table:table-cell table:style-name="ce8" office:value-type="string">
            <text:p>Barnes</text:p>
          </table:table-cell>
          <table:table-cell table:style-name="ce10" office:value-type="string">
            <text:p>240-46-3238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7"</text:p>
          </table:table-cell>
          <table:table-cell table:style-name="ce13" office:value-type="float" office:value="372">
            <text:p>372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GVC  IR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Kevin</text:p>
          </table:table-cell>
          <table:table-cell table:style-name="ce8" office:value-type="string">
            <text:p>Foster</text:p>
          </table:table-cell>
          <table:table-cell table:style-name="ce10" office:value-type="string">
            <text:p>510-37-5751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11"</text:p>
          </table:table-cell>
          <table:table-cell table:style-name="ce13" office:value-type="float" office:value="265">
            <text:p>26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YKU  RX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andy</text:p>
          </table:table-cell>
          <table:table-cell table:style-name="ce8" office:value-type="string">
            <text:p>Ramirez</text:p>
          </table:table-cell>
          <table:table-cell table:style-name="ce10" office:value-type="string">
            <text:p>756-53-7246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9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QS2  4N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Ernest</text:p>
          </table:table-cell>
          <table:table-cell table:style-name="ce8" office:value-type="string">
            <text:p>Hernandez</text:p>
          </table:table-cell>
          <table:table-cell table:style-name="ce10" office:value-type="string">
            <text:p>661-71-4143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1"</text:p>
          </table:table-cell>
          <table:table-cell table:style-name="ce13" office:value-type="float" office:value="242">
            <text:p>24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6R5  YD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Wayne</text:p>
          </table:table-cell>
          <table:table-cell table:style-name="ce8" office:value-type="string">
            <text:p>Ross</text:p>
          </table:table-cell>
          <table:table-cell table:style-name="ce10" office:value-type="string">
            <text:p>823-68-6443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6"</text:p>
          </table:table-cell>
          <table:table-cell table:style-name="ce13" office:value-type="float" office:value="117">
            <text:p>11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KBO  M7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Andrew</text:p>
          </table:table-cell>
          <table:table-cell table:style-name="ce8" office:value-type="string">
            <text:p>Watson</text:p>
          </table:table-cell>
          <table:table-cell table:style-name="ce10" office:value-type="string">
            <text:p>602-75-6882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8"</text:p>
          </table:table-cell>
          <table:table-cell table:style-name="ce13" office:value-type="float" office:value="249">
            <text:p>24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19" office:value-type="string">
            <text:p>1RS  XT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ichard</text:p>
          </table:table-cell>
          <table:table-cell office:value-type="string">
            <text:p>Long</text:p>
          </table:table-cell>
          <table:table-cell table:style-name="ce10" office:value-type="string">
            <text:p>447-12-8471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1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8KU  AM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ck</text:p>
          </table:table-cell>
          <table:table-cell office:value-type="string">
            <text:p>Patterson</text:p>
          </table:table-cell>
          <table:table-cell table:style-name="ce10" office:value-type="string">
            <text:p>675-63-0127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5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J9R  W5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stin</text:p>
          </table:table-cell>
          <table:table-cell office:value-type="string">
            <text:p>Russell</text:p>
          </table:table-cell>
          <table:table-cell table:style-name="ce10" office:value-type="string">
            <text:p>021-76-6325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4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05X  R2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seph</text:p>
          </table:table-cell>
          <table:table-cell office:value-type="string">
            <text:p>Richardson</text:p>
          </table:table-cell>
          <table:table-cell table:style-name="ce10" office:value-type="string">
            <text:p>077-78-5734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5"</text:p>
          </table:table-cell>
          <table:table-cell table:style-name="ce13" office:value-type="float" office:value="261">
            <text:p>261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6D1  7P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table:style-name="ce8" office:value-type="string">
            <text:p>Anthony</text:p>
          </table:table-cell>
          <table:table-cell table:style-name="ce8" office:value-type="string">
            <text:p>Scott</text:p>
          </table:table-cell>
          <table:table-cell table:style-name="ce10" office:value-type="string">
            <text:p>731-55-4713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3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P8Q  H2X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Carlos</text:p>
          </table:table-cell>
          <table:table-cell table:style-name="ce8" office:value-type="string">
            <text:p>Powell</text:p>
          </table:table-cell>
          <table:table-cell table:style-name="ce10" office:value-type="string">
            <text:p>304-21-3335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1"</text:p>
          </table:table-cell>
          <table:table-cell table:style-name="ce13" office:value-type="float" office:value="195">
            <text:p>195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L3B  QQ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Fred</text:p>
          </table:table-cell>
          <table:table-cell table:style-name="ce8" office:value-type="string">
            <text:p>Stewart</text:p>
          </table:table-cell>
          <table:table-cell table:style-name="ce10" office:value-type="string">
            <text:p>671-64-2152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3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L3S  3K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Walter</text:p>
          </table:table-cell>
          <table:table-cell table:style-name="ce8" office:value-type="string">
            <text:p>Thomas</text:p>
          </table:table-cell>
          <table:table-cell table:style-name="ce10" office:value-type="string">
            <text:p>481-82-1347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"</text:p>
          </table:table-cell>
          <table:table-cell table:style-name="ce13" office:value-type="float" office:value="206">
            <text:p>206</text:p>
          </table:table-cell>
          <table:table-cell table:style-name="ce17" office:value-type="string">
            <text:p><text:span text:style-name="T1">  </text:span>9.5</text:p>
          </table:table-cell>
          <table:table-cell table:style-name="ce19" office:value-type="string">
            <text:p>KTG  2P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Frank</text:p>
          </table:table-cell>
          <table:table-cell table:style-name="ce8" office:value-type="string">
            <text:p>Garcia</text:p>
          </table:table-cell>
          <table:table-cell table:style-name="ce10" office:value-type="string">
            <text:p>818-16-7364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2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19" office:value-type="string">
            <text:p>181  QD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Todd</text:p>
          </table:table-cell>
          <table:table-cell table:style-name="ce8" office:value-type="string">
            <text:p>Harris</text:p>
          </table:table-cell>
          <table:table-cell table:style-name="ce10" office:value-type="string">
            <text:p>001-82-2065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6"</text:p>
          </table:table-cell>
          <table:table-cell table:style-name="ce13" office:value-type="float" office:value="311">
            <text:p>311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LBY  XY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Harry</text:p>
          </table:table-cell>
          <table:table-cell table:style-name="ce8" office:value-type="string">
            <text:p>Martin</text:p>
          </table:table-cell>
          <table:table-cell table:style-name="ce10" office:value-type="string">
            <text:p>108-64-4421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6"</text:p>
          </table:table-cell>
          <table:table-cell table:style-name="ce13" office:value-type="float" office:value="233">
            <text:p>23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19" office:value-type="string">
            <text:p>YTI  7K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table:style-name="ce8" office:value-type="string">
            <text:p>Ryan</text:p>
          </table:table-cell>
          <table:table-cell table:style-name="ce8" office:value-type="string">
            <text:p>Smith</text:p>
          </table:table-cell>
          <table:table-cell table:style-name="ce10" office:value-type="string">
            <text:p>321-34-0518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7"</text:p>
          </table:table-cell>
          <table:table-cell table:style-name="ce13" office:value-type="float" office:value="204">
            <text:p>20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7YI  C2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Earl</text:p>
          </table:table-cell>
          <table:table-cell office:value-type="string">
            <text:p>Young</text:p>
          </table:table-cell>
          <table:table-cell table:style-name="ce10" office:value-type="string">
            <text:p>507-02-4640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6"</text:p>
          </table:table-cell>
          <table:table-cell table:style-name="ce13" office:value-type="float" office:value="161">
            <text:p>16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19" office:value-type="string">
            <text:p>8H8  0S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murder</text:p>
          </table:table-cell>
          <table:table-cell table:number-columns-repeated="1003"/>
        </table:table-row>
        <table:table-row table:style-name="ro3">
          <table:table-cell office:value-type="string">
            <text:p>Keith</text:p>
          </table:table-cell>
          <table:table-cell office:value-type="string">
            <text:p>Reed</text:p>
          </table:table-cell>
          <table:table-cell table:style-name="ce10" office:value-type="string">
            <text:p>412-45-4188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0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8H8  0S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mes</text:p>
          </table:table-cell>
          <table:table-cell office:value-type="string">
            <text:p>Nelson</text:p>
          </table:table-cell>
          <table:table-cell table:style-name="ce10" office:value-type="string">
            <text:p>033-44-8452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0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19" office:value-type="string">
            <text:p>8H8  0S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number-columns-repeated="2" table:style-name="ce10" office:value-type="string">
            <text:p>drug  trafficking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Joe</text:p>
          </table:table-cell>
          <table:table-cell office:value-type="string">
            <text:p>Perry</text:p>
          </table:table-cell>
          <table:table-cell table:style-name="ce10" office:value-type="string">
            <text:p>173-27-6224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3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1" office:value-type="string">
            <text:p>YWW  H9L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28" table:number-columns-repeated="2"/>
          <table:table-cell table:style-name="ce30"/>
          <table:table-cell table:number-columns-repeated="1003"/>
        </table:table-row>
        <table:table-row table:style-name="ro3">
          <table:table-cell office:value-type="string">
            <text:p>Albert</text:p>
          </table:table-cell>
          <table:table-cell office:value-type="string">
            <text:p>Jackson</text:p>
          </table:table-cell>
          <table:table-cell table:style-name="ce10" office:value-type="string">
            <text:p>306-81-0216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2"</text:p>
          </table:table-cell>
          <table:table-cell table:style-name="ce13" office:value-type="float" office:value="155">
            <text:p>15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IWV  R5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aul</text:p>
          </table:table-cell>
          <table:table-cell office:value-type="string">
            <text:p>Hall</text:p>
          </table:table-cell>
          <table:table-cell table:style-name="ce10" office:value-type="string">
            <text:p>042-35-5054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11"</text:p>
          </table:table-cell>
          <table:table-cell table:style-name="ce13" office:value-type="float" office:value="333">
            <text:p>33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R4I  YA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erry</text:p>
          </table:table-cell>
          <table:table-cell office:value-type="string">
            <text:p>Green</text:p>
          </table:table-cell>
          <table:table-cell table:style-name="ce10" office:value-type="string">
            <text:p>233-50-8768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11"</text:p>
          </table:table-cell>
          <table:table-cell table:style-name="ce13" office:value-type="float" office:value="284">
            <text:p>28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YBP  MI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Bobby</text:p>
          </table:table-cell>
          <table:table-cell office:value-type="string">
            <text:p>Morgan</text:p>
          </table:table-cell>
          <table:table-cell table:style-name="ce10" office:value-type="string">
            <text:p>870-53-7847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8"</text:p>
          </table:table-cell>
          <table:table-cell table:style-name="ce13" office:value-type="float" office:value="157">
            <text:p>15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KLC  2O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nald</text:p>
          </table:table-cell>
          <table:table-cell office:value-type="string">
            <text:p>Gonzalez</text:p>
          </table:table-cell>
          <table:table-cell table:style-name="ce10" office:value-type="string">
            <text:p>474-32-8241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6"</text:p>
          </table:table-cell>
          <table:table-cell table:style-name="ce13" office:value-type="float" office:value="142">
            <text:p>14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PGP  E4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se</text:p>
          </table:table-cell>
          <table:table-cell office:value-type="string">
            <text:p>Parker</text:p>
          </table:table-cell>
          <table:table-cell table:style-name="ce10" office:value-type="string">
            <text:p>357-27-3782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5"</text:p>
          </table:table-cell>
          <table:table-cell table:style-name="ce13" office:value-type="float" office:value="177">
            <text:p>17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34Y  3A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l</text:p>
          </table:table-cell>
          <table:table-cell office:value-type="string">
            <text:p>Hughes</text:p>
          </table:table-cell>
          <table:table-cell table:style-name="ce10" office:value-type="string">
            <text:p>031-76-4240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2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CMW  T9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awn</text:p>
          </table:table-cell>
          <table:table-cell office:value-type="string">
            <text:p>Roberts</text:p>
          </table:table-cell>
          <table:table-cell table:style-name="ce10" office:value-type="string">
            <text:p>075-76-5352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4"</text:p>
          </table:table-cell>
          <table:table-cell table:style-name="ce13" office:value-type="float" office:value="157">
            <text:p>15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QT8  TB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avid</text:p>
          </table:table-cell>
          <table:table-cell office:value-type="string">
            <text:p>Carter</text:p>
          </table:table-cell>
          <table:table-cell table:style-name="ce10" office:value-type="string">
            <text:p>355-27-6386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4"</text:p>
          </table:table-cell>
          <table:table-cell table:style-name="ce13" office:value-type="float" office:value="254">
            <text:p>25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VUK  SJ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nneth</text:p>
          </table:table-cell>
          <table:table-cell office:value-type="string">
            <text:p>Price</text:p>
          </table:table-cell>
          <table:table-cell table:style-name="ce10" office:value-type="string">
            <text:p>263-73-4568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8"</text:p>
          </table:table-cell>
          <table:table-cell table:style-name="ce13" office:value-type="float" office:value="282">
            <text:p>282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XV8  V5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raig</text:p>
          </table:table-cell>
          <table:table-cell office:value-type="string">
            <text:p>Brown</text:p>
          </table:table-cell>
          <table:table-cell table:style-name="ce10" office:value-type="string">
            <text:p>611-03-4033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11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EB6  PG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ephen</text:p>
          </table:table-cell>
          <table:table-cell office:value-type="string">
            <text:p>Cooper</text:p>
          </table:table-cell>
          <table:table-cell table:style-name="ce10" office:value-type="string">
            <text:p>507-74-5870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2"</text:p>
          </table:table-cell>
          <table:table-cell table:style-name="ce13" office:value-type="float" office:value="213">
            <text:p>21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JRV  MJX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Phillip</text:p>
          </table:table-cell>
          <table:table-cell office:value-type="string">
            <text:p>Thompson</text:p>
          </table:table-cell>
          <table:table-cell table:style-name="ce10" office:value-type="string">
            <text:p>506-16-0400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10"</text:p>
          </table:table-cell>
          <table:table-cell table:style-name="ce13" office:value-type="float" office:value="195">
            <text:p>19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5HM  AG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Sean</text:p>
          </table:table-cell>
          <table:table-cell office:value-type="string">
            <text:p>Walker</text:p>
          </table:table-cell>
          <table:table-cell table:style-name="ce10" office:value-type="string">
            <text:p>471-76-1754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9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NRI  3KA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embezzlemen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Brian</text:p>
          </table:table-cell>
          <table:table-cell office:value-type="string">
            <text:p>Griffin</text:p>
          </table:table-cell>
          <table:table-cell table:style-name="ce10" office:value-type="string">
            <text:p>584-78-1411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0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8LF  O7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bert</text:p>
          </table:table-cell>
          <table:table-cell office:value-type="string">
            <text:p>Johnson</text:p>
          </table:table-cell>
          <table:table-cell table:style-name="ce10" office:value-type="string">
            <text:p>505-43-0452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11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DNS  FY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Victor</text:p>
          </table:table-cell>
          <table:table-cell office:value-type="string">
            <text:p>Murphy</text:p>
          </table:table-cell>
          <table:table-cell table:style-name="ce10" office:value-type="string">
            <text:p>857-13-0420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10"</text:p>
          </table:table-cell>
          <table:table-cell table:style-name="ce13" office:value-type="float" office:value="334">
            <text:p>33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5FR  IAL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drug  trafficking</text:p>
          </table:table-cell>
          <table:table-cell table:number-columns-repeated="1003"/>
        </table:table-row>
        <table:table-row table:style-name="ro3">
          <table:table-cell office:value-type="string">
            <text:p>Jeremy</text:p>
          </table:table-cell>
          <table:table-cell office:value-type="string">
            <text:p>Sanchez</text:p>
          </table:table-cell>
          <table:table-cell table:style-name="ce10" office:value-type="string">
            <text:p>713-03-8854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11"</text:p>
          </table:table-cell>
          <table:table-cell table:style-name="ce13" office:value-type="float" office:value="293">
            <text:p>29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KYB  MCX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Bruce</text:p>
          </table:table-cell>
          <table:table-cell office:value-type="string">
            <text:p>Bell</text:p>
          </table:table-cell>
          <table:table-cell table:style-name="ce10" office:value-type="string">
            <text:p>323-24-2718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11"</text:p>
          </table:table-cell>
          <table:table-cell table:style-name="ce13" office:value-type="float" office:value="301">
            <text:p>30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O7F  5DU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Philip</text:p>
          </table:table-cell>
          <table:table-cell office:value-type="string">
            <text:p>Alexander</text:p>
          </table:table-cell>
          <table:table-cell table:style-name="ce10" office:value-type="string">
            <text:p>365-62-4407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6"</text:p>
          </table:table-cell>
          <table:table-cell table:style-name="ce13" office:value-type="float" office:value="117">
            <text:p>11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JUR  TO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arold</text:p>
          </table:table-cell>
          <table:table-cell office:value-type="string">
            <text:p>Miller</text:p>
          </table:table-cell>
          <table:table-cell table:style-name="ce10" office:value-type="string">
            <text:p>087-30-1313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0"</text:p>
          </table:table-cell>
          <table:table-cell table:style-name="ce13" office:value-type="float" office:value="188">
            <text:p>18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T6I  JP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illiam</text:p>
          </table:table-cell>
          <table:table-cell office:value-type="string">
            <text:p>Williams</text:p>
          </table:table-cell>
          <table:table-cell table:style-name="ce10" office:value-type="string">
            <text:p>887-86-3307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8"</text:p>
          </table:table-cell>
          <table:table-cell table:style-name="ce13" office:value-type="float" office:value="138">
            <text:p>13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EXB  EP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Arthur</text:p>
          </table:table-cell>
          <table:table-cell office:value-type="string">
            <text:p>Henderson</text:p>
          </table:table-cell>
          <table:table-cell table:style-name="ce10" office:value-type="string">
            <text:p>817-10-5500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6"</text:p>
          </table:table-cell>
          <table:table-cell table:style-name="ce13" office:value-type="float" office:value="320">
            <text:p>32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051  MOI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27" office:value-type="string">
            <text:p>murder</text:p>
          </table:table-cell>
          <table:table-cell table:number-columns-repeated="1003"/>
        </table:table-row>
        <table:table-row table:style-name="ro3">
          <table:table-cell office:value-type="string">
            <text:p>Gregory</text:p>
          </table:table-cell>
          <table:table-cell office:value-type="string">
            <text:p>Kelly</text:p>
          </table:table-cell>
          <table:table-cell table:style-name="ce10" office:value-type="string">
            <text:p>043-11-4235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2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3QS  7U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an</text:p>
          </table:table-cell>
          <table:table-cell office:value-type="string">
            <text:p>Collins</text:p>
          </table:table-cell>
          <table:table-cell table:style-name="ce10" office:value-type="string">
            <text:p>225-82-6640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5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RHP  0S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oward</text:p>
          </table:table-cell>
          <table:table-cell office:value-type="string">
            <text:p>Wilson</text:p>
          </table:table-cell>
          <table:table-cell table:style-name="ce10" office:value-type="string">
            <text:p>177-03-3808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4"</text:p>
          </table:table-cell>
          <table:table-cell table:style-name="ce13" office:value-type="float" office:value="133">
            <text:p>13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RTV  65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shua</text:p>
          </table:table-cell>
          <table:table-cell office:value-type="string">
            <text:p>Diaz</text:p>
          </table:table-cell>
          <table:table-cell table:style-name="ce10" office:value-type="string">
            <text:p>776-64-4732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5"</text:p>
          </table:table-cell>
          <table:table-cell table:style-name="ce13" office:value-type="float" office:value="234">
            <text:p>23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DC0  WH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aniel</text:p>
          </table:table-cell>
          <table:table-cell office:value-type="string">
            <text:p>Taylor</text:p>
          </table:table-cell>
          <table:table-cell table:style-name="ce10" office:value-type="string">
            <text:p>204-63-6788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0"</text:p>
          </table:table-cell>
          <table:table-cell table:style-name="ce13" office:value-type="float" office:value="181">
            <text:p>18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MK6  H2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immy</text:p>
          </table:table-cell>
          <table:table-cell office:value-type="string">
            <text:p>Rivera</text:p>
          </table:table-cell>
          <table:table-cell table:style-name="ce10" office:value-type="string">
            <text:p>454-66-4682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10"</text:p>
          </table:table-cell>
          <table:table-cell table:style-name="ce13" office:value-type="float" office:value="160">
            <text:p>16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GX2  3Q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homas</text:p>
          </table:table-cell>
          <table:table-cell office:value-type="string">
            <text:p>Butler</text:p>
          </table:table-cell>
          <table:table-cell table:style-name="ce10" office:value-type="string">
            <text:p>165-76-0125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4"</text:p>
          </table:table-cell>
          <table:table-cell table:style-name="ce13" office:value-type="float" office:value="104">
            <text:p>10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2CU  DP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aymond</text:p>
          </table:table-cell>
          <table:table-cell office:value-type="string">
            <text:p>Anderson</text:p>
          </table:table-cell>
          <table:table-cell table:style-name="ce10" office:value-type="string">
            <text:p>488-56-2615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2"</text:p>
          </table:table-cell>
          <table:table-cell table:style-name="ce13" office:value-type="float" office:value="103">
            <text:p>10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XDC  QUQ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Roy</text:p>
          </table:table-cell>
          <table:table-cell office:value-type="string">
            <text:p>Sanders</text:p>
          </table:table-cell>
          <table:table-cell table:style-name="ce10" office:value-type="string">
            <text:p>046-68-7176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4"</text:p>
          </table:table-cell>
          <table:table-cell table:style-name="ce13" office:value-type="float" office:value="188">
            <text:p>1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SI8  5M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Matthew</text:p>
          </table:table-cell>
          <table:table-cell office:value-type="string">
            <text:p>Gray</text:p>
          </table:table-cell>
          <table:table-cell table:style-name="ce10" office:value-type="string">
            <text:p>265-82-8177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4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J06  2XL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Larry</text:p>
          </table:table-cell>
          <table:table-cell office:value-type="string">
            <text:p>Evans</text:p>
          </table:table-cell>
          <table:table-cell table:style-name="ce10" office:value-type="string">
            <text:p>370-35-4430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8"</text:p>
          </table:table-cell>
          <table:table-cell table:style-name="ce13" office:value-type="float" office:value="276">
            <text:p>27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XBU  4V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imothy</text:p>
          </table:table-cell>
          <table:table-cell office:value-type="string">
            <text:p>Brooks</text:p>
          </table:table-cell>
          <table:table-cell table:style-name="ce10" office:value-type="string">
            <text:p>731-47-7721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1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H4B  T8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eve</text:p>
          </table:table-cell>
          <table:table-cell office:value-type="string">
            <text:p>White</text:p>
          </table:table-cell>
          <table:table-cell table:style-name="ce10" office:value-type="string">
            <text:p>614-17-2232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4"</text:p>
          </table:table-cell>
          <table:table-cell table:style-name="ce13" office:value-type="float" office:value="188">
            <text:p>1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NIQ  NFO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fraud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Edward</text:p>
          </table:table-cell>
          <table:table-cell office:value-type="string">
            <text:p>Cook</text:p>
          </table:table-cell>
          <table:table-cell table:style-name="ce10" office:value-type="string">
            <text:p>614-38-1803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0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A89  4K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hn</text:p>
          </table:table-cell>
          <table:table-cell office:value-type="string">
            <text:p>Morris</text:p>
          </table:table-cell>
          <table:table-cell table:style-name="ce10" office:value-type="string">
            <text:p>665-61-5017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4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JAH  YC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aron</text:p>
          </table:table-cell>
          <table:table-cell office:value-type="string">
            <text:p>Cox</text:p>
          </table:table-cell>
          <table:table-cell table:style-name="ce10" office:value-type="string">
            <text:p>326-71-3534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9"</text:p>
          </table:table-cell>
          <table:table-cell table:style-name="ce13" office:value-type="float" office:value="317">
            <text:p>317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IBM  DB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Ralph</text:p>
          </table:table-cell>
          <table:table-cell office:value-type="string">
            <text:p>Washington</text:p>
          </table:table-cell>
          <table:table-cell table:style-name="ce10" office:value-type="string">
            <text:p>012-77-0648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2"</text:p>
          </table:table-cell>
          <table:table-cell table:style-name="ce13" office:value-type="float" office:value="213">
            <text:p>21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T2H  HS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amuel</text:p>
          </table:table-cell>
          <table:table-cell office:value-type="string">
            <text:p>Lewis</text:p>
          </table:table-cell>
          <table:table-cell table:style-name="ce10" office:value-type="string">
            <text:p>378-10-3168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3"</text:p>
          </table:table-cell>
          <table:table-cell table:style-name="ce13" office:value-type="float" office:value="240">
            <text:p>24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UQX  QD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arles</text:p>
          </table:table-cell>
          <table:table-cell office:value-type="string">
            <text:p>Torres</text:p>
          </table:table-cell>
          <table:table-cell table:style-name="ce10" office:value-type="string">
            <text:p>428-58-6623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4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K7I  MW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illie</text:p>
          </table:table-cell>
          <table:table-cell office:value-type="string">
            <text:p>Baker</text:p>
          </table:table-cell>
          <table:table-cell table:style-name="ce10" office:value-type="string">
            <text:p>885-36-1243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7"</text:p>
          </table:table-cell>
          <table:table-cell table:style-name="ce13" office:value-type="float" office:value="261">
            <text:p>26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RJS  LJ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an</text:p>
          </table:table-cell>
          <table:table-cell office:value-type="string">
            <text:p>Robinson</text:p>
          </table:table-cell>
          <table:table-cell table:style-name="ce10" office:value-type="string">
            <text:p>886-03-7124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8"</text:p>
          </table:table-cell>
          <table:table-cell table:style-name="ce13" office:value-type="float" office:value="327">
            <text:p>327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SW1  UM7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>
            <text:p>Jonathan</text:p>
          </table:table-cell>
          <table:table-cell office:value-type="string">
            <text:p>Bryant</text:p>
          </table:table-cell>
          <table:table-cell table:style-name="ce10" office:value-type="string">
            <text:p>077-50-6586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1"</text:p>
          </table:table-cell>
          <table:table-cell table:style-name="ce13" office:value-type="float" office:value="159">
            <text:p>15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UW3  GB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kidnapping</text:p>
          </table:table-cell>
          <table:table-cell table:style-name="ce27" office:value-type="string">
            <text:p>terrorism</text:p>
          </table:table-cell>
          <table:table-cell table:number-columns-repeated="1003"/>
        </table:table-row>
        <table:table-row table:style-name="ro3">
          <table:table-cell office:value-type="string">
            <text:p>Roger</text:p>
          </table:table-cell>
          <table:table-cell office:value-type="string">
            <text:p>Lopez</text:p>
          </table:table-cell>
          <table:table-cell table:style-name="ce10" office:value-type="string">
            <text:p>674-81-8145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1"</text:p>
          </table:table-cell>
          <table:table-cell table:style-name="ce13" office:value-type="float" office:value="242">
            <text:p>24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WFX  D9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ric</text:p>
          </table:table-cell>
          <table:table-cell office:value-type="string">
            <text:p>Adams</text:p>
          </table:table-cell>
          <table:table-cell table:style-name="ce10" office:value-type="string">
            <text:p>527-02-3430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2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MCS  FXO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kidnapping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Gerald</text:p>
          </table:table-cell>
          <table:table-cell office:value-type="string">
            <text:p>James</text:p>
          </table:table-cell>
          <table:table-cell table:style-name="ce10" office:value-type="string">
            <text:p>423-88-2677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10"</text:p>
          </table:table-cell>
          <table:table-cell table:style-name="ce13" office:value-type="float" office:value="257">
            <text:p>25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SO6  W2L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Mark</text:p>
          </table:table-cell>
          <table:table-cell office:value-type="string">
            <text:p>Simmons</text:p>
          </table:table-cell>
          <table:table-cell table:style-name="ce10" office:value-type="string">
            <text:p>618-63-0630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8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7LA  L34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George</text:p>
          </table:table-cell>
          <table:table-cell office:value-type="string">
            <text:p>Howard</text:p>
          </table:table-cell>
          <table:table-cell table:style-name="ce10" office:value-type="string">
            <text:p>028-18-1740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0"</text:p>
          </table:table-cell>
          <table:table-cell table:style-name="ce13" office:value-type="float" office:value="117">
            <text:p>117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1PC  YA3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Brandon</text:p>
          </table:table-cell>
          <table:table-cell office:value-type="string">
            <text:p>Phillips</text:p>
          </table:table-cell>
          <table:table-cell table:style-name="ce10" office:value-type="string">
            <text:p>831-60-3317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7"</text:p>
          </table:table-cell>
          <table:table-cell table:style-name="ce13" office:value-type="float" office:value="363">
            <text:p>36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NV8  IT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uglas</text:p>
          </table:table-cell>
          <table:table-cell office:value-type="string">
            <text:p>Bailey</text:p>
          </table:table-cell>
          <table:table-cell table:style-name="ce10" office:value-type="string">
            <text:p>203-01-7065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10"</text:p>
          </table:table-cell>
          <table:table-cell table:style-name="ce13" office:value-type="float" office:value="363">
            <text:p>36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W9Q  VCW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Ronald</text:p>
          </table:table-cell>
          <table:table-cell office:value-type="string">
            <text:p>Clark</text:p>
          </table:table-cell>
          <table:table-cell table:style-name="ce10" office:value-type="string">
            <text:p>552-64-7201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3"</text:p>
          </table:table-cell>
          <table:table-cell table:style-name="ce13" office:value-type="float" office:value="237">
            <text:p>237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VK0  43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ary</text:p>
          </table:table-cell>
          <table:table-cell office:value-type="string">
            <text:p>Ward</text:p>
          </table:table-cell>
          <table:table-cell table:style-name="ce10" office:value-type="string">
            <text:p>084-11-6614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4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8TN  4I8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Jerry</text:p>
          </table:table-cell>
          <table:table-cell office:value-type="string">
            <text:p>Rodriguez</text:p>
          </table:table-cell>
          <table:table-cell table:style-name="ce10" office:value-type="string">
            <text:p>412-05-4477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10"</text:p>
          </table:table-cell>
          <table:table-cell table:style-name="ce13" office:value-type="float" office:value="382">
            <text:p>382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1X6  WJ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hnny</text:p>
          </table:table-cell>
          <table:table-cell office:value-type="string">
            <text:p>Rogers</text:p>
          </table:table-cell>
          <table:table-cell table:style-name="ce10" office:value-type="string">
            <text:p>710-82-2861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2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UI5  L3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Scott</text:p>
          </table:table-cell>
          <table:table-cell office:value-type="string">
            <text:p>King</text:p>
          </table:table-cell>
          <table:table-cell table:style-name="ce10" office:value-type="string">
            <text:p>644-16-2813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2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7CB  4RJ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Steven</text:p>
          </table:table-cell>
          <table:table-cell office:value-type="string">
            <text:p>Wright</text:p>
          </table:table-cell>
          <table:table-cell table:style-name="ce10" office:value-type="string">
            <text:p>002-27-2602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7"</text:p>
          </table:table-cell>
          <table:table-cell table:style-name="ce13" office:value-type="float" office:value="268">
            <text:p>26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9UL  EH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ugene</text:p>
          </table:table-cell>
          <table:table-cell office:value-type="string">
            <text:p>Hill</text:p>
          </table:table-cell>
          <table:table-cell table:style-name="ce10" office:value-type="string">
            <text:p>537-16-7030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2"</text:p>
          </table:table-cell>
          <table:table-cell table:style-name="ce13" office:value-type="float" office:value="311">
            <text:p>31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7P6  XM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ichael</text:p>
          </table:table-cell>
          <table:table-cell office:value-type="string">
            <text:p>Perez</text:p>
          </table:table-cell>
          <table:table-cell table:style-name="ce10" office:value-type="string">
            <text:p>006-60-8776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4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T7D  QI2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Nicholas</text:p>
          </table:table-cell>
          <table:table-cell office:value-type="string">
            <text:p>Martinez</text:p>
          </table:table-cell>
          <table:table-cell table:style-name="ce10" office:value-type="string">
            <text:p>025-60-7116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4"</text:p>
          </table:table-cell>
          <table:table-cell table:style-name="ce13" office:value-type="float" office:value="139">
            <text:p>13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K58  1E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>
            <text:p>Patrick</text:p>
          </table:table-cell>
          <table:table-cell office:value-type="string">
            <text:p>Coleman</text:p>
          </table:table-cell>
          <table:table-cell table:style-name="ce10" office:value-type="string">
            <text:p>813-43-5465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1"</text:p>
          </table:table-cell>
          <table:table-cell table:style-name="ce13" office:value-type="float" office:value="257">
            <text:p>25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E2Q  1JM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terrorism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4">
          <table:table-cell office:value-type="string">
            <text:p>Russell</text:p>
          </table:table-cell>
          <table:table-cell office:value-type="string">
            <text:p>Lee</text:p>
          </table:table-cell>
          <table:table-cell table:style-name="ce10" office:value-type="string">
            <text:p>647-18-1244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4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9BH  NI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terrorism</text:p>
          </table:table-cell>
          <table:table-cell table:number-columns-repeated="1003"/>
        </table:table-row>
        <table:table-row table:style-name="ro4">
          <table:table-cell office:value-type="string">
            <text:p>Adam</text:p>
          </table:table-cell>
          <table:table-cell office:value-type="string">
            <text:p>Flores</text:p>
          </table:table-cell>
          <table:table-cell table:style-name="ce10" office:value-type="string">
            <text:p>067-36-2783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10"</text:p>
          </table:table-cell>
          <table:table-cell table:style-name="ce13" office:value-type="float" office:value="200">
            <text:p>200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6SW  5G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Dennis</text:p>
          </table:table-cell>
          <table:table-cell office:value-type="string">
            <text:p>Davis</text:p>
          </table:table-cell>
          <table:table-cell table:style-name="ce10" office:value-type="string">
            <text:p>374-74-2680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10"</text:p>
          </table:table-cell>
          <table:table-cell table:style-name="ce13" office:value-type="float" office:value="296">
            <text:p>29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QMT  GTY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Henry</text:p>
          </table:table-cell>
          <table:table-cell office:value-type="string">
            <text:p>Campbell</text:p>
          </table:table-cell>
          <table:table-cell table:style-name="ce10" office:value-type="string">
            <text:p>248-01-0730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2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QC1  KH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son</text:p>
          </table:table-cell>
          <table:table-cell office:value-type="string">
            <text:p>Peterson</text:p>
          </table:table-cell>
          <table:table-cell table:style-name="ce10" office:value-type="string">
            <text:p>864-51-2124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11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M3L  NB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sse</text:p>
          </table:table-cell>
          <table:table-cell office:value-type="string">
            <text:p>Turner</text:p>
          </table:table-cell>
          <table:table-cell table:style-name="ce10" office:value-type="string">
            <text:p>641-63-2065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4"</text:p>
          </table:table-cell>
          <table:table-cell table:style-name="ce13" office:value-type="float" office:value="244">
            <text:p>24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RIG  KWY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Jeffrey</text:p>
          </table:table-cell>
          <table:table-cell office:value-type="string">
            <text:p>Jones</text:p>
          </table:table-cell>
          <table:table-cell table:style-name="ce10" office:value-type="string">
            <text:p>687-02-1521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6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M7P  8Q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ristopher</text:p>
          </table:table-cell>
          <table:table-cell office:value-type="string">
            <text:p>Gonzales</text:p>
          </table:table-cell>
          <table:table-cell table:style-name="ce10" office:value-type="string">
            <text:p>331-40-0322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6"</text:p>
          </table:table-cell>
          <table:table-cell table:style-name="ce13" office:value-type="float" office:value="294">
            <text:p>29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CJ2  MQ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Lawrence</text:p>
          </table:table-cell>
          <table:table-cell office:value-type="string">
            <text:p>Jenkins</text:p>
          </table:table-cell>
          <table:table-cell table:style-name="ce10" office:value-type="string">
            <text:p>643-66-6141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2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VDT  41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number-columns-repeated="2" table:style-name="ce10" office:value-type="string">
            <text:p>larcen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Billy</text:p>
          </table:table-cell>
          <table:table-cell office:value-type="string">
            <text:p>Mitchell</text:p>
          </table:table-cell>
          <table:table-cell table:style-name="ce10" office:value-type="string">
            <text:p>370-44-8344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0"</text:p>
          </table:table-cell>
          <table:table-cell table:style-name="ce13" office:value-type="float" office:value="122">
            <text:p>122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2T4  B9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ris</text:p>
          </table:table-cell>
          <table:table-cell office:value-type="string">
            <text:p>Allen</text:p>
          </table:table-cell>
          <table:table-cell table:style-name="ce10" office:value-type="string">
            <text:p>610-27-5627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9"</text:p>
          </table:table-cell>
          <table:table-cell table:style-name="ce13" office:value-type="float" office:value="230">
            <text:p>23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OPD  8B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enjamin</text:p>
          </table:table-cell>
          <table:table-cell office:value-type="string">
            <text:p>Moore</text:p>
          </table:table-cell>
          <table:table-cell table:style-name="ce10" office:value-type="string">
            <text:p>317-47-0321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4"</text:p>
          </table:table-cell>
          <table:table-cell table:style-name="ce13" office:value-type="float" office:value="238">
            <text:p>23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948  04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larence</text:p>
          </table:table-cell>
          <table:table-cell office:value-type="string">
            <text:p>Bennett</text:p>
          </table:table-cell>
          <table:table-cell table:style-name="ce10" office:value-type="string">
            <text:p>813-80-1545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5"</text:p>
          </table:table-cell>
          <table:table-cell table:style-name="ce13" office:value-type="float" office:value="177">
            <text:p>17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GM8  EW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eter</text:p>
          </table:table-cell>
          <table:table-cell office:value-type="string">
            <text:p>Wood</text:p>
          </table:table-cell>
          <table:table-cell table:style-name="ce10" office:value-type="string">
            <text:p>330-45-6728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1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113  DI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uglas</text:p>
          </table:table-cell>
          <table:table-cell office:value-type="string">
            <text:p>Torres</text:p>
          </table:table-cell>
          <table:table-cell table:style-name="ce10" office:value-type="string">
            <text:p>811-64-5065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1"</text:p>
          </table:table-cell>
          <table:table-cell table:style-name="ce13" office:value-type="float" office:value="310">
            <text:p>31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GKR  4EX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>
            <text:p>Arthur</text:p>
          </table:table-cell>
          <table:table-cell office:value-type="string">
            <text:p>Taylor</text:p>
          </table:table-cell>
          <table:table-cell table:style-name="ce10" office:value-type="string">
            <text:p>760-36-6681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11"</text:p>
          </table:table-cell>
          <table:table-cell table:style-name="ce13" office:value-type="float" office:value="293">
            <text:p>29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RXH  EVV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embezzlement</text:p>
          </table:table-cell>
          <table:table-cell table:number-columns-repeated="1003"/>
        </table:table-row>
        <table:table-row table:style-name="ro3">
          <table:table-cell office:value-type="string">
            <text:p>Andrew</text:p>
          </table:table-cell>
          <table:table-cell office:value-type="string">
            <text:p>Scott</text:p>
          </table:table-cell>
          <table:table-cell table:style-name="ce10" office:value-type="string">
            <text:p>038-83-4681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2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36T  7O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Anthony</text:p>
          </table:table-cell>
          <table:table-cell office:value-type="string">
            <text:p>Butler</text:p>
          </table:table-cell>
          <table:table-cell table:style-name="ce10" office:value-type="string">
            <text:p>533-18-5534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5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FNL  CS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fraud</text:p>
          </table:table-cell>
          <table:table-cell table:number-columns-repeated="1003"/>
        </table:table-row>
        <table:table-row table:style-name="ro3">
          <table:table-cell office:value-type="string">
            <text:p>Roger</text:p>
          </table:table-cell>
          <table:table-cell office:value-type="string">
            <text:p>Cox</text:p>
          </table:table-cell>
          <table:table-cell table:style-name="ce10" office:value-type="string">
            <text:p>823-50-0305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0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1M1  GY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rry</text:p>
          </table:table-cell>
          <table:table-cell office:value-type="string">
            <text:p>Thomas</text:p>
          </table:table-cell>
          <table:table-cell table:style-name="ce10" office:value-type="string">
            <text:p>050-82-8120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10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KT5  CI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awrence</text:p>
          </table:table-cell>
          <table:table-cell office:value-type="string">
            <text:p>Stewart</text:p>
          </table:table-cell>
          <table:table-cell table:style-name="ce10" office:value-type="string">
            <text:p>788-44-7222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2"</text:p>
          </table:table-cell>
          <table:table-cell table:style-name="ce13" office:value-type="float" office:value="233">
            <text:p>23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E4A  UQ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amuel</text:p>
          </table:table-cell>
          <table:table-cell office:value-type="string">
            <text:p>Johnson</text:p>
          </table:table-cell>
          <table:table-cell table:style-name="ce10" office:value-type="string">
            <text:p>756-16-3203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0"</text:p>
          </table:table-cell>
          <table:table-cell table:style-name="ce13" office:value-type="float" office:value="143">
            <text:p>143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FNY  9A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rank</text:p>
          </table:table-cell>
          <table:table-cell office:value-type="string">
            <text:p>Price</text:p>
          </table:table-cell>
          <table:table-cell table:style-name="ce10" office:value-type="string">
            <text:p>722-86-7783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6"</text:p>
          </table:table-cell>
          <table:table-cell table:style-name="ce13" office:value-type="float" office:value="181">
            <text:p>181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GHV  13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ayne</text:p>
          </table:table-cell>
          <table:table-cell office:value-type="string">
            <text:p>Nelson</text:p>
          </table:table-cell>
          <table:table-cell table:style-name="ce10" office:value-type="string">
            <text:p>103-38-7247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7"</text:p>
          </table:table-cell>
          <table:table-cell table:style-name="ce13" office:value-type="float" office:value="268">
            <text:p>26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020  6H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hilip</text:p>
          </table:table-cell>
          <table:table-cell office:value-type="string">
            <text:p>Davis</text:p>
          </table:table-cell>
          <table:table-cell table:style-name="ce10" office:value-type="string">
            <text:p>712-17-3162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1"</text:p>
          </table:table-cell>
          <table:table-cell table:style-name="ce13" office:value-type="float" office:value="201">
            <text:p>20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GPC  AJ4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Billy</text:p>
          </table:table-cell>
          <table:table-cell office:value-type="string">
            <text:p>Simmons</text:p>
          </table:table-cell>
          <table:table-cell table:style-name="ce10" office:value-type="string">
            <text:p>031-01-7212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10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EL6  US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oward</text:p>
          </table:table-cell>
          <table:table-cell office:value-type="string">
            <text:p>Clark</text:p>
          </table:table-cell>
          <table:table-cell table:style-name="ce10" office:value-type="string">
            <text:p>020-34-3270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2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HC7  VP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illie</text:p>
          </table:table-cell>
          <table:table-cell office:value-type="string">
            <text:p>Rodriguez</text:p>
          </table:table-cell>
          <table:table-cell table:style-name="ce10" office:value-type="string">
            <text:p>567-22-4512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2"</text:p>
          </table:table-cell>
          <table:table-cell table:style-name="ce13" office:value-type="float" office:value="147">
            <text:p>14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PTX  DY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ephen</text:p>
          </table:table-cell>
          <table:table-cell office:value-type="string">
            <text:p>Howard</text:p>
          </table:table-cell>
          <table:table-cell table:style-name="ce10" office:value-type="string">
            <text:p>024-72-0075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2"</text:p>
          </table:table-cell>
          <table:table-cell table:style-name="ce13" office:value-type="float" office:value="103">
            <text:p>10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94C  R9V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Walter</text:p>
          </table:table-cell>
          <table:table-cell office:value-type="string">
            <text:p>Ross</text:p>
          </table:table-cell>
          <table:table-cell table:style-name="ce10" office:value-type="string">
            <text:p>625-18-7324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9"</text:p>
          </table:table-cell>
          <table:table-cell table:style-name="ce13" office:value-type="float" office:value="155">
            <text:p>15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BH8  INQ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Harold</text:p>
          </table:table-cell>
          <table:table-cell office:value-type="string">
            <text:p>Edwards</text:p>
          </table:table-cell>
          <table:table-cell table:style-name="ce10" office:value-type="string">
            <text:p>472-84-1105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6"</text:p>
          </table:table-cell>
          <table:table-cell table:style-name="ce13" office:value-type="float" office:value="260">
            <text:p>26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ODY  BG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yan</text:p>
          </table:table-cell>
          <table:table-cell office:value-type="string">
            <text:p>Martin</text:p>
          </table:table-cell>
          <table:table-cell table:style-name="ce10" office:value-type="string">
            <text:p>878-18-7081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7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WOJ  S4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ian</text:p>
          </table:table-cell>
          <table:table-cell office:value-type="string">
            <text:p>Powell</text:p>
          </table:table-cell>
          <table:table-cell table:style-name="ce10" office:value-type="string">
            <text:p>601-76-7275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4"</text:p>
          </table:table-cell>
          <table:table-cell table:style-name="ce13" office:value-type="float" office:value="254">
            <text:p>25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AFT  2Q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mes</text:p>
          </table:table-cell>
          <table:table-cell office:value-type="string">
            <text:p>Parker</text:p>
          </table:table-cell>
          <table:table-cell table:style-name="ce10" office:value-type="string">
            <text:p>322-12-6217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1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0ED  E34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William</text:p>
          </table:table-cell>
          <table:table-cell office:value-type="string">
            <text:p>Hughes</text:p>
          </table:table-cell>
          <table:table-cell table:style-name="ce10" office:value-type="string">
            <text:p>765-14-4041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3"</text:p>
          </table:table-cell>
          <table:table-cell table:style-name="ce13" office:value-type="float" office:value="152">
            <text:p>152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E1B  5E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andon</text:p>
          </table:table-cell>
          <table:table-cell office:value-type="string">
            <text:p>James</text:p>
          </table:table-cell>
          <table:table-cell table:style-name="ce10" office:value-type="string">
            <text:p>312-47-2158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1"</text:p>
          </table:table-cell>
          <table:table-cell table:style-name="ce13" office:value-type="float" office:value="201">
            <text:p>20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X9S  VH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ary</text:p>
          </table:table-cell>
          <table:table-cell office:value-type="string">
            <text:p>Gray</text:p>
          </table:table-cell>
          <table:table-cell table:style-name="ce10" office:value-type="string">
            <text:p>164-06-5001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7"</text:p>
          </table:table-cell>
          <table:table-cell table:style-name="ce13" office:value-type="float" office:value="127">
            <text:p>12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IO3  XB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4">
          <table:table-cell office:value-type="string">
            <text:p>Carl</text:p>
          </table:table-cell>
          <table:table-cell office:value-type="string">
            <text:p>Bryant</text:p>
          </table:table-cell>
          <table:table-cell table:style-name="ce10" office:value-type="string">
            <text:p>418-80-0023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6'6"</text:p>
          </table:table-cell>
          <table:table-cell table:style-name="ce13" office:value-type="float" office:value="268">
            <text:p>268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EEX  YYB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terrorism</text:p>
          </table:table-cell>
          <table:table-cell table:style-name="ce27" office:value-type="string">
            <text:p>fraud</text:p>
          </table:table-cell>
          <table:table-cell table:number-columns-repeated="1003"/>
        </table:table-row>
        <table:table-row table:style-name="ro3">
          <table:table-cell office:value-type="string">
            <text:p>Todd</text:p>
          </table:table-cell>
          <table:table-cell office:value-type="string">
            <text:p>Walker</text:p>
          </table:table-cell>
          <table:table-cell table:style-name="ce10" office:value-type="string">
            <text:p>817-53-5547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3"</text:p>
          </table:table-cell>
          <table:table-cell table:style-name="ce13" office:value-type="float" office:value="214">
            <text:p>21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SU4  MXI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Timothy</text:p>
          </table:table-cell>
          <table:table-cell office:value-type="string">
            <text:p>Lewis</text:p>
          </table:table-cell>
          <table:table-cell table:style-name="ce10" office:value-type="string">
            <text:p>416-51-1508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5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0VP  LS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awn</text:p>
          </table:table-cell>
          <table:table-cell office:value-type="string">
            <text:p>Moore</text:p>
          </table:table-cell>
          <table:table-cell table:style-name="ce10" office:value-type="string">
            <text:p>857-37-6403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4"</text:p>
          </table:table-cell>
          <table:table-cell table:style-name="ce13" office:value-type="float" office:value="122">
            <text:p>12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4A9  2K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arl</text:p>
          </table:table-cell>
          <table:table-cell office:value-type="string">
            <text:p>Wright</text:p>
          </table:table-cell>
          <table:table-cell table:style-name="ce10" office:value-type="string">
            <text:p>031-55-1283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10"</text:p>
          </table:table-cell>
          <table:table-cell table:style-name="ce13" office:value-type="float" office:value="292">
            <text:p>29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NJS  L0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immy</text:p>
          </table:table-cell>
          <table:table-cell office:value-type="string">
            <text:p>Campbell</text:p>
          </table:table-cell>
          <table:table-cell table:style-name="ce10" office:value-type="string">
            <text:p>134-71-3423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6"</text:p>
          </table:table-cell>
          <table:table-cell table:style-name="ce13" office:value-type="float" office:value="223">
            <text:p>22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L09  O1U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Steve</text:p>
          </table:table-cell>
          <table:table-cell office:value-type="string">
            <text:p>Perez</text:p>
          </table:table-cell>
          <table:table-cell table:style-name="ce10" office:value-type="string">
            <text:p>518-07-3262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9"</text:p>
          </table:table-cell>
          <table:table-cell table:style-name="ce13" office:value-type="float" office:value="261">
            <text:p>261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MFU  FH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bert</text:p>
          </table:table-cell>
          <table:table-cell office:value-type="string">
            <text:p>Brooks</text:p>
          </table:table-cell>
          <table:table-cell table:style-name="ce10" office:value-type="string">
            <text:p>705-27-1881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7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KP2  TH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obby</text:p>
          </table:table-cell>
          <table:table-cell office:value-type="string">
            <text:p>Bailey</text:p>
          </table:table-cell>
          <table:table-cell table:style-name="ce10" office:value-type="string">
            <text:p>305-35-5135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2"</text:p>
          </table:table-cell>
          <table:table-cell table:style-name="ce13" office:value-type="float" office:value="140">
            <text:p>14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T7A  G9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ith</text:p>
          </table:table-cell>
          <table:table-cell office:value-type="string">
            <text:p>Cook</text:p>
          </table:table-cell>
          <table:table-cell table:style-name="ce10" office:value-type="string">
            <text:p>473-64-0033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2"</text:p>
          </table:table-cell>
          <table:table-cell table:style-name="ce13" office:value-type="float" office:value="131">
            <text:p>13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OY1  MJ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uce</text:p>
          </table:table-cell>
          <table:table-cell office:value-type="string">
            <text:p>Washington</text:p>
          </table:table-cell>
          <table:table-cell table:style-name="ce10" office:value-type="string">
            <text:p>138-57-0778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2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WDP  U4H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Thomas</text:p>
          </table:table-cell>
          <table:table-cell office:value-type="string">
            <text:p>Jones</text:p>
          </table:table-cell>
          <table:table-cell table:style-name="ce10" office:value-type="string">
            <text:p>832-68-7751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0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9TQ  50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dward</text:p>
          </table:table-cell>
          <table:table-cell office:value-type="string">
            <text:p>Wilson</text:p>
          </table:table-cell>
          <table:table-cell table:style-name="ce10" office:value-type="string">
            <text:p>840-03-3003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6"</text:p>
          </table:table-cell>
          <table:table-cell table:style-name="ce13" office:value-type="float" office:value="173">
            <text:p>17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1PL  QC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avid</text:p>
          </table:table-cell>
          <table:table-cell office:value-type="string">
            <text:p>Bennett</text:p>
          </table:table-cell>
          <table:table-cell table:style-name="ce10" office:value-type="string">
            <text:p>786-78-4583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8"</text:p>
          </table:table-cell>
          <table:table-cell table:style-name="ce13" office:value-type="float" office:value="170">
            <text:p>17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LTY  N2H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Henry</text:p>
          </table:table-cell>
          <table:table-cell office:value-type="string">
            <text:p>Thompson</text:p>
          </table:table-cell>
          <table:table-cell table:style-name="ce10" office:value-type="string">
            <text:p>073-12-5371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9"</text:p>
          </table:table-cell>
          <table:table-cell table:style-name="ce13" office:value-type="float" office:value="155">
            <text:p>15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JC2  J5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stin</text:p>
          </table:table-cell>
          <table:table-cell office:value-type="string">
            <text:p>Foster</text:p>
          </table:table-cell>
          <table:table-cell table:style-name="ce10" office:value-type="string">
            <text:p>836-86-8166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2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D01  6Q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alph</text:p>
          </table:table-cell>
          <table:table-cell office:value-type="string">
            <text:p>Diaz</text:p>
          </table:table-cell>
          <table:table-cell table:style-name="ce10" office:value-type="string">
            <text:p>318-57-7874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3"</text:p>
          </table:table-cell>
          <table:table-cell table:style-name="ce13" office:value-type="float" office:value="124">
            <text:p>12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7MQ  5FO</text:p>
          </table:table-cell>
          <table:table-cell table:style-name="ce10" office:value-type="float" office:value="3">
            <text:p>3</text:p>
          </table:table-cell>
          <table:table-cell table:number-columns-repeated="3"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Charles</text:p>
          </table:table-cell>
          <table:table-cell office:value-type="string">
            <text:p>Martinez</text:p>
          </table:table-cell>
          <table:table-cell table:style-name="ce10" office:value-type="string">
            <text:p>430-56-5331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11"</text:p>
          </table:table-cell>
          <table:table-cell table:style-name="ce13" office:value-type="float" office:value="391">
            <text:p>391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NEM  60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eorge</text:p>
          </table:table-cell>
          <table:table-cell office:value-type="string">
            <text:p>Anderson</text:p>
          </table:table-cell>
          <table:table-cell table:style-name="ce10" office:value-type="string">
            <text:p>188-04-3352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10"</text:p>
          </table:table-cell>
          <table:table-cell table:style-name="ce13" office:value-type="float" office:value="181">
            <text:p>18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NLM  SW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sse</text:p>
          </table:table-cell>
          <table:table-cell office:value-type="string">
            <text:p>Harris</text:p>
          </table:table-cell>
          <table:table-cell table:style-name="ce10" office:value-type="string">
            <text:p>070-73-1668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7"</text:p>
          </table:table-cell>
          <table:table-cell table:style-name="ce13" office:value-type="float" office:value="217">
            <text:p>21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Q3P  H1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arry</text:p>
          </table:table-cell>
          <table:table-cell office:value-type="string">
            <text:p>King</text:p>
          </table:table-cell>
          <table:table-cell table:style-name="ce10" office:value-type="string">
            <text:p>448-33-2668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3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PUX  SR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shua</text:p>
          </table:table-cell>
          <table:table-cell office:value-type="string">
            <text:p>Robinson</text:p>
          </table:table-cell>
          <table:table-cell table:style-name="ce10" office:value-type="string">
            <text:p>862-80-1270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0"</text:p>
          </table:table-cell>
          <table:table-cell table:style-name="ce13" office:value-type="float" office:value="189">
            <text:p>189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HT5  D2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ffrey</text:p>
          </table:table-cell>
          <table:table-cell office:value-type="string">
            <text:p>Ward</text:p>
          </table:table-cell>
          <table:table-cell table:style-name="ce10" office:value-type="string">
            <text:p>377-36-3640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10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JFL  JP4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Sean</text:p>
          </table:table-cell>
          <table:table-cell office:value-type="string">
            <text:p>Allen</text:p>
          </table:table-cell>
          <table:table-cell table:style-name="ce10" office:value-type="string">
            <text:p>627-53-3471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1"</text:p>
          </table:table-cell>
          <table:table-cell table:style-name="ce13" office:value-type="float" office:value="318">
            <text:p>318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D29  NVU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Michael</text:p>
          </table:table-cell>
          <table:table-cell office:value-type="string">
            <text:p>Bell</text:p>
          </table:table-cell>
          <table:table-cell table:style-name="ce10" office:value-type="string">
            <text:p>110-45-6602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0"</text:p>
          </table:table-cell>
          <table:table-cell table:style-name="ce13" office:value-type="float" office:value="265">
            <text:p>26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TFO  VW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e</text:p>
          </table:table-cell>
          <table:table-cell office:value-type="string">
            <text:p>Morgan</text:p>
          </table:table-cell>
          <table:table-cell table:style-name="ce10" office:value-type="string">
            <text:p>518-13-1276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9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LW4  RW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Richard</text:p>
          </table:table-cell>
          <table:table-cell office:value-type="string">
            <text:p>Garcia</text:p>
          </table:table-cell>
          <table:table-cell table:style-name="ce10" office:value-type="string">
            <text:p>228-08-4726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2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J5S  U6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Roy</text:p>
          </table:table-cell>
          <table:table-cell office:value-type="string">
            <text:p>Hill</text:p>
          </table:table-cell>
          <table:table-cell table:style-name="ce10" office:value-type="string">
            <text:p>713-62-8617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2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JD8  SKB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Raymond</text:p>
          </table:table-cell>
          <table:table-cell office:value-type="string">
            <text:p>Miller</text:p>
          </table:table-cell>
          <table:table-cell table:style-name="ce10" office:value-type="string">
            <text:p>311-85-3642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8"</text:p>
          </table:table-cell>
          <table:table-cell table:style-name="ce13" office:value-type="float" office:value="263">
            <text:p>26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EXD  Y1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ouis</text:p>
          </table:table-cell>
          <table:table-cell office:value-type="string">
            <text:p>Smith</text:p>
          </table:table-cell>
          <table:table-cell table:style-name="ce10" office:value-type="string">
            <text:p>300-15-0470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4"</text:p>
          </table:table-cell>
          <table:table-cell table:style-name="ce13" office:value-type="float" office:value="188">
            <text:p>1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Y3C  NJ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Victor</text:p>
          </table:table-cell>
          <table:table-cell office:value-type="string">
            <text:p>Green</text:p>
          </table:table-cell>
          <table:table-cell table:style-name="ce10" office:value-type="string">
            <text:p>028-00-0561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3"</text:p>
          </table:table-cell>
          <table:table-cell table:style-name="ce13" office:value-type="float" office:value="232">
            <text:p>23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HRU  Q5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andy</text:p>
          </table:table-cell>
          <table:table-cell office:value-type="string">
            <text:p>Carter</text:p>
          </table:table-cell>
          <table:table-cell table:style-name="ce10" office:value-type="string">
            <text:p>557-00-2538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3"</text:p>
          </table:table-cell>
          <table:table-cell table:style-name="ce13" office:value-type="float" office:value="232">
            <text:p>23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OH9  0NY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Terry</text:p>
          </table:table-cell>
          <table:table-cell office:value-type="string">
            <text:p>Flores</text:p>
          </table:table-cell>
          <table:table-cell table:style-name="ce10" office:value-type="string">
            <text:p>457-12-8123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6"</text:p>
          </table:table-cell>
          <table:table-cell table:style-name="ce13" office:value-type="float" office:value="259">
            <text:p>259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8RD  N8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enjamin</text:p>
          </table:table-cell>
          <table:table-cell office:value-type="string">
            <text:p>Sanchez</text:p>
          </table:table-cell>
          <table:table-cell table:style-name="ce10" office:value-type="string">
            <text:p>156-57-6788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1"</text:p>
          </table:table-cell>
          <table:table-cell table:style-name="ce13" office:value-type="float" office:value="105">
            <text:p>105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5OC  474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kidnapping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kidnapping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Kenneth</text:p>
          </table:table-cell>
          <table:table-cell office:value-type="string">
            <text:p>Gonzalez</text:p>
          </table:table-cell>
          <table:table-cell table:style-name="ce10" office:value-type="string">
            <text:p>488-86-8705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4"</text:p>
          </table:table-cell>
          <table:table-cell table:style-name="ce13" office:value-type="float" office:value="238">
            <text:p>23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6AI  K6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hillip</text:p>
          </table:table-cell>
          <table:table-cell office:value-type="string">
            <text:p>Griffin</text:p>
          </table:table-cell>
          <table:table-cell table:style-name="ce10" office:value-type="string">
            <text:p>281-78-4422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1"</text:p>
          </table:table-cell>
          <table:table-cell table:style-name="ce13" office:value-type="float" office:value="310">
            <text:p>31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ILP  UI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erald</text:p>
          </table:table-cell>
          <table:table-cell office:value-type="string">
            <text:p>Mitchell</text:p>
          </table:table-cell>
          <table:table-cell table:style-name="ce10" office:value-type="string">
            <text:p>253-23-8403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2"</text:p>
          </table:table-cell>
          <table:table-cell table:style-name="ce13" office:value-type="float" office:value="114">
            <text:p>11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02E  0OQ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Dennis</text:p>
          </table:table-cell>
          <table:table-cell office:value-type="string">
            <text:p>Hall</text:p>
          </table:table-cell>
          <table:table-cell table:style-name="ce10" office:value-type="string">
            <text:p>618-21-4813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0"</text:p>
          </table:table-cell>
          <table:table-cell table:style-name="ce13" office:value-type="float" office:value="189">
            <text:p>189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JOI  O6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aniel</text:p>
          </table:table-cell>
          <table:table-cell office:value-type="string">
            <text:p>Wood</text:p>
          </table:table-cell>
          <table:table-cell table:style-name="ce10" office:value-type="string">
            <text:p>446-38-0678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11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G4V  6QR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Steven</text:p>
          </table:table-cell>
          <table:table-cell office:value-type="string">
            <text:p>Perry</text:p>
          </table:table-cell>
          <table:table-cell table:style-name="ce10" office:value-type="string">
            <text:p>321-26-2164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2"</text:p>
          </table:table-cell>
          <table:table-cell table:style-name="ce13" office:value-type="float" office:value="120">
            <text:p>120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IGJ  OD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an</text:p>
          </table:table-cell>
          <table:table-cell office:value-type="string">
            <text:p>Brown</text:p>
          </table:table-cell>
          <table:table-cell table:style-name="ce10" office:value-type="string">
            <text:p>041-63-1384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1"</text:p>
          </table:table-cell>
          <table:table-cell table:style-name="ce13" office:value-type="float" office:value="137">
            <text:p>137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UAQ  6X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raig</text:p>
          </table:table-cell>
          <table:table-cell office:value-type="string">
            <text:p>Young</text:p>
          </table:table-cell>
          <table:table-cell table:style-name="ce10" office:value-type="string">
            <text:p>438-71-2874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3"</text:p>
          </table:table-cell>
          <table:table-cell table:style-name="ce13" office:value-type="float" office:value="232">
            <text:p>23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RK7  XQ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Jose</text:p>
          </table:table-cell>
          <table:table-cell office:value-type="string">
            <text:p>Henderson</text:p>
          </table:table-cell>
          <table:table-cell table:style-name="ce10" office:value-type="string">
            <text:p>641-66-0724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10"</text:p>
          </table:table-cell>
          <table:table-cell table:style-name="ce13" office:value-type="float" office:value="292">
            <text:p>29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V5Q  KFB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drug  trafficking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Jack</text:p>
          </table:table-cell>
          <table:table-cell office:value-type="string">
            <text:p>Peterson</text:p>
          </table:table-cell>
          <table:table-cell table:style-name="ce10" office:value-type="string">
            <text:p>163-16-1827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5"</text:p>
          </table:table-cell>
          <table:table-cell table:style-name="ce13" office:value-type="float" office:value="162">
            <text:p>16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VE9  PHO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number-columns-repeated="2"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Matthew</text:p>
          </table:table-cell>
          <table:table-cell office:value-type="string">
            <text:p>Sanders</text:p>
          </table:table-cell>
          <table:table-cell table:style-name="ce10" office:value-type="string">
            <text:p>133-76-2110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7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1NG  JB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son</text:p>
          </table:table-cell>
          <table:table-cell office:value-type="string">
            <text:p>White</text:p>
          </table:table-cell>
          <table:table-cell table:style-name="ce10" office:value-type="string">
            <text:p>608-06-0257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0"</text:p>
          </table:table-cell>
          <table:table-cell table:style-name="ce13" office:value-type="float" office:value="294">
            <text:p>29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QDD  XY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nald</text:p>
          </table:table-cell>
          <table:table-cell office:value-type="string">
            <text:p>Hernandez</text:p>
          </table:table-cell>
          <table:table-cell table:style-name="ce10" office:value-type="string">
            <text:p>677-33-4431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2"</text:p>
          </table:table-cell>
          <table:table-cell table:style-name="ce13" office:value-type="float" office:value="218">
            <text:p>21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J78  M1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icholas</text:p>
          </table:table-cell>
          <table:table-cell office:value-type="string">
            <text:p>Gonzales</text:p>
          </table:table-cell>
          <table:table-cell table:style-name="ce10" office:value-type="string">
            <text:p>305-38-8846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3"</text:p>
          </table:table-cell>
          <table:table-cell table:style-name="ce13" office:value-type="float" office:value="176">
            <text:p>17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064  E5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remy</text:p>
          </table:table-cell>
          <table:table-cell office:value-type="string">
            <text:p>Richardson</text:p>
          </table:table-cell>
          <table:table-cell table:style-name="ce10" office:value-type="string">
            <text:p>624-18-2708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11"</text:p>
          </table:table-cell>
          <table:table-cell table:style-name="ce13" office:value-type="float" office:value="129">
            <text:p>12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5X7  PA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hnny</text:p>
          </table:table-cell>
          <table:table-cell office:value-type="string">
            <text:p>Morris</text:p>
          </table:table-cell>
          <table:table-cell table:style-name="ce10" office:value-type="string">
            <text:p>583-83-2278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2"</text:p>
          </table:table-cell>
          <table:table-cell table:style-name="ce13" office:value-type="float" office:value="311">
            <text:p>31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0FU  EM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tin</text:p>
          </table:table-cell>
          <table:table-cell office:value-type="string">
            <text:p>Williams</text:p>
          </table:table-cell>
          <table:table-cell table:style-name="ce10" office:value-type="string">
            <text:p>705-40-1661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2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LN6  AS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red</text:p>
          </table:table-cell>
          <table:table-cell office:value-type="string">
            <text:p>Kelly</text:p>
          </table:table-cell>
          <table:table-cell table:style-name="ce10" office:value-type="string">
            <text:p>534-60-3221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6"</text:p>
          </table:table-cell>
          <table:table-cell table:style-name="ce13" office:value-type="float" office:value="181">
            <text:p>181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2VY  94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k</text:p>
          </table:table-cell>
          <table:table-cell office:value-type="string">
            <text:p>Reed</text:p>
          </table:table-cell>
          <table:table-cell table:style-name="ce10" office:value-type="string">
            <text:p>668-26-5762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1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T07  EC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seph</text:p>
          </table:table-cell>
          <table:table-cell office:value-type="string">
            <text:p>Adams</text:p>
          </table:table-cell>
          <table:table-cell table:style-name="ce10" office:value-type="string">
            <text:p>222-73-8634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9"</text:p>
          </table:table-cell>
          <table:table-cell table:style-name="ce13" office:value-type="float" office:value="242">
            <text:p>242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O71  T1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ristopher</text:p>
          </table:table-cell>
          <table:table-cell office:value-type="string">
            <text:p>Patterson</text:p>
          </table:table-cell>
          <table:table-cell table:style-name="ce10" office:value-type="string">
            <text:p>033-08-3002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6'2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2I8  9EY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Chris</text:p>
          </table:table-cell>
          <table:table-cell office:value-type="string">
            <text:p>Phillips</text:p>
          </table:table-cell>
          <table:table-cell table:style-name="ce10" office:value-type="string">
            <text:p>764-54-0067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3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9SF  QA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ussell</text:p>
          </table:table-cell>
          <table:table-cell office:value-type="string">
            <text:p>Roberts</text:p>
          </table:table-cell>
          <table:table-cell table:style-name="ce10" office:value-type="string">
            <text:p>851-57-5081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11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C9R  VI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cott</text:p>
          </table:table-cell>
          <table:table-cell office:value-type="string">
            <text:p>Rivera</text:p>
          </table:table-cell>
          <table:table-cell table:style-name="ce10" office:value-type="string">
            <text:p>322-70-1775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10"</text:p>
          </table:table-cell>
          <table:table-cell table:style-name="ce13" office:value-type="float" office:value="181">
            <text:p>181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SFD  OC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bert</text:p>
          </table:table-cell>
          <table:table-cell office:value-type="string">
            <text:p>Rogers</text:p>
          </table:table-cell>
          <table:table-cell table:style-name="ce10" office:value-type="string">
            <text:p>548-84-7337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4"</text:p>
          </table:table-cell>
          <table:table-cell table:style-name="ce13" office:value-type="float" office:value="172">
            <text:p>17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SPN  DS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regory</text:p>
          </table:table-cell>
          <table:table-cell office:value-type="string">
            <text:p>Lee</text:p>
          </table:table-cell>
          <table:table-cell table:style-name="ce10" office:value-type="string">
            <text:p>513-45-0043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11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96J  8GL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Eugene</text:p>
          </table:table-cell>
          <table:table-cell office:value-type="string">
            <text:p>Coleman</text:p>
          </table:table-cell>
          <table:table-cell table:style-name="ce10" office:value-type="string">
            <text:p>646-81-8432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2"</text:p>
          </table:table-cell>
          <table:table-cell table:style-name="ce13" office:value-type="float" office:value="98">
            <text:p>98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N1T  6Q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an</text:p>
          </table:table-cell>
          <table:table-cell office:value-type="string">
            <text:p>Cooper</text:p>
          </table:table-cell>
          <table:table-cell table:style-name="ce10" office:value-type="string">
            <text:p>287-84-4782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2"</text:p>
          </table:table-cell>
          <table:table-cell table:style-name="ce13" office:value-type="float" office:value="327">
            <text:p>32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F5D  XW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Carlos</text:p>
          </table:table-cell>
          <table:table-cell office:value-type="string">
            <text:p>Turner</text:p>
          </table:table-cell>
          <table:table-cell table:style-name="ce10" office:value-type="string">
            <text:p>407-67-2518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6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KPS  N31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Clarence</text:p>
          </table:table-cell>
          <table:table-cell office:value-type="string">
            <text:p>Long</text:p>
          </table:table-cell>
          <table:table-cell table:style-name="ce10" office:value-type="string">
            <text:p>568-77-2170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11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SGR  L7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hn</text:p>
          </table:table-cell>
          <table:table-cell office:value-type="string">
            <text:p>Russell</text:p>
          </table:table-cell>
          <table:table-cell table:style-name="ce10" office:value-type="string">
            <text:p>241-71-4181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11"</text:p>
          </table:table-cell>
          <table:table-cell table:style-name="ce13" office:value-type="float" office:value="207">
            <text:p>20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53L  IS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Patrick</text:p>
          </table:table-cell>
          <table:table-cell office:value-type="string">
            <text:p>Lopez</text:p>
          </table:table-cell>
          <table:table-cell table:style-name="ce10" office:value-type="string">
            <text:p>804-61-8376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3"</text:p>
          </table:table-cell>
          <table:table-cell table:style-name="ce13" office:value-type="float" office:value="152">
            <text:p>152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5MK  CN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arry</text:p>
          </table:table-cell>
          <table:table-cell office:value-type="string">
            <text:p>Alexander</text:p>
          </table:table-cell>
          <table:table-cell table:style-name="ce10" office:value-type="string">
            <text:p>606-64-7304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6"</text:p>
          </table:table-cell>
          <table:table-cell table:style-name="ce13" office:value-type="float" office:value="250">
            <text:p>25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QS0  9A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dam</text:p>
          </table:table-cell>
          <table:table-cell office:value-type="string">
            <text:p>Collins</text:p>
          </table:table-cell>
          <table:table-cell table:style-name="ce10" office:value-type="string">
            <text:p>467-37-7152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1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465  G1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ric</text:p>
          </table:table-cell>
          <table:table-cell office:value-type="string">
            <text:p>Evans</text:p>
          </table:table-cell>
          <table:table-cell table:style-name="ce10" office:value-type="string">
            <text:p>353-76-6230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2"</text:p>
          </table:table-cell>
          <table:table-cell table:style-name="ce13" office:value-type="float" office:value="98">
            <text:p>98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OKD  TV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nathan</text:p>
          </table:table-cell>
          <table:table-cell office:value-type="string">
            <text:p>Ramirez</text:p>
          </table:table-cell>
          <table:table-cell table:style-name="ce10" office:value-type="string">
            <text:p>808-83-7007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0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7LT  20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aul</text:p>
          </table:table-cell>
          <table:table-cell office:value-type="string">
            <text:p>Baker</text:p>
          </table:table-cell>
          <table:table-cell table:style-name="ce10" office:value-type="string">
            <text:p>026-53-3634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0"</text:p>
          </table:table-cell>
          <table:table-cell table:style-name="ce13" office:value-type="float" office:value="128">
            <text:p>128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Y0A  LP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Donald</text:p>
          </table:table-cell>
          <table:table-cell office:value-type="string">
            <text:p>Watson</text:p>
          </table:table-cell>
          <table:table-cell table:style-name="ce10" office:value-type="string">
            <text:p>616-23-4071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11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H6Q  AWB</text:p>
          </table:table-cell>
          <table:table-cell table:style-name="ce10" office:value-type="float" office:value="4">
            <text:p>4</text:p>
          </table:table-cell>
          <table:table-cell table:number-columns-repeated="3" table:style-name="ce10" office:value-type="string">
            <text:p>assault</text:p>
          </table:table-cell>
          <table:table-cell table:style-name="ce27" office:value-type="string">
            <text:p>murder</text:p>
          </table:table-cell>
          <table:table-cell table:number-columns-repeated="1003"/>
        </table:table-row>
        <table:table-row table:style-name="ro3">
          <table:table-cell office:value-type="string">
            <text:p>Kevin</text:p>
          </table:table-cell>
          <table:table-cell office:value-type="string">
            <text:p>Jackson</text:p>
          </table:table-cell>
          <table:table-cell table:style-name="ce10" office:value-type="string">
            <text:p>661-32-8684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5"</text:p>
          </table:table-cell>
          <table:table-cell table:style-name="ce13" office:value-type="float" office:value="108">
            <text:p>10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92T  CD2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Aaron</text:p>
          </table:table-cell>
          <table:table-cell office:value-type="string">
            <text:p>Murphy</text:p>
          </table:table-cell>
          <table:table-cell table:style-name="ce10" office:value-type="string">
            <text:p>643-10-2135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0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E2I  VF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eter</text:p>
          </table:table-cell>
          <table:table-cell office:value-type="string">
            <text:p>Jenkins</text:p>
          </table:table-cell>
          <table:table-cell table:style-name="ce10" office:value-type="string">
            <text:p>458-43-6085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9"</text:p>
          </table:table-cell>
          <table:table-cell table:style-name="ce13" office:value-type="float" office:value="162">
            <text:p>16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O7H  BX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rnest</text:p>
          </table:table-cell>
          <table:table-cell office:value-type="string">
            <text:p>Barnes</text:p>
          </table:table-cell>
          <table:table-cell table:style-name="ce10" office:value-type="string">
            <text:p>522-27-0468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"</text:p>
          </table:table-cell>
          <table:table-cell table:style-name="ce13" office:value-type="float" office:value="111">
            <text:p>11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4I6  N7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Cory</text:p>
          </table:table-cell>
          <table:table-cell office:value-type="string">
            <text:p>Pearson</text:p>
          </table:table-cell>
          <table:table-cell table:style-name="ce10" office:value-type="string">
            <text:p>456-40-8818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0"</text:p>
          </table:table-cell>
          <table:table-cell table:style-name="ce13" office:value-type="float" office:value="258">
            <text:p>258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5KX  02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rturo</text:p>
          </table:table-cell>
          <table:table-cell office:value-type="string">
            <text:p>Munoz</text:p>
          </table:table-cell>
          <table:table-cell table:style-name="ce10" office:value-type="string">
            <text:p>067-31-5606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11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H63  GVT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Travis</text:p>
          </table:table-cell>
          <table:table-cell office:value-type="string">
            <text:p>Gomez</text:p>
          </table:table-cell>
          <table:table-cell table:style-name="ce10" office:value-type="string">
            <text:p>130-32-5512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2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80R  32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lbert</text:p>
          </table:table-cell>
          <table:table-cell office:value-type="string">
            <text:p>Cortez</text:p>
          </table:table-cell>
          <table:table-cell table:style-name="ce10" office:value-type="string">
            <text:p>667-35-8071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9"</text:p>
          </table:table-cell>
          <table:table-cell table:style-name="ce13" office:value-type="float" office:value="289">
            <text:p>289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Y2F  1S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red</text:p>
          </table:table-cell>
          <table:table-cell office:value-type="string">
            <text:p>Pope</text:p>
          </table:table-cell>
          <table:table-cell table:style-name="ce10" office:value-type="string">
            <text:p>031-57-3756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3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WDX  K38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Archie</text:p>
          </table:table-cell>
          <table:table-cell office:value-type="string">
            <text:p>Hubbard</text:p>
          </table:table-cell>
          <table:table-cell table:style-name="ce10" office:value-type="string">
            <text:p>513-65-1855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1"</text:p>
          </table:table-cell>
          <table:table-cell table:style-name="ce13" office:value-type="float" office:value="100">
            <text:p>100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GYW  ED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onzo</text:p>
          </table:table-cell>
          <table:table-cell office:value-type="string">
            <text:p>Jackson</text:p>
          </table:table-cell>
          <table:table-cell table:style-name="ce10" office:value-type="string">
            <text:p>646-12-2258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0"</text:p>
          </table:table-cell>
          <table:table-cell table:style-name="ce13" office:value-type="float" office:value="206">
            <text:p>20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9P4  S8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Boyd</text:p>
          </table:table-cell>
          <table:table-cell office:value-type="string">
            <text:p>Reyes</text:p>
          </table:table-cell>
          <table:table-cell table:style-name="ce10" office:value-type="string">
            <text:p>122-20-5726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1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SCP  10L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kidnapping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Jon</text:p>
          </table:table-cell>
          <table:table-cell office:value-type="string">
            <text:p>Bishop</text:p>
          </table:table-cell>
          <table:table-cell table:style-name="ce10" office:value-type="string">
            <text:p>726-04-4261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4"</text:p>
          </table:table-cell>
          <table:table-cell table:style-name="ce13" office:value-type="float" office:value="279">
            <text:p>279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DID  Y2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lius</text:p>
          </table:table-cell>
          <table:table-cell office:value-type="string">
            <text:p>Larson</text:p>
          </table:table-cell>
          <table:table-cell table:style-name="ce10" office:value-type="string">
            <text:p>801-43-3514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8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SMA  NH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nnis</text:p>
          </table:table-cell>
          <table:table-cell office:value-type="string">
            <text:p>Mckinney</text:p>
          </table:table-cell>
          <table:table-cell table:style-name="ce10" office:value-type="string">
            <text:p>185-43-8865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4"</text:p>
          </table:table-cell>
          <table:table-cell table:style-name="ce13" office:value-type="float" office:value="188">
            <text:p>1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U6E  U2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bel</text:p>
          </table:table-cell>
          <table:table-cell office:value-type="string">
            <text:p>Mendoza</text:p>
          </table:table-cell>
          <table:table-cell table:style-name="ce10" office:value-type="string">
            <text:p>454-66-0743</text:p>
          </table:table-cell>
          <table:table-cell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2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B2G  IAX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4">
          <table:table-cell office:value-type="string">
            <text:p>Sammy</text:p>
          </table:table-cell>
          <table:table-cell office:value-type="string">
            <text:p>Matthews</text:p>
          </table:table-cell>
          <table:table-cell table:style-name="ce10" office:value-type="string">
            <text:p>764-65-3630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6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IN0  5W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Ruben</text:p>
          </table:table-cell>
          <table:table-cell office:value-type="string">
            <text:p>Barton</text:p>
          </table:table-cell>
          <table:table-cell table:style-name="ce10" office:value-type="string">
            <text:p>276-75-6770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2"</text:p>
          </table:table-cell>
          <table:table-cell table:style-name="ce13" office:value-type="float" office:value="171">
            <text:p>17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8Q3  IHD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Franklin</text:p>
          </table:table-cell>
          <table:table-cell office:value-type="string">
            <text:p>Lane</text:p>
          </table:table-cell>
          <table:table-cell table:style-name="ce10" office:value-type="string">
            <text:p>801-83-6871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4"</text:p>
          </table:table-cell>
          <table:table-cell table:style-name="ce13" office:value-type="float" office:value="246">
            <text:p>24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596  OO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rnesto</text:p>
          </table:table-cell>
          <table:table-cell office:value-type="string">
            <text:p>Brewer</text:p>
          </table:table-cell>
          <table:table-cell table:style-name="ce10" office:value-type="string">
            <text:p>684-43-6085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10"</text:p>
          </table:table-cell>
          <table:table-cell table:style-name="ce13" office:value-type="float" office:value="195">
            <text:p>19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ERX  QM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rew</text:p>
          </table:table-cell>
          <table:table-cell office:value-type="string">
            <text:p>Norman</text:p>
          </table:table-cell>
          <table:table-cell table:style-name="ce10" office:value-type="string">
            <text:p>830-08-6154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8"</text:p>
          </table:table-cell>
          <table:table-cell table:style-name="ce13" office:value-type="float" office:value="230">
            <text:p>23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OVA  HF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pencer</text:p>
          </table:table-cell>
          <table:table-cell office:value-type="string">
            <text:p>Goodman</text:p>
          </table:table-cell>
          <table:table-cell table:style-name="ce10" office:value-type="string">
            <text:p>862-24-8434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8"</text:p>
          </table:table-cell>
          <table:table-cell table:style-name="ce13" office:value-type="float" office:value="172">
            <text:p>172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4J5  UD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manuel</text:p>
          </table:table-cell>
          <table:table-cell office:value-type="string">
            <text:p>Morrison</text:p>
          </table:table-cell>
          <table:table-cell table:style-name="ce10" office:value-type="string">
            <text:p>643-51-3228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8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2AB  QR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icheal</text:p>
          </table:table-cell>
          <table:table-cell office:value-type="string">
            <text:p>Henry</text:p>
          </table:table-cell>
          <table:table-cell table:style-name="ce10" office:value-type="string">
            <text:p>504-28-5102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2"</text:p>
          </table:table-cell>
          <table:table-cell table:style-name="ce13" office:value-type="float" office:value="103">
            <text:p>10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UI1  89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hnnie</text:p>
          </table:table-cell>
          <table:table-cell office:value-type="string">
            <text:p>Parker</text:p>
          </table:table-cell>
          <table:table-cell table:style-name="ce10" office:value-type="string">
            <text:p>853-50-0438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10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BS4  T6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Woodrow</text:p>
          </table:table-cell>
          <table:table-cell office:value-type="string">
            <text:p>Porter</text:p>
          </table:table-cell>
          <table:table-cell table:style-name="ce10" office:value-type="string">
            <text:p>362-13-7258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11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8LV  O8U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Clint</text:p>
          </table:table-cell>
          <table:table-cell office:value-type="string">
            <text:p>Dennis</text:p>
          </table:table-cell>
          <table:table-cell table:style-name="ce10" office:value-type="string">
            <text:p>323-72-6263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6"</text:p>
          </table:table-cell>
          <table:table-cell table:style-name="ce13" office:value-type="float" office:value="260">
            <text:p>26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VG1  NN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len</text:p>
          </table:table-cell>
          <table:table-cell office:value-type="string">
            <text:p>Thomas</text:p>
          </table:table-cell>
          <table:table-cell table:style-name="ce10" office:value-type="string">
            <text:p>444-82-6142</text:p>
          </table:table-cell>
          <table:table-cell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8"</text:p>
          </table:table-cell>
          <table:table-cell table:style-name="ce13" office:value-type="float" office:value="138">
            <text:p>13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BUO  FPF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>
            <text:p>Jimmy</text:p>
          </table:table-cell>
          <table:table-cell office:value-type="string">
            <text:p>Luna</text:p>
          </table:table-cell>
          <table:table-cell table:style-name="ce10" office:value-type="string">
            <text:p>837-82-2811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8"</text:p>
          </table:table-cell>
          <table:table-cell table:style-name="ce13" office:value-type="float" office:value="151">
            <text:p>15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V3S  WMO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murder</text:p>
          </table:table-cell>
          <table:table-cell table:number-columns-repeated="1003"/>
        </table:table-row>
        <table:table-row table:style-name="ro3">
          <table:table-cell office:value-type="string">
            <text:p>Karl</text:p>
          </table:table-cell>
          <table:table-cell office:value-type="string">
            <text:p>Williamson</text:p>
          </table:table-cell>
          <table:table-cell table:style-name="ce10" office:value-type="string">
            <text:p>017-51-2747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8"</text:p>
          </table:table-cell>
          <table:table-cell table:style-name="ce13" office:value-type="float" office:value="151">
            <text:p>15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Q04  D3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oward</text:p>
          </table:table-cell>
          <table:table-cell office:value-type="string">
            <text:p>West</text:p>
          </table:table-cell>
          <table:table-cell table:style-name="ce10" office:value-type="string">
            <text:p>123-06-3588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0"</text:p>
          </table:table-cell>
          <table:table-cell table:style-name="ce13" office:value-type="float" office:value="92">
            <text:p>92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5MV  B0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bert</text:p>
          </table:table-cell>
          <table:table-cell office:value-type="string">
            <text:p>Curry</text:p>
          </table:table-cell>
          <table:table-cell table:style-name="ce10" office:value-type="string">
            <text:p>055-11-5203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9"</text:p>
          </table:table-cell>
          <table:table-cell table:style-name="ce13" office:value-type="float" office:value="270">
            <text:p>270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420  F4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Joel</text:p>
          </table:table-cell>
          <table:table-cell office:value-type="string">
            <text:p>Brock</text:p>
          </table:table-cell>
          <table:table-cell table:style-name="ce10" office:value-type="string">
            <text:p>583-35-6668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2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1J6  WL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murder</text:p>
          </table:table-cell>
          <table:table-cell table:style-name="ce27" office:value-type="string">
            <text:p>fraud</text:p>
          </table:table-cell>
          <table:table-cell table:number-columns-repeated="1003"/>
        </table:table-row>
        <table:table-row table:style-name="ro3">
          <table:table-cell office:value-type="string">
            <text:p>Keith</text:p>
          </table:table-cell>
          <table:table-cell office:value-type="string">
            <text:p>Hampton</text:p>
          </table:table-cell>
          <table:table-cell table:style-name="ce10" office:value-type="string">
            <text:p>363-25-3853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1"</text:p>
          </table:table-cell>
          <table:table-cell table:style-name="ce13" office:value-type="float" office:value="127">
            <text:p>127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A17  SDE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>
            <text:p>Gordon</text:p>
          </table:table-cell>
          <table:table-cell office:value-type="string">
            <text:p>Ferguson</text:p>
          </table:table-cell>
          <table:table-cell table:style-name="ce10" office:value-type="string">
            <text:p>177-42-3511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9"</text:p>
          </table:table-cell>
          <table:table-cell table:style-name="ce13" office:value-type="float" office:value="233">
            <text:p>23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790  8CB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murder</text:p>
          </table:table-cell>
          <table:table-cell table:number-columns-repeated="1003"/>
        </table:table-row>
        <table:table-row table:style-name="ro3">
          <table:table-cell office:value-type="string">
            <text:p>Alejandro</text:p>
          </table:table-cell>
          <table:table-cell office:value-type="string">
            <text:p>Vasquez</text:p>
          </table:table-cell>
          <table:table-cell table:style-name="ce10" office:value-type="string">
            <text:p>271-88-8458</text:p>
          </table:table-cell>
          <table:table-cell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4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7J9  9HV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fraud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Terry</text:p>
          </table:table-cell>
          <table:table-cell office:value-type="string">
            <text:p>Neal</text:p>
          </table:table-cell>
          <table:table-cell table:style-name="ce10" office:value-type="string">
            <text:p>203-80-3022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2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GBK  7EB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Alvin</text:p>
          </table:table-cell>
          <table:table-cell office:value-type="string">
            <text:p>Armstrong</text:p>
          </table:table-cell>
          <table:table-cell table:style-name="ce10" office:value-type="string">
            <text:p>037-24-6141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6"</text:p>
          </table:table-cell>
          <table:table-cell table:style-name="ce13" office:value-type="float" office:value="346">
            <text:p>34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8VR  N6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drew</text:p>
          </table:table-cell>
          <table:table-cell office:value-type="string">
            <text:p>Osborne</text:p>
          </table:table-cell>
          <table:table-cell table:style-name="ce10" office:value-type="string">
            <text:p>265-45-8124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8"</text:p>
          </table:table-cell>
          <table:table-cell table:style-name="ce13" office:value-type="float" office:value="263">
            <text:p>26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Y0I  JJU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Merle</text:p>
          </table:table-cell>
          <table:table-cell office:value-type="string">
            <text:p>Ford</text:p>
          </table:table-cell>
          <table:table-cell table:style-name="ce10" office:value-type="string">
            <text:p>602-33-7173</text:p>
          </table:table-cell>
          <table:table-cell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11"</text:p>
          </table:table-cell>
          <table:table-cell table:style-name="ce13" office:value-type="float" office:value="274">
            <text:p>27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U3U  DV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fredo</text:p>
          </table:table-cell>
          <table:table-cell office:value-type="string">
            <text:p>Mcguire</text:p>
          </table:table-cell>
          <table:table-cell table:style-name="ce10" office:value-type="string">
            <text:p>858-88-2854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10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I9B  A1F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Taylor</text:p>
          </table:table-cell>
          <table:table-cell office:value-type="string">
            <text:p>Martin</text:p>
          </table:table-cell>
          <table:table-cell table:style-name="ce10" office:value-type="string">
            <text:p>611-46-0554</text:p>
          </table:table-cell>
          <table:table-cell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0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WTW  1JO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Roberto</text:p>
          </table:table-cell>
          <table:table-cell office:value-type="string">
            <text:p>Mccarthy</text:p>
          </table:table-cell>
          <table:table-cell table:style-name="ce10" office:value-type="string">
            <text:p>310-34-1580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9"</text:p>
          </table:table-cell>
          <table:table-cell table:style-name="ce13" office:value-type="float" office:value="326">
            <text:p>32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8TO  EN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ilson</text:p>
          </table:table-cell>
          <table:table-cell office:value-type="string">
            <text:p>Greer</text:p>
          </table:table-cell>
          <table:table-cell table:style-name="ce10" office:value-type="string">
            <text:p>365-17-0887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4"</text:p>
          </table:table-cell>
          <table:table-cell table:style-name="ce13" office:value-type="float" office:value="345">
            <text:p>34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Q0E  H0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fred</text:p>
          </table:table-cell>
          <table:table-cell office:value-type="string">
            <text:p>Day</text:p>
          </table:table-cell>
          <table:table-cell table:style-name="ce10" office:value-type="string">
            <text:p>566-76-4871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4"</text:p>
          </table:table-cell>
          <table:table-cell table:style-name="ce13" office:value-type="float" office:value="312">
            <text:p>31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CEB  UY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athan</text:p>
          </table:table-cell>
          <table:table-cell office:value-type="string">
            <text:p>Fields</text:p>
          </table:table-cell>
          <table:table-cell table:style-name="ce10" office:value-type="string">
            <text:p>366-77-6686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8"</text:p>
          </table:table-cell>
          <table:table-cell table:style-name="ce13" office:value-type="float" office:value="172">
            <text:p>172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WWH  YI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hnathan</text:p>
          </table:table-cell>
          <table:table-cell office:value-type="string">
            <text:p>Bryant</text:p>
          </table:table-cell>
          <table:table-cell table:style-name="ce10" office:value-type="string">
            <text:p>267-28-1678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5"</text:p>
          </table:table-cell>
          <table:table-cell table:style-name="ce13" office:value-type="float" office:value="354">
            <text:p>35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T1V  TI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Luke</text:p>
          </table:table-cell>
          <table:table-cell office:value-type="string">
            <text:p>Peters</text:p>
          </table:table-cell>
          <table:table-cell table:style-name="ce10" office:value-type="string">
            <text:p>634-85-3354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7"</text:p>
          </table:table-cell>
          <table:table-cell table:style-name="ce13" office:value-type="float" office:value="284">
            <text:p>28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1OI  F3M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embezzlement</text:p>
          </table:table-cell>
          <table:table-cell table:number-columns-repeated="1003"/>
        </table:table-row>
        <table:table-row table:style-name="ro3">
          <table:table-cell office:value-type="string">
            <text:p>Jordan</text:p>
          </table:table-cell>
          <table:table-cell office:value-type="string">
            <text:p>Crawford</text:p>
          </table:table-cell>
          <table:table-cell table:style-name="ce10" office:value-type="string">
            <text:p>702-23-0087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1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UQH  78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loyd</text:p>
          </table:table-cell>
          <table:table-cell office:value-type="string">
            <text:p>Bass</text:p>
          </table:table-cell>
          <table:table-cell table:style-name="ce10" office:value-type="string">
            <text:p>484-57-7151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11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VIH  Q5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rek</text:p>
          </table:table-cell>
          <table:table-cell office:value-type="string">
            <text:p>Willis</text:p>
          </table:table-cell>
          <table:table-cell table:style-name="ce10" office:value-type="string">
            <text:p>671-26-2833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11"</text:p>
          </table:table-cell>
          <table:table-cell table:style-name="ce13" office:value-type="float" office:value="254">
            <text:p>25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ILP  6T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Frankie</text:p>
          </table:table-cell>
          <table:table-cell office:value-type="string">
            <text:p>Fox</text:p>
          </table:table-cell>
          <table:table-cell table:style-name="ce10" office:value-type="string">
            <text:p>053-78-6357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1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C5E  MH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an</text:p>
          </table:table-cell>
          <table:table-cell office:value-type="string">
            <text:p>Barnes</text:p>
          </table:table-cell>
          <table:table-cell table:style-name="ce10" office:value-type="string">
            <text:p>750-44-2016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0"</text:p>
          </table:table-cell>
          <table:table-cell table:style-name="ce13" office:value-type="float" office:value="133">
            <text:p>133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G8R  AP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Stuart</text:p>
          </table:table-cell>
          <table:table-cell office:value-type="string">
            <text:p>Chapman</text:p>
          </table:table-cell>
          <table:table-cell table:style-name="ce10" office:value-type="string">
            <text:p>547-04-5725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6'8"</text:p>
          </table:table-cell>
          <table:table-cell table:style-name="ce13" office:value-type="float" office:value="336">
            <text:p>33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N1Q  K1U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drug  trafficking</text:p>
          </table:table-cell>
          <table:table-cell table:style-name="ce27" office:value-type="string">
            <text:p>embezzlement</text:p>
          </table:table-cell>
          <table:table-cell table:number-columns-repeated="1003"/>
        </table:table-row>
        <table:table-row table:style-name="ro3">
          <table:table-cell office:value-type="string">
            <text:p>Darrin</text:p>
          </table:table-cell>
          <table:table-cell office:value-type="string">
            <text:p>Murphy</text:p>
          </table:table-cell>
          <table:table-cell table:style-name="ce10" office:value-type="string">
            <text:p>061-13-5217</text:p>
          </table:table-cell>
          <table:table-cell office:value-type="string">
            <text:p>m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0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1E9  1P2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Adrian</text:p>
          </table:table-cell>
          <table:table-cell office:value-type="string">
            <text:p>Peterson</text:p>
          </table:table-cell>
          <table:table-cell table:style-name="ce10" office:value-type="string">
            <text:p>170-16-5623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3"</text:p>
          </table:table-cell>
          <table:table-cell table:style-name="ce13" office:value-type="float" office:value="224">
            <text:p>22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KKC  OV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orman</text:p>
          </table:table-cell>
          <table:table-cell office:value-type="string">
            <text:p>Abbott</text:p>
          </table:table-cell>
          <table:table-cell table:style-name="ce10" office:value-type="string">
            <text:p>442-00-6314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10"</text:p>
          </table:table-cell>
          <table:table-cell table:style-name="ce13" office:value-type="float" office:value="160">
            <text:p>16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F5M  11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dam</text:p>
          </table:table-cell>
          <table:table-cell office:value-type="string">
            <text:p>Marshall</text:p>
          </table:table-cell>
          <table:table-cell table:style-name="ce10" office:value-type="string">
            <text:p>430-76-6076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11"</text:p>
          </table:table-cell>
          <table:table-cell table:style-name="ce13" office:value-type="float" office:value="411">
            <text:p>411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U9P  5U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ayne</text:p>
          </table:table-cell>
          <table:table-cell office:value-type="string">
            <text:p>Clark</text:p>
          </table:table-cell>
          <table:table-cell table:style-name="ce10" office:value-type="string">
            <text:p>414-78-5311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8"</text:p>
          </table:table-cell>
          <table:table-cell table:style-name="ce13" office:value-type="float" office:value="203">
            <text:p>20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REE  PU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io</text:p>
          </table:table-cell>
          <table:table-cell office:value-type="string">
            <text:p>Curtis</text:p>
          </table:table-cell>
          <table:table-cell table:style-name="ce10" office:value-type="string">
            <text:p>073-02-2640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3"</text:p>
          </table:table-cell>
          <table:table-cell table:style-name="ce13" office:value-type="float" office:value="135">
            <text:p>135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UDG  L5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Irving</text:p>
          </table:table-cell>
          <table:table-cell office:value-type="string">
            <text:p>Long</text:p>
          </table:table-cell>
          <table:table-cell table:style-name="ce10" office:value-type="string">
            <text:p>516-32-8067</text:p>
          </table:table-cell>
          <table:table-cell office:value-type="string">
            <text:p>m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1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9WV  B9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nneth</text:p>
          </table:table-cell>
          <table:table-cell office:value-type="string">
            <text:p>Hanson</text:p>
          </table:table-cell>
          <table:table-cell table:style-name="ce10" office:value-type="string">
            <text:p>110-85-1300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9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MMA  OH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mingo</text:p>
          </table:table-cell>
          <table:table-cell office:value-type="string">
            <text:p>Harmon</text:p>
          </table:table-cell>
          <table:table-cell table:style-name="ce10" office:value-type="string">
            <text:p>013-08-7134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3"</text:p>
          </table:table-cell>
          <table:table-cell table:style-name="ce13" office:value-type="float" office:value="320">
            <text:p>32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0N4  LQ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eoffrey</text:p>
          </table:table-cell>
          <table:table-cell office:value-type="string">
            <text:p>Spencer</text:p>
          </table:table-cell>
          <table:table-cell table:style-name="ce10" office:value-type="string">
            <text:p>436-71-4177</text:p>
          </table:table-cell>
          <table:table-cell office:value-type="string">
            <text:p>m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9"</text:p>
          </table:table-cell>
          <table:table-cell table:style-name="ce13" office:value-type="float" office:value="230">
            <text:p>23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X4C  6GQ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Armando</text:p>
          </table:table-cell>
          <table:table-cell office:value-type="string">
            <text:p>Norton</text:p>
          </table:table-cell>
          <table:table-cell table:style-name="ce10" office:value-type="string">
            <text:p>237-63-7242</text:p>
          </table:table-cell>
          <table:table-cell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9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CMW  CS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ss</text:p>
          </table:table-cell>
          <table:table-cell office:value-type="string">
            <text:p>Jennings</text:p>
          </table:table-cell>
          <table:table-cell table:style-name="ce10" office:value-type="string">
            <text:p>800-46-7530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7"</text:p>
          </table:table-cell>
          <table:table-cell table:style-name="ce13" office:value-type="float" office:value="284">
            <text:p>28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WBG  JE8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Derrick</text:p>
          </table:table-cell>
          <table:table-cell office:value-type="string">
            <text:p>Hicks</text:p>
          </table:table-cell>
          <table:table-cell table:style-name="ce10" office:value-type="string">
            <text:p>446-10-6835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2"</text:p>
          </table:table-cell>
          <table:table-cell table:style-name="ce13" office:value-type="float" office:value="327">
            <text:p>32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RKL  DH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elipe</text:p>
          </table:table-cell>
          <table:table-cell office:value-type="string">
            <text:p>Rowe</text:p>
          </table:table-cell>
          <table:table-cell table:style-name="ce10" office:value-type="string">
            <text:p>185-28-2213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7"</text:p>
          </table:table-cell>
          <table:table-cell table:style-name="ce13" office:value-type="float" office:value="248">
            <text:p>248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KQC  HA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onnie</text:p>
          </table:table-cell>
          <table:table-cell office:value-type="string">
            <text:p>Reese</text:p>
          </table:table-cell>
          <table:table-cell table:style-name="ce10" office:value-type="string">
            <text:p>870-11-1227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2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OHC  4A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antiago</text:p>
          </table:table-cell>
          <table:table-cell office:value-type="string">
            <text:p>Allen</text:p>
          </table:table-cell>
          <table:table-cell table:style-name="ce10" office:value-type="string">
            <text:p>037-81-7763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7"</text:p>
          </table:table-cell>
          <table:table-cell table:style-name="ce13" office:value-type="float" office:value="319">
            <text:p>319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CSG  57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yan</text:p>
          </table:table-cell>
          <table:table-cell office:value-type="string">
            <text:p>Simpson</text:p>
          </table:table-cell>
          <table:table-cell table:style-name="ce10" office:value-type="string">
            <text:p>423-33-8613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3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P8Q  68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even</text:p>
          </table:table-cell>
          <table:table-cell office:value-type="string">
            <text:p>Bates</text:p>
          </table:table-cell>
          <table:table-cell table:style-name="ce10" office:value-type="string">
            <text:p>877-56-7761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7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J0T  OWS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kidnapping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Colin</text:p>
          </table:table-cell>
          <table:table-cell office:value-type="string">
            <text:p>Butler</text:p>
          </table:table-cell>
          <table:table-cell table:style-name="ce10" office:value-type="string">
            <text:p>830-17-8382</text:p>
          </table:table-cell>
          <table:table-cell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0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EPG  TN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edric</text:p>
          </table:table-cell>
          <table:table-cell office:value-type="string">
            <text:p>Wade</text:p>
          </table:table-cell>
          <table:table-cell table:style-name="ce10" office:value-type="string">
            <text:p>525-72-7478</text:p>
          </table:table-cell>
          <table:table-cell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2"</text:p>
          </table:table-cell>
          <table:table-cell table:style-name="ce13" office:value-type="float" office:value="155">
            <text:p>15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PA0  DW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awn</text:p>
          </table:table-cell>
          <table:table-cell office:value-type="string">
            <text:p>Sherman</text:p>
          </table:table-cell>
          <table:table-cell table:style-name="ce10" office:value-type="string">
            <text:p>071-43-0638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3"</text:p>
          </table:table-cell>
          <table:table-cell table:style-name="ce13" office:value-type="float" office:value="160">
            <text:p>16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CPD  H3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dney</text:p>
          </table:table-cell>
          <table:table-cell office:value-type="string">
            <text:p>Freeman</text:p>
          </table:table-cell>
          <table:table-cell table:style-name="ce10" office:value-type="string">
            <text:p>861-01-4402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7"</text:p>
          </table:table-cell>
          <table:table-cell table:style-name="ce13" office:value-type="float" office:value="242">
            <text:p>24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C25  W5X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Lowell</text:p>
          </table:table-cell>
          <table:table-cell office:value-type="string">
            <text:p>Romero</text:p>
          </table:table-cell>
          <table:table-cell table:style-name="ce10" office:value-type="string">
            <text:p>152-57-1408</text:p>
          </table:table-cell>
          <table:table-cell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10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00W  8Y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amiro</text:p>
          </table:table-cell>
          <table:table-cell office:value-type="string">
            <text:p>Garrett</text:p>
          </table:table-cell>
          <table:table-cell table:style-name="ce10" office:value-type="string">
            <text:p>155-74-3882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9"</text:p>
          </table:table-cell>
          <table:table-cell table:style-name="ce13" office:value-type="float" office:value="223">
            <text:p>22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CVX  FM5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Ray</text:p>
          </table:table-cell>
          <table:table-cell office:value-type="string">
            <text:p>Weber</text:p>
          </table:table-cell>
          <table:table-cell table:style-name="ce10" office:value-type="string">
            <text:p>283-36-6458</text:p>
          </table:table-cell>
          <table:table-cell office:value-type="string">
            <text:p>m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3"</text:p>
          </table:table-cell>
          <table:table-cell table:style-name="ce13" office:value-type="float" office:value="304">
            <text:p>30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LLG  KV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thew</text:p>
          </table:table-cell>
          <table:table-cell office:value-type="string">
            <text:p>Daniels</text:p>
          </table:table-cell>
          <table:table-cell table:style-name="ce10" office:value-type="string">
            <text:p>512-73-8842</text:p>
          </table:table-cell>
          <table:table-cell office:value-type="string">
            <text:p>m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0"</text:p>
          </table:table-cell>
          <table:table-cell table:style-name="ce13" office:value-type="float" office:value="258">
            <text:p>258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NI3  MC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exander</text:p>
          </table:table-cell>
          <table:table-cell office:value-type="string">
            <text:p>Santiago</text:p>
          </table:table-cell>
          <table:table-cell table:style-name="ce10" office:value-type="string">
            <text:p>170-45-7782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1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YH6  69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berto</text:p>
          </table:table-cell>
          <table:table-cell office:value-type="string">
            <text:p>Hines</text:p>
          </table:table-cell>
          <table:table-cell table:style-name="ce10" office:value-type="string">
            <text:p>365-50-3526</text:p>
          </table:table-cell>
          <table:table-cell office:value-type="string">
            <text:p>m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7"</text:p>
          </table:table-cell>
          <table:table-cell table:style-name="ce13" office:value-type="float" office:value="166">
            <text:p>16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N46  GVQ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Jared</text:p>
          </table:table-cell>
          <table:table-cell office:value-type="string">
            <text:p>Wallace</text:p>
          </table:table-cell>
          <table:table-cell table:style-name="ce10" office:value-type="string">
            <text:p>232-82-7370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1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U55  S5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wey</text:p>
          </table:table-cell>
          <table:table-cell office:value-type="string">
            <text:p>Flowers</text:p>
          </table:table-cell>
          <table:table-cell table:style-name="ce10" office:value-type="string">
            <text:p>555-70-5670</text:p>
          </table:table-cell>
          <table:table-cell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6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OI2  C4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uillermo</text:p>
          </table:table-cell>
          <table:table-cell office:value-type="string">
            <text:p>Saunders</text:p>
          </table:table-cell>
          <table:table-cell table:style-name="ce10" office:value-type="string">
            <text:p>058-10-0830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4"</text:p>
          </table:table-cell>
          <table:table-cell table:style-name="ce13" office:value-type="float" office:value="238">
            <text:p>23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FRX  C7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n</text:p>
          </table:table-cell>
          <table:table-cell office:value-type="string">
            <text:p>Patterson</text:p>
          </table:table-cell>
          <table:table-cell table:style-name="ce10" office:value-type="string">
            <text:p>764-48-2362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0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4OF  NS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urice</text:p>
          </table:table-cell>
          <table:table-cell office:value-type="string">
            <text:p>Hodges</text:p>
          </table:table-cell>
          <table:table-cell table:style-name="ce10" office:value-type="string">
            <text:p>053-62-6223</text:p>
          </table:table-cell>
          <table:table-cell office:value-type="string">
            <text:p>m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11"</text:p>
          </table:table-cell>
          <table:table-cell table:style-name="ce13" office:value-type="float" office:value="301">
            <text:p>30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0TB  3O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ex</text:p>
          </table:table-cell>
          <table:table-cell office:value-type="string">
            <text:p>Pittman</text:p>
          </table:table-cell>
          <table:table-cell table:style-name="ce10" office:value-type="string">
            <text:p>277-87-5361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6"</text:p>
          </table:table-cell>
          <table:table-cell table:style-name="ce13" office:value-type="float" office:value="250">
            <text:p>25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MAA  GW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ercy</text:p>
          </table:table-cell>
          <table:table-cell office:value-type="string">
            <text:p>Parks</text:p>
          </table:table-cell>
          <table:table-cell table:style-name="ce10" office:value-type="string">
            <text:p>577-34-8375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11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U8T  LJ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ff</text:p>
          </table:table-cell>
          <table:table-cell office:value-type="string">
            <text:p>Dean</text:p>
          </table:table-cell>
          <table:table-cell table:style-name="ce10" office:value-type="string">
            <text:p>677-10-2303</text:p>
          </table:table-cell>
          <table:table-cell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1"</text:p>
          </table:table-cell>
          <table:table-cell table:style-name="ce13" office:value-type="float" office:value="206">
            <text:p>20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YFV  VG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ris</text:p>
          </table:table-cell>
          <table:table-cell office:value-type="string">
            <text:p>Chandler</text:p>
          </table:table-cell>
          <table:table-cell table:style-name="ce10" office:value-type="string">
            <text:p>328-88-2116</text:p>
          </table:table-cell>
          <table:table-cell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1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0IT  3O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derick</text:p>
          </table:table-cell>
          <table:table-cell office:value-type="string">
            <text:p>Burke</text:p>
          </table:table-cell>
          <table:table-cell table:style-name="ce10" office:value-type="string">
            <text:p>668-04-4815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11"</text:p>
          </table:table-cell>
          <table:table-cell table:style-name="ce13" office:value-type="float" office:value="244">
            <text:p>24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RB6  N1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man</text:p>
          </table:table-cell>
          <table:table-cell office:value-type="string">
            <text:p>Walters</text:p>
          </table:table-cell>
          <table:table-cell table:style-name="ce10" office:value-type="string">
            <text:p>053-78-7711</text:p>
          </table:table-cell>
          <table:table-cell office:value-type="string">
            <text:p>m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10"</text:p>
          </table:table-cell>
          <table:table-cell table:style-name="ce13" office:value-type="float" office:value="267">
            <text:p>267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S97  UX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eonard</text:p>
          </table:table-cell>
          <table:table-cell office:value-type="string">
            <text:p>Vaughn</text:p>
          </table:table-cell>
          <table:table-cell table:style-name="ce10" office:value-type="string">
            <text:p>255-10-8840</text:p>
          </table:table-cell>
          <table:table-cell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2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WDC  KT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elson</text:p>
          </table:table-cell>
          <table:table-cell office:value-type="string">
            <text:p>Clarke</text:p>
          </table:table-cell>
          <table:table-cell table:style-name="ce10" office:value-type="string">
            <text:p>534-34-6166</text:p>
          </table:table-cell>
          <table:table-cell office:value-type="string">
            <text:p>m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3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G2W  7L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lbert</text:p>
          </table:table-cell>
          <table:table-cell office:value-type="string">
            <text:p>Stone</text:p>
          </table:table-cell>
          <table:table-cell table:style-name="ce10" office:value-type="string">
            <text:p>868-55-2751</text:p>
          </table:table-cell>
          <table:table-cell office:value-type="string">
            <text:p>m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0"</text:p>
          </table:table-cell>
          <table:table-cell table:style-name="ce13" office:value-type="float" office:value="138">
            <text:p>138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SVP  H8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ian</text:p>
          </table:table-cell>
          <table:table-cell office:value-type="string">
            <text:p>Harvey</text:p>
          </table:table-cell>
          <table:table-cell table:style-name="ce10" office:value-type="string">
            <text:p>601-36-5713</text:p>
          </table:table-cell>
          <table:table-cell office:value-type="string">
            <text:p>m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4"</text:p>
          </table:table-cell>
          <table:table-cell table:style-name="ce13" office:value-type="float" office:value="244">
            <text:p>24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MJT  UE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Jody</text:p>
          </table:table-cell>
          <table:table-cell office:value-type="string">
            <text:p>Tran</text:p>
          </table:table-cell>
          <table:table-cell table:style-name="ce10" office:value-type="string">
            <text:p>670-32-5728</text:p>
          </table:table-cell>
          <table:table-cell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3"</text:p>
          </table:table-cell>
          <table:table-cell table:style-name="ce13" office:value-type="float" office:value="224">
            <text:p>22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YN4  GI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number-columns-repeated="2" table:style-name="ce10" office:value-type="string">
            <text:p>armed  robber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Irvin</text:p>
          </table:table-cell>
          <table:table-cell office:value-type="string">
            <text:p>Hammond</text:p>
          </table:table-cell>
          <table:table-cell table:style-name="ce10" office:value-type="string">
            <text:p>185-08-6367</text:p>
          </table:table-cell>
          <table:table-cell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10"</text:p>
          </table:table-cell>
          <table:table-cell table:style-name="ce13" office:value-type="float" office:value="195">
            <text:p>19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8DL  UJ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aniel</text:p>
          </table:table-cell>
          <table:table-cell office:value-type="string">
            <text:p>Walker</text:p>
          </table:table-cell>
          <table:table-cell table:style-name="ce10" office:value-type="string">
            <text:p>102-74-3231</text:p>
          </table:table-cell>
          <table:table-cell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1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U3J  EKO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>
            <text:p>Alton</text:p>
          </table:table-cell>
          <table:table-cell office:value-type="string">
            <text:p>Erickson</text:p>
          </table:table-cell>
          <table:table-cell table:style-name="ce10" office:value-type="string">
            <text:p>756-14-1801</text:p>
          </table:table-cell>
          <table:table-cell office:value-type="string">
            <text:p>m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3"</text:p>
          </table:table-cell>
          <table:table-cell table:style-name="ce13" office:value-type="float" office:value="214">
            <text:p>21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WHS  YPB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kidnapping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Leo</text:p>
          </table:table-cell>
          <table:table-cell office:value-type="string">
            <text:p>Walton</text:p>
          </table:table-cell>
          <table:table-cell table:style-name="ce10" office:value-type="string">
            <text:p>703-03-7023</text:p>
          </table:table-cell>
          <table:table-cell office:value-type="string">
            <text:p>m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7"</text:p>
          </table:table-cell>
          <table:table-cell table:style-name="ce13" office:value-type="float" office:value="346">
            <text:p>34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NAX  LC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ent</text:p>
          </table:table-cell>
          <table:table-cell office:value-type="string">
            <text:p>Harper</text:p>
          </table:table-cell>
          <table:table-cell table:style-name="ce10" office:value-type="string">
            <text:p>154-55-0084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3"</text:p>
          </table:table-cell>
          <table:table-cell table:style-name="ce13" office:value-type="float" office:value="152">
            <text:p>15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G7F  3D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ger</text:p>
          </table:table-cell>
          <table:table-cell office:value-type="string">
            <text:p>Roy</text:p>
          </table:table-cell>
          <table:table-cell table:style-name="ce10" office:value-type="string">
            <text:p>515-55-8338</text:p>
          </table:table-cell>
          <table:table-cell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0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OQO  DY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aunda</text:p>
          </table:table-cell>
          <table:table-cell office:value-type="string">
            <text:p>Applegate</text:p>
          </table:table-cell>
          <table:table-cell table:style-name="ce10" office:value-type="string">
            <text:p>656-51-2077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10"</text:p>
          </table:table-cell>
          <table:table-cell table:style-name="ce13" office:value-type="float" office:value="353">
            <text:p>35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YBH  5Y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t</text:p>
          </table:table-cell>
          <table:table-cell office:value-type="string">
            <text:p>Whaley</text:p>
          </table:table-cell>
          <table:table-cell table:style-name="ce10" office:value-type="string">
            <text:p>560-28-8816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9"</text:p>
          </table:table-cell>
          <table:table-cell table:style-name="ce13" office:value-type="float" office:value="209">
            <text:p>20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9MA  D7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yesha</text:p>
          </table:table-cell>
          <table:table-cell office:value-type="string">
            <text:p>Gregg</text:p>
          </table:table-cell>
          <table:table-cell table:style-name="ce10" office:value-type="string">
            <text:p>168-78-6837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4"</text:p>
          </table:table-cell>
          <table:table-cell table:style-name="ce13" office:value-type="float" office:value="215">
            <text:p>21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BWJ  PC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Ivelisse</text:p>
          </table:table-cell>
          <table:table-cell office:value-type="string">
            <text:p>Gough</text:p>
          </table:table-cell>
          <table:table-cell table:style-name="ce10" office:value-type="string">
            <text:p>767-61-0233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7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0RR  XY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inthia</text:p>
          </table:table-cell>
          <table:table-cell office:value-type="string">
            <text:p>Weinstein</text:p>
          </table:table-cell>
          <table:table-cell table:style-name="ce10" office:value-type="string">
            <text:p>214-55-4044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4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BU0  1R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atima</text:p>
          </table:table-cell>
          <table:table-cell office:value-type="string">
            <text:p>Calderon</text:p>
          </table:table-cell>
          <table:table-cell table:style-name="ce10" office:value-type="string">
            <text:p>864-02-7653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3"</text:p>
          </table:table-cell>
          <table:table-cell table:style-name="ce13" office:value-type="float" office:value="328">
            <text:p>32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03B  OT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na</text:p>
          </table:table-cell>
          <table:table-cell office:value-type="string">
            <text:p>Seitz</text:p>
          </table:table-cell>
          <table:table-cell table:style-name="ce10" office:value-type="string">
            <text:p>866-44-3071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8"</text:p>
          </table:table-cell>
          <table:table-cell table:style-name="ce13" office:value-type="float" office:value="131">
            <text:p>13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AVY  0D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rudi</text:p>
          </table:table-cell>
          <table:table-cell office:value-type="string">
            <text:p>Saucier</text:p>
          </table:table-cell>
          <table:table-cell table:style-name="ce10" office:value-type="string">
            <text:p>214-57-6184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1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XCH  0IR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rmed  robbery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>
            <text:p>Vanita</text:p>
          </table:table-cell>
          <table:table-cell office:value-type="string">
            <text:p>Streeter</text:p>
          </table:table-cell>
          <table:table-cell table:style-name="ce10" office:value-type="string">
            <text:p>288-05-5438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6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AFY  DG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embezzlement</text:p>
          </table:table-cell>
          <table:table-cell table:number-columns-repeated="1003"/>
        </table:table-row>
        <table:table-row table:style-name="ro3">
          <table:table-cell office:value-type="string">
            <text:p>Karin</text:p>
          </table:table-cell>
          <table:table-cell office:value-type="string">
            <text:p>Reddy</text:p>
          </table:table-cell>
          <table:table-cell table:style-name="ce10" office:value-type="string">
            <text:p>557-03-2617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11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AT7  R9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aronda</text:p>
          </table:table-cell>
          <table:table-cell office:value-type="string">
            <text:p>Augustine</text:p>
          </table:table-cell>
          <table:table-cell table:style-name="ce10" office:value-type="string">
            <text:p>528-34-8746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0"</text:p>
          </table:table-cell>
          <table:table-cell table:style-name="ce13" office:value-type="float" office:value="176">
            <text:p>17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8P2  0S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rdith</text:p>
          </table:table-cell>
          <table:table-cell office:value-type="string">
            <text:p>Blais</text:p>
          </table:table-cell>
          <table:table-cell table:style-name="ce10" office:value-type="string">
            <text:p>021-47-4661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1"</text:p>
          </table:table-cell>
          <table:table-cell table:style-name="ce13" office:value-type="float" office:value="158">
            <text:p>158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OEU  UI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ease</text:p>
          </table:table-cell>
          <table:table-cell office:value-type="string">
            <text:p>Mays</text:p>
          </table:table-cell>
          <table:table-cell table:style-name="ce10" office:value-type="string">
            <text:p>163-40-8382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5"</text:p>
          </table:table-cell>
          <table:table-cell table:style-name="ce13" office:value-type="float" office:value="150">
            <text:p>15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IEQ  CB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veline</text:p>
          </table:table-cell>
          <table:table-cell office:value-type="string">
            <text:p>Guest</text:p>
          </table:table-cell>
          <table:table-cell table:style-name="ce10" office:value-type="string">
            <text:p>724-00-6166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3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647  BJ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zella</text:p>
          </table:table-cell>
          <table:table-cell office:value-type="string">
            <text:p>Crane</text:p>
          </table:table-cell>
          <table:table-cell table:style-name="ce10" office:value-type="string">
            <text:p>840-38-0251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7"</text:p>
          </table:table-cell>
          <table:table-cell table:style-name="ce13" office:value-type="float" office:value="159">
            <text:p>159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N8R  OUJ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Tracie</text:p>
          </table:table-cell>
          <table:table-cell office:value-type="string">
            <text:p>Somers</text:p>
          </table:table-cell>
          <table:table-cell table:style-name="ce10" office:value-type="string">
            <text:p>243-20-6301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7"</text:p>
          </table:table-cell>
          <table:table-cell table:style-name="ce13" office:value-type="float" office:value="127">
            <text:p>12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QCG  2F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ndi</text:p>
          </table:table-cell>
          <table:table-cell office:value-type="string">
            <text:p>Morrell</text:p>
          </table:table-cell>
          <table:table-cell table:style-name="ce10" office:value-type="string">
            <text:p>284-85-1506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7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4WF  GJ7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Sondra</text:p>
          </table:table-cell>
          <table:table-cell office:value-type="string">
            <text:p>Younger</text:p>
          </table:table-cell>
          <table:table-cell table:style-name="ce10" office:value-type="string">
            <text:p>013-72-6711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2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ARP  JE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bbi</text:p>
          </table:table-cell>
          <table:table-cell office:value-type="string">
            <text:p>Childers</text:p>
          </table:table-cell>
          <table:table-cell table:style-name="ce10" office:value-type="string">
            <text:p>051-26-6564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3"</text:p>
          </table:table-cell>
          <table:table-cell table:style-name="ce13" office:value-type="float" office:value="237">
            <text:p>237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PDR  XW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iona</text:p>
          </table:table-cell>
          <table:table-cell office:value-type="string">
            <text:p>Ellington</text:p>
          </table:table-cell>
          <table:table-cell table:style-name="ce10" office:value-type="string">
            <text:p>475-27-8334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4"</text:p>
          </table:table-cell>
          <table:table-cell table:style-name="ce13" office:value-type="float" office:value="320">
            <text:p>32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5RP  SA6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Ardis</text:p>
          </table:table-cell>
          <table:table-cell office:value-type="string">
            <text:p>Nagel</text:p>
          </table:table-cell>
          <table:table-cell table:style-name="ce10" office:value-type="string">
            <text:p>547-47-3368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11"</text:p>
          </table:table-cell>
          <table:table-cell table:style-name="ce13" office:value-type="float" office:value="207">
            <text:p>20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0JN  Y59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kidnapping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Dona</text:p>
          </table:table-cell>
          <table:table-cell office:value-type="string">
            <text:p>Crowder</text:p>
          </table:table-cell>
          <table:table-cell table:style-name="ce10" office:value-type="string">
            <text:p>272-01-2546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8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BI9  1PT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Tennie</text:p>
          </table:table-cell>
          <table:table-cell office:value-type="string">
            <text:p>Ocampo</text:p>
          </table:table-cell>
          <table:table-cell table:style-name="ce10" office:value-type="string">
            <text:p>714-81-6076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6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GAI  JU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ddie</text:p>
          </table:table-cell>
          <table:table-cell office:value-type="string">
            <text:p>Damico</text:p>
          </table:table-cell>
          <table:table-cell table:style-name="ce10" office:value-type="string">
            <text:p>678-13-8460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1"</text:p>
          </table:table-cell>
          <table:table-cell table:style-name="ce13" office:value-type="float" office:value="204">
            <text:p>20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W4B  FAH</text:p>
          </table:table-cell>
          <table:table-cell table:style-name="ce10" office:value-type="float" office:value="3">
            <text:p>3</text:p>
          </table:table-cell>
          <table:table-cell table:number-columns-repeated="3"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Lajuana</text:p>
          </table:table-cell>
          <table:table-cell office:value-type="string">
            <text:p>Kimbrough</text:p>
          </table:table-cell>
          <table:table-cell table:style-name="ce10" office:value-type="string">
            <text:p>585-83-5878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0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VJM  AY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riel</text:p>
          </table:table-cell>
          <table:table-cell office:value-type="string">
            <text:p>Castaneda</text:p>
          </table:table-cell>
          <table:table-cell table:style-name="ce10" office:value-type="string">
            <text:p>807-47-5204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5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PKQ  GR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yam</text:p>
          </table:table-cell>
          <table:table-cell office:value-type="string">
            <text:p>Combs</text:p>
          </table:table-cell>
          <table:table-cell table:style-name="ce10" office:value-type="string">
            <text:p>160-82-3287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8"</text:p>
          </table:table-cell>
          <table:table-cell table:style-name="ce13" office:value-type="float" office:value="254">
            <text:p>25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FI8  HN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an</text:p>
          </table:table-cell>
          <table:table-cell office:value-type="string">
            <text:p>Pineda</text:p>
          </table:table-cell>
          <table:table-cell table:style-name="ce10" office:value-type="string">
            <text:p>681-33-3407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8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E98  Y3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ue</text:p>
          </table:table-cell>
          <table:table-cell office:value-type="string">
            <text:p>Bumgarner</text:p>
          </table:table-cell>
          <table:table-cell table:style-name="ce10" office:value-type="string">
            <text:p>070-48-8316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2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YLV  M1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selyn</text:p>
          </table:table-cell>
          <table:table-cell office:value-type="string">
            <text:p>Elizondo</text:p>
          </table:table-cell>
          <table:table-cell table:style-name="ce10" office:value-type="string">
            <text:p>418-56-8363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4"</text:p>
          </table:table-cell>
          <table:table-cell table:style-name="ce13" office:value-type="float" office:value="209">
            <text:p>20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QL1  KV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liza</text:p>
          </table:table-cell>
          <table:table-cell office:value-type="string">
            <text:p>Adler</text:p>
          </table:table-cell>
          <table:table-cell table:style-name="ce10" office:value-type="string">
            <text:p>866-23-2705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4"</text:p>
          </table:table-cell>
          <table:table-cell table:style-name="ce13" office:value-type="float" office:value="147">
            <text:p>14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VGB  0V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quita</text:p>
          </table:table-cell>
          <table:table-cell office:value-type="string">
            <text:p>Barger</text:p>
          </table:table-cell>
          <table:table-cell table:style-name="ce10" office:value-type="string">
            <text:p>454-50-0715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9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WJI  U3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Tia</text:p>
          </table:table-cell>
          <table:table-cell office:value-type="string">
            <text:p>Mejia</text:p>
          </table:table-cell>
          <table:table-cell table:style-name="ce10" office:value-type="string">
            <text:p>562-85-7260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11"</text:p>
          </table:table-cell>
          <table:table-cell table:style-name="ce13" office:value-type="float" office:value="222">
            <text:p>22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69G  IGB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larceny</text:p>
          </table:table-cell>
          <table:table-cell table:style-name="ce10" office:value-type="string">
            <text:p>murder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Rosario</text:p>
          </table:table-cell>
          <table:table-cell office:value-type="string">
            <text:p>Espinoza</text:p>
          </table:table-cell>
          <table:table-cell table:style-name="ce10" office:value-type="string">
            <text:p>546-87-4605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7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9QT  JQ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embezzlemen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Janelle</text:p>
          </table:table-cell>
          <table:table-cell office:value-type="string">
            <text:p>Canfield</text:p>
          </table:table-cell>
          <table:table-cell table:style-name="ce10" office:value-type="string">
            <text:p>736-61-3463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11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1FQ  VW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rissa</text:p>
          </table:table-cell>
          <table:table-cell office:value-type="string">
            <text:p>Ivey</text:p>
          </table:table-cell>
          <table:table-cell table:style-name="ce10" office:value-type="string">
            <text:p>840-81-4608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6"</text:p>
          </table:table-cell>
          <table:table-cell table:style-name="ce13" office:value-type="float" office:value="250">
            <text:p>25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WHG  O4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ynnette</text:p>
          </table:table-cell>
          <table:table-cell office:value-type="string">
            <text:p>Slaton</text:p>
          </table:table-cell>
          <table:table-cell table:style-name="ce10" office:value-type="string">
            <text:p>380-58-4273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"</text:p>
          </table:table-cell>
          <table:table-cell table:style-name="ce13" office:value-type="float" office:value="116">
            <text:p>11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28C  R1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elecia</text:p>
          </table:table-cell>
          <table:table-cell office:value-type="string">
            <text:p>Osullivan</text:p>
          </table:table-cell>
          <table:table-cell table:style-name="ce10" office:value-type="string">
            <text:p>232-36-3064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8"</text:p>
          </table:table-cell>
          <table:table-cell table:style-name="ce13" office:value-type="float" office:value="291">
            <text:p>291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54B  4NP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raud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ge</text:p>
          </table:table-cell>
          <table:table-cell office:value-type="string">
            <text:p>Marchand</text:p>
          </table:table-cell>
          <table:table-cell table:style-name="ce10" office:value-type="string">
            <text:p>625-33-7462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9"</text:p>
          </table:table-cell>
          <table:table-cell table:style-name="ce13" office:value-type="float" office:value="261">
            <text:p>261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QY5  3EP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Madison</text:p>
          </table:table-cell>
          <table:table-cell office:value-type="string">
            <text:p>Batson</text:p>
          </table:table-cell>
          <table:table-cell table:style-name="ce10" office:value-type="string">
            <text:p>278-36-1648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9"</text:p>
          </table:table-cell>
          <table:table-cell table:style-name="ce13" office:value-type="float" office:value="209">
            <text:p>20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FJG  82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e</text:p>
          </table:table-cell>
          <table:table-cell office:value-type="string">
            <text:p>Galvan</text:p>
          </table:table-cell>
          <table:table-cell table:style-name="ce10" office:value-type="string">
            <text:p>438-76-8510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2"</text:p>
          </table:table-cell>
          <table:table-cell table:style-name="ce13" office:value-type="float" office:value="114">
            <text:p>11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TF0  O2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reama</text:p>
          </table:table-cell>
          <table:table-cell office:value-type="string">
            <text:p>Linn</text:p>
          </table:table-cell>
          <table:table-cell table:style-name="ce10" office:value-type="string">
            <text:p>503-41-4614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0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DL6  4W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hresa</text:p>
          </table:table-cell>
          <table:table-cell office:value-type="string">
            <text:p>Comer</text:p>
          </table:table-cell>
          <table:table-cell table:style-name="ce10" office:value-type="string">
            <text:p>085-65-8355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0"</text:p>
          </table:table-cell>
          <table:table-cell table:style-name="ce13" office:value-type="float" office:value="294">
            <text:p>29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4MP  SFO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kidnapping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4">
          <table:table-cell office:value-type="string">
            <text:p>Lianne</text:p>
          </table:table-cell>
          <table:table-cell office:value-type="string">
            <text:p>Hwang</text:p>
          </table:table-cell>
          <table:table-cell table:style-name="ce10" office:value-type="string">
            <text:p>072-41-3242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0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OY9  XVQ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terrorism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Dinorah</text:p>
          </table:table-cell>
          <table:table-cell office:value-type="string">
            <text:p>Sykes</text:p>
          </table:table-cell>
          <table:table-cell table:style-name="ce10" office:value-type="string">
            <text:p>478-33-4635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8"</text:p>
          </table:table-cell>
          <table:table-cell table:style-name="ce13" office:value-type="float" office:value="355">
            <text:p>35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RVJ  DDW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Mariah</text:p>
          </table:table-cell>
          <table:table-cell office:value-type="string">
            <text:p>Thibodeaux</text:p>
          </table:table-cell>
          <table:table-cell table:style-name="ce10" office:value-type="string">
            <text:p>256-66-4233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5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MN2  KN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eressa</text:p>
          </table:table-cell>
          <table:table-cell office:value-type="string">
            <text:p>Leighton</text:p>
          </table:table-cell>
          <table:table-cell table:style-name="ce10" office:value-type="string">
            <text:p>681-65-6103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2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REL  SX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eoma</text:p>
          </table:table-cell>
          <table:table-cell office:value-type="string">
            <text:p>Fulton</text:p>
          </table:table-cell>
          <table:table-cell table:style-name="ce10" office:value-type="string">
            <text:p>173-56-5686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4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V46  4C6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number-columns-repeated="2"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Yvone</text:p>
          </table:table-cell>
          <table:table-cell office:value-type="string">
            <text:p>Fortune</text:p>
          </table:table-cell>
          <table:table-cell table:style-name="ce10" office:value-type="string">
            <text:p>584-85-0568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6"</text:p>
          </table:table-cell>
          <table:table-cell table:style-name="ce13" office:value-type="float" office:value="198">
            <text:p>19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7CY  84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thi</text:p>
          </table:table-cell>
          <table:table-cell office:value-type="string">
            <text:p>Grissom</text:p>
          </table:table-cell>
          <table:table-cell table:style-name="ce10" office:value-type="string">
            <text:p>673-43-1756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9"</text:p>
          </table:table-cell>
          <table:table-cell table:style-name="ce13" office:value-type="float" office:value="257">
            <text:p>25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TP6  4C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igitte</text:p>
          </table:table-cell>
          <table:table-cell office:value-type="string">
            <text:p>Buss</text:p>
          </table:table-cell>
          <table:table-cell table:style-name="ce10" office:value-type="string">
            <text:p>605-25-2572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2"</text:p>
          </table:table-cell>
          <table:table-cell table:style-name="ce13" office:value-type="float" office:value="140">
            <text:p>14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OK6  TD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Lavon</text:p>
          </table:table-cell>
          <table:table-cell office:value-type="string">
            <text:p>Fairbanks</text:p>
          </table:table-cell>
          <table:table-cell table:style-name="ce10" office:value-type="string">
            <text:p>408-06-7712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6"</text:p>
          </table:table-cell>
          <table:table-cell table:style-name="ce13" office:value-type="float" office:value="320">
            <text:p>32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EP8  IWI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Lorilee</text:p>
          </table:table-cell>
          <table:table-cell office:value-type="string">
            <text:p>Gee</text:p>
          </table:table-cell>
          <table:table-cell table:style-name="ce10" office:value-type="string">
            <text:p>188-16-3186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3"</text:p>
          </table:table-cell>
          <table:table-cell table:style-name="ce13" office:value-type="float" office:value="160">
            <text:p>16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HNL  I9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indy</text:p>
          </table:table-cell>
          <table:table-cell office:value-type="string">
            <text:p>Bonds</text:p>
          </table:table-cell>
          <table:table-cell table:style-name="ce10" office:value-type="string">
            <text:p>685-63-4327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5"</text:p>
          </table:table-cell>
          <table:table-cell table:style-name="ce13" office:value-type="float" office:value="278">
            <text:p>278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OGW  IG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leonore</text:p>
          </table:table-cell>
          <table:table-cell office:value-type="string">
            <text:p>Sloan</text:p>
          </table:table-cell>
          <table:table-cell table:style-name="ce10" office:value-type="string">
            <text:p>213-34-6640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2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3CP  25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Jonell</text:p>
          </table:table-cell>
          <table:table-cell office:value-type="string">
            <text:p>Nevarez</text:p>
          </table:table-cell>
          <table:table-cell table:style-name="ce10" office:value-type="string">
            <text:p>741-36-6004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1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B42  VQA</text:p>
          </table:table-cell>
          <table:table-cell table:style-name="ce10" office:value-type="float" office:value="4">
            <text:p>4</text:p>
          </table:table-cell>
          <table:table-cell table:number-columns-repeated="3"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Vonda</text:p>
          </table:table-cell>
          <table:table-cell office:value-type="string">
            <text:p>Gaddy</text:p>
          </table:table-cell>
          <table:table-cell table:style-name="ce10" office:value-type="string">
            <text:p>742-52-0736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2"</text:p>
          </table:table-cell>
          <table:table-cell table:style-name="ce13" office:value-type="float" office:value="319">
            <text:p>319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1TV  U6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yla</text:p>
          </table:table-cell>
          <table:table-cell office:value-type="string">
            <text:p>Doty</text:p>
          </table:table-cell>
          <table:table-cell table:style-name="ce10" office:value-type="string">
            <text:p>786-64-4511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0"</text:p>
          </table:table-cell>
          <table:table-cell table:style-name="ce13" office:value-type="float" office:value="213">
            <text:p>21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4IS  BK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meron</text:p>
          </table:table-cell>
          <table:table-cell office:value-type="string">
            <text:p>Vanhoose</text:p>
          </table:table-cell>
          <table:table-cell table:style-name="ce10" office:value-type="string">
            <text:p>873-70-7377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1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TI9  LRY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4">
          <table:table-cell office:value-type="string">
            <text:p>Cleta</text:p>
          </table:table-cell>
          <table:table-cell office:value-type="string">
            <text:p>Salas</text:p>
          </table:table-cell>
          <table:table-cell table:style-name="ce10" office:value-type="string">
            <text:p>724-04-5632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3"</text:p>
          </table:table-cell>
          <table:table-cell table:style-name="ce13" office:value-type="float" office:value="248">
            <text:p>24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JH1  V8G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Joaquina</text:p>
          </table:table-cell>
          <table:table-cell office:value-type="string">
            <text:p>Whitmire</text:p>
          </table:table-cell>
          <table:table-cell table:style-name="ce10" office:value-type="string">
            <text:p>861-44-3334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9"</text:p>
          </table:table-cell>
          <table:table-cell table:style-name="ce13" office:value-type="float" office:value="354">
            <text:p>35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3HB  QX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Ulrike</text:p>
          </table:table-cell>
          <table:table-cell office:value-type="string">
            <text:p>Samson</text:p>
          </table:table-cell>
          <table:table-cell table:style-name="ce10" office:value-type="string">
            <text:p>486-31-2336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2"</text:p>
          </table:table-cell>
          <table:table-cell table:style-name="ce13" office:value-type="float" office:value="158">
            <text:p>158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BY3  5U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lynis</text:p>
          </table:table-cell>
          <table:table-cell office:value-type="string">
            <text:p>Forman</text:p>
          </table:table-cell>
          <table:table-cell table:style-name="ce10" office:value-type="string">
            <text:p>528-31-4678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0"</text:p>
          </table:table-cell>
          <table:table-cell table:style-name="ce13" office:value-type="float" office:value="97">
            <text:p>97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GMK  AF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amatha</text:p>
          </table:table-cell>
          <table:table-cell office:value-type="string">
            <text:p>Enos</text:p>
          </table:table-cell>
          <table:table-cell table:style-name="ce10" office:value-type="string">
            <text:p>215-06-1243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1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S39  KC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esha</text:p>
          </table:table-cell>
          <table:table-cell office:value-type="string">
            <text:p>Towns</text:p>
          </table:table-cell>
          <table:table-cell table:style-name="ce10" office:value-type="string">
            <text:p>370-60-5853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8"</text:p>
          </table:table-cell>
          <table:table-cell table:style-name="ce13" office:value-type="float" office:value="223">
            <text:p>22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HRG  Y4B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Temika</text:p>
          </table:table-cell>
          <table:table-cell office:value-type="string">
            <text:p>Rigby</text:p>
          </table:table-cell>
          <table:table-cell table:style-name="ce10" office:value-type="string">
            <text:p>080-60-7024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2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RDA  8F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Fay</text:p>
          </table:table-cell>
          <table:table-cell office:value-type="string">
            <text:p>Dominguez</text:p>
          </table:table-cell>
          <table:table-cell table:style-name="ce10" office:value-type="string">
            <text:p>623-73-5804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2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FX4  BTM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Cherie</text:p>
          </table:table-cell>
          <table:table-cell office:value-type="string">
            <text:p>Boehm</text:p>
          </table:table-cell>
          <table:table-cell table:style-name="ce10" office:value-type="string">
            <text:p>812-38-2625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9"</text:p>
          </table:table-cell>
          <table:table-cell table:style-name="ce13" office:value-type="float" office:value="326">
            <text:p>32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B9P  YJ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Ettie</text:p>
          </table:table-cell>
          <table:table-cell office:value-type="string">
            <text:p>Kraus</text:p>
          </table:table-cell>
          <table:table-cell table:style-name="ce10" office:value-type="string">
            <text:p>274-63-6113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11"</text:p>
          </table:table-cell>
          <table:table-cell table:style-name="ce13" office:value-type="float" office:value="215">
            <text:p>21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OEE  M8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Elisabeth</text:p>
          </table:table-cell>
          <table:table-cell office:value-type="string">
            <text:p>Boudreaux</text:p>
          </table:table-cell>
          <table:table-cell table:style-name="ce10" office:value-type="string">
            <text:p>281-50-4572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0"</text:p>
          </table:table-cell>
          <table:table-cell table:style-name="ce13" office:value-type="float" office:value="204">
            <text:p>204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H48  KM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ily</text:p>
          </table:table-cell>
          <table:table-cell office:value-type="string">
            <text:p>Lozano</text:p>
          </table:table-cell>
          <table:table-cell table:style-name="ce10" office:value-type="string">
            <text:p>367-02-7324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7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9OJ  OQ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uvenia</text:p>
          </table:table-cell>
          <table:table-cell office:value-type="string">
            <text:p>Dasilva</text:p>
          </table:table-cell>
          <table:table-cell table:style-name="ce10" office:value-type="string">
            <text:p>567-06-6565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4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7L3  QOF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Obdulia</text:p>
          </table:table-cell>
          <table:table-cell office:value-type="string">
            <text:p>Joe</text:p>
          </table:table-cell>
          <table:table-cell table:style-name="ce10" office:value-type="string">
            <text:p>784-07-7703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2"</text:p>
          </table:table-cell>
          <table:table-cell table:style-name="ce13" office:value-type="float" office:value="311">
            <text:p>31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EBN  5X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ja</text:p>
          </table:table-cell>
          <table:table-cell office:value-type="string">
            <text:p>Cahill</text:p>
          </table:table-cell>
          <table:table-cell table:style-name="ce10" office:value-type="string">
            <text:p>413-55-4040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4"</text:p>
          </table:table-cell>
          <table:table-cell table:style-name="ce13" office:value-type="float" office:value="262">
            <text:p>26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17V  25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die</text:p>
          </table:table-cell>
          <table:table-cell office:value-type="string">
            <text:p>Ralston</text:p>
          </table:table-cell>
          <table:table-cell table:style-name="ce10" office:value-type="string">
            <text:p>163-73-7006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0"</text:p>
          </table:table-cell>
          <table:table-cell table:style-name="ce13" office:value-type="float" office:value="122">
            <text:p>122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6OT  9Y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Yasmine</text:p>
          </table:table-cell>
          <table:table-cell office:value-type="string">
            <text:p>Anglin</text:p>
          </table:table-cell>
          <table:table-cell table:style-name="ce10" office:value-type="string">
            <text:p>411-18-0028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5"</text:p>
          </table:table-cell>
          <table:table-cell table:style-name="ce13" office:value-type="float" office:value="150">
            <text:p>15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FUC  X5P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Margret</text:p>
          </table:table-cell>
          <table:table-cell office:value-type="string">
            <text:p>Stanfield</text:p>
          </table:table-cell>
          <table:table-cell table:style-name="ce10" office:value-type="string">
            <text:p>111-73-0022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6"</text:p>
          </table:table-cell>
          <table:table-cell table:style-name="ce13" office:value-type="float" office:value="224">
            <text:p>22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C5G  34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uyet</text:p>
          </table:table-cell>
          <table:table-cell office:value-type="string">
            <text:p>Battle</text:p>
          </table:table-cell>
          <table:table-cell table:style-name="ce10" office:value-type="string">
            <text:p>822-10-7173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3"</text:p>
          </table:table-cell>
          <table:table-cell table:style-name="ce13" office:value-type="float" office:value="256">
            <text:p>25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UH1  62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Noriko</text:p>
          </table:table-cell>
          <table:table-cell office:value-type="string">
            <text:p>Buffington</text:p>
          </table:table-cell>
          <table:table-cell table:style-name="ce10" office:value-type="string">
            <text:p>821-30-3405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6"</text:p>
          </table:table-cell>
          <table:table-cell table:style-name="ce13" office:value-type="float" office:value="233">
            <text:p>23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CCH  VY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akota</text:p>
          </table:table-cell>
          <table:table-cell office:value-type="string">
            <text:p>Mohr</text:p>
          </table:table-cell>
          <table:table-cell table:style-name="ce10" office:value-type="string">
            <text:p>863-24-0352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1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94V  N5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Patrina</text:p>
          </table:table-cell>
          <table:table-cell office:value-type="string">
            <text:p>Bigelow</text:p>
          </table:table-cell>
          <table:table-cell table:style-name="ce10" office:value-type="string">
            <text:p>727-28-7438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7"</text:p>
          </table:table-cell>
          <table:table-cell table:style-name="ce13" office:value-type="float" office:value="114">
            <text:p>11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O07  XR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Sulema</text:p>
          </table:table-cell>
          <table:table-cell office:value-type="string">
            <text:p>Doherty</text:p>
          </table:table-cell>
          <table:table-cell table:style-name="ce10" office:value-type="string">
            <text:p>571-57-2357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4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JEH  FX0</text:p>
          </table:table-cell>
          <table:table-cell table:style-name="ce10" office:value-type="float" office:value="3">
            <text:p>3</text:p>
          </table:table-cell>
          <table:table-cell table:number-columns-repeated="3"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Susannah</text:p>
          </table:table-cell>
          <table:table-cell office:value-type="string">
            <text:p>Larkin</text:p>
          </table:table-cell>
          <table:table-cell table:style-name="ce10" office:value-type="string">
            <text:p>875-51-0650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6"</text:p>
          </table:table-cell>
          <table:table-cell table:style-name="ce13" office:value-type="float" office:value="268">
            <text:p>268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1X7  DB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nald</text:p>
          </table:table-cell>
          <table:table-cell office:value-type="string">
            <text:p>Dorman</text:p>
          </table:table-cell>
          <table:table-cell table:style-name="ce10" office:value-type="string">
            <text:p>445-57-1743</text:p>
          </table:table-cell>
          <table:table-cell office:value-type="string">
            <text:p>f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6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VID  7W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elsa</text:p>
          </table:table-cell>
          <table:table-cell office:value-type="string">
            <text:p>Withers</text:p>
          </table:table-cell>
          <table:table-cell table:style-name="ce10" office:value-type="string">
            <text:p>517-01-4525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6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O9T  CI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rima</text:p>
          </table:table-cell>
          <table:table-cell office:value-type="string">
            <text:p>Stine</text:p>
          </table:table-cell>
          <table:table-cell table:style-name="ce10" office:value-type="string">
            <text:p>682-65-4183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10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G2O  1H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rovidencia</text:p>
          </table:table-cell>
          <table:table-cell office:value-type="string">
            <text:p>Carrier</text:p>
          </table:table-cell>
          <table:table-cell table:style-name="ce10" office:value-type="string">
            <text:p>888-47-4747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3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BA1  10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az</text:p>
          </table:table-cell>
          <table:table-cell office:value-type="string">
            <text:p>Talley</text:p>
          </table:table-cell>
          <table:table-cell table:style-name="ce10" office:value-type="string">
            <text:p>477-62-2777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6"</text:p>
          </table:table-cell>
          <table:table-cell table:style-name="ce13" office:value-type="float" office:value="154">
            <text:p>15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6F4  3GD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Chastity</text:p>
          </table:table-cell>
          <table:table-cell office:value-type="string">
            <text:p>Grimes</text:p>
          </table:table-cell>
          <table:table-cell table:style-name="ce10" office:value-type="string">
            <text:p>542-76-8323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3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64B  8U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arthenia</text:p>
          </table:table-cell>
          <table:table-cell office:value-type="string">
            <text:p>Coburn</text:p>
          </table:table-cell>
          <table:table-cell table:style-name="ce10" office:value-type="string">
            <text:p>167-38-5820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9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WSF  VH6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Annalisa</text:p>
          </table:table-cell>
          <table:table-cell office:value-type="string">
            <text:p>Roldan</text:p>
          </table:table-cell>
          <table:table-cell table:style-name="ce10" office:value-type="string">
            <text:p>846-32-8562</text:p>
          </table:table-cell>
          <table:table-cell office:value-type="string">
            <text:p>f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6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YX8  YB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vril</text:p>
          </table:table-cell>
          <table:table-cell office:value-type="string">
            <text:p>Huntington</text:p>
          </table:table-cell>
          <table:table-cell table:style-name="ce10" office:value-type="string">
            <text:p>331-42-5631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1"</text:p>
          </table:table-cell>
          <table:table-cell table:style-name="ce13" office:value-type="float" office:value="222">
            <text:p>222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36E  FF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Caitlin</text:p>
          </table:table-cell>
          <table:table-cell office:value-type="string">
            <text:p>Ahrens</text:p>
          </table:table-cell>
          <table:table-cell table:style-name="ce10" office:value-type="string">
            <text:p>831-02-0783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0"</text:p>
          </table:table-cell>
          <table:table-cell table:style-name="ce13" office:value-type="float" office:value="309">
            <text:p>30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E0I  QFY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kidnapping</text:p>
          </table:table-cell>
          <table:table-cell table:number-columns-repeated="2" table:style-name="ce10" office:value-type="string">
            <text:p>assault</text:p>
          </table:table-cell>
          <table:table-cell table:style-name="ce27" office:value-type="string">
            <text:p>embezzlement</text:p>
          </table:table-cell>
          <table:table-cell table:number-columns-repeated="1003"/>
        </table:table-row>
        <table:table-row table:style-name="ro3">
          <table:table-cell office:value-type="string">
            <text:p>Carlotta</text:p>
          </table:table-cell>
          <table:table-cell office:value-type="string">
            <text:p>Milton</text:p>
          </table:table-cell>
          <table:table-cell table:style-name="ce10" office:value-type="string">
            <text:p>000-27-1370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5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G4P  7I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lo</text:p>
          </table:table-cell>
          <table:table-cell office:value-type="string">
            <text:p>Hanes</text:p>
          </table:table-cell>
          <table:table-cell table:style-name="ce10" office:value-type="string">
            <text:p>772-78-4261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9"</text:p>
          </table:table-cell>
          <table:table-cell table:style-name="ce13" office:value-type="float" office:value="230">
            <text:p>23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2FX  PYJ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Dorie</text:p>
          </table:table-cell>
          <table:table-cell office:value-type="string">
            <text:p>Eldridge</text:p>
          </table:table-cell>
          <table:table-cell table:style-name="ce10" office:value-type="string">
            <text:p>655-74-4712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0"</text:p>
          </table:table-cell>
          <table:table-cell table:style-name="ce13" office:value-type="float" office:value="287">
            <text:p>28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YYT  4J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nya</text:p>
          </table:table-cell>
          <table:table-cell office:value-type="string">
            <text:p>Harding</text:p>
          </table:table-cell>
          <table:table-cell table:style-name="ce10" office:value-type="string">
            <text:p>338-32-4361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3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1S3  UQ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ibeth</text:p>
          </table:table-cell>
          <table:table-cell office:value-type="string">
            <text:p>Anders</text:p>
          </table:table-cell>
          <table:table-cell table:style-name="ce10" office:value-type="string">
            <text:p>551-60-0612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1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RPF  I0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Vivien</text:p>
          </table:table-cell>
          <table:table-cell office:value-type="string">
            <text:p>Qualls</text:p>
          </table:table-cell>
          <table:table-cell table:style-name="ce10" office:value-type="string">
            <text:p>557-37-1355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8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314  XI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anie</text:p>
          </table:table-cell>
          <table:table-cell office:value-type="string">
            <text:p>Beam</text:p>
          </table:table-cell>
          <table:table-cell table:style-name="ce10" office:value-type="string">
            <text:p>844-78-0630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5"</text:p>
          </table:table-cell>
          <table:table-cell table:style-name="ce13" office:value-type="float" office:value="168">
            <text:p>16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Y8H  JF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ade</text:p>
          </table:table-cell>
          <table:table-cell office:value-type="string">
            <text:p>Lo</text:p>
          </table:table-cell>
          <table:table-cell table:style-name="ce10" office:value-type="string">
            <text:p>461-84-6130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2"</text:p>
          </table:table-cell>
          <table:table-cell table:style-name="ce13" office:value-type="float" office:value="194">
            <text:p>19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JP1  7SW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embezzlemen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Sun</text:p>
          </table:table-cell>
          <table:table-cell office:value-type="string">
            <text:p>Weller</text:p>
          </table:table-cell>
          <table:table-cell table:style-name="ce10" office:value-type="string">
            <text:p>787-27-2673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6"</text:p>
          </table:table-cell>
          <table:table-cell table:style-name="ce13" office:value-type="float" office:value="363">
            <text:p>36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V06  09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bertine</text:p>
          </table:table-cell>
          <table:table-cell office:value-type="string">
            <text:p>York</text:p>
          </table:table-cell>
          <table:table-cell table:style-name="ce10" office:value-type="string">
            <text:p>416-77-2485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7"</text:p>
          </table:table-cell>
          <table:table-cell table:style-name="ce13" office:value-type="float" office:value="159">
            <text:p>159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93H  WJ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aci</text:p>
          </table:table-cell>
          <table:table-cell office:value-type="string">
            <text:p>Mcmurray</text:p>
          </table:table-cell>
          <table:table-cell table:style-name="ce10" office:value-type="string">
            <text:p>885-30-6510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8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TG9  J7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neva</text:p>
          </table:table-cell>
          <table:table-cell office:value-type="string">
            <text:p>Charles</text:p>
          </table:table-cell>
          <table:table-cell table:style-name="ce10" office:value-type="string">
            <text:p>383-34-5622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6"</text:p>
          </table:table-cell>
          <table:table-cell table:style-name="ce13" office:value-type="float" office:value="204">
            <text:p>20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2Q1  2I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ylie</text:p>
          </table:table-cell>
          <table:table-cell office:value-type="string">
            <text:p>Wiseman</text:p>
          </table:table-cell>
          <table:table-cell table:style-name="ce10" office:value-type="string">
            <text:p>545-31-0078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9"</text:p>
          </table:table-cell>
          <table:table-cell table:style-name="ce13" office:value-type="float" office:value="182">
            <text:p>18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DV0  DTC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number-columns-repeated="2"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>
            <text:p>Maira</text:p>
          </table:table-cell>
          <table:table-cell office:value-type="string">
            <text:p>Hutcheson</text:p>
          </table:table-cell>
          <table:table-cell table:style-name="ce10" office:value-type="string">
            <text:p>875-57-0577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9"</text:p>
          </table:table-cell>
          <table:table-cell table:style-name="ce13" office:value-type="float" office:value="270">
            <text:p>27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1WI  H13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larceny</text:p>
          </table:table-cell>
          <table:table-cell table:style-name="ce10" office:value-type="string">
            <text:p>drug  trafficking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Nguyet</text:p>
          </table:table-cell>
          <table:table-cell office:value-type="string">
            <text:p>Ouellette</text:p>
          </table:table-cell>
          <table:table-cell table:style-name="ce10" office:value-type="string">
            <text:p>547-34-3112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8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1BM  FQ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galy</text:p>
          </table:table-cell>
          <table:table-cell office:value-type="string">
            <text:p>Marin</text:p>
          </table:table-cell>
          <table:table-cell table:style-name="ce10" office:value-type="string">
            <text:p>882-57-6456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7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RVS  V8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roll</text:p>
          </table:table-cell>
          <table:table-cell office:value-type="string">
            <text:p>Gaines</text:p>
          </table:table-cell>
          <table:table-cell table:style-name="ce10" office:value-type="string">
            <text:p>664-55-0137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3"</text:p>
          </table:table-cell>
          <table:table-cell table:style-name="ce13" office:value-type="float" office:value="203">
            <text:p>20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NBV  FX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avenia</text:p>
          </table:table-cell>
          <table:table-cell office:value-type="string">
            <text:p>Yost</text:p>
          </table:table-cell>
          <table:table-cell table:style-name="ce10" office:value-type="string">
            <text:p>264-45-5804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0"</text:p>
          </table:table-cell>
          <table:table-cell table:style-name="ce13" office:value-type="float" office:value="122">
            <text:p>122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7O9  M3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Shila</text:p>
          </table:table-cell>
          <table:table-cell office:value-type="string">
            <text:p>Mcnair</text:p>
          </table:table-cell>
          <table:table-cell table:style-name="ce10" office:value-type="string">
            <text:p>263-72-6343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6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BEO  5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drug  trafficking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Laurette</text:p>
          </table:table-cell>
          <table:table-cell office:value-type="string">
            <text:p>Nickerson</text:p>
          </table:table-cell>
          <table:table-cell table:style-name="ce10" office:value-type="string">
            <text:p>134-51-4887</text:p>
          </table:table-cell>
          <table:table-cell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6"</text:p>
          </table:table-cell>
          <table:table-cell table:style-name="ce13" office:value-type="float" office:value="167">
            <text:p>16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5BN  Q3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>
            <text:p>Dovie</text:p>
          </table:table-cell>
          <table:table-cell office:value-type="string">
            <text:p>Masterson</text:p>
          </table:table-cell>
          <table:table-cell table:style-name="ce10" office:value-type="string">
            <text:p>087-41-1181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0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00J  M6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murder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Alysha</text:p>
          </table:table-cell>
          <table:table-cell office:value-type="string">
            <text:p>Overby</text:p>
          </table:table-cell>
          <table:table-cell table:style-name="ce10" office:value-type="string">
            <text:p>410-68-1272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3"</text:p>
          </table:table-cell>
          <table:table-cell table:style-name="ce13" office:value-type="float" office:value="312">
            <text:p>31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VBK  OR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earldine</text:p>
          </table:table-cell>
          <table:table-cell office:value-type="string">
            <text:p>Baxley</text:p>
          </table:table-cell>
          <table:table-cell table:style-name="ce10" office:value-type="string">
            <text:p>101-54-2560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4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S0R  HI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erminia</text:p>
          </table:table-cell>
          <table:table-cell office:value-type="string">
            <text:p>Hogue</text:p>
          </table:table-cell>
          <table:table-cell table:style-name="ce10" office:value-type="string">
            <text:p>228-64-4080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2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M37  X1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oriah</text:p>
          </table:table-cell>
          <table:table-cell office:value-type="string">
            <text:p>Jefferies</text:p>
          </table:table-cell>
          <table:table-cell table:style-name="ce10" office:value-type="string">
            <text:p>727-88-7564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2"</text:p>
          </table:table-cell>
          <table:table-cell table:style-name="ce13" office:value-type="float" office:value="147">
            <text:p>147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KC2  2I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erneice</text:p>
          </table:table-cell>
          <table:table-cell office:value-type="string">
            <text:p>Maples</text:p>
          </table:table-cell>
          <table:table-cell table:style-name="ce10" office:value-type="string">
            <text:p>683-57-6673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4"</text:p>
          </table:table-cell>
          <table:table-cell table:style-name="ce13" office:value-type="float" office:value="110">
            <text:p>1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PNL  W5D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murder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Alla</text:p>
          </table:table-cell>
          <table:table-cell office:value-type="string">
            <text:p>Rauch</text:p>
          </table:table-cell>
          <table:table-cell table:style-name="ce10" office:value-type="string">
            <text:p>365-38-1763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5"</text:p>
          </table:table-cell>
          <table:table-cell table:style-name="ce13" office:value-type="float" office:value="160">
            <text:p>16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3QE  7SY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Cris</text:p>
          </table:table-cell>
          <table:table-cell office:value-type="string">
            <text:p>Kruse</text:p>
          </table:table-cell>
          <table:table-cell table:style-name="ce10" office:value-type="string">
            <text:p>148-02-1124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3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O4G  2M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astasia</text:p>
          </table:table-cell>
          <table:table-cell office:value-type="string">
            <text:p>Mireles</text:p>
          </table:table-cell>
          <table:table-cell table:style-name="ce10" office:value-type="string">
            <text:p>036-36-2560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6"</text:p>
          </table:table-cell>
          <table:table-cell table:style-name="ce13" office:value-type="float" office:value="130">
            <text:p>13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M5F  FO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vie</text:p>
          </table:table-cell>
          <table:table-cell office:value-type="string">
            <text:p>Gold</text:p>
          </table:table-cell>
          <table:table-cell table:style-name="ce10" office:value-type="string">
            <text:p>400-40-7668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0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1B8  NO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andrea</text:p>
          </table:table-cell>
          <table:table-cell office:value-type="string">
            <text:p>Mchugh</text:p>
          </table:table-cell>
          <table:table-cell table:style-name="ce10" office:value-type="string">
            <text:p>366-41-1621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0"</text:p>
          </table:table-cell>
          <table:table-cell table:style-name="ce13" office:value-type="float" office:value="287">
            <text:p>28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96Y  SBI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Jesusa</text:p>
          </table:table-cell>
          <table:table-cell office:value-type="string">
            <text:p>Ng</text:p>
          </table:table-cell>
          <table:table-cell table:style-name="ce10" office:value-type="string">
            <text:p>357-41-5378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4"</text:p>
          </table:table-cell>
          <table:table-cell table:style-name="ce13" office:value-type="float" office:value="328">
            <text:p>32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YFJ  XI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Jaclyn</text:p>
          </table:table-cell>
          <table:table-cell office:value-type="string">
            <text:p>Loy</text:p>
          </table:table-cell>
          <table:table-cell table:style-name="ce10" office:value-type="string">
            <text:p>718-25-5110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4"</text:p>
          </table:table-cell>
          <table:table-cell table:style-name="ce13" office:value-type="float" office:value="312">
            <text:p>31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60B  IDL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kidnapping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Miki</text:p>
          </table:table-cell>
          <table:table-cell office:value-type="string">
            <text:p>Ketchum</text:p>
          </table:table-cell>
          <table:table-cell table:style-name="ce10" office:value-type="string">
            <text:p>015-43-8111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3"</text:p>
          </table:table-cell>
          <table:table-cell table:style-name="ce13" office:value-type="float" office:value="200">
            <text:p>20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CG9  QT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ikia</text:p>
          </table:table-cell>
          <table:table-cell office:value-type="string">
            <text:p>Barger</text:p>
          </table:table-cell>
          <table:table-cell table:style-name="ce10" office:value-type="string">
            <text:p>005-65-2234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2"</text:p>
          </table:table-cell>
          <table:table-cell table:style-name="ce13" office:value-type="float" office:value="319">
            <text:p>319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2OX  GE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Cathleen</text:p>
          </table:table-cell>
          <table:table-cell office:value-type="string">
            <text:p>Sledge</text:p>
          </table:table-cell>
          <table:table-cell table:style-name="ce10" office:value-type="string">
            <text:p>432-22-3771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5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BNV  AW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drug  trafficking</text:p>
          </table:table-cell>
          <table:table-cell table:number-columns-repeated="1003"/>
        </table:table-row>
        <table:table-row table:style-name="ro3">
          <table:table-cell office:value-type="string">
            <text:p>Mellisa</text:p>
          </table:table-cell>
          <table:table-cell office:value-type="string">
            <text:p>Borden</text:p>
          </table:table-cell>
          <table:table-cell table:style-name="ce10" office:value-type="string">
            <text:p>500-37-5566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10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A71  WV6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Nena</text:p>
          </table:table-cell>
          <table:table-cell office:value-type="string">
            <text:p>Gilman</text:p>
          </table:table-cell>
          <table:table-cell table:style-name="ce10" office:value-type="string">
            <text:p>125-68-7337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3"</text:p>
          </table:table-cell>
          <table:table-cell table:style-name="ce13" office:value-type="float" office:value="240">
            <text:p>24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CDS  C07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Oralia</text:p>
          </table:table-cell>
          <table:table-cell office:value-type="string">
            <text:p>Archie</text:p>
          </table:table-cell>
          <table:table-cell table:style-name="ce10" office:value-type="string">
            <text:p>541-73-4882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8"</text:p>
          </table:table-cell>
          <table:table-cell table:style-name="ce13" office:value-type="float" office:value="269">
            <text:p>26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0E2  J64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Lisandra</text:p>
          </table:table-cell>
          <table:table-cell office:value-type="string">
            <text:p>Vallejo</text:p>
          </table:table-cell>
          <table:table-cell table:style-name="ce10" office:value-type="string">
            <text:p>121-70-8326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4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8GE  7AU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murder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Leonie</text:p>
          </table:table-cell>
          <table:table-cell office:value-type="string">
            <text:p>Trujillo</text:p>
          </table:table-cell>
          <table:table-cell table:style-name="ce10" office:value-type="string">
            <text:p>715-81-5266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10"</text:p>
          </table:table-cell>
          <table:table-cell table:style-name="ce13" office:value-type="float" office:value="167">
            <text:p>16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EO4  NM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ignon</text:p>
          </table:table-cell>
          <table:table-cell office:value-type="string">
            <text:p>Naquin</text:p>
          </table:table-cell>
          <table:table-cell table:style-name="ce10" office:value-type="string">
            <text:p>780-83-3768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2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LHP  SD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erri</text:p>
          </table:table-cell>
          <table:table-cell office:value-type="string">
            <text:p>Collado</text:p>
          </table:table-cell>
          <table:table-cell table:style-name="ce10" office:value-type="string">
            <text:p>318-16-5428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0"</text:p>
          </table:table-cell>
          <table:table-cell table:style-name="ce13" office:value-type="float" office:value="302">
            <text:p>30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1XX  L1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ri</text:p>
          </table:table-cell>
          <table:table-cell office:value-type="string">
            <text:p>Dove</text:p>
          </table:table-cell>
          <table:table-cell table:style-name="ce10" office:value-type="string">
            <text:p>844-68-8751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8"</text:p>
          </table:table-cell>
          <table:table-cell table:style-name="ce13" office:value-type="float" office:value="345">
            <text:p>34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BLQ  R9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ina</text:p>
          </table:table-cell>
          <table:table-cell office:value-type="string">
            <text:p>Spence</text:p>
          </table:table-cell>
          <table:table-cell table:style-name="ce10" office:value-type="string">
            <text:p>341-02-1084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0"</text:p>
          </table:table-cell>
          <table:table-cell table:style-name="ce13" office:value-type="float" office:value="146">
            <text:p>14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6J2  LE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Dusty</text:p>
          </table:table-cell>
          <table:table-cell office:value-type="string">
            <text:p>Kruger</text:p>
          </table:table-cell>
          <table:table-cell table:style-name="ce10" office:value-type="string">
            <text:p>251-34-7084</text:p>
          </table:table-cell>
          <table:table-cell office:value-type="string">
            <text:p>f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3"</text:p>
          </table:table-cell>
          <table:table-cell table:style-name="ce13" office:value-type="float" office:value="203">
            <text:p>203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IRN  TI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Sol</text:p>
          </table:table-cell>
          <table:table-cell office:value-type="string">
            <text:p>Ritter</text:p>
          </table:table-cell>
          <table:table-cell table:style-name="ce10" office:value-type="string">
            <text:p>661-33-4384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10"</text:p>
          </table:table-cell>
          <table:table-cell table:style-name="ce13" office:value-type="float" office:value="125">
            <text:p>12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U86  D5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u</text:p>
          </table:table-cell>
          <table:table-cell office:value-type="string">
            <text:p>Kidwell</text:p>
          </table:table-cell>
          <table:table-cell table:style-name="ce10" office:value-type="string">
            <text:p>374-36-5735</text:p>
          </table:table-cell>
          <table:table-cell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0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NHO  TL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talina</text:p>
          </table:table-cell>
          <table:table-cell office:value-type="string">
            <text:p>Batten</text:p>
          </table:table-cell>
          <table:table-cell table:style-name="ce10" office:value-type="string">
            <text:p>408-43-2381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7"</text:p>
          </table:table-cell>
          <table:table-cell table:style-name="ce13" office:value-type="float" office:value="337">
            <text:p>33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DR2  GT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larinda</text:p>
          </table:table-cell>
          <table:table-cell office:value-type="string">
            <text:p>Rudd</text:p>
          </table:table-cell>
          <table:table-cell table:style-name="ce10" office:value-type="string">
            <text:p>055-50-5581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11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L8E  QRP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errorism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Sunni</text:p>
          </table:table-cell>
          <table:table-cell office:value-type="string">
            <text:p>Binkley</text:p>
          </table:table-cell>
          <table:table-cell table:style-name="ce10" office:value-type="string">
            <text:p>617-41-2012</text:p>
          </table:table-cell>
          <table:table-cell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3"</text:p>
          </table:table-cell>
          <table:table-cell table:style-name="ce13" office:value-type="float" office:value="304">
            <text:p>30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2T8  A8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netta</text:p>
          </table:table-cell>
          <table:table-cell office:value-type="string">
            <text:p>Corbitt</text:p>
          </table:table-cell>
          <table:table-cell table:style-name="ce10" office:value-type="string">
            <text:p>852-28-7606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0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0KP  S9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nika</text:p>
          </table:table-cell>
          <table:table-cell office:value-type="string">
            <text:p>Kohl</text:p>
          </table:table-cell>
          <table:table-cell table:style-name="ce10" office:value-type="string">
            <text:p>504-78-7423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2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CQS  D5C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Jenifer</text:p>
          </table:table-cell>
          <table:table-cell office:value-type="string">
            <text:p>Hawks</text:p>
          </table:table-cell>
          <table:table-cell table:style-name="ce10" office:value-type="string">
            <text:p>778-00-8046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11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H4K  YJ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ernardina</text:p>
          </table:table-cell>
          <table:table-cell office:value-type="string">
            <text:p>Gilmore</text:p>
          </table:table-cell>
          <table:table-cell table:style-name="ce10" office:value-type="string">
            <text:p>075-45-0171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1"</text:p>
          </table:table-cell>
          <table:table-cell table:style-name="ce13" office:value-type="float" office:value="166">
            <text:p>16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7U6  SX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simira</text:p>
          </table:table-cell>
          <table:table-cell office:value-type="string">
            <text:p>Haag</text:p>
          </table:table-cell>
          <table:table-cell table:style-name="ce10" office:value-type="string">
            <text:p>413-30-4621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5"</text:p>
          </table:table-cell>
          <table:table-cell table:style-name="ce13" office:value-type="float" office:value="278">
            <text:p>278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9D0  TU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thrine</text:p>
          </table:table-cell>
          <table:table-cell office:value-type="string">
            <text:p>Riggins</text:p>
          </table:table-cell>
          <table:table-cell table:style-name="ce10" office:value-type="string">
            <text:p>140-74-0207</text:p>
          </table:table-cell>
          <table:table-cell office:value-type="string">
            <text:p>f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1"</text:p>
          </table:table-cell>
          <table:table-cell table:style-name="ce13" office:value-type="float" office:value="189">
            <text:p>18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VWT  G5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neida</text:p>
          </table:table-cell>
          <table:table-cell office:value-type="string">
            <text:p>Bourque</text:p>
          </table:table-cell>
          <table:table-cell table:style-name="ce10" office:value-type="string">
            <text:p>684-10-4256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1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298  R61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Emerita</text:p>
          </table:table-cell>
          <table:table-cell office:value-type="string">
            <text:p>Furman</text:p>
          </table:table-cell>
          <table:table-cell table:style-name="ce10" office:value-type="string">
            <text:p>230-11-1146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"</text:p>
          </table:table-cell>
          <table:table-cell table:style-name="ce13" office:value-type="float" office:value="190">
            <text:p>190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YFG  35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awnna</text:p>
          </table:table-cell>
          <table:table-cell office:value-type="string">
            <text:p>Lyles</text:p>
          </table:table-cell>
          <table:table-cell table:style-name="ce10" office:value-type="string">
            <text:p>640-88-2815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3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TX9  CN8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Ethyl</text:p>
          </table:table-cell>
          <table:table-cell office:value-type="string">
            <text:p>Chamberlin</text:p>
          </table:table-cell>
          <table:table-cell table:style-name="ce10" office:value-type="string">
            <text:p>364-18-5328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2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BC6  NQ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anice</text:p>
          </table:table-cell>
          <table:table-cell office:value-type="string">
            <text:p>Cagle</text:p>
          </table:table-cell>
          <table:table-cell table:style-name="ce10" office:value-type="string">
            <text:p>735-75-1764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3"</text:p>
          </table:table-cell>
          <table:table-cell table:style-name="ce13" office:value-type="float" office:value="129">
            <text:p>129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9H0  7G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ng</text:p>
          </table:table-cell>
          <table:table-cell office:value-type="string">
            <text:p>Chong</text:p>
          </table:table-cell>
          <table:table-cell table:style-name="ce10" office:value-type="string">
            <text:p>318-56-1520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9"</text:p>
          </table:table-cell>
          <table:table-cell table:style-name="ce13" office:value-type="float" office:value="223">
            <text:p>22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QW4  EG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ona</text:p>
          </table:table-cell>
          <table:table-cell office:value-type="string">
            <text:p>Carrion</text:p>
          </table:table-cell>
          <table:table-cell table:style-name="ce10" office:value-type="string">
            <text:p>081-51-6151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11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YQ8  RE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eilah</text:p>
          </table:table-cell>
          <table:table-cell office:value-type="string">
            <text:p>Held</text:p>
          </table:table-cell>
          <table:table-cell table:style-name="ce10" office:value-type="string">
            <text:p>120-77-5273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3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BST  IY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ssana</text:p>
          </table:table-cell>
          <table:table-cell office:value-type="string">
            <text:p>Belanger</text:p>
          </table:table-cell>
          <table:table-cell table:style-name="ce10" office:value-type="string">
            <text:p>436-68-3224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4"</text:p>
          </table:table-cell>
          <table:table-cell table:style-name="ce13" office:value-type="float" office:value="128">
            <text:p>12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BVY  0L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zie</text:p>
          </table:table-cell>
          <table:table-cell office:value-type="string">
            <text:p>Hein</text:p>
          </table:table-cell>
          <table:table-cell table:style-name="ce10" office:value-type="string">
            <text:p>661-00-2663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4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HEV  KDQ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errorism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Rory</text:p>
          </table:table-cell>
          <table:table-cell office:value-type="string">
            <text:p>Bivins</text:p>
          </table:table-cell>
          <table:table-cell table:style-name="ce10" office:value-type="string">
            <text:p>300-44-4856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4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9WW  AM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Royce</text:p>
          </table:table-cell>
          <table:table-cell office:value-type="string">
            <text:p>Morrell</text:p>
          </table:table-cell>
          <table:table-cell table:style-name="ce10" office:value-type="string">
            <text:p>232-30-4435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7"</text:p>
          </table:table-cell>
          <table:table-cell table:style-name="ce13" office:value-type="float" office:value="121">
            <text:p>12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AET  P91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Myrtie</text:p>
          </table:table-cell>
          <table:table-cell office:value-type="string">
            <text:p>Hinson</text:p>
          </table:table-cell>
          <table:table-cell table:style-name="ce10" office:value-type="string">
            <text:p>165-80-7625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1"</text:p>
          </table:table-cell>
          <table:table-cell table:style-name="ce13" office:value-type="float" office:value="137">
            <text:p>137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VU8  AV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Xuan</text:p>
          </table:table-cell>
          <table:table-cell office:value-type="string">
            <text:p>Lincoln</text:p>
          </table:table-cell>
          <table:table-cell table:style-name="ce10" office:value-type="string">
            <text:p>117-80-3548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5"</text:p>
          </table:table-cell>
          <table:table-cell table:style-name="ce13" office:value-type="float" office:value="246">
            <text:p>24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Q20  EI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ucila</text:p>
          </table:table-cell>
          <table:table-cell office:value-type="string">
            <text:p>Denson</text:p>
          </table:table-cell>
          <table:table-cell table:style-name="ce10" office:value-type="string">
            <text:p>480-31-6248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3"</text:p>
          </table:table-cell>
          <table:table-cell table:style-name="ce13" office:value-type="float" office:value="232">
            <text:p>23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1YG  5T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lie</text:p>
          </table:table-cell>
          <table:table-cell office:value-type="string">
            <text:p>Lu</text:p>
          </table:table-cell>
          <table:table-cell table:style-name="ce10" office:value-type="string">
            <text:p>538-31-3485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6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1J2  85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htel</text:p>
          </table:table-cell>
          <table:table-cell office:value-type="string">
            <text:p>Mowery</text:p>
          </table:table-cell>
          <table:table-cell table:style-name="ce10" office:value-type="string">
            <text:p>502-60-3611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6"</text:p>
          </table:table-cell>
          <table:table-cell table:style-name="ce13" office:value-type="float" office:value="167">
            <text:p>16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3HC  X2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line</text:p>
          </table:table-cell>
          <table:table-cell office:value-type="string">
            <text:p>Mahoney</text:p>
          </table:table-cell>
          <table:table-cell table:style-name="ce10" office:value-type="string">
            <text:p>605-01-6633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2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NHX  SY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Bridgett</text:p>
          </table:table-cell>
          <table:table-cell office:value-type="string">
            <text:p>Judge</text:p>
          </table:table-cell>
          <table:table-cell table:style-name="ce10" office:value-type="string">
            <text:p>273-13-2388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6"</text:p>
          </table:table-cell>
          <table:table-cell table:style-name="ce13" office:value-type="float" office:value="207">
            <text:p>20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M8G  XFW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Wilda</text:p>
          </table:table-cell>
          <table:table-cell office:value-type="string">
            <text:p>Concepcion</text:p>
          </table:table-cell>
          <table:table-cell table:style-name="ce10" office:value-type="string">
            <text:p>668-14-5653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7"</text:p>
          </table:table-cell>
          <table:table-cell table:style-name="ce13" office:value-type="float" office:value="261">
            <text:p>26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SUS  F4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ecki</text:p>
          </table:table-cell>
          <table:table-cell office:value-type="string">
            <text:p>Holley</text:p>
          </table:table-cell>
          <table:table-cell table:style-name="ce10" office:value-type="string">
            <text:p>244-00-0280</text:p>
          </table:table-cell>
          <table:table-cell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10"</text:p>
          </table:table-cell>
          <table:table-cell table:style-name="ce13" office:value-type="float" office:value="292">
            <text:p>29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I1A  BK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lva</text:p>
          </table:table-cell>
          <table:table-cell office:value-type="string">
            <text:p>Camp</text:p>
          </table:table-cell>
          <table:table-cell table:style-name="ce10" office:value-type="string">
            <text:p>812-88-5116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5"</text:p>
          </table:table-cell>
          <table:table-cell table:style-name="ce13" office:value-type="float" office:value="160">
            <text:p>16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OMS  G6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lene</text:p>
          </table:table-cell>
          <table:table-cell office:value-type="string">
            <text:p>Thornhill</text:p>
          </table:table-cell>
          <table:table-cell table:style-name="ce10" office:value-type="string">
            <text:p>872-72-0281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6"</text:p>
          </table:table-cell>
          <table:table-cell table:style-name="ce13" office:value-type="float" office:value="173">
            <text:p>17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4TM  M5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dre</text:p>
          </table:table-cell>
          <table:table-cell office:value-type="string">
            <text:p>Card</text:p>
          </table:table-cell>
          <table:table-cell table:style-name="ce10" office:value-type="string">
            <text:p>680-81-2012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6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7PU  A4J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Lavette</text:p>
          </table:table-cell>
          <table:table-cell office:value-type="string">
            <text:p>Laney</text:p>
          </table:table-cell>
          <table:table-cell table:style-name="ce10" office:value-type="string">
            <text:p>314-71-0615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2"</text:p>
          </table:table-cell>
          <table:table-cell table:style-name="ce13" office:value-type="float" office:value="171">
            <text:p>17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JXB  IJ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irstin</text:p>
          </table:table-cell>
          <table:table-cell office:value-type="string">
            <text:p>Vincent</text:p>
          </table:table-cell>
          <table:table-cell table:style-name="ce10" office:value-type="string">
            <text:p>135-31-6307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6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051  Q4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gatha</text:p>
          </table:table-cell>
          <table:table-cell office:value-type="string">
            <text:p>Blaine</text:p>
          </table:table-cell>
          <table:table-cell table:style-name="ce10" office:value-type="string">
            <text:p>131-85-4403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0"</text:p>
          </table:table-cell>
          <table:table-cell table:style-name="ce13" office:value-type="float" office:value="158">
            <text:p>158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V5K  EE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ook</text:p>
          </table:table-cell>
          <table:table-cell office:value-type="string">
            <text:p>Duarte</text:p>
          </table:table-cell>
          <table:table-cell table:style-name="ce10" office:value-type="string">
            <text:p>704-37-3536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7"</text:p>
          </table:table-cell>
          <table:table-cell table:style-name="ce13" office:value-type="float" office:value="337">
            <text:p>33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YGJ  CS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Mao</text:p>
          </table:table-cell>
          <table:table-cell office:value-type="string">
            <text:p>Staley</text:p>
          </table:table-cell>
          <table:table-cell table:style-name="ce10" office:value-type="string">
            <text:p>705-00-6247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8"</text:p>
          </table:table-cell>
          <table:table-cell table:style-name="ce13" office:value-type="float" office:value="364">
            <text:p>36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YKL  QH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wilda</text:p>
          </table:table-cell>
          <table:table-cell office:value-type="string">
            <text:p>Yoon</text:p>
          </table:table-cell>
          <table:table-cell table:style-name="ce10" office:value-type="string">
            <text:p>826-08-4361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1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CR7  IV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samond</text:p>
          </table:table-cell>
          <table:table-cell office:value-type="string">
            <text:p>Marino</text:p>
          </table:table-cell>
          <table:table-cell table:style-name="ce10" office:value-type="string">
            <text:p>523-14-4602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0"</text:p>
          </table:table-cell>
          <table:table-cell table:style-name="ce13" office:value-type="float" office:value="92">
            <text:p>92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WMY  AU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red</text:p>
          </table:table-cell>
          <table:table-cell office:value-type="string">
            <text:p>Burkhart</text:p>
          </table:table-cell>
          <table:table-cell table:style-name="ce10" office:value-type="string">
            <text:p>400-16-3065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4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0B3  JJP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kidnapping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Cyrstal</text:p>
          </table:table-cell>
          <table:table-cell office:value-type="string">
            <text:p>Cho</text:p>
          </table:table-cell>
          <table:table-cell table:style-name="ce10" office:value-type="string">
            <text:p>034-28-8633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7"</text:p>
          </table:table-cell>
          <table:table-cell table:style-name="ce13" office:value-type="float" office:value="134">
            <text:p>13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O8J  6AF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embezzlemen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Mireille</text:p>
          </table:table-cell>
          <table:table-cell office:value-type="string">
            <text:p>Hollingsworth</text:p>
          </table:table-cell>
          <table:table-cell table:style-name="ce10" office:value-type="string">
            <text:p>061-14-3421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2"</text:p>
          </table:table-cell>
          <table:table-cell table:style-name="ce13" office:value-type="float" office:value="109">
            <text:p>109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67P  JD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orriane</text:p>
          </table:table-cell>
          <table:table-cell office:value-type="string">
            <text:p>Kirkland</text:p>
          </table:table-cell>
          <table:table-cell table:style-name="ce10" office:value-type="string">
            <text:p>414-68-3013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9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QNX  Q2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reta</text:p>
          </table:table-cell>
          <table:table-cell office:value-type="string">
            <text:p>Pinkerton</text:p>
          </table:table-cell>
          <table:table-cell table:style-name="ce10" office:value-type="string">
            <text:p>436-00-2621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6"</text:p>
          </table:table-cell>
          <table:table-cell table:style-name="ce13" office:value-type="float" office:value="254">
            <text:p>25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FOD  UK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mogene</text:p>
          </table:table-cell>
          <table:table-cell office:value-type="string">
            <text:p>August</text:p>
          </table:table-cell>
          <table:table-cell table:style-name="ce10" office:value-type="string">
            <text:p>088-81-7152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9"</text:p>
          </table:table-cell>
          <table:table-cell table:style-name="ce13" office:value-type="float" office:value="128">
            <text:p>12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S2L  BP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iffani</text:p>
          </table:table-cell>
          <table:table-cell office:value-type="string">
            <text:p>Rand</text:p>
          </table:table-cell>
          <table:table-cell table:style-name="ce10" office:value-type="string">
            <text:p>120-56-5582</text:p>
          </table:table-cell>
          <table:table-cell office:value-type="string">
            <text:p>f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0"</text:p>
          </table:table-cell>
          <table:table-cell table:style-name="ce13" office:value-type="float" office:value="287">
            <text:p>28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ARH  QQI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Maple</text:p>
          </table:table-cell>
          <table:table-cell office:value-type="string">
            <text:p>Armijo</text:p>
          </table:table-cell>
          <table:table-cell table:style-name="ce10" office:value-type="string">
            <text:p>864-25-3702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6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NJB  JG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rett</text:p>
          </table:table-cell>
          <table:table-cell office:value-type="string">
            <text:p>Sheppard</text:p>
          </table:table-cell>
          <table:table-cell table:style-name="ce10" office:value-type="string">
            <text:p>555-46-5672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11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1AX  58X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Arianne</text:p>
          </table:table-cell>
          <table:table-cell office:value-type="string">
            <text:p>Adamson</text:p>
          </table:table-cell>
          <table:table-cell table:style-name="ce10" office:value-type="string">
            <text:p>801-34-8465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0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C02  1T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attie</text:p>
          </table:table-cell>
          <table:table-cell office:value-type="string">
            <text:p>Battle</text:p>
          </table:table-cell>
          <table:table-cell table:style-name="ce10" office:value-type="string">
            <text:p>477-77-8100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8"</text:p>
          </table:table-cell>
          <table:table-cell table:style-name="ce13" office:value-type="float" office:value="118">
            <text:p>118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WAO  SL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vella</text:p>
          </table:table-cell>
          <table:table-cell office:value-type="string">
            <text:p>Alfaro</text:p>
          </table:table-cell>
          <table:table-cell table:style-name="ce10" office:value-type="string">
            <text:p>840-18-2283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4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9QA  X3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Zetta</text:p>
          </table:table-cell>
          <table:table-cell office:value-type="string">
            <text:p>Mccreary</text:p>
          </table:table-cell>
          <table:table-cell table:style-name="ce10" office:value-type="string">
            <text:p>165-30-1181</text:p>
          </table:table-cell>
          <table:table-cell office:value-type="string">
            <text:p>f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0"</text:p>
          </table:table-cell>
          <table:table-cell table:style-name="ce13" office:value-type="float" office:value="154">
            <text:p>15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6UH  35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harlene</text:p>
          </table:table-cell>
          <table:table-cell office:value-type="string">
            <text:p>Tomlinson</text:p>
          </table:table-cell>
          <table:table-cell table:style-name="ce10" office:value-type="string">
            <text:p>701-68-3276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2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KXT  7R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Ivey</text:p>
          </table:table-cell>
          <table:table-cell office:value-type="string">
            <text:p>Vigil</text:p>
          </table:table-cell>
          <table:table-cell table:style-name="ce10" office:value-type="string">
            <text:p>354-01-0104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10"</text:p>
          </table:table-cell>
          <table:table-cell table:style-name="ce13" office:value-type="float" office:value="139">
            <text:p>13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M3C  P4R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Kathe</text:p>
          </table:table-cell>
          <table:table-cell office:value-type="string">
            <text:p>Giles</text:p>
          </table:table-cell>
          <table:table-cell table:style-name="ce10" office:value-type="string">
            <text:p>115-13-6667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7"</text:p>
          </table:table-cell>
          <table:table-cell table:style-name="ce13" office:value-type="float" office:value="261">
            <text:p>26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GNB  BD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ordie</text:p>
          </table:table-cell>
          <table:table-cell office:value-type="string">
            <text:p>Dorris</text:p>
          </table:table-cell>
          <table:table-cell table:style-name="ce10" office:value-type="string">
            <text:p>846-32-8368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6"</text:p>
          </table:table-cell>
          <table:table-cell table:style-name="ce13" office:value-type="float" office:value="260">
            <text:p>26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LEW  BA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eonida</text:p>
          </table:table-cell>
          <table:table-cell office:value-type="string">
            <text:p>Weeks</text:p>
          </table:table-cell>
          <table:table-cell table:style-name="ce10" office:value-type="string">
            <text:p>516-31-3148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2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4PJ  WW7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Maudie</text:p>
          </table:table-cell>
          <table:table-cell office:value-type="string">
            <text:p>Cushman</text:p>
          </table:table-cell>
          <table:table-cell table:style-name="ce10" office:value-type="string">
            <text:p>678-21-3247</text:p>
          </table:table-cell>
          <table:table-cell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5"</text:p>
          </table:table-cell>
          <table:table-cell table:style-name="ce13" office:value-type="float" office:value="252">
            <text:p>25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LBI  1Q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e</text:p>
          </table:table-cell>
          <table:table-cell office:value-type="string">
            <text:p>Fowler</text:p>
          </table:table-cell>
          <table:table-cell table:style-name="ce10" office:value-type="string">
            <text:p>115-00-2816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0"</text:p>
          </table:table-cell>
          <table:table-cell table:style-name="ce13" office:value-type="float" office:value="302">
            <text:p>30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3BO  MV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toinette</text:p>
          </table:table-cell>
          <table:table-cell office:value-type="string">
            <text:p>Hernandez</text:p>
          </table:table-cell>
          <table:table-cell table:style-name="ce10" office:value-type="string">
            <text:p>042-40-0742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1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157  F5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Olive</text:p>
          </table:table-cell>
          <table:table-cell office:value-type="string">
            <text:p>Matthews</text:p>
          </table:table-cell>
          <table:table-cell table:style-name="ce10" office:value-type="string">
            <text:p>462-10-0036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8"</text:p>
          </table:table-cell>
          <table:table-cell table:style-name="ce13" office:value-type="float" office:value="327">
            <text:p>327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XX3  TJ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gel</text:p>
          </table:table-cell>
          <table:table-cell office:value-type="string">
            <text:p>Mills</text:p>
          </table:table-cell>
          <table:table-cell table:style-name="ce10" office:value-type="string">
            <text:p>500-54-0201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2"</text:p>
          </table:table-cell>
          <table:table-cell table:style-name="ce13" office:value-type="float" office:value="114">
            <text:p>11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AOM  CE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ichole</text:p>
          </table:table-cell>
          <table:table-cell office:value-type="string">
            <text:p>Peters</text:p>
          </table:table-cell>
          <table:table-cell table:style-name="ce10" office:value-type="string">
            <text:p>574-63-2754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1"</text:p>
          </table:table-cell>
          <table:table-cell table:style-name="ce13" office:value-type="float" office:value="265">
            <text:p>26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C4L  28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iane</text:p>
          </table:table-cell>
          <table:table-cell office:value-type="string">
            <text:p>Garcia</text:p>
          </table:table-cell>
          <table:table-cell table:style-name="ce10" office:value-type="string">
            <text:p>666-58-5520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11"</text:p>
          </table:table-cell>
          <table:table-cell table:style-name="ce13" office:value-type="float" office:value="286">
            <text:p>28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UA2  8TV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Karen</text:p>
          </table:table-cell>
          <table:table-cell office:value-type="string">
            <text:p>Ryan</text:p>
          </table:table-cell>
          <table:table-cell table:style-name="ce10" office:value-type="string">
            <text:p>277-76-5470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3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LIQ  BCI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Jeanne</text:p>
          </table:table-cell>
          <table:table-cell office:value-type="string">
            <text:p>Hardy</text:p>
          </table:table-cell>
          <table:table-cell table:style-name="ce10" office:value-type="string">
            <text:p>111-70-3021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5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A34  TN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ttie</text:p>
          </table:table-cell>
          <table:table-cell office:value-type="string">
            <text:p>Christensen</text:p>
          </table:table-cell>
          <table:table-cell table:style-name="ce10" office:value-type="string">
            <text:p>347-70-0282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11"</text:p>
          </table:table-cell>
          <table:table-cell table:style-name="ce13" office:value-type="float" office:value="254">
            <text:p>25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AIQ  PR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Wanda</text:p>
          </table:table-cell>
          <table:table-cell office:value-type="string">
            <text:p>Medina</text:p>
          </table:table-cell>
          <table:table-cell table:style-name="ce10" office:value-type="string">
            <text:p>630-60-2337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1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462  YT8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larceny</text:p>
          </table:table-cell>
          <table:table-cell table:style-name="ce10" office:value-type="string">
            <text:p>terrorism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Nicole</text:p>
          </table:table-cell>
          <table:table-cell office:value-type="string">
            <text:p>Myers</text:p>
          </table:table-cell>
          <table:table-cell table:style-name="ce10" office:value-type="string">
            <text:p>725-68-8160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7"</text:p>
          </table:table-cell>
          <table:table-cell table:style-name="ce13" office:value-type="float" office:value="134">
            <text:p>13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LLR  0IX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Virginia</text:p>
          </table:table-cell>
          <table:table-cell office:value-type="string">
            <text:p>Boone</text:p>
          </table:table-cell>
          <table:table-cell table:style-name="ce10" office:value-type="string">
            <text:p>113-52-3162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3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7OC  OS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annah</text:p>
          </table:table-cell>
          <table:table-cell office:value-type="string">
            <text:p>Figueroa</text:p>
          </table:table-cell>
          <table:table-cell table:style-name="ce10" office:value-type="string">
            <text:p>472-04-7275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4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HCL  IR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everly</text:p>
          </table:table-cell>
          <table:table-cell office:value-type="string">
            <text:p>Clark</text:p>
          </table:table-cell>
          <table:table-cell table:style-name="ce10" office:value-type="string">
            <text:p>255-36-3268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2"</text:p>
          </table:table-cell>
          <table:table-cell table:style-name="ce13" office:value-type="float" office:value="327">
            <text:p>32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FLR  9E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abitha</text:p>
          </table:table-cell>
          <table:table-cell office:value-type="string">
            <text:p>Mckinney</text:p>
          </table:table-cell>
          <table:table-cell table:style-name="ce10" office:value-type="string">
            <text:p>040-04-0400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0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CMT  CV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ris</text:p>
          </table:table-cell>
          <table:table-cell office:value-type="string">
            <text:p>Fleming</text:p>
          </table:table-cell>
          <table:table-cell table:style-name="ce10" office:value-type="string">
            <text:p>854-27-3247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0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JMA  SDL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Lillie</text:p>
          </table:table-cell>
          <table:table-cell office:value-type="string">
            <text:p>Houston</text:p>
          </table:table-cell>
          <table:table-cell table:style-name="ce10" office:value-type="string">
            <text:p>113-23-7441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10"</text:p>
          </table:table-cell>
          <table:table-cell table:style-name="ce13" office:value-type="float" office:value="306">
            <text:p>30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WYP  KS0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number-columns-repeated="2"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Cynthia</text:p>
          </table:table-cell>
          <table:table-cell office:value-type="string">
            <text:p>Hayes</text:p>
          </table:table-cell>
          <table:table-cell table:style-name="ce10" office:value-type="string">
            <text:p>737-16-0480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7"</text:p>
          </table:table-cell>
          <table:table-cell table:style-name="ce13" office:value-type="float" office:value="127">
            <text:p>12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B02  2W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net</text:p>
          </table:table-cell>
          <table:table-cell office:value-type="string">
            <text:p>Strickland</text:p>
          </table:table-cell>
          <table:table-cell table:style-name="ce10" office:value-type="string">
            <text:p>845-13-3552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6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F3D  TH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Megan</text:p>
          </table:table-cell>
          <table:table-cell office:value-type="string">
            <text:p>Warner</text:p>
          </table:table-cell>
          <table:table-cell table:style-name="ce10" office:value-type="string">
            <text:p>600-23-6317</text:p>
          </table:table-cell>
          <table:table-cell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5"</text:p>
          </table:table-cell>
          <table:table-cell table:style-name="ce13" office:value-type="float" office:value="108">
            <text:p>10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32C  1O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Lula</text:p>
          </table:table-cell>
          <table:table-cell office:value-type="string">
            <text:p>Cummings</text:p>
          </table:table-cell>
          <table:table-cell table:style-name="ce10" office:value-type="string">
            <text:p>356-51-3706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7"</text:p>
          </table:table-cell>
          <table:table-cell table:style-name="ce13" office:value-type="float" office:value="255">
            <text:p>25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4QJ  XX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embezzlemen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fraud</text:p>
          </table:table-cell>
          <table:table-cell table:number-columns-repeated="1003"/>
        </table:table-row>
        <table:table-row table:style-name="ro3">
          <table:table-cell office:value-type="string">
            <text:p>Charlotte</text:p>
          </table:table-cell>
          <table:table-cell office:value-type="string">
            <text:p>Pittman</text:p>
          </table:table-cell>
          <table:table-cell table:style-name="ce10" office:value-type="string">
            <text:p>207-38-7218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7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Q23  R6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lsie</text:p>
          </table:table-cell>
          <table:table-cell office:value-type="string">
            <text:p>Luna</text:p>
          </table:table-cell>
          <table:table-cell table:style-name="ce10" office:value-type="string">
            <text:p>517-00-7511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8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5SK  17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hanna</text:p>
          </table:table-cell>
          <table:table-cell office:value-type="string">
            <text:p>Gibbs</text:p>
          </table:table-cell>
          <table:table-cell table:style-name="ce10" office:value-type="string">
            <text:p>370-08-0833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4"</text:p>
          </table:table-cell>
          <table:table-cell table:style-name="ce13" office:value-type="float" office:value="287">
            <text:p>28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SHJ  FU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Gladys</text:p>
          </table:table-cell>
          <table:table-cell office:value-type="string">
            <text:p>Walker</text:p>
          </table:table-cell>
          <table:table-cell table:style-name="ce10" office:value-type="string">
            <text:p>180-33-8332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6'6"</text:p>
          </table:table-cell>
          <table:table-cell table:style-name="ce13" office:value-type="float" office:value="190">
            <text:p>19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7DJ  B6V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Heidi</text:p>
          </table:table-cell>
          <table:table-cell office:value-type="string">
            <text:p>Keller</text:p>
          </table:table-cell>
          <table:table-cell table:style-name="ce10" office:value-type="string">
            <text:p>463-54-3744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10"</text:p>
          </table:table-cell>
          <table:table-cell table:style-name="ce13" office:value-type="float" office:value="125">
            <text:p>12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05A  XW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Blanche</text:p>
          </table:table-cell>
          <table:table-cell office:value-type="string">
            <text:p>Mitchell</text:p>
          </table:table-cell>
          <table:table-cell table:style-name="ce10" office:value-type="string">
            <text:p>518-46-3025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10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93H  3QT</text:p>
          </table:table-cell>
          <table:table-cell table:style-name="ce10" office:value-type="float" office:value="4">
            <text:p>4</text:p>
          </table:table-cell>
          <table:table-cell table:number-columns-repeated="3" table:style-name="ce10" office:value-type="string">
            <text:p>armed  robber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Rochelle</text:p>
          </table:table-cell>
          <table:table-cell office:value-type="string">
            <text:p>Bailey</text:p>
          </table:table-cell>
          <table:table-cell table:style-name="ce10" office:value-type="string">
            <text:p>624-14-8661</text:p>
          </table:table-cell>
          <table:table-cell office:value-type="string">
            <text:p>f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7"</text:p>
          </table:table-cell>
          <table:table-cell table:style-name="ce13" office:value-type="float" office:value="140">
            <text:p>14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FCB  AS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urder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Johnnie</text:p>
          </table:table-cell>
          <table:table-cell office:value-type="string">
            <text:p>Arnold</text:p>
          </table:table-cell>
          <table:table-cell table:style-name="ce10" office:value-type="string">
            <text:p>742-36-3555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8"</text:p>
          </table:table-cell>
          <table:table-cell table:style-name="ce13" office:value-type="float" office:value="276">
            <text:p>27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KWC  1F0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murder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Maggie</text:p>
          </table:table-cell>
          <table:table-cell office:value-type="string">
            <text:p>Johnson</text:p>
          </table:table-cell>
          <table:table-cell table:style-name="ce10" office:value-type="string">
            <text:p>222-21-8458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1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10E  CW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Elisa</text:p>
          </table:table-cell>
          <table:table-cell office:value-type="string">
            <text:p>Young</text:p>
          </table:table-cell>
          <table:table-cell table:style-name="ce10" office:value-type="string">
            <text:p>652-58-8415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1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WLB  41I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4">
          <table:table-cell office:value-type="string">
            <text:p>Sara</text:p>
          </table:table-cell>
          <table:table-cell office:value-type="string">
            <text:p>Diaz</text:p>
          </table:table-cell>
          <table:table-cell table:style-name="ce10" office:value-type="string">
            <text:p>337-58-7613</text:p>
          </table:table-cell>
          <table:table-cell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6'9"</text:p>
          </table:table-cell>
          <table:table-cell table:style-name="ce13" office:value-type="float" office:value="270">
            <text:p>270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B3X  HBP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Maria</text:p>
          </table:table-cell>
          <table:table-cell office:value-type="string">
            <text:p>Mann</text:p>
          </table:table-cell>
          <table:table-cell table:style-name="ce10" office:value-type="string">
            <text:p>547-31-4325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0"</text:p>
          </table:table-cell>
          <table:table-cell table:style-name="ce13" office:value-type="float" office:value="309">
            <text:p>30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3J2  IB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ebecca</text:p>
          </table:table-cell>
          <table:table-cell office:value-type="string">
            <text:p>Swanson</text:p>
          </table:table-cell>
          <table:table-cell table:style-name="ce10" office:value-type="string">
            <text:p>118-16-3242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0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NNT  AX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awn</text:p>
          </table:table-cell>
          <table:table-cell office:value-type="string">
            <text:p>Ramos</text:p>
          </table:table-cell>
          <table:table-cell table:style-name="ce10" office:value-type="string">
            <text:p>204-08-5856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4"</text:p>
          </table:table-cell>
          <table:table-cell table:style-name="ce13" office:value-type="float" office:value="110">
            <text:p>1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YJ8  QU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aura</text:p>
          </table:table-cell>
          <table:table-cell office:value-type="string">
            <text:p>Martin</text:p>
          </table:table-cell>
          <table:table-cell table:style-name="ce10" office:value-type="string">
            <text:p>505-71-1543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5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MK5  LG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smine</text:p>
          </table:table-cell>
          <table:table-cell office:value-type="string">
            <text:p>French</text:p>
          </table:table-cell>
          <table:table-cell table:style-name="ce10" office:value-type="string">
            <text:p>728-57-7435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5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H0M  V0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onya</text:p>
          </table:table-cell>
          <table:table-cell office:value-type="string">
            <text:p>Robbins</text:p>
          </table:table-cell>
          <table:table-cell table:style-name="ce10" office:value-type="string">
            <text:p>366-82-2030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4"</text:p>
          </table:table-cell>
          <table:table-cell table:style-name="ce13" office:value-type="float" office:value="254">
            <text:p>25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S65  3R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nny</text:p>
          </table:table-cell>
          <table:table-cell office:value-type="string">
            <text:p>Stewart</text:p>
          </table:table-cell>
          <table:table-cell table:style-name="ce10" office:value-type="string">
            <text:p>820-61-3323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0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FPA  5X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Alma</text:p>
          </table:table-cell>
          <table:table-cell office:value-type="string">
            <text:p>Peterson</text:p>
          </table:table-cell>
          <table:table-cell table:style-name="ce10" office:value-type="string">
            <text:p>815-20-7016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1"</text:p>
          </table:table-cell>
          <table:table-cell table:style-name="ce13" office:value-type="float" office:value="257">
            <text:p>25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WNN  RXD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Marjorie</text:p>
          </table:table-cell>
          <table:table-cell office:value-type="string">
            <text:p>Ross</text:p>
          </table:table-cell>
          <table:table-cell table:style-name="ce10" office:value-type="string">
            <text:p>258-15-5148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9"</text:p>
          </table:table-cell>
          <table:table-cell table:style-name="ce13" office:value-type="float" office:value="237">
            <text:p>23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YH3  JE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semarie</text:p>
          </table:table-cell>
          <table:table-cell office:value-type="string">
            <text:p>Webb</text:p>
          </table:table-cell>
          <table:table-cell table:style-name="ce10" office:value-type="string">
            <text:p>543-17-5726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2"</text:p>
          </table:table-cell>
          <table:table-cell table:style-name="ce13" office:value-type="float" office:value="327">
            <text:p>32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K78  7L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yra</text:p>
          </table:table-cell>
          <table:table-cell office:value-type="string">
            <text:p>Turner</text:p>
          </table:table-cell>
          <table:table-cell table:style-name="ce10" office:value-type="string">
            <text:p>374-11-4756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0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QKH  IL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ynette</text:p>
          </table:table-cell>
          <table:table-cell office:value-type="string">
            <text:p>Casey</text:p>
          </table:table-cell>
          <table:table-cell table:style-name="ce10" office:value-type="string">
            <text:p>843-22-7547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7"</text:p>
          </table:table-cell>
          <table:table-cell table:style-name="ce13" office:value-type="float" office:value="257">
            <text:p>25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NSF  6F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at</text:p>
          </table:table-cell>
          <table:table-cell office:value-type="string">
            <text:p>Hughes</text:p>
          </table:table-cell>
          <table:table-cell table:style-name="ce10" office:value-type="string">
            <text:p>470-41-4740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4"</text:p>
          </table:table-cell>
          <table:table-cell table:style-name="ce13" office:value-type="float" office:value="188">
            <text:p>1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9AP  IQ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xanne</text:p>
          </table:table-cell>
          <table:table-cell office:value-type="string">
            <text:p>Wise</text:p>
          </table:table-cell>
          <table:table-cell table:style-name="ce10" office:value-type="string">
            <text:p>165-32-7782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10"</text:p>
          </table:table-cell>
          <table:table-cell table:style-name="ce13" office:value-type="float" office:value="382">
            <text:p>382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OW1  NI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ole</text:p>
          </table:table-cell>
          <table:table-cell office:value-type="string">
            <text:p>Saunders</text:p>
          </table:table-cell>
          <table:table-cell table:style-name="ce10" office:value-type="string">
            <text:p>572-22-3437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10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MRR  D97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Kelly</text:p>
          </table:table-cell>
          <table:table-cell office:value-type="string">
            <text:p>Rose</text:p>
          </table:table-cell>
          <table:table-cell table:style-name="ce10" office:value-type="string">
            <text:p>863-83-8477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2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514  7K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obbie</text:p>
          </table:table-cell>
          <table:table-cell office:value-type="string">
            <text:p>Lloyd</text:p>
          </table:table-cell>
          <table:table-cell table:style-name="ce10" office:value-type="string">
            <text:p>105-10-5271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4"</text:p>
          </table:table-cell>
          <table:table-cell table:style-name="ce13" office:value-type="float" office:value="215">
            <text:p>21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YDS  PE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ee</text:p>
          </table:table-cell>
          <table:table-cell office:value-type="string">
            <text:p>Perkins</text:p>
          </table:table-cell>
          <table:table-cell table:style-name="ce10" office:value-type="string">
            <text:p>077-54-4843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0"</text:p>
          </table:table-cell>
          <table:table-cell table:style-name="ce13" office:value-type="float" office:value="112">
            <text:p>112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KG8  K5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ila</text:p>
          </table:table-cell>
          <table:table-cell office:value-type="string">
            <text:p>George</text:p>
          </table:table-cell>
          <table:table-cell table:style-name="ce10" office:value-type="string">
            <text:p>218-78-6514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8"</text:p>
          </table:table-cell>
          <table:table-cell table:style-name="ce13" office:value-type="float" office:value="200">
            <text:p>200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1SM  VE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atalie</text:p>
          </table:table-cell>
          <table:table-cell office:value-type="string">
            <text:p>Powell</text:p>
          </table:table-cell>
          <table:table-cell table:style-name="ce10" office:value-type="string">
            <text:p>174-14-4754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7"</text:p>
          </table:table-cell>
          <table:table-cell table:style-name="ce13" office:value-type="float" office:value="221">
            <text:p>221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97Y  T5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Dixie</text:p>
          </table:table-cell>
          <table:table-cell office:value-type="string">
            <text:p>Gutierrez</text:p>
          </table:table-cell>
          <table:table-cell table:style-name="ce10" office:value-type="string">
            <text:p>513-26-7221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5"</text:p>
          </table:table-cell>
          <table:table-cell table:style-name="ce13" office:value-type="float" office:value="132">
            <text:p>13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H4Y  1FK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Debra</text:p>
          </table:table-cell>
          <table:table-cell office:value-type="string">
            <text:p>Vasquez</text:p>
          </table:table-cell>
          <table:table-cell table:style-name="ce10" office:value-type="string">
            <text:p>558-86-8758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5"</text:p>
          </table:table-cell>
          <table:table-cell table:style-name="ce13" office:value-type="float" office:value="108">
            <text:p>10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E8E  9M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ileen</text:p>
          </table:table-cell>
          <table:table-cell office:value-type="string">
            <text:p>Wallace</text:p>
          </table:table-cell>
          <table:table-cell table:style-name="ce10" office:value-type="string">
            <text:p>805-46-1180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0"</text:p>
          </table:table-cell>
          <table:table-cell table:style-name="ce13" office:value-type="float" office:value="160">
            <text:p>16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YN7  8Q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Sheryl</text:p>
          </table:table-cell>
          <table:table-cell office:value-type="string">
            <text:p>Vega</text:p>
          </table:table-cell>
          <table:table-cell table:style-name="ce10" office:value-type="string">
            <text:p>381-54-3773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6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R40  KI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ethany</text:p>
          </table:table-cell>
          <table:table-cell office:value-type="string">
            <text:p>Allen</text:p>
          </table:table-cell>
          <table:table-cell table:style-name="ce10" office:value-type="string">
            <text:p>533-14-2238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4"</text:p>
          </table:table-cell>
          <table:table-cell table:style-name="ce13" office:value-type="float" office:value="328">
            <text:p>32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4BI  L8W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errorism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>
            <text:p>Kristine</text:p>
          </table:table-cell>
          <table:table-cell office:value-type="string">
            <text:p>Barton</text:p>
          </table:table-cell>
          <table:table-cell table:style-name="ce10" office:value-type="string">
            <text:p>763-56-0156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5'8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N5J  E8G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4">
          <table:table-cell office:value-type="string">
            <text:p>Shawna</text:p>
          </table:table-cell>
          <table:table-cell office:value-type="string">
            <text:p>Bass</text:p>
          </table:table-cell>
          <table:table-cell table:style-name="ce10" office:value-type="string">
            <text:p>010-07-1131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"</text:p>
          </table:table-cell>
          <table:table-cell table:style-name="ce13" office:value-type="float" office:value="211">
            <text:p>21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4OA  NS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embezzlement</text:p>
          </table:table-cell>
          <table:table-cell table:number-columns-repeated="1003"/>
        </table:table-row>
        <table:table-row table:style-name="ro3">
          <table:table-cell office:value-type="string">
            <text:p>Cora</text:p>
          </table:table-cell>
          <table:table-cell office:value-type="string">
            <text:p>Salazar</text:p>
          </table:table-cell>
          <table:table-cell table:style-name="ce10" office:value-type="string">
            <text:p>584-21-5211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3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WLF  1N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yann</text:p>
          </table:table-cell>
          <table:table-cell office:value-type="string">
            <text:p>Black</text:p>
          </table:table-cell>
          <table:table-cell table:style-name="ce10" office:value-type="string">
            <text:p>664-11-7586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0"</text:p>
          </table:table-cell>
          <table:table-cell table:style-name="ce13" office:value-type="float" office:value="143">
            <text:p>143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IW8  6G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olyn</text:p>
          </table:table-cell>
          <table:table-cell office:value-type="string">
            <text:p>Silva</text:p>
          </table:table-cell>
          <table:table-cell table:style-name="ce10" office:value-type="string">
            <text:p>644-23-1603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7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HOE  PH2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Donna</text:p>
          </table:table-cell>
          <table:table-cell office:value-type="string">
            <text:p>Conner</text:p>
          </table:table-cell>
          <table:table-cell table:style-name="ce10" office:value-type="string">
            <text:p>786-13-8038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6"</text:p>
          </table:table-cell>
          <table:table-cell table:style-name="ce13" office:value-type="float" office:value="337">
            <text:p>337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7AX  GD9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Anna</text:p>
          </table:table-cell>
          <table:table-cell office:value-type="string">
            <text:p>Austin</text:p>
          </table:table-cell>
          <table:table-cell table:style-name="ce10" office:value-type="string">
            <text:p>011-15-7130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6"</text:p>
          </table:table-cell>
          <table:table-cell table:style-name="ce13" office:value-type="float" office:value="199">
            <text:p>199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KCB  VEC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Henrietta</text:p>
          </table:table-cell>
          <table:table-cell office:value-type="string">
            <text:p>Paul</text:p>
          </table:table-cell>
          <table:table-cell table:style-name="ce10" office:value-type="string">
            <text:p>630-81-6825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1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N2W  WP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uth</text:p>
          </table:table-cell>
          <table:table-cell office:value-type="string">
            <text:p>Buchanan</text:p>
          </table:table-cell>
          <table:table-cell table:style-name="ce10" office:value-type="string">
            <text:p>321-60-1035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1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1HT  CT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ristine</text:p>
          </table:table-cell>
          <table:table-cell office:value-type="string">
            <text:p>Parks</text:p>
          </table:table-cell>
          <table:table-cell table:style-name="ce10" office:value-type="string">
            <text:p>037-40-2145</text:p>
          </table:table-cell>
          <table:table-cell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6'11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1EV  F1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rug  trafficking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cia</text:p>
          </table:table-cell>
          <table:table-cell office:value-type="string">
            <text:p>Morton</text:p>
          </table:table-cell>
          <table:table-cell table:style-name="ce10" office:value-type="string">
            <text:p>784-65-0717</text:p>
          </table:table-cell>
          <table:table-cell office:value-type="string">
            <text:p>f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0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GAX  WA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therine</text:p>
          </table:table-cell>
          <table:table-cell office:value-type="string">
            <text:p>Gross</text:p>
          </table:table-cell>
          <table:table-cell table:style-name="ce10" office:value-type="string">
            <text:p>023-37-3113</text:p>
          </table:table-cell>
          <table:table-cell office:value-type="string">
            <text:p>f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8"</text:p>
          </table:table-cell>
          <table:table-cell table:style-name="ce13" office:value-type="float" office:value="263">
            <text:p>26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QKV  BE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wendolyn</text:p>
          </table:table-cell>
          <table:table-cell office:value-type="string">
            <text:p>Lee</text:p>
          </table:table-cell>
          <table:table-cell table:style-name="ce10" office:value-type="string">
            <text:p>210-86-4581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11"</text:p>
          </table:table-cell>
          <table:table-cell table:style-name="ce13" office:value-type="float" office:value="157">
            <text:p>15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7IN  4I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ina</text:p>
          </table:table-cell>
          <table:table-cell office:value-type="string">
            <text:p>Maxwell</text:p>
          </table:table-cell>
          <table:table-cell table:style-name="ce10" office:value-type="string">
            <text:p>505-15-8530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11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45G  WE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ela</text:p>
          </table:table-cell>
          <table:table-cell office:value-type="string">
            <text:p>Miles</text:p>
          </table:table-cell>
          <table:table-cell table:style-name="ce10" office:value-type="string">
            <text:p>218-77-5648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8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USN  M9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Vera</text:p>
          </table:table-cell>
          <table:table-cell office:value-type="string">
            <text:p>Garner</text:p>
          </table:table-cell>
          <table:table-cell table:style-name="ce10" office:value-type="string">
            <text:p>068-81-2413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2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1HS  FW3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Tonya</text:p>
          </table:table-cell>
          <table:table-cell office:value-type="string">
            <text:p>Fitzgerald</text:p>
          </table:table-cell>
          <table:table-cell table:style-name="ce10" office:value-type="string">
            <text:p>547-23-8375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4"</text:p>
          </table:table-cell>
          <table:table-cell table:style-name="ce13" office:value-type="float" office:value="156">
            <text:p>15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RGE  04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Karla</text:p>
          </table:table-cell>
          <table:table-cell office:value-type="string">
            <text:p>Taylor</text:p>
          </table:table-cell>
          <table:table-cell table:style-name="ce10" office:value-type="string">
            <text:p>764-31-7417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7"</text:p>
          </table:table-cell>
          <table:table-cell table:style-name="ce13" office:value-type="float" office:value="114">
            <text:p>11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QR8  82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a</text:p>
          </table:table-cell>
          <table:table-cell office:value-type="string">
            <text:p>Hicks</text:p>
          </table:table-cell>
          <table:table-cell table:style-name="ce10" office:value-type="string">
            <text:p>227-48-2300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7"</text:p>
          </table:table-cell>
          <table:table-cell table:style-name="ce13" office:value-type="float" office:value="239">
            <text:p>239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SL2  BB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ndra</text:p>
          </table:table-cell>
          <table:table-cell office:value-type="string">
            <text:p>Barber</text:p>
          </table:table-cell>
          <table:table-cell table:style-name="ce10" office:value-type="string">
            <text:p>346-33-8862</text:p>
          </table:table-cell>
          <table:table-cell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8"</text:p>
          </table:table-cell>
          <table:table-cell table:style-name="ce13" office:value-type="float" office:value="217">
            <text:p>21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LGY  D8D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Brandy</text:p>
          </table:table-cell>
          <table:table-cell office:value-type="string">
            <text:p>Page</text:p>
          </table:table-cell>
          <table:table-cell table:style-name="ce10" office:value-type="string">
            <text:p>554-41-7111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0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YTE  I6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>
            <text:p>Julia</text:p>
          </table:table-cell>
          <table:table-cell office:value-type="string">
            <text:p>Sparks</text:p>
          </table:table-cell>
          <table:table-cell table:style-name="ce10" office:value-type="string">
            <text:p>270-30-0363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6'2"</text:p>
          </table:table-cell>
          <table:table-cell table:style-name="ce13" office:value-type="float" office:value="218">
            <text:p>21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OBE  YYR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4">
          <table:table-cell office:value-type="string">
            <text:p>Margarita</text:p>
          </table:table-cell>
          <table:table-cell office:value-type="string">
            <text:p>Sherman</text:p>
          </table:table-cell>
          <table:table-cell table:style-name="ce10" office:value-type="string">
            <text:p>327-46-8065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1"</text:p>
          </table:table-cell>
          <table:table-cell table:style-name="ce13" office:value-type="float" office:value="159">
            <text:p>15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MT1  Q6B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Victoria</text:p>
          </table:table-cell>
          <table:table-cell office:value-type="string">
            <text:p>Harrington</text:p>
          </table:table-cell>
          <table:table-cell table:style-name="ce10" office:value-type="string">
            <text:p>226-38-2044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1"</text:p>
          </table:table-cell>
          <table:table-cell table:style-name="ce13" office:value-type="float" office:value="111">
            <text:p>11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VL0  6I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ilyn</text:p>
          </table:table-cell>
          <table:table-cell office:value-type="string">
            <text:p>Becker</text:p>
          </table:table-cell>
          <table:table-cell table:style-name="ce10" office:value-type="string">
            <text:p>228-24-8830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10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E50  E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Kari</text:p>
          </table:table-cell>
          <table:table-cell office:value-type="string">
            <text:p>Quinn</text:p>
          </table:table-cell>
          <table:table-cell table:style-name="ce10" office:value-type="string">
            <text:p>370-25-1466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5"</text:p>
          </table:table-cell>
          <table:table-cell table:style-name="ce13" office:value-type="float" office:value="114">
            <text:p>11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2FS  JV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uzanne</text:p>
          </table:table-cell>
          <table:table-cell office:value-type="string">
            <text:p>Richardson</text:p>
          </table:table-cell>
          <table:table-cell table:style-name="ce10" office:value-type="string">
            <text:p>708-45-1640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2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K2W  E6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Vivian</text:p>
          </table:table-cell>
          <table:table-cell office:value-type="string">
            <text:p>Carlson</text:p>
          </table:table-cell>
          <table:table-cell table:style-name="ce10" office:value-type="string">
            <text:p>363-16-7411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0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M31  UJ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Irma</text:p>
          </table:table-cell>
          <table:table-cell office:value-type="string">
            <text:p>Brock</text:p>
          </table:table-cell>
          <table:table-cell table:style-name="ce10" office:value-type="string">
            <text:p>412-14-8236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7"</text:p>
          </table:table-cell>
          <table:table-cell table:style-name="ce13" office:value-type="float" office:value="217">
            <text:p>21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JNI  RX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Lorena</text:p>
          </table:table-cell>
          <table:table-cell office:value-type="string">
            <text:p>Pearson</text:p>
          </table:table-cell>
          <table:table-cell table:style-name="ce10" office:value-type="string">
            <text:p>136-22-4703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11"</text:p>
          </table:table-cell>
          <table:table-cell table:style-name="ce13" office:value-type="float" office:value="207">
            <text:p>20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W1Y  1D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lorence</text:p>
          </table:table-cell>
          <table:table-cell office:value-type="string">
            <text:p>Lowe</text:p>
          </table:table-cell>
          <table:table-cell table:style-name="ce10" office:value-type="string">
            <text:p>376-61-6318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2"</text:p>
          </table:table-cell>
          <table:table-cell table:style-name="ce13" office:value-type="float" office:value="196">
            <text:p>19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66H  XA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eraldine</text:p>
          </table:table-cell>
          <table:table-cell office:value-type="string">
            <text:p>Hammond</text:p>
          </table:table-cell>
          <table:table-cell table:style-name="ce10" office:value-type="string">
            <text:p>700-30-8114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6'3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0U4  KT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kidnapping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Lindsay</text:p>
          </table:table-cell>
          <table:table-cell office:value-type="string">
            <text:p>Wilson</text:p>
          </table:table-cell>
          <table:table-cell table:style-name="ce10" office:value-type="string">
            <text:p>537-17-0010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5'5"</text:p>
          </table:table-cell>
          <table:table-cell table:style-name="ce13" office:value-type="float" office:value="204">
            <text:p>20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J00  6Y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lberta</text:p>
          </table:table-cell>
          <table:table-cell office:value-type="string">
            <text:p>White</text:p>
          </table:table-cell>
          <table:table-cell table:style-name="ce10" office:value-type="string">
            <text:p>038-30-0565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5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XKT  D3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ephanie</text:p>
          </table:table-cell>
          <table:table-cell office:value-type="string">
            <text:p>Collins</text:p>
          </table:table-cell>
          <table:table-cell table:style-name="ce10" office:value-type="string">
            <text:p>185-70-0606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8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AR5  4F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elinda</text:p>
          </table:table-cell>
          <table:table-cell office:value-type="string">
            <text:p>Harper</text:p>
          </table:table-cell>
          <table:table-cell table:style-name="ce10" office:value-type="string">
            <text:p>220-27-3302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7"</text:p>
          </table:table-cell>
          <table:table-cell table:style-name="ce13" office:value-type="float" office:value="166">
            <text:p>16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SSI  FIH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Tracy</text:p>
          </table:table-cell>
          <table:table-cell office:value-type="string">
            <text:p>Bates</text:p>
          </table:table-cell>
          <table:table-cell table:style-name="ce10" office:value-type="string">
            <text:p>117-27-8482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6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934  CWH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Pearl</text:p>
          </table:table-cell>
          <table:table-cell office:value-type="string">
            <text:p>Waters</text:p>
          </table:table-cell>
          <table:table-cell table:style-name="ce10" office:value-type="string">
            <text:p>274-11-5652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6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DEE  HFI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Daisy</text:p>
          </table:table-cell>
          <table:table-cell office:value-type="string">
            <text:p>Clarke</text:p>
          </table:table-cell>
          <table:table-cell table:style-name="ce10" office:value-type="string">
            <text:p>357-52-4552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8"</text:p>
          </table:table-cell>
          <table:table-cell table:style-name="ce13" office:value-type="float" office:value="243">
            <text:p>24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FYG  CP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eredith</text:p>
          </table:table-cell>
          <table:table-cell office:value-type="string">
            <text:p>Stevenson</text:p>
          </table:table-cell>
          <table:table-cell table:style-name="ce10" office:value-type="string">
            <text:p>374-61-8230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11"</text:p>
          </table:table-cell>
          <table:table-cell table:style-name="ce13" office:value-type="float" office:value="258">
            <text:p>258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VIO  65V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Tami</text:p>
          </table:table-cell>
          <table:table-cell office:value-type="string">
            <text:p>Cooper</text:p>
          </table:table-cell>
          <table:table-cell table:style-name="ce10" office:value-type="string">
            <text:p>103-15-5240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8"</text:p>
          </table:table-cell>
          <table:table-cell table:style-name="ce13" office:value-type="float" office:value="217">
            <text:p>21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XTY  B9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averne</text:p>
          </table:table-cell>
          <table:table-cell office:value-type="string">
            <text:p>Elliott</text:p>
          </table:table-cell>
          <table:table-cell table:style-name="ce10" office:value-type="string">
            <text:p>240-48-4135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2"</text:p>
          </table:table-cell>
          <table:table-cell table:style-name="ce13" office:value-type="float" office:value="225">
            <text:p>22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7PW  FQ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Iris</text:p>
          </table:table-cell>
          <table:table-cell office:value-type="string">
            <text:p>Colon</text:p>
          </table:table-cell>
          <table:table-cell table:style-name="ce10" office:value-type="string">
            <text:p>323-87-3347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10"</text:p>
          </table:table-cell>
          <table:table-cell table:style-name="ce13" office:value-type="float" office:value="271">
            <text:p>27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YG7  S4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na</text:p>
          </table:table-cell>
          <table:table-cell office:value-type="string">
            <text:p>Robinson</text:p>
          </table:table-cell>
          <table:table-cell table:style-name="ce10" office:value-type="string">
            <text:p>331-37-8570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4"</text:p>
          </table:table-cell>
          <table:table-cell table:style-name="ce13" office:value-type="float" office:value="312">
            <text:p>31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AG3  A8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Nancy</text:p>
          </table:table-cell>
          <table:table-cell office:value-type="string">
            <text:p>Allen</text:p>
          </table:table-cell>
          <table:table-cell table:style-name="ce10" office:value-type="string">
            <text:p>382-47-5532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4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Y5B  QI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ose</text:p>
          </table:table-cell>
          <table:table-cell office:value-type="string">
            <text:p>Harris</text:p>
          </table:table-cell>
          <table:table-cell table:style-name="ce10" office:value-type="string">
            <text:p>331-82-0550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3"</text:p>
          </table:table-cell>
          <table:table-cell table:style-name="ce13" office:value-type="float" office:value="225">
            <text:p>225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86V  DT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murder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Kathy</text:p>
          </table:table-cell>
          <table:table-cell office:value-type="string">
            <text:p>Barnes</text:p>
          </table:table-cell>
          <table:table-cell table:style-name="ce10" office:value-type="string">
            <text:p>713-81-2357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1"</text:p>
          </table:table-cell>
          <table:table-cell table:style-name="ce13" office:value-type="float" office:value="204">
            <text:p>20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5N4  A2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an</text:p>
          </table:table-cell>
          <table:table-cell office:value-type="string">
            <text:p>Roberts</text:p>
          </table:table-cell>
          <table:table-cell table:style-name="ce10" office:value-type="string">
            <text:p>030-18-4686</text:p>
          </table:table-cell>
          <table:table-cell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10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FXY  GK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Janet</text:p>
          </table:table-cell>
          <table:table-cell office:value-type="string">
            <text:p>Garcia</text:p>
          </table:table-cell>
          <table:table-cell table:style-name="ce10" office:value-type="string">
            <text:p>501-52-4127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5'3"</text:p>
          </table:table-cell>
          <table:table-cell table:style-name="ce13" office:value-type="float" office:value="146">
            <text:p>14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8BW  4N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drug  trafficking</text:p>
          </table:table-cell>
          <table:table-cell table:number-columns-repeated="1003"/>
        </table:table-row>
        <table:table-row table:style-name="ro3">
          <table:table-cell office:value-type="string">
            <text:p>Teresa</text:p>
          </table:table-cell>
          <table:table-cell office:value-type="string">
            <text:p>Turner</text:p>
          </table:table-cell>
          <table:table-cell table:style-name="ce10" office:value-type="string">
            <text:p>503-33-7660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8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IYP  XQL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number-columns-repeated="2"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Pamela</text:p>
          </table:table-cell>
          <table:table-cell office:value-type="string">
            <text:p>Sanders</text:p>
          </table:table-cell>
          <table:table-cell table:style-name="ce10" office:value-type="string">
            <text:p>378-13-0481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0"</text:p>
          </table:table-cell>
          <table:table-cell table:style-name="ce13" office:value-type="float" office:value="287">
            <text:p>28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48H  4WK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urder</text:p>
          </table:table-cell>
          <table:table-cell table:number-columns-repeated="2" table:style-name="ce10" office:value-type="string">
            <text:p>armed  robber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Laura</text:p>
          </table:table-cell>
          <table:table-cell office:value-type="string">
            <text:p>Taylor</text:p>
          </table:table-cell>
          <table:table-cell table:style-name="ce10" office:value-type="string">
            <text:p>541-76-1103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6'6"</text:p>
          </table:table-cell>
          <table:table-cell table:style-name="ce13" office:value-type="float" office:value="276">
            <text:p>276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8RN  0M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therine</text:p>
          </table:table-cell>
          <table:table-cell office:value-type="string">
            <text:p>Cook</text:p>
          </table:table-cell>
          <table:table-cell table:style-name="ce10" office:value-type="string">
            <text:p>086-34-0507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4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REM  QI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rothy</text:p>
          </table:table-cell>
          <table:table-cell office:value-type="string">
            <text:p>White</text:p>
          </table:table-cell>
          <table:table-cell table:style-name="ce10" office:value-type="string">
            <text:p>622-50-4666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3"</text:p>
          </table:table-cell>
          <table:table-cell table:style-name="ce13" office:value-type="float" office:value="320">
            <text:p>32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PVP  LA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drea</text:p>
          </table:table-cell>
          <table:table-cell office:value-type="string">
            <text:p>Morgan</text:p>
          </table:table-cell>
          <table:table-cell table:style-name="ce10" office:value-type="string">
            <text:p>746-55-8338</text:p>
          </table:table-cell>
          <table:table-cell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5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QWS  QT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hyllis</text:p>
          </table:table-cell>
          <table:table-cell office:value-type="string">
            <text:p>Jones</text:p>
          </table:table-cell>
          <table:table-cell table:style-name="ce10" office:value-type="string">
            <text:p>716-50-3522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5"</text:p>
          </table:table-cell>
          <table:table-cell table:style-name="ce13" office:value-type="float" office:value="193">
            <text:p>19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NJX  J1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illian</text:p>
          </table:table-cell>
          <table:table-cell office:value-type="string">
            <text:p>Lee</text:p>
          </table:table-cell>
          <table:table-cell table:style-name="ce10" office:value-type="string">
            <text:p>502-56-4075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0"</text:p>
          </table:table-cell>
          <table:table-cell table:style-name="ce13" office:value-type="float" office:value="147">
            <text:p>14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NTJ  VM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Maria</text:p>
          </table:table-cell>
          <table:table-cell office:value-type="string">
            <text:p>Thompson</text:p>
          </table:table-cell>
          <table:table-cell table:style-name="ce10" office:value-type="string">
            <text:p>555-38-5683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6"</text:p>
          </table:table-cell>
          <table:table-cell table:style-name="ce13" office:value-type="float" office:value="224">
            <text:p>224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T8F  3LK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embezzlemen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Elizabeth</text:p>
          </table:table-cell>
          <table:table-cell office:value-type="string">
            <text:p>Peterson</text:p>
          </table:table-cell>
          <table:table-cell table:style-name="ce10" office:value-type="string">
            <text:p>510-10-5858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8"</text:p>
          </table:table-cell>
          <table:table-cell table:style-name="ce13" office:value-type="float" office:value="245">
            <text:p>24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9KK  OJO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tephanie</text:p>
          </table:table-cell>
          <table:table-cell office:value-type="string">
            <text:p>Diaz</text:p>
          </table:table-cell>
          <table:table-cell table:style-name="ce10" office:value-type="string">
            <text:p>506-35-3702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8"</text:p>
          </table:table-cell>
          <table:table-cell table:style-name="ce13" office:value-type="float" office:value="131">
            <text:p>13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Q3T  F5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ne</text:p>
          </table:table-cell>
          <table:table-cell office:value-type="string">
            <text:p>Kelly</text:p>
          </table:table-cell>
          <table:table-cell table:style-name="ce10" office:value-type="string">
            <text:p>617-37-6565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6"</text:p>
          </table:table-cell>
          <table:table-cell table:style-name="ce13" office:value-type="float" office:value="285">
            <text:p>285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HKM  Q62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velyn</text:p>
          </table:table-cell>
          <table:table-cell office:value-type="string">
            <text:p>Flores</text:p>
          </table:table-cell>
          <table:table-cell table:style-name="ce10" office:value-type="string">
            <text:p>141-11-5461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6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7I9  T46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gela</text:p>
          </table:table-cell>
          <table:table-cell office:value-type="string">
            <text:p>Gonzales</text:p>
          </table:table-cell>
          <table:table-cell table:style-name="ce10" office:value-type="string">
            <text:p>154-22-5773</text:p>
          </table:table-cell>
          <table:table-cell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5'1"</text:p>
          </table:table-cell>
          <table:table-cell table:style-name="ce13" office:value-type="float" office:value="201">
            <text:p>20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B7A  F4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usan</text:p>
          </table:table-cell>
          <table:table-cell office:value-type="string">
            <text:p>Perry</text:p>
          </table:table-cell>
          <table:table-cell table:style-name="ce10" office:value-type="string">
            <text:p>512-44-7254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0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QTH  J9J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etty</text:p>
          </table:table-cell>
          <table:table-cell office:value-type="string">
            <text:p>Cooper</text:p>
          </table:table-cell>
          <table:table-cell table:style-name="ce10" office:value-type="string">
            <text:p>402-11-0460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3"</text:p>
          </table:table-cell>
          <table:table-cell table:style-name="ce13" office:value-type="float" office:value="256">
            <text:p>25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09B  TY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uby</text:p>
          </table:table-cell>
          <table:table-cell office:value-type="string">
            <text:p>Cox</text:p>
          </table:table-cell>
          <table:table-cell table:style-name="ce10" office:value-type="string">
            <text:p>363-82-8540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5"</text:p>
          </table:table-cell>
          <table:table-cell table:style-name="ce13" office:value-type="float" office:value="126">
            <text:p>12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I2P  8K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Brenda</text:p>
          </table:table-cell>
          <table:table-cell office:value-type="string">
            <text:p>Morris</text:p>
          </table:table-cell>
          <table:table-cell table:style-name="ce10" office:value-type="string">
            <text:p>835-71-3163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5'4"</text:p>
          </table:table-cell>
          <table:table-cell table:style-name="ce13" office:value-type="float" office:value="163">
            <text:p>16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KF2  F1Y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Cheryl</text:p>
          </table:table-cell>
          <table:table-cell office:value-type="string">
            <text:p>Moore</text:p>
          </table:table-cell>
          <table:table-cell table:style-name="ce10" office:value-type="string">
            <text:p>786-75-3621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3"</text:p>
          </table:table-cell>
          <table:table-cell table:style-name="ce13" office:value-type="float" office:value="124">
            <text:p>12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Q0I  8J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Diana</text:p>
          </table:table-cell>
          <table:table-cell office:value-type="string">
            <text:p>Jenkins</text:p>
          </table:table-cell>
          <table:table-cell table:style-name="ce10" office:value-type="string">
            <text:p>305-80-0101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2"</text:p>
          </table:table-cell>
          <table:table-cell table:style-name="ce13" office:value-type="float" office:value="191">
            <text:p>19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50X  HI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ilyn</text:p>
          </table:table-cell>
          <table:table-cell office:value-type="string">
            <text:p>Powell</text:p>
          </table:table-cell>
          <table:table-cell table:style-name="ce10" office:value-type="string">
            <text:p>510-18-5674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5"</text:p>
          </table:table-cell>
          <table:table-cell table:style-name="ce13" office:value-type="float" office:value="312">
            <text:p>312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SNS  VO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uth</text:p>
          </table:table-cell>
          <table:table-cell office:value-type="string">
            <text:p>Carter</text:p>
          </table:table-cell>
          <table:table-cell table:style-name="ce10" office:value-type="string">
            <text:p>410-12-4714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6"</text:p>
          </table:table-cell>
          <table:table-cell table:style-name="ce13" office:value-type="float" office:value="154">
            <text:p>154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5KX  D8M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terrorism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Joyce</text:p>
          </table:table-cell>
          <table:table-cell office:value-type="string">
            <text:p>Wood</text:p>
          </table:table-cell>
          <table:table-cell table:style-name="ce10" office:value-type="string">
            <text:p>883-41-6337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2"</text:p>
          </table:table-cell>
          <table:table-cell table:style-name="ce13" office:value-type="float" office:value="196">
            <text:p>19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JL8  DO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nice</text:p>
          </table:table-cell>
          <table:table-cell office:value-type="string">
            <text:p>Johnson</text:p>
          </table:table-cell>
          <table:table-cell table:style-name="ce10" office:value-type="string">
            <text:p>414-50-1388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6'4"</text:p>
          </table:table-cell>
          <table:table-cell table:style-name="ce13" office:value-type="float" office:value="328">
            <text:p>32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TSI  T4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Virginia</text:p>
          </table:table-cell>
          <table:table-cell office:value-type="string">
            <text:p>Evans</text:p>
          </table:table-cell>
          <table:table-cell table:style-name="ce10" office:value-type="string">
            <text:p>786-44-4715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10"</text:p>
          </table:table-cell>
          <table:table-cell table:style-name="ce13" office:value-type="float" office:value="167">
            <text:p>16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HOR  GW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dy</text:p>
          </table:table-cell>
          <table:table-cell office:value-type="string">
            <text:p>Torres</text:p>
          </table:table-cell>
          <table:table-cell table:style-name="ce10" office:value-type="string">
            <text:p>758-71-8130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3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823  UW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ammy</text:p>
          </table:table-cell>
          <table:table-cell office:value-type="string">
            <text:p>Edwards</text:p>
          </table:table-cell>
          <table:table-cell table:style-name="ce10" office:value-type="string">
            <text:p>612-83-7374</text:p>
          </table:table-cell>
          <table:table-cell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11"</text:p>
          </table:table-cell>
          <table:table-cell table:style-name="ce13" office:value-type="float" office:value="265">
            <text:p>265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1A7  GN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nie</text:p>
          </table:table-cell>
          <table:table-cell office:value-type="string">
            <text:p>Walker</text:p>
          </table:table-cell>
          <table:table-cell table:style-name="ce10" office:value-type="string">
            <text:p>537-47-8343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9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MVW  XJ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ina</text:p>
          </table:table-cell>
          <table:table-cell office:value-type="string">
            <text:p>Bell</text:p>
          </table:table-cell>
          <table:table-cell table:style-name="ce10" office:value-type="string">
            <text:p>445-53-0077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6'2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UJR  4O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ouise</text:p>
          </table:table-cell>
          <table:table-cell office:value-type="string">
            <text:p>Parker</text:p>
          </table:table-cell>
          <table:table-cell table:style-name="ce10" office:value-type="string">
            <text:p>211-61-5563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2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X8F  PKU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Norma</text:p>
          </table:table-cell>
          <table:table-cell office:value-type="string">
            <text:p>Phillips</text:p>
          </table:table-cell>
          <table:table-cell table:style-name="ce10" office:value-type="string">
            <text:p>577-71-6261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0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YBU  1R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manda</text:p>
          </table:table-cell>
          <table:table-cell office:value-type="string">
            <text:p>Rogers</text:p>
          </table:table-cell>
          <table:table-cell table:style-name="ce10" office:value-type="string">
            <text:p>836-45-1336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5'9"</text:p>
          </table:table-cell>
          <table:table-cell table:style-name="ce13" office:value-type="float" office:value="203">
            <text:p>203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20B  Y2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ristina</text:p>
          </table:table-cell>
          <table:table-cell office:value-type="string">
            <text:p>Bailey</text:p>
          </table:table-cell>
          <table:table-cell table:style-name="ce10" office:value-type="string">
            <text:p>741-12-2336</text:p>
          </table:table-cell>
          <table:table-cell office:value-type="string">
            <text:p>f</text:p>
          </table:table-cell>
          <table:table-cell table:style-name="ce13" office:value-type="float" office:value="20">
            <text:p>20</text:p>
          </table:table-cell>
          <table:table-cell table:style-name="ce10" office:value-type="string">
            <text:p>6'7"</text:p>
          </table:table-cell>
          <table:table-cell table:style-name="ce13" office:value-type="float" office:value="213">
            <text:p>21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JLS  LRY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assault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Jacqueline</text:p>
          </table:table-cell>
          <table:table-cell office:value-type="string">
            <text:p>Butler</text:p>
          </table:table-cell>
          <table:table-cell table:style-name="ce10" office:value-type="string">
            <text:p>866-03-1170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9"</text:p>
          </table:table-cell>
          <table:table-cell table:style-name="ce13" office:value-type="float" office:value="257">
            <text:p>25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98W  7BX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ren</text:p>
          </table:table-cell>
          <table:table-cell office:value-type="string">
            <text:p>Baker</text:p>
          </table:table-cell>
          <table:table-cell table:style-name="ce10" office:value-type="string">
            <text:p>370-15-8648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6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V4C  KO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hristine</text:p>
          </table:table-cell>
          <table:table-cell office:value-type="string">
            <text:p>Davis</text:p>
          </table:table-cell>
          <table:table-cell table:style-name="ce10" office:value-type="string">
            <text:p>885-41-3324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3"</text:p>
          </table:table-cell>
          <table:table-cell table:style-name="ce13" office:value-type="float" office:value="256">
            <text:p>25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M5W  UY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ynthia</text:p>
          </table:table-cell>
          <table:table-cell office:value-type="string">
            <text:p>James</text:p>
          </table:table-cell>
          <table:table-cell table:style-name="ce10" office:value-type="string">
            <text:p>321-21-6025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7"</text:p>
          </table:table-cell>
          <table:table-cell table:style-name="ce13" office:value-type="float" office:value="310">
            <text:p>31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GWD  SB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nise</text:p>
          </table:table-cell>
          <table:table-cell office:value-type="string">
            <text:p>Lopez</text:p>
          </table:table-cell>
          <table:table-cell table:style-name="ce10" office:value-type="string">
            <text:p>888-06-3182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6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4MD  TD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ie</text:p>
          </table:table-cell>
          <table:table-cell office:value-type="string">
            <text:p>Thomas</text:p>
          </table:table-cell>
          <table:table-cell table:style-name="ce10" office:value-type="string">
            <text:p>416-42-7333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11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NA9  NJ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ara</text:p>
          </table:table-cell>
          <table:table-cell office:value-type="string">
            <text:p>Williams</text:p>
          </table:table-cell>
          <table:table-cell table:style-name="ce10" office:value-type="string">
            <text:p>331-37-7224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1"</text:p>
          </table:table-cell>
          <table:table-cell table:style-name="ce13" office:value-type="float" office:value="148">
            <text:p>148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ARS  0L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Emily</text:p>
          </table:table-cell>
          <table:table-cell office:value-type="string">
            <text:p>Perez</text:p>
          </table:table-cell>
          <table:table-cell table:style-name="ce10" office:value-type="string">
            <text:p>314-77-7887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3"</text:p>
          </table:table-cell>
          <table:table-cell table:style-name="ce13" office:value-type="float" office:value="208">
            <text:p>20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WPS  T7L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lie</text:p>
          </table:table-cell>
          <table:table-cell office:value-type="string">
            <text:p>Alexander</text:p>
          </table:table-cell>
          <table:table-cell table:style-name="ce10" office:value-type="string">
            <text:p>655-02-3343</text:p>
          </table:table-cell>
          <table:table-cell office:value-type="string">
            <text:p>f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5'10"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81V  WV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icole</text:p>
          </table:table-cell>
          <table:table-cell office:value-type="string">
            <text:p>Long</text:p>
          </table:table-cell>
          <table:table-cell table:style-name="ce10" office:value-type="string">
            <text:p>068-66-2152</text:p>
          </table:table-cell>
          <table:table-cell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3"</text:p>
          </table:table-cell>
          <table:table-cell table:style-name="ce13" office:value-type="float" office:value="208">
            <text:p>208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QLJ  261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Alice</text:p>
          </table:table-cell>
          <table:table-cell office:value-type="string">
            <text:p>Green</text:p>
          </table:table-cell>
          <table:table-cell table:style-name="ce10" office:value-type="string">
            <text:p>817-67-1363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3"</text:p>
          </table:table-cell>
          <table:table-cell table:style-name="ce13" office:value-type="float" office:value="288">
            <text:p>28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WAX  A1M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Jennifer</text:p>
          </table:table-cell>
          <table:table-cell office:value-type="string">
            <text:p>Nelson</text:p>
          </table:table-cell>
          <table:table-cell table:style-name="ce10" office:value-type="string">
            <text:p>254-22-4285</text:p>
          </table:table-cell>
          <table:table-cell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10" office:value-type="string">
            <text:p>5'6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DFA  TDQ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murder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garet</text:p>
          </table:table-cell>
          <table:table-cell office:value-type="string">
            <text:p>Hernandez</text:p>
          </table:table-cell>
          <table:table-cell table:style-name="ce10" office:value-type="string">
            <text:p>747-30-3472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8"</text:p>
          </table:table-cell>
          <table:table-cell table:style-name="ce13" office:value-type="float" office:value="273">
            <text:p>27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V60  O8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thryn</text:p>
          </table:table-cell>
          <table:table-cell office:value-type="string">
            <text:p>King</text:p>
          </table:table-cell>
          <table:table-cell table:style-name="ce10" office:value-type="string">
            <text:p>541-84-5287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5'4"</text:p>
          </table:table-cell>
          <table:table-cell table:style-name="ce13" office:value-type="float" office:value="209">
            <text:p>20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954  6QV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terrorism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>
            <text:p>Judith</text:p>
          </table:table-cell>
          <table:table-cell office:value-type="string">
            <text:p>Watson</text:p>
          </table:table-cell>
          <table:table-cell table:style-name="ce10" office:value-type="string">
            <text:p>752-88-6184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5'1"</text:p>
          </table:table-cell>
          <table:table-cell table:style-name="ce13" office:value-type="float" office:value="211">
            <text:p>21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FGJ  M5H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Patricia</text:p>
          </table:table-cell>
          <table:table-cell office:value-type="string">
            <text:p>Collins</text:p>
          </table:table-cell>
          <table:table-cell table:style-name="ce10" office:value-type="string">
            <text:p>608-78-0273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2"</text:p>
          </table:table-cell>
          <table:table-cell table:style-name="ce13" office:value-type="float" office:value="218">
            <text:p>218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VYX  7FS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ean</text:p>
          </table:table-cell>
          <table:table-cell office:value-type="string">
            <text:p>Sanchez</text:p>
          </table:table-cell>
          <table:table-cell table:style-name="ce10" office:value-type="string">
            <text:p>074-56-4734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5'3"</text:p>
          </table:table-cell>
          <table:table-cell table:style-name="ce13" office:value-type="float" office:value="186">
            <text:p>18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O6S  AU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elissa</text:p>
          </table:table-cell>
          <table:table-cell office:value-type="string">
            <text:p>Brooks</text:p>
          </table:table-cell>
          <table:table-cell table:style-name="ce10" office:value-type="string">
            <text:p>124-13-3448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6'11"</text:p>
          </table:table-cell>
          <table:table-cell table:style-name="ce13" office:value-type="float" office:value="284">
            <text:p>28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AV6  09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rolyn</text:p>
          </table:table-cell>
          <table:table-cell office:value-type="string">
            <text:p>Smith</text:p>
          </table:table-cell>
          <table:table-cell table:style-name="ce10" office:value-type="string">
            <text:p>164-21-4411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5"</text:p>
          </table:table-cell>
          <table:table-cell table:style-name="ce13" office:value-type="float" office:value="150">
            <text:p>15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PP3  0VK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Doris</text:p>
          </table:table-cell>
          <table:table-cell office:value-type="string">
            <text:p>Brown</text:p>
          </table:table-cell>
          <table:table-cell table:style-name="ce10" office:value-type="string">
            <text:p>818-50-3736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0"</text:p>
          </table:table-cell>
          <table:table-cell table:style-name="ce13" office:value-type="float" office:value="107">
            <text:p>107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ACR  SQ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number-columns-repeated="2"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Julia</text:p>
          </table:table-cell>
          <table:table-cell office:value-type="string">
            <text:p>Russell</text:p>
          </table:table-cell>
          <table:table-cell table:style-name="ce10" office:value-type="string">
            <text:p>158-76-7257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7"</text:p>
          </table:table-cell>
          <table:table-cell table:style-name="ce13" office:value-type="float" office:value="210">
            <text:p>21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0Y0  16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Irene</text:p>
          </table:table-cell>
          <table:table-cell office:value-type="string">
            <text:p>Griffin</text:p>
          </table:table-cell>
          <table:table-cell table:style-name="ce10" office:value-type="string">
            <text:p>814-03-7423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5'7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AN6  JB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Wanda</text:p>
          </table:table-cell>
          <table:table-cell office:value-type="string">
            <text:p>Coleman</text:p>
          </table:table-cell>
          <table:table-cell table:style-name="ce10" office:value-type="string">
            <text:p>065-01-4315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2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UN0  NB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imberly</text:p>
          </table:table-cell>
          <table:table-cell office:value-type="string">
            <text:p>Simmons</text:p>
          </table:table-cell>
          <table:table-cell table:style-name="ce10" office:value-type="string">
            <text:p>251-33-2561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4"</text:p>
          </table:table-cell>
          <table:table-cell table:style-name="ce13" office:value-type="float" office:value="336">
            <text:p>33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6L8  J2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ois</text:p>
          </table:table-cell>
          <table:table-cell office:value-type="string">
            <text:p>Patterson</text:p>
          </table:table-cell>
          <table:table-cell table:style-name="ce10" office:value-type="string">
            <text:p>706-40-6613</text:p>
          </table:table-cell>
          <table:table-cell office:value-type="string">
            <text:p>f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8"</text:p>
          </table:table-cell>
          <table:table-cell table:style-name="ce13" office:value-type="float" office:value="236">
            <text:p>236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3D8  FG0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ebecca</text:p>
          </table:table-cell>
          <table:table-cell office:value-type="string">
            <text:p>Hughes</text:p>
          </table:table-cell>
          <table:table-cell table:style-name="ce10" office:value-type="string">
            <text:p>713-47-0626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5'11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0D3  IVK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andra</text:p>
          </table:table-cell>
          <table:table-cell office:value-type="string">
            <text:p>Wilson</text:p>
          </table:table-cell>
          <table:table-cell table:style-name="ce10" office:value-type="string">
            <text:p>588-14-5552</text:p>
          </table:table-cell>
          <table:table-cell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10" office:value-type="string">
            <text:p>6'1"</text:p>
          </table:table-cell>
          <table:table-cell table:style-name="ce13" office:value-type="float" office:value="136">
            <text:p>13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ANU  O5K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larceny</text:p>
          </table:table-cell>
          <table:table-cell table:number-columns-repeated="2"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Jessica</text:p>
          </table:table-cell>
          <table:table-cell office:value-type="string">
            <text:p>Mitchell</text:p>
          </table:table-cell>
          <table:table-cell table:style-name="ce10" office:value-type="string">
            <text:p>447-36-6385</text:p>
          </table:table-cell>
          <table:table-cell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10" office:value-type="string">
            <text:p>6'9"</text:p>
          </table:table-cell>
          <table:table-cell table:style-name="ce13" office:value-type="float" office:value="363">
            <text:p>36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SGW  4W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elly</text:p>
          </table:table-cell>
          <table:table-cell office:value-type="string">
            <text:p>Ross</text:p>
          </table:table-cell>
          <table:table-cell table:style-name="ce10" office:value-type="string">
            <text:p>862-75-2358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1"</text:p>
          </table:table-cell>
          <table:table-cell table:style-name="ce13" office:value-type="float" office:value="100">
            <text:p>100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94J  BH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Diane</text:p>
          </table:table-cell>
          <table:table-cell office:value-type="string">
            <text:p>Clark</text:p>
          </table:table-cell>
          <table:table-cell table:style-name="ce10" office:value-type="string">
            <text:p>061-24-2578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7"</text:p>
          </table:table-cell>
          <table:table-cell table:style-name="ce13" office:value-type="float" office:value="372">
            <text:p>372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LW6  9O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Shirley</text:p>
          </table:table-cell>
          <table:table-cell office:value-type="string">
            <text:p>Ward</text:p>
          </table:table-cell>
          <table:table-cell table:style-name="ce10" office:value-type="string">
            <text:p>825-36-7305</text:p>
          </table:table-cell>
          <table:table-cell office:value-type="string">
            <text:p>f</text:p>
          </table:table-cell>
          <table:table-cell table:style-name="ce13" office:value-type="float" office:value="40">
            <text:p>40</text:p>
          </table:table-cell>
          <table:table-cell table:style-name="ce10" office:value-type="string">
            <text:p>6'8"</text:p>
          </table:table-cell>
          <table:table-cell table:style-name="ce13" office:value-type="float" office:value="200">
            <text:p>200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FL4  TJE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embezzlement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embezzlement</text:p>
          </table:table-cell>
          <table:table-cell table:style-name="ce27" office:value-type="string">
            <text:p>murder</text:p>
          </table:table-cell>
          <table:table-cell table:number-columns-repeated="1003"/>
        </table:table-row>
        <table:table-row table:style-name="ro4">
          <table:table-cell office:value-type="string">
            <text:p>Paula</text:p>
          </table:table-cell>
          <table:table-cell office:value-type="string">
            <text:p>Howard</text:p>
          </table:table-cell>
          <table:table-cell table:style-name="ce10" office:value-type="string">
            <text:p>038-23-1673</text:p>
          </table:table-cell>
          <table:table-cell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6'9"</text:p>
          </table:table-cell>
          <table:table-cell table:style-name="ce13" office:value-type="float" office:value="345">
            <text:p>34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F7T  QYU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Sharon</text:p>
          </table:table-cell>
          <table:table-cell office:value-type="string">
            <text:p>Bennett</text:p>
          </table:table-cell>
          <table:table-cell table:style-name="ce10" office:value-type="string">
            <text:p>327-48-3086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3"</text:p>
          </table:table-cell>
          <table:table-cell table:style-name="ce13" office:value-type="float" office:value="231">
            <text:p>231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WBE  S2C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embezzlement</text:p>
          </table:table-cell>
          <table:table-cell table:style-name="ce10" office:value-type="string">
            <text:p>armed  robber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Barbara</text:p>
          </table:table-cell>
          <table:table-cell office:value-type="string">
            <text:p>Gonzalez</text:p>
          </table:table-cell>
          <table:table-cell table:style-name="ce10" office:value-type="string">
            <text:p>563-54-6007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5"</text:p>
          </table:table-cell>
          <table:table-cell table:style-name="ce13" office:value-type="float" office:value="193">
            <text:p>193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3QJ  UL3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Sarah</text:p>
          </table:table-cell>
          <table:table-cell office:value-type="string">
            <text:p>Ramirez</text:p>
          </table:table-cell>
          <table:table-cell table:style-name="ce10" office:value-type="string">
            <text:p>381-13-0365</text:p>
          </table:table-cell>
          <table:table-cell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10" office:value-type="string">
            <text:p>6'1"</text:p>
          </table:table-cell>
          <table:table-cell table:style-name="ce13" office:value-type="float" office:value="189">
            <text:p>18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7GM  HK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Amy</text:p>
          </table:table-cell>
          <table:table-cell office:value-type="string">
            <text:p>Richardson</text:p>
          </table:table-cell>
          <table:table-cell table:style-name="ce10" office:value-type="string">
            <text:p>451-80-3423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5"</text:p>
          </table:table-cell>
          <table:table-cell table:style-name="ce13" office:value-type="float" office:value="228">
            <text:p>22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JP2  5L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Gloria</text:p>
          </table:table-cell>
          <table:table-cell office:value-type="string">
            <text:p>Scott</text:p>
          </table:table-cell>
          <table:table-cell table:style-name="ce10" office:value-type="string">
            <text:p>231-07-8478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4"</text:p>
          </table:table-cell>
          <table:table-cell table:style-name="ce13" office:value-type="float" office:value="209">
            <text:p>209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LMX  UM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ildred</text:p>
          </table:table-cell>
          <table:table-cell office:value-type="string">
            <text:p>Hill</text:p>
          </table:table-cell>
          <table:table-cell table:style-name="ce10" office:value-type="string">
            <text:p>056-11-6127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5"</text:p>
          </table:table-cell>
          <table:table-cell table:style-name="ce13" office:value-type="float" office:value="160">
            <text:p>160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BY9  K41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nna</text:p>
          </table:table-cell>
          <table:table-cell office:value-type="string">
            <text:p>Hall</text:p>
          </table:table-cell>
          <table:table-cell table:style-name="ce10" office:value-type="string">
            <text:p>440-34-1462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1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JOH  CRG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Catherine</text:p>
          </table:table-cell>
          <table:table-cell office:value-type="string">
            <text:p>Bryant</text:p>
          </table:table-cell>
          <table:table-cell table:style-name="ce10" office:value-type="string">
            <text:p>860-78-3474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5'11"</text:p>
          </table:table-cell>
          <table:table-cell table:style-name="ce13" office:value-type="float" office:value="157">
            <text:p>157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VPF  4N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heresa</text:p>
          </table:table-cell>
          <table:table-cell office:value-type="string">
            <text:p>Reed</text:p>
          </table:table-cell>
          <table:table-cell table:style-name="ce10" office:value-type="string">
            <text:p>764-64-0547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5"</text:p>
          </table:table-cell>
          <table:table-cell table:style-name="ce13" office:value-type="float" office:value="180">
            <text:p>18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4RX  LJN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achel</text:p>
          </table:table-cell>
          <table:table-cell office:value-type="string">
            <text:p>Lewis</text:p>
          </table:table-cell>
          <table:table-cell table:style-name="ce10" office:value-type="string">
            <text:p>782-35-5781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10"</text:p>
          </table:table-cell>
          <table:table-cell table:style-name="ce13" office:value-type="float" office:value="264">
            <text:p>26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7O7  W7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Kathleen</text:p>
          </table:table-cell>
          <table:table-cell office:value-type="string">
            <text:p>Murphy</text:p>
          </table:table-cell>
          <table:table-cell table:style-name="ce10" office:value-type="string">
            <text:p>308-22-3684</text:p>
          </table:table-cell>
          <table:table-cell office:value-type="string">
            <text:p>f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0"</text:p>
          </table:table-cell>
          <table:table-cell table:style-name="ce13" office:value-type="float" office:value="169">
            <text:p>16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C6M  UH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tha</text:p>
          </table:table-cell>
          <table:table-cell office:value-type="string">
            <text:p>Stewart</text:p>
          </table:table-cell>
          <table:table-cell table:style-name="ce10" office:value-type="string">
            <text:p>078-54-7470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3"</text:p>
          </table:table-cell>
          <table:table-cell table:style-name="ce13" office:value-type="float" office:value="216">
            <text:p>21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GM0  2CM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isa</text:p>
          </table:table-cell>
          <table:table-cell office:value-type="string">
            <text:p>Jackson</text:p>
          </table:table-cell>
          <table:table-cell table:style-name="ce10" office:value-type="string">
            <text:p>353-41-0164</text:p>
          </table:table-cell>
          <table:table-cell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10" office:value-type="string">
            <text:p>5'10"</text:p>
          </table:table-cell>
          <table:table-cell table:style-name="ce13" office:value-type="float" office:value="125">
            <text:p>125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DYR  YS8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ichelle</text:p>
          </table:table-cell>
          <table:table-cell office:value-type="string">
            <text:p>Martinez</text:p>
          </table:table-cell>
          <table:table-cell table:style-name="ce10" office:value-type="string">
            <text:p>068-47-1475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5'1"</text:p>
          </table:table-cell>
          <table:table-cell table:style-name="ce13" office:value-type="float" office:value="174">
            <text:p>174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69L  59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Frances</text:p>
          </table:table-cell>
          <table:table-cell office:value-type="string">
            <text:p>Martin</text:p>
          </table:table-cell>
          <table:table-cell table:style-name="ce10" office:value-type="string">
            <text:p>443-01-0875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5'8"</text:p>
          </table:table-cell>
          <table:table-cell table:style-name="ce13" office:value-type="float" office:value="157">
            <text:p>15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14L  2RQ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Helen</text:p>
          </table:table-cell>
          <table:table-cell office:value-type="string">
            <text:p>Henderson</text:p>
          </table:table-cell>
          <table:table-cell table:style-name="ce10" office:value-type="string">
            <text:p>400-41-3300</text:p>
          </table:table-cell>
          <table:table-cell office:value-type="string">
            <text:p>f</text:p>
          </table:table-cell>
          <table:table-cell table:style-name="ce13" office:value-type="float" office:value="45">
            <text:p>45</text:p>
          </table:table-cell>
          <table:table-cell table:style-name="ce10" office:value-type="string">
            <text:p>6'2"</text:p>
          </table:table-cell>
          <table:table-cell table:style-name="ce13" office:value-type="float" office:value="179">
            <text:p>179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DFV  4C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inda</text:p>
          </table:table-cell>
          <table:table-cell office:value-type="string">
            <text:p>Miller</text:p>
          </table:table-cell>
          <table:table-cell table:style-name="ce10" office:value-type="string">
            <text:p>347-00-5680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5'3"</text:p>
          </table:table-cell>
          <table:table-cell table:style-name="ce13" office:value-type="float" office:value="197">
            <text:p>197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OUW  V6V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onnie</text:p>
          </table:table-cell>
          <table:table-cell office:value-type="string">
            <text:p>Young</text:p>
          </table:table-cell>
          <table:table-cell table:style-name="ce10" office:value-type="string">
            <text:p>515-11-4578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7"</text:p>
          </table:table-cell>
          <table:table-cell table:style-name="ce13" office:value-type="float" office:value="140">
            <text:p>140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YPA  OIG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assault</text:p>
          </table:table-cell>
          <table:table-cell table:style-name="ce10" office:value-type="string">
            <text:p>fraud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Heather</text:p>
          </table:table-cell>
          <table:table-cell office:value-type="string">
            <text:p>Adams</text:p>
          </table:table-cell>
          <table:table-cell table:style-name="ce10" office:value-type="string">
            <text:p>500-37-7557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11"</text:p>
          </table:table-cell>
          <table:table-cell table:style-name="ce13" office:value-type="float" office:value="225">
            <text:p>22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YY5  9E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Deborah</text:p>
          </table:table-cell>
          <table:table-cell office:value-type="string">
            <text:p>Anderson</text:p>
          </table:table-cell>
          <table:table-cell table:style-name="ce10" office:value-type="string">
            <text:p>477-45-0613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2"</text:p>
          </table:table-cell>
          <table:table-cell table:style-name="ce13" office:value-type="float" office:value="207">
            <text:p>207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3YL  2M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errorism</text:p>
          </table:table-cell>
          <table:table-cell table:number-columns-repeated="2" table:style-name="ce10" office:value-type="string">
            <text:p>assault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>
            <text:p>Ashley</text:p>
          </table:table-cell>
          <table:table-cell office:value-type="string">
            <text:p>Rodriguez</text:p>
          </table:table-cell>
          <table:table-cell table:style-name="ce10" office:value-type="string">
            <text:p>206-88-6060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9"</text:p>
          </table:table-cell>
          <table:table-cell table:style-name="ce13" office:value-type="float" office:value="121">
            <text:p>121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YAH  M2X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Carol</text:p>
          </table:table-cell>
          <table:table-cell office:value-type="string">
            <text:p>Wright</text:p>
          </table:table-cell>
          <table:table-cell table:style-name="ce10" office:value-type="string">
            <text:p>455-08-6245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4"</text:p>
          </table:table-cell>
          <table:table-cell table:style-name="ce13" office:value-type="float" office:value="227">
            <text:p>22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YWV  AQ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Lori</text:p>
          </table:table-cell>
          <table:table-cell office:value-type="string">
            <text:p>Washington</text:p>
          </table:table-cell>
          <table:table-cell table:style-name="ce10" office:value-type="string">
            <text:p>026-23-2442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5'2"</text:p>
          </table:table-cell>
          <table:table-cell table:style-name="ce13" office:value-type="float" office:value="196">
            <text:p>196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6KV  EFM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kidnapping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>
            <text:p>Jane</text:p>
          </table:table-cell>
          <table:table-cell office:value-type="string">
            <text:p>Foster</text:p>
          </table:table-cell>
          <table:table-cell table:style-name="ce10" office:value-type="string">
            <text:p>317-25-5172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9"</text:p>
          </table:table-cell>
          <table:table-cell table:style-name="ce13" office:value-type="float" office:value="270">
            <text:p>270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0BK  JF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Beverly</text:p>
          </table:table-cell>
          <table:table-cell office:value-type="string">
            <text:p>Price</text:p>
          </table:table-cell>
          <table:table-cell table:style-name="ce10" office:value-type="string">
            <text:p>621-75-6048</text:p>
          </table:table-cell>
          <table:table-cell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10" office:value-type="string">
            <text:p>6'5"</text:p>
          </table:table-cell>
          <table:table-cell table:style-name="ce13" office:value-type="float" office:value="185">
            <text:p>185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OY9  ODF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y</text:p>
          </table:table-cell>
          <table:table-cell office:value-type="string">
            <text:p>Campbell</text:p>
          </table:table-cell>
          <table:table-cell table:style-name="ce10" office:value-type="string">
            <text:p>435-46-6651</text:p>
          </table:table-cell>
          <table:table-cell office:value-type="string">
            <text:p>f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6'1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W5D  LJ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bra</text:p>
          </table:table-cell>
          <table:table-cell office:value-type="string">
            <text:p>Rivera</text:p>
          </table:table-cell>
          <table:table-cell table:style-name="ce10" office:value-type="string">
            <text:p>412-86-0031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5'0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9.0</text:p>
          </table:table-cell>
          <table:table-cell table:style-name="ce27" office:value-type="string">
            <text:p>EXU  OAP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Ann</text:p>
          </table:table-cell>
          <table:table-cell office:value-type="string">
            <text:p>Gray</text:p>
          </table:table-cell>
          <table:table-cell table:style-name="ce10" office:value-type="string">
            <text:p>630-58-0745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1"</text:p>
          </table:table-cell>
          <table:table-cell table:style-name="ce13" office:value-type="float" office:value="144">
            <text:p>14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E82  KVX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ssault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Theresa</text:p>
          </table:table-cell>
          <table:table-cell office:value-type="string">
            <text:p>Lopez</text:p>
          </table:table-cell>
          <table:table-cell table:style-name="ce10" office:value-type="string">
            <text:p>750-54-7153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4"</text:p>
          </table:table-cell>
          <table:table-cell table:style-name="ce13" office:value-type="float" office:value="151">
            <text:p>15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LSQ  10O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Dorothy</text:p>
          </table:table-cell>
          <table:table-cell office:value-type="string">
            <text:p>Simmons</text:p>
          </table:table-cell>
          <table:table-cell table:style-name="ce10" office:value-type="string">
            <text:p>357-48-2641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6'6"</text:p>
          </table:table-cell>
          <table:table-cell table:style-name="ce13" office:value-type="float" office:value="328">
            <text:p>328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ADQ  QHR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shley</text:p>
          </table:table-cell>
          <table:table-cell office:value-type="string">
            <text:p>Wright</text:p>
          </table:table-cell>
          <table:table-cell table:style-name="ce10" office:value-type="string">
            <text:p>115-12-3484</text:p>
          </table:table-cell>
          <table:table-cell office:value-type="string">
            <text:p>f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8"</text:p>
          </table:table-cell>
          <table:table-cell table:style-name="ce13" office:value-type="float" office:value="164">
            <text:p>164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DJW  R3F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larceny</text:p>
          </table:table-cell>
          <table:table-cell table:style-name="ce10" office:value-type="string">
            <text:p>murder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Nancy</text:p>
          </table:table-cell>
          <table:table-cell office:value-type="string">
            <text:p>Hall</text:p>
          </table:table-cell>
          <table:table-cell table:style-name="ce10" office:value-type="string">
            <text:p>762-01-2567</text:p>
          </table:table-cell>
          <table:table-cell office:value-type="string">
            <text:p>f</text:p>
          </table:table-cell>
          <table:table-cell table:style-name="ce13" office:value-type="float" office:value="32">
            <text:p>32</text:p>
          </table:table-cell>
          <table:table-cell table:style-name="ce10" office:value-type="string">
            <text:p>6'0"</text:p>
          </table:table-cell>
          <table:table-cell table:style-name="ce13" office:value-type="float" office:value="280">
            <text:p>280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49P  XLU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Teresa</text:p>
          </table:table-cell>
          <table:table-cell office:value-type="string">
            <text:p>Griffin</text:p>
          </table:table-cell>
          <table:table-cell table:style-name="ce10" office:value-type="string">
            <text:p>452-62-5605</text:p>
          </table:table-cell>
          <table:table-cell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10" office:value-type="string">
            <text:p>5'4"</text:p>
          </table:table-cell>
          <table:table-cell table:style-name="ce13" office:value-type="float" office:value="122">
            <text:p>122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B4G  AG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oyce</text:p>
          </table:table-cell>
          <table:table-cell office:value-type="string">
            <text:p>Moore</text:p>
          </table:table-cell>
          <table:table-cell table:style-name="ce10" office:value-type="string">
            <text:p>216-56-6058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5'7"</text:p>
          </table:table-cell>
          <table:table-cell table:style-name="ce13" office:value-type="float" office:value="121">
            <text:p>121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BW1  SU5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argaret</text:p>
          </table:table-cell>
          <table:table-cell office:value-type="string">
            <text:p>Collins</text:p>
          </table:table-cell>
          <table:table-cell table:style-name="ce10" office:value-type="string">
            <text:p>354-23-2575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9"</text:p>
          </table:table-cell>
          <table:table-cell table:style-name="ce13" office:value-type="float" office:value="214">
            <text:p>214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9FJ  KH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ouise</text:p>
          </table:table-cell>
          <table:table-cell office:value-type="string">
            <text:p>Ramirez</text:p>
          </table:table-cell>
          <table:table-cell table:style-name="ce10" office:value-type="string">
            <text:p>455-21-1181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1"</text:p>
          </table:table-cell>
          <table:table-cell table:style-name="ce13" office:value-type="float" office:value="166">
            <text:p>166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9IR  A9B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Evelyn</text:p>
          </table:table-cell>
          <table:table-cell office:value-type="string">
            <text:p>Clark</text:p>
          </table:table-cell>
          <table:table-cell table:style-name="ce10" office:value-type="string">
            <text:p>651-22-1581</text:p>
          </table:table-cell>
          <table:table-cell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10" office:value-type="string">
            <text:p>5'5"</text:p>
          </table:table-cell>
          <table:table-cell table:style-name="ce13" office:value-type="float" office:value="138">
            <text:p>13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WAJ  D7P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murder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larceny</text:p>
          </table:table-cell>
          <table:table-cell table:number-columns-repeated="1003"/>
        </table:table-row>
        <table:table-row table:style-name="ro3">
          <table:table-cell office:value-type="string">
            <text:p>Cheryl</text:p>
          </table:table-cell>
          <table:table-cell office:value-type="string">
            <text:p>Williams</text:p>
          </table:table-cell>
          <table:table-cell table:style-name="ce10" office:value-type="string">
            <text:p>571-33-3327</text:p>
          </table:table-cell>
          <table:table-cell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10" office:value-type="string">
            <text:p>5'8"</text:p>
          </table:table-cell>
          <table:table-cell table:style-name="ce13" office:value-type="float" office:value="217">
            <text:p>217</text:p>
          </table:table-cell>
          <table:table-cell table:style-name="ce17" office:value-type="string">
            <text:p><text:span text:style-name="T1">  </text:span>10.5</text:p>
          </table:table-cell>
          <table:table-cell table:style-name="ce27" office:value-type="string">
            <text:p>VK6  K6U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ssault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Mildred</text:p>
          </table:table-cell>
          <table:table-cell office:value-type="string">
            <text:p>Thompson</text:p>
          </table:table-cell>
          <table:table-cell table:style-name="ce10" office:value-type="string">
            <text:p>067-35-4225</text:p>
          </table:table-cell>
          <table:table-cell office:value-type="string">
            <text:p>f</text:p>
          </table:table-cell>
          <table:table-cell table:style-name="ce13" office:value-type="float" office:value="26">
            <text:p>26</text:p>
          </table:table-cell>
          <table:table-cell table:style-name="ce10" office:value-type="string">
            <text:p>6'6"</text:p>
          </table:table-cell>
          <table:table-cell table:style-name="ce13" office:value-type="float" office:value="242">
            <text:p>242</text:p>
          </table:table-cell>
          <table:table-cell table:style-name="ce17" office:value-type="string">
            <text:p><text:span text:style-name="T1">  </text:span>12.0</text:p>
          </table:table-cell>
          <table:table-cell table:style-name="ce27" office:value-type="string">
            <text:p>NU7  Q4I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rmed  robber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Susan</text:p>
          </table:table-cell>
          <table:table-cell office:value-type="string">
            <text:p>Green</text:p>
          </table:table-cell>
          <table:table-cell table:style-name="ce10" office:value-type="string">
            <text:p>817-41-6303</text:p>
          </table:table-cell>
          <table:table-cell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10" office:value-type="string">
            <text:p>5'5"</text:p>
          </table:table-cell>
          <table:table-cell table:style-name="ce13" office:value-type="float" office:value="156">
            <text:p>156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E18  AV9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arceny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Sarah</text:p>
          </table:table-cell>
          <table:table-cell office:value-type="string">
            <text:p>Davis</text:p>
          </table:table-cell>
          <table:table-cell table:style-name="ce10" office:value-type="string">
            <text:p>226-04-1730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6'3"</text:p>
          </table:table-cell>
          <table:table-cell table:style-name="ce13" office:value-type="float" office:value="272">
            <text:p>27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RTT  USA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acqueline</text:p>
          </table:table-cell>
          <table:table-cell office:value-type="string">
            <text:p>Evans</text:p>
          </table:table-cell>
          <table:table-cell table:style-name="ce10" office:value-type="string">
            <text:p>764-88-8554</text:p>
          </table:table-cell>
          <table:table-cell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10" office:value-type="string">
            <text:p>6'4"</text:p>
          </table:table-cell>
          <table:table-cell table:style-name="ce13" office:value-type="float" office:value="303">
            <text:p>303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C7P  1H4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Melissa</text:p>
          </table:table-cell>
          <table:table-cell office:value-type="string">
            <text:p>Long</text:p>
          </table:table-cell>
          <table:table-cell table:style-name="ce10" office:value-type="string">
            <text:p>885-62-2511</text:p>
          </table:table-cell>
          <table:table-cell office:value-type="string">
            <text:p>f</text:p>
          </table:table-cell>
          <table:table-cell table:style-name="ce13" office:value-type="float" office:value="44">
            <text:p>44</text:p>
          </table:table-cell>
          <table:table-cell table:style-name="ce10" office:value-type="string">
            <text:p>5'7"</text:p>
          </table:table-cell>
          <table:table-cell table:style-name="ce13" office:value-type="float" office:value="153">
            <text:p>153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YO0  UKE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Lillian</text:p>
          </table:table-cell>
          <table:table-cell office:value-type="string">
            <text:p>Cook</text:p>
          </table:table-cell>
          <table:table-cell table:style-name="ce10" office:value-type="string">
            <text:p>770-27-4871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4"</text:p>
          </table:table-cell>
          <table:table-cell table:style-name="ce13" office:value-type="float" office:value="205">
            <text:p>20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SD6  8F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manda</text:p>
          </table:table-cell>
          <table:table-cell office:value-type="string">
            <text:p>Barnes</text:p>
          </table:table-cell>
          <table:table-cell table:style-name="ce10" office:value-type="string">
            <text:p>751-45-7821</text:p>
          </table:table-cell>
          <table:table-cell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10" office:value-type="string">
            <text:p>5'6"</text:p>
          </table:table-cell>
          <table:table-cell table:style-name="ce13" office:value-type="float" office:value="167">
            <text:p>167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LEA  M0W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Judith</text:p>
          </table:table-cell>
          <table:table-cell office:value-type="string">
            <text:p>Patterson</text:p>
          </table:table-cell>
          <table:table-cell table:style-name="ce10" office:value-type="string">
            <text:p>032-86-6642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6'2"</text:p>
          </table:table-cell>
          <table:table-cell table:style-name="ce13" office:value-type="float" office:value="171">
            <text:p>17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XFK  6N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fraud</text:p>
          </table:table-cell>
          <table:table-cell table:style-name="ce10" office:value-type="string">
            <text:p>larceny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Annie</text:p>
          </table:table-cell>
          <table:table-cell office:value-type="string">
            <text:p>Watson</text:p>
          </table:table-cell>
          <table:table-cell table:style-name="ce10" office:value-type="string">
            <text:p>811-58-4148</text:p>
          </table:table-cell>
          <table:table-cell office:value-type="string">
            <text:p>f</text:p>
          </table:table-cell>
          <table:table-cell table:style-name="ce13" office:value-type="float" office:value="19">
            <text:p>19</text:p>
          </table:table-cell>
          <table:table-cell table:style-name="ce10" office:value-type="string">
            <text:p>6'3"</text:p>
          </table:table-cell>
          <table:table-cell table:style-name="ce13" office:value-type="float" office:value="152">
            <text:p>152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QM7  DE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Kathryn</text:p>
          </table:table-cell>
          <table:table-cell office:value-type="string">
            <text:p>Price</text:p>
          </table:table-cell>
          <table:table-cell table:style-name="ce10" office:value-type="string">
            <text:p>384-58-5885</text:p>
          </table:table-cell>
          <table:table-cell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10" office:value-type="string">
            <text:p>5'11"</text:p>
          </table:table-cell>
          <table:table-cell table:style-name="ce13" office:value-type="float" office:value="229">
            <text:p>229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QV2  4L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terrorism</text:p>
          </table:table-cell>
          <table:table-cell table:style-name="ce10" office:value-type="string">
            <text:p>assault</text:p>
          </table:table-cell>
          <table:table-cell table:style-name="ce2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Emily</text:p>
          </table:table-cell>
          <table:table-cell office:value-type="string">
            <text:p>Foster</text:p>
          </table:table-cell>
          <table:table-cell table:style-name="ce10" office:value-type="string">
            <text:p>012-00-2587</text:p>
          </table:table-cell>
          <table:table-cell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10" office:value-type="string">
            <text:p>6'11"</text:p>
          </table:table-cell>
          <table:table-cell table:style-name="ce13" office:value-type="float" office:value="333">
            <text:p>333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FL2  GLV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larceny</text:p>
          </table:table-cell>
          <table:table-cell table:style-name="ce29"/>
          <table:table-cell table:style-name="ce31"/>
          <table:table-cell table:number-columns-repeated="1003"/>
        </table:table-row>
        <table:table-row table:style-name="ro3">
          <table:table-cell office:value-type="string">
            <text:p>Ann</text:p>
          </table:table-cell>
          <table:table-cell office:value-type="string">
            <text:p>Jones</text:p>
          </table:table-cell>
          <table:table-cell table:style-name="ce10" office:value-type="string">
            <text:p>175-31-3363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0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F8G  5DG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rmed  robbery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embezzlement</text:p>
          </table:table-cell>
          <table:table-cell table:style-name="ce31"/>
          <table:table-cell table:number-columns-repeated="1003"/>
        </table:table-row>
        <table:table-row table:style-name="ro3">
          <table:table-cell office:value-type="string">
            <text:p>Judy</text:p>
          </table:table-cell>
          <table:table-cell office:value-type="string">
            <text:p>Brooks</text:p>
          </table:table-cell>
          <table:table-cell table:style-name="ce10" office:value-type="string">
            <text:p>381-65-6546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2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4RV  F0D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Beverly</text:p>
          </table:table-cell>
          <table:table-cell office:value-type="string">
            <text:p>Gray</text:p>
          </table:table-cell>
          <table:table-cell table:style-name="ce10" office:value-type="string">
            <text:p>183-57-8632</text:p>
          </table:table-cell>
          <table:table-cell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10" office:value-type="string">
            <text:p>5'1"</text:p>
          </table:table-cell>
          <table:table-cell table:style-name="ce13" office:value-type="float" office:value="100">
            <text:p>100</text:p>
          </table:table-cell>
          <table:table-cell table:style-name="ce17" office:value-type="string">
            <text:p><text:span text:style-name="T1">  </text:span>9.5</text:p>
          </table:table-cell>
          <table:table-cell table:style-name="ce27" office:value-type="string">
            <text:p>GQY  N6T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Andrea</text:p>
          </table:table-cell>
          <table:table-cell office:value-type="string">
            <text:p>Robinson</text:p>
          </table:table-cell>
          <table:table-cell table:style-name="ce10" office:value-type="string">
            <text:p>733-65-0088</text:p>
          </table:table-cell>
          <table:table-cell office:value-type="string">
            <text:p>f</text:p>
          </table:table-cell>
          <table:table-cell table:style-name="ce13" office:value-type="float" office:value="21">
            <text:p>21</text:p>
          </table:table-cell>
          <table:table-cell table:style-name="ce10" office:value-type="string">
            <text:p>6'3"</text:p>
          </table:table-cell>
          <table:table-cell table:style-name="ce13" office:value-type="float" office:value="184">
            <text:p>184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O6U  FE7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Ruth</text:p>
          </table:table-cell>
          <table:table-cell office:value-type="string">
            <text:p>Henderson</text:p>
          </table:table-cell>
          <table:table-cell table:style-name="ce10" office:value-type="string">
            <text:p>418-11-8885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6'3"</text:p>
          </table:table-cell>
          <table:table-cell table:style-name="ce13" office:value-type="float" office:value="256">
            <text:p>256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OBM  C1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Pamela</text:p>
          </table:table-cell>
          <table:table-cell office:value-type="string">
            <text:p>Baker</text:p>
          </table:table-cell>
          <table:table-cell table:style-name="ce10" office:value-type="string">
            <text:p>026-84-5132</text:p>
          </table:table-cell>
          <table:table-cell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10" office:value-type="string">
            <text:p>6'0"</text:p>
          </table:table-cell>
          <table:table-cell table:style-name="ce13" office:value-type="float" office:value="162">
            <text:p>162</text:p>
          </table:table-cell>
          <table:table-cell table:style-name="ce17" office:value-type="string">
            <text:p><text:span text:style-name="T1">  </text:span>11.0</text:p>
          </table:table-cell>
          <table:table-cell table:style-name="ce27" office:value-type="string">
            <text:p>QAR  Q5J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rug  trafficking</text:p>
          </table:table-cell>
          <table:table-cell table:style-name="ce29" table:number-columns-repeated="2"/>
          <table:table-cell table:style-name="ce31"/>
          <table:table-cell table:number-columns-repeated="1003"/>
        </table:table-row>
        <table:table-row table:style-name="ro3">
          <table:table-cell office:value-type="string">
            <text:p>Katherine</text:p>
          </table:table-cell>
          <table:table-cell office:value-type="string">
            <text:p>Phillips</text:p>
          </table:table-cell>
          <table:table-cell table:style-name="ce10" office:value-type="string">
            <text:p>703-21-7264</text:p>
          </table:table-cell>
          <table:table-cell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10" office:value-type="string">
            <text:p>6'2"</text:p>
          </table:table-cell>
          <table:table-cell table:style-name="ce13" office:value-type="float" office:value="241">
            <text:p>241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G5O  24H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4">
          <table:table-cell office:value-type="string">
            <text:p>Sandra</text:p>
          </table:table-cell>
          <table:table-cell office:value-type="string">
            <text:p>Lewis</text:p>
          </table:table-cell>
          <table:table-cell table:style-name="ce10" office:value-type="string">
            <text:p>781-31-0103</text:p>
          </table:table-cell>
          <table:table-cell office:value-type="string">
            <text:p>f</text:p>
          </table:table-cell>
          <table:table-cell table:style-name="ce13" office:value-type="float" office:value="31">
            <text:p>31</text:p>
          </table:table-cell>
          <table:table-cell table:style-name="ce10" office:value-type="string">
            <text:p>6'2"</text:p>
          </table:table-cell>
          <table:table-cell table:style-name="ce13" office:value-type="float" office:value="155">
            <text:p>15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KS3  8IF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drug  trafficking</text:p>
          </table:table-cell>
          <table:table-cell table:style-name="ce10" office:value-type="string">
            <text:p>larceny</text:p>
          </table:table-cell>
          <table:table-cell table:style-name="ce10" office:value-type="string">
            <text:p>armed  robbery</text:p>
          </table:table-cell>
          <table:table-cell table:style-name="ce27" office:value-type="string">
            <text:p>fraud</text:p>
          </table:table-cell>
          <table:table-cell table:number-columns-repeated="1003"/>
        </table:table-row>
        <table:table-row table:style-name="ro3">
          <table:table-cell office:value-type="string">
            <text:p>Janet</text:p>
          </table:table-cell>
          <table:table-cell office:value-type="string">
            <text:p>Wood</text:p>
          </table:table-cell>
          <table:table-cell table:style-name="ce10" office:value-type="string">
            <text:p>713-04-3266</text:p>
          </table:table-cell>
          <table:table-cell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10" office:value-type="string">
            <text:p>6'4"</text:p>
          </table:table-cell>
          <table:table-cell table:style-name="ce13" office:value-type="float" office:value="295">
            <text:p>295</text:p>
          </table:table-cell>
          <table:table-cell table:style-name="ce17" office:value-type="string">
            <text:p><text:span text:style-name="T1">  </text:span>11.5</text:p>
          </table:table-cell>
          <table:table-cell table:style-name="ce27" office:value-type="string">
            <text:p>2Y4  WSY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ebra</text:p>
          </table:table-cell>
          <table:table-cell office:value-type="string">
            <text:p>Thomas</text:p>
          </table:table-cell>
          <table:table-cell table:style-name="ce10" office:value-type="string">
            <text:p>002-15-0348</text:p>
          </table:table-cell>
          <table:table-cell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10" office:value-type="string">
            <text:p>6'8"</text:p>
          </table:table-cell>
          <table:table-cell table:style-name="ce13" office:value-type="float" office:value="318">
            <text:p>318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WPH  379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Norma</text:p>
          </table:table-cell>
          <table:table-cell office:value-type="string">
            <text:p>Edwards</text:p>
          </table:table-cell>
          <table:table-cell table:style-name="ce10" office:value-type="string">
            <text:p>353-61-3221</text:p>
          </table:table-cell>
          <table:table-cell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10" office:value-type="string">
            <text:p>6'11"</text:p>
          </table:table-cell>
          <table:table-cell table:style-name="ce13" office:value-type="float" office:value="235">
            <text:p>235</text:p>
          </table:table-cell>
          <table:table-cell table:style-name="ce17" office:value-type="string">
            <text:p><text:span text:style-name="T1">  </text:span>12.5</text:p>
          </table:table-cell>
          <table:table-cell table:style-name="ce27" office:value-type="string">
            <text:p>RA3  9WC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3">
          <table:table-cell office:value-type="string">
            <text:p>Donna</text:p>
          </table:table-cell>
          <table:table-cell office:value-type="string">
            <text:p>Campbell</text:p>
          </table:table-cell>
          <table:table-cell table:style-name="ce10" office:value-type="string">
            <text:p>634-34-7706</text:p>
          </table:table-cell>
          <table:table-cell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10" office:value-type="string">
            <text:p>5'5"</text:p>
          </table:table-cell>
          <table:table-cell table:style-name="ce13" office:value-type="float" office:value="228">
            <text:p>228</text:p>
          </table:table-cell>
          <table:table-cell table:style-name="ce17" office:value-type="string">
            <text:p><text:span text:style-name="T1">  </text:span>10.0</text:p>
          </table:table-cell>
          <table:table-cell table:style-name="ce27" office:value-type="string">
            <text:p>G0Q  QEI</text:p>
          </table:table-cell>
          <table:table-cell table:style-name="ce10" office:value-type="float" office:value="0">
            <text:p>0</text:p>
          </table:table-cell>
          <table:table-cell table:style-name="ce29" table:number-columns-repeated="3"/>
          <table:table-cell table:style-name="ce31"/>
          <table:table-cell table:number-columns-repeated="1003"/>
        </table:table-row>
        <table:table-row table:style-name="ro6" table:number-rows-repeated="2">
          <table:table-cell table:number-columns-repeated="2"/>
          <table:table-cell table:style-name="ce10"/>
          <table:table-cell/>
          <table:table-cell table:style-name="ce13"/>
          <table:table-cell table:style-name="ce10"/>
          <table:table-cell table:style-name="ce13"/>
          <table:table-cell table:style-name="ce17"/>
          <table:table-cell table:number-columns-repeated="1009"/>
        </table:table-row>
        <table:table-row table:style-name="ro6" table:number-rows-repeated="1047442">
          <table:table-cell table:number-columns-repeated="1017"/>
        </table:table-row>
        <table:table-row table:style-name="ro6">
          <table:table-cell table:number-columns-repeated="1017"/>
        </table:table-row>
      </table:table>
      <table:table table:name="scratch" table:style-name="ta1" table:print="false">
        <office:forms form:automatic-focus="false" form:apply-design-mode="false"/>
        <table:table-column table:style-name="co9" table:default-cell-style-name="Default"/>
        <table:table-column table:style-name="co1" table:number-columns-repeated="2" table:default-cell-style-name="ce25"/>
        <table:table-column table:style-name="co1" table:number-columns-repeated="1020" table:default-cell-style-name="Default"/>
        <table:table-row table:style-name="ro1">
          <table:table-cell table:style-name="ce22"/>
          <table:table-cell table:style-name="ce22" office:value-type="string">
            <text:p>fname</text:p>
          </table:table-cell>
          <table:table-cell table:style-name="ce22" office:value-type="string">
            <text:p>lname</text:p>
          </table:table-cell>
          <table:table-cell table:style-name="ce22" office:value-type="string">
            <text:p>license plate</text:p>
          </table:table-cell>
          <table:table-cell table:style-name="ce22" office:value-type="string">
            <text:p>criminal record y/n</text:p>
          </table:table-cell>
          <table:table-cell table:style-name="ce22" office:value-type="string">
            <text:p>Arrests #</text:p>
          </table:table-cell>
          <table:table-cell table:style-name="ce22" office:value-type="string">
            <text:p>arrest1- type</text:p>
          </table:table-cell>
          <table:table-cell table:style-name="ce22" office:value-type="string">
            <text:p>arrest1-description</text:p>
          </table:table-cell>
          <table:table-cell table:style-name="ce22" office:value-type="string">
            <text:p>arrest1-result</text:p>
          </table:table-cell>
          <table:table-cell table:style-name="ce22" office:value-type="string">
            <text:p>arrest2- type</text:p>
          </table:table-cell>
          <table:table-cell table:style-name="ce22" office:value-type="string">
            <text:p>arrest2-description</text:p>
          </table:table-cell>
          <table:table-cell table:style-name="ce22" office:value-type="string">
            <text:p>arrest2-result</text:p>
          </table:table-cell>
          <table:table-cell table:style-name="ce22" office:value-type="string">
            <text:p>arrest3- type</text:p>
          </table:table-cell>
          <table:table-cell table:style-name="ce22" office:value-type="string">
            <text:p>arrest3-description</text:p>
          </table:table-cell>
          <table:table-cell table:style-name="ce22" office:value-type="string">
            <text:p>arrest3-result</text:p>
          </table:table-cell>
          <table:table-cell table:style-name="ce26" table:number-columns-repeated="3"/>
          <table:table-cell table:style-name="ce22" table:number-columns-repeated="1005"/>
        </table:table-row>
        <table:table-row table:style-name="ro5">
          <table:table-cell table:style-name="ce23" office:value-type="string">
            <text:p>Shaunda Applegate</text:p>
          </table:table-cell>
          <table:table-cell table:style-name="ce24" table:formula="of:=LEFT([.A2];SEARCH(&quot; &quot;;[.A2])-1)" office:value-type="string" office:string-value="Shaunda">
            <text:p>Shaunda</text:p>
          </table:table-cell>
          <table:table-cell table:style-name="ce23" table:formula="of:=MID([.A2];SEARCH(&quot; &quot;;[.A2])+1;LEN([.A2]))" office:value-type="string" office:string-value="Applegate">
            <text:p>Applegate</text:p>
          </table:table-cell>
          <table:table-cell table:style-name="ce23" office:value-type="string">
            <text:p>2. Johnson</text:p>
          </table:table-cell>
          <table:table-cell/>
          <table:table-cell table:style-name="ce24" table:formula="of:=LEFT([.D2];SEARCH(&quot; &quot;;[.D2])-1)" office:value-type="string" office:string-value="2.">
            <text:p>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Dot Whaley</text:p>
          </table:table-cell>
          <table:table-cell table:style-name="ce24" table:formula="of:=LEFT([.A3];SEARCH(&quot; &quot;;[.A3])-1)" office:value-type="string" office:string-value="Dot">
            <text:p>Dot</text:p>
          </table:table-cell>
          <table:table-cell table:style-name="ce23" table:formula="of:=MID([.A3];SEARCH(&quot; &quot;;[.A3])+1;LEN([.A3]))" office:value-type="string" office:string-value="Whaley">
            <text:p>Whaley</text:p>
          </table:table-cell>
          <table:table-cell table:style-name="ce23" office:value-type="string">
            <text:p>3. Williams</text:p>
          </table:table-cell>
          <table:table-cell/>
          <table:table-cell table:style-name="ce24" table:formula="of:=LEFT([.D3];SEARCH(&quot; &quot;;[.D3])-1)" office:value-type="string" office:string-value="3.">
            <text:p>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yesha Gregg</text:p>
          </table:table-cell>
          <table:table-cell table:style-name="ce24" table:formula="of:=LEFT([.A4];SEARCH(&quot; &quot;;[.A4])-1)" office:value-type="string" office:string-value="Tyesha">
            <text:p>Tyesha</text:p>
          </table:table-cell>
          <table:table-cell table:style-name="ce23" table:formula="of:=MID([.A4];SEARCH(&quot; &quot;;[.A4])+1;LEN([.A4]))" office:value-type="string" office:string-value="Gregg">
            <text:p>Gregg</text:p>
          </table:table-cell>
          <table:table-cell table:style-name="ce23" office:value-type="string">
            <text:p>4. Brown</text:p>
          </table:table-cell>
          <table:table-cell/>
          <table:table-cell table:style-name="ce24" table:formula="of:=LEFT([.D4];SEARCH(&quot; &quot;;[.D4])-1)" office:value-type="string" office:string-value="4.">
            <text:p>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Ivelisse Gough</text:p>
          </table:table-cell>
          <table:table-cell table:style-name="ce24" table:formula="of:=LEFT([.A5];SEARCH(&quot; &quot;;[.A5])-1)" office:value-type="string" office:string-value="Ivelisse">
            <text:p>Ivelisse</text:p>
          </table:table-cell>
          <table:table-cell table:style-name="ce23" table:formula="of:=MID([.A5];SEARCH(&quot; &quot;;[.A5])+1;LEN([.A5]))" office:value-type="string" office:string-value="Gough">
            <text:p>Gough</text:p>
          </table:table-cell>
          <table:table-cell table:style-name="ce23" office:value-type="string">
            <text:p>5. Jones</text:p>
          </table:table-cell>
          <table:table-cell/>
          <table:table-cell table:style-name="ce24" table:formula="of:=LEFT([.D5];SEARCH(&quot; &quot;;[.D5])-1)" office:value-type="string" office:string-value="5.">
            <text:p>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Cinthia Weinstein</text:p>
          </table:table-cell>
          <table:table-cell table:style-name="ce24" table:formula="of:=LEFT([.A6];SEARCH(&quot; &quot;;[.A6])-1)" office:value-type="string" office:string-value="Cinthia">
            <text:p>Cinthia</text:p>
          </table:table-cell>
          <table:table-cell table:style-name="ce23" table:formula="of:=MID([.A6];SEARCH(&quot; &quot;;[.A6])+1;LEN([.A6]))" office:value-type="string" office:string-value="Weinstein">
            <text:p>Weinstein</text:p>
          </table:table-cell>
          <table:table-cell table:style-name="ce23" office:value-type="string">
            <text:p>6. Garcia</text:p>
          </table:table-cell>
          <table:table-cell/>
          <table:table-cell table:style-name="ce24" table:formula="of:=LEFT([.D6];SEARCH(&quot; &quot;;[.D6])-1)" office:value-type="string" office:string-value="6.">
            <text:p>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Fatima Calderon</text:p>
          </table:table-cell>
          <table:table-cell table:style-name="ce24" table:formula="of:=LEFT([.A7];SEARCH(&quot; &quot;;[.A7])-1)" office:value-type="string" office:string-value="Fatima">
            <text:p>Fatima</text:p>
          </table:table-cell>
          <table:table-cell table:style-name="ce23" table:formula="of:=MID([.A7];SEARCH(&quot; &quot;;[.A7])+1;LEN([.A7]))" office:value-type="string" office:string-value="Calderon">
            <text:p>Calderon</text:p>
          </table:table-cell>
          <table:table-cell table:style-name="ce23" office:value-type="string">
            <text:p>7. Miller</text:p>
          </table:table-cell>
          <table:table-cell/>
          <table:table-cell table:style-name="ce24" table:formula="of:=LEFT([.D7];SEARCH(&quot; &quot;;[.D7])-1)" office:value-type="string" office:string-value="7.">
            <text:p>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na Seitz</text:p>
          </table:table-cell>
          <table:table-cell table:style-name="ce24" table:formula="of:=LEFT([.A8];SEARCH(&quot; &quot;;[.A8])-1)" office:value-type="string" office:string-value="Marna">
            <text:p>Marna</text:p>
          </table:table-cell>
          <table:table-cell table:style-name="ce23" table:formula="of:=MID([.A8];SEARCH(&quot; &quot;;[.A8])+1;LEN([.A8]))" office:value-type="string" office:string-value="Seitz">
            <text:p>Seitz</text:p>
          </table:table-cell>
          <table:table-cell table:style-name="ce23" office:value-type="string">
            <text:p>8. Davis</text:p>
          </table:table-cell>
          <table:table-cell/>
          <table:table-cell table:style-name="ce24" table:formula="of:=LEFT([.D8];SEARCH(&quot; &quot;;[.D8])-1)" office:value-type="string" office:string-value="8.">
            <text:p>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rudi Saucier</text:p>
          </table:table-cell>
          <table:table-cell table:style-name="ce24" table:formula="of:=LEFT([.A9];SEARCH(&quot; &quot;;[.A9])-1)" office:value-type="string" office:string-value="Trudi">
            <text:p>Trudi</text:p>
          </table:table-cell>
          <table:table-cell table:style-name="ce23" table:formula="of:=MID([.A9];SEARCH(&quot; &quot;;[.A9])+1;LEN([.A9]))" office:value-type="string" office:string-value="Saucier">
            <text:p>Saucier</text:p>
          </table:table-cell>
          <table:table-cell table:style-name="ce23" office:value-type="string">
            <text:p>9. Rodriguez</text:p>
          </table:table-cell>
          <table:table-cell/>
          <table:table-cell table:style-name="ce24" table:formula="of:=LEFT([.D9];SEARCH(&quot; &quot;;[.D9])-1)" office:value-type="string" office:string-value="9.">
            <text:p>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Vanita Streeter</text:p>
          </table:table-cell>
          <table:table-cell table:style-name="ce24" table:formula="of:=LEFT([.A10];SEARCH(&quot; &quot;;[.A10])-1)" office:value-type="string" office:string-value="Vanita">
            <text:p>Vanita</text:p>
          </table:table-cell>
          <table:table-cell table:style-name="ce23" table:formula="of:=MID([.A10];SEARCH(&quot; &quot;;[.A10])+1;LEN([.A10]))" office:value-type="string" office:string-value="Streeter">
            <text:p>Streeter</text:p>
          </table:table-cell>
          <table:table-cell table:style-name="ce23" office:value-type="string">
            <text:p>10. Martinez</text:p>
          </table:table-cell>
          <table:table-cell/>
          <table:table-cell table:style-name="ce24" table:formula="of:=LEFT([.D10];SEARCH(&quot; &quot;;[.D10])-1)" office:value-type="string" office:string-value="10.">
            <text:p>1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Karin Reddy</text:p>
          </table:table-cell>
          <table:table-cell table:style-name="ce24" table:formula="of:=LEFT([.A11];SEARCH(&quot; &quot;;[.A11])-1)" office:value-type="string" office:string-value="Karin">
            <text:p>Karin</text:p>
          </table:table-cell>
          <table:table-cell table:style-name="ce23" table:formula="of:=MID([.A11];SEARCH(&quot; &quot;;[.A11])+1;LEN([.A11]))" office:value-type="string" office:string-value="Reddy">
            <text:p>Reddy</text:p>
          </table:table-cell>
          <table:table-cell table:style-name="ce23" office:value-type="string">
            <text:p>11. Hernandez</text:p>
          </table:table-cell>
          <table:table-cell/>
          <table:table-cell table:style-name="ce24" table:formula="of:=LEFT([.D11];SEARCH(&quot; &quot;;[.D11])-1)" office:value-type="string" office:string-value="11.">
            <text:p>11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Sharonda Augustine</text:p>
          </table:table-cell>
          <table:table-cell table:style-name="ce24" table:formula="of:=LEFT([.A12];SEARCH(&quot; &quot;;[.A12])-1)" office:value-type="string" office:string-value="Sharonda">
            <text:p>Sharonda</text:p>
          </table:table-cell>
          <table:table-cell table:style-name="ce23" table:formula="of:=MID([.A12];SEARCH(&quot; &quot;;[.A12])+1;LEN([.A12]))" office:value-type="string" office:string-value="Augustine">
            <text:p>Augustine</text:p>
          </table:table-cell>
          <table:table-cell table:style-name="ce23" office:value-type="string">
            <text:p>12. Lopez</text:p>
          </table:table-cell>
          <table:table-cell/>
          <table:table-cell table:style-name="ce24" table:formula="of:=LEFT([.D12];SEARCH(&quot; &quot;;[.D12])-1)" office:value-type="string" office:string-value="12.">
            <text:p>1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rdith Blais</text:p>
          </table:table-cell>
          <table:table-cell table:style-name="ce24" table:formula="of:=LEFT([.A13];SEARCH(&quot; &quot;;[.A13])-1)" office:value-type="string" office:string-value="Ardith">
            <text:p>Ardith</text:p>
          </table:table-cell>
          <table:table-cell table:style-name="ce23" table:formula="of:=MID([.A13];SEARCH(&quot; &quot;;[.A13])+1;LEN([.A13]))" office:value-type="string" office:string-value="Blais">
            <text:p>Blais</text:p>
          </table:table-cell>
          <table:table-cell table:style-name="ce23" office:value-type="string">
            <text:p>13. Gonzalez</text:p>
          </table:table-cell>
          <table:table-cell/>
          <table:table-cell table:style-name="ce24" table:formula="of:=LEFT([.D13];SEARCH(&quot; &quot;;[.D13])-1)" office:value-type="string" office:string-value="13.">
            <text:p>1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lease Mays</text:p>
          </table:table-cell>
          <table:table-cell table:style-name="ce24" table:formula="of:=LEFT([.A14];SEARCH(&quot; &quot;;[.A14])-1)" office:value-type="string" office:string-value="Alease">
            <text:p>Alease</text:p>
          </table:table-cell>
          <table:table-cell table:style-name="ce23" table:formula="of:=MID([.A14];SEARCH(&quot; &quot;;[.A14])+1;LEN([.A14]))" office:value-type="string" office:string-value="Mays">
            <text:p>Mays</text:p>
          </table:table-cell>
          <table:table-cell table:style-name="ce23" office:value-type="string">
            <text:p>14. Wilson</text:p>
          </table:table-cell>
          <table:table-cell/>
          <table:table-cell table:style-name="ce24" table:formula="of:=LEFT([.D14];SEARCH(&quot; &quot;;[.D14])-1)" office:value-type="string" office:string-value="14.">
            <text:p>1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Eveline Guest</text:p>
          </table:table-cell>
          <table:table-cell table:style-name="ce24" table:formula="of:=LEFT([.A15];SEARCH(&quot; &quot;;[.A15])-1)" office:value-type="string" office:string-value="Eveline">
            <text:p>Eveline</text:p>
          </table:table-cell>
          <table:table-cell table:style-name="ce23" table:formula="of:=MID([.A15];SEARCH(&quot; &quot;;[.A15])+1;LEN([.A15]))" office:value-type="string" office:string-value="Guest">
            <text:p>Guest</text:p>
          </table:table-cell>
          <table:table-cell table:style-name="ce23" office:value-type="string">
            <text:p>15. Anderson</text:p>
          </table:table-cell>
          <table:table-cell/>
          <table:table-cell table:style-name="ce24" table:formula="of:=LEFT([.D15];SEARCH(&quot; &quot;;[.D15])-1)" office:value-type="string" office:string-value="15.">
            <text:p>1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Rozella Crane</text:p>
          </table:table-cell>
          <table:table-cell table:style-name="ce24" table:formula="of:=LEFT([.A16];SEARCH(&quot; &quot;;[.A16])-1)" office:value-type="string" office:string-value="Rozella">
            <text:p>Rozella</text:p>
          </table:table-cell>
          <table:table-cell table:style-name="ce23" table:formula="of:=MID([.A16];SEARCH(&quot; &quot;;[.A16])+1;LEN([.A16]))" office:value-type="string" office:string-value="Crane">
            <text:p>Crane</text:p>
          </table:table-cell>
          <table:table-cell table:style-name="ce23" office:value-type="string">
            <text:p>16. Thomas</text:p>
          </table:table-cell>
          <table:table-cell/>
          <table:table-cell table:style-name="ce24" table:formula="of:=LEFT([.D16];SEARCH(&quot; &quot;;[.D16])-1)" office:value-type="string" office:string-value="16.">
            <text:p>1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racie Somers</text:p>
          </table:table-cell>
          <table:table-cell table:style-name="ce24" table:formula="of:=LEFT([.A17];SEARCH(&quot; &quot;;[.A17])-1)" office:value-type="string" office:string-value="Tracie">
            <text:p>Tracie</text:p>
          </table:table-cell>
          <table:table-cell table:style-name="ce23" table:formula="of:=MID([.A17];SEARCH(&quot; &quot;;[.A17])+1;LEN([.A17]))" office:value-type="string" office:string-value="Somers">
            <text:p>Somers</text:p>
          </table:table-cell>
          <table:table-cell table:style-name="ce23" office:value-type="string">
            <text:p>17. Taylor</text:p>
          </table:table-cell>
          <table:table-cell/>
          <table:table-cell table:style-name="ce24" table:formula="of:=LEFT([.D17];SEARCH(&quot; &quot;;[.D17])-1)" office:value-type="string" office:string-value="17.">
            <text:p>1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Kandi Morrell</text:p>
          </table:table-cell>
          <table:table-cell table:style-name="ce24" table:formula="of:=LEFT([.A18];SEARCH(&quot; &quot;;[.A18])-1)" office:value-type="string" office:string-value="Kandi">
            <text:p>Kandi</text:p>
          </table:table-cell>
          <table:table-cell table:style-name="ce23" table:formula="of:=MID([.A18];SEARCH(&quot; &quot;;[.A18])+1;LEN([.A18]))" office:value-type="string" office:string-value="Morrell">
            <text:p>Morrell</text:p>
          </table:table-cell>
          <table:table-cell table:style-name="ce23" office:value-type="string">
            <text:p>18. Moore</text:p>
          </table:table-cell>
          <table:table-cell/>
          <table:table-cell table:style-name="ce24" table:formula="of:=LEFT([.D18];SEARCH(&quot; &quot;;[.D18])-1)" office:value-type="string" office:string-value="18.">
            <text:p>1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Sondra Younger</text:p>
          </table:table-cell>
          <table:table-cell table:style-name="ce24" table:formula="of:=LEFT([.A19];SEARCH(&quot; &quot;;[.A19])-1)" office:value-type="string" office:string-value="Sondra">
            <text:p>Sondra</text:p>
          </table:table-cell>
          <table:table-cell table:style-name="ce23" table:formula="of:=MID([.A19];SEARCH(&quot; &quot;;[.A19])+1;LEN([.A19]))" office:value-type="string" office:string-value="Younger">
            <text:p>Younger</text:p>
          </table:table-cell>
          <table:table-cell table:style-name="ce23" office:value-type="string">
            <text:p>19. Jackson</text:p>
          </table:table-cell>
          <table:table-cell/>
          <table:table-cell table:style-name="ce24" table:formula="of:=LEFT([.D19];SEARCH(&quot; &quot;;[.D19])-1)" office:value-type="string" office:string-value="19.">
            <text:p>1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Robbi Childers</text:p>
          </table:table-cell>
          <table:table-cell table:style-name="ce24" table:formula="of:=LEFT([.A20];SEARCH(&quot; &quot;;[.A20])-1)" office:value-type="string" office:string-value="Robbi">
            <text:p>Robbi</text:p>
          </table:table-cell>
          <table:table-cell table:style-name="ce23" table:formula="of:=MID([.A20];SEARCH(&quot; &quot;;[.A20])+1;LEN([.A20]))" office:value-type="string" office:string-value="Childers">
            <text:p>Childers</text:p>
          </table:table-cell>
          <table:table-cell table:style-name="ce23" office:value-type="string">
            <text:p>20. Martin</text:p>
          </table:table-cell>
          <table:table-cell/>
          <table:table-cell table:style-name="ce24" table:formula="of:=LEFT([.D20];SEARCH(&quot; &quot;;[.D20])-1)" office:value-type="string" office:string-value="20.">
            <text:p>2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Fiona Ellington</text:p>
          </table:table-cell>
          <table:table-cell table:style-name="ce24" table:formula="of:=LEFT([.A21];SEARCH(&quot; &quot;;[.A21])-1)" office:value-type="string" office:string-value="Fiona">
            <text:p>Fiona</text:p>
          </table:table-cell>
          <table:table-cell table:style-name="ce23" table:formula="of:=MID([.A21];SEARCH(&quot; &quot;;[.A21])+1;LEN([.A21]))" office:value-type="string" office:string-value="Ellington">
            <text:p>Ellington</text:p>
          </table:table-cell>
          <table:table-cell table:style-name="ce23" office:value-type="string">
            <text:p>21. Lee</text:p>
          </table:table-cell>
          <table:table-cell/>
          <table:table-cell table:style-name="ce24" table:formula="of:=LEFT([.D21];SEARCH(&quot; &quot;;[.D21])-1)" office:value-type="string" office:string-value="21.">
            <text:p>21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rdis Nagel</text:p>
          </table:table-cell>
          <table:table-cell table:style-name="ce24" table:formula="of:=LEFT([.A22];SEARCH(&quot; &quot;;[.A22])-1)" office:value-type="string" office:string-value="Ardis">
            <text:p>Ardis</text:p>
          </table:table-cell>
          <table:table-cell table:style-name="ce23" table:formula="of:=MID([.A22];SEARCH(&quot; &quot;;[.A22])+1;LEN([.A22]))" office:value-type="string" office:string-value="Nagel">
            <text:p>Nagel</text:p>
          </table:table-cell>
          <table:table-cell table:style-name="ce23" office:value-type="string">
            <text:p>22. Perez</text:p>
          </table:table-cell>
          <table:table-cell/>
          <table:table-cell table:style-name="ce24" table:formula="of:=LEFT([.D22];SEARCH(&quot; &quot;;[.D22])-1)" office:value-type="string" office:string-value="22.">
            <text:p>2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Dona Crowder</text:p>
          </table:table-cell>
          <table:table-cell table:style-name="ce24" table:formula="of:=LEFT([.A23];SEARCH(&quot; &quot;;[.A23])-1)" office:value-type="string" office:string-value="Dona">
            <text:p>Dona</text:p>
          </table:table-cell>
          <table:table-cell table:style-name="ce23" table:formula="of:=MID([.A23];SEARCH(&quot; &quot;;[.A23])+1;LEN([.A23]))" office:value-type="string" office:string-value="Crowder">
            <text:p>Crowder</text:p>
          </table:table-cell>
          <table:table-cell table:style-name="ce23" office:value-type="string">
            <text:p>23. Thompson</text:p>
          </table:table-cell>
          <table:table-cell/>
          <table:table-cell table:style-name="ce24" table:formula="of:=LEFT([.D23];SEARCH(&quot; &quot;;[.D23])-1)" office:value-type="string" office:string-value="23.">
            <text:p>2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ennie Ocampo</text:p>
          </table:table-cell>
          <table:table-cell table:style-name="ce24" table:formula="of:=LEFT([.A24];SEARCH(&quot; &quot;;[.A24])-1)" office:value-type="string" office:string-value="Tennie">
            <text:p>Tennie</text:p>
          </table:table-cell>
          <table:table-cell table:style-name="ce23" table:formula="of:=MID([.A24];SEARCH(&quot; &quot;;[.A24])+1;LEN([.A24]))" office:value-type="string" office:string-value="Ocampo">
            <text:p>Ocampo</text:p>
          </table:table-cell>
          <table:table-cell table:style-name="ce23" office:value-type="string">
            <text:p>24. White</text:p>
          </table:table-cell>
          <table:table-cell/>
          <table:table-cell table:style-name="ce24" table:formula="of:=LEFT([.D24];SEARCH(&quot; &quot;;[.D24])-1)" office:value-type="string" office:string-value="24.">
            <text:p>2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ddie Damico</text:p>
          </table:table-cell>
          <table:table-cell table:style-name="ce24" table:formula="of:=LEFT([.A25];SEARCH(&quot; &quot;;[.A25])-1)" office:value-type="string" office:string-value="Addie">
            <text:p>Addie</text:p>
          </table:table-cell>
          <table:table-cell table:style-name="ce23" table:formula="of:=MID([.A25];SEARCH(&quot; &quot;;[.A25])+1;LEN([.A25]))" office:value-type="string" office:string-value="Damico">
            <text:p>Damico</text:p>
          </table:table-cell>
          <table:table-cell table:style-name="ce23" office:value-type="string">
            <text:p>25. Harris</text:p>
          </table:table-cell>
          <table:table-cell/>
          <table:table-cell table:style-name="ce24" table:formula="of:=LEFT([.D25];SEARCH(&quot; &quot;;[.D25])-1)" office:value-type="string" office:string-value="25.">
            <text:p>2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ajuana Kimbrough</text:p>
          </table:table-cell>
          <table:table-cell table:style-name="ce24" table:formula="of:=LEFT([.A26];SEARCH(&quot; &quot;;[.A26])-1)" office:value-type="string" office:string-value="Lajuana">
            <text:p>Lajuana</text:p>
          </table:table-cell>
          <table:table-cell table:style-name="ce23" table:formula="of:=MID([.A26];SEARCH(&quot; &quot;;[.A26])+1;LEN([.A26]))" office:value-type="string" office:string-value="Kimbrough">
            <text:p>Kimbrough</text:p>
          </table:table-cell>
          <table:table-cell table:style-name="ce23" office:value-type="string">
            <text:p>26. Sanchez</text:p>
          </table:table-cell>
          <table:table-cell/>
          <table:table-cell table:style-name="ce24" table:formula="of:=LEFT([.D26];SEARCH(&quot; &quot;;[.D26])-1)" office:value-type="string" office:string-value="26.">
            <text:p>2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riel Castaneda</text:p>
          </table:table-cell>
          <table:table-cell table:style-name="ce24" table:formula="of:=LEFT([.A27];SEARCH(&quot; &quot;;[.A27])-1)" office:value-type="string" office:string-value="Ariel">
            <text:p>Ariel</text:p>
          </table:table-cell>
          <table:table-cell table:style-name="ce23" table:formula="of:=MID([.A27];SEARCH(&quot; &quot;;[.A27])+1;LEN([.A27]))" office:value-type="string" office:string-value="Castaneda">
            <text:p>Castaneda</text:p>
          </table:table-cell>
          <table:table-cell table:style-name="ce23" office:value-type="string">
            <text:p>27. Clark</text:p>
          </table:table-cell>
          <table:table-cell/>
          <table:table-cell table:style-name="ce24" table:formula="of:=LEFT([.D27];SEARCH(&quot; &quot;;[.D27])-1)" office:value-type="string" office:string-value="27.">
            <text:p>2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yam Combs</text:p>
          </table:table-cell>
          <table:table-cell table:style-name="ce24" table:formula="of:=LEFT([.A28];SEARCH(&quot; &quot;;[.A28])-1)" office:value-type="string" office:string-value="Maryam">
            <text:p>Maryam</text:p>
          </table:table-cell>
          <table:table-cell table:style-name="ce23" table:formula="of:=MID([.A28];SEARCH(&quot; &quot;;[.A28])+1;LEN([.A28]))" office:value-type="string" office:string-value="Combs">
            <text:p>Combs</text:p>
          </table:table-cell>
          <table:table-cell table:style-name="ce23" office:value-type="string">
            <text:p>28. Ramirez</text:p>
          </table:table-cell>
          <table:table-cell/>
          <table:table-cell table:style-name="ce24" table:formula="of:=LEFT([.D28];SEARCH(&quot; &quot;;[.D28])-1)" office:value-type="string" office:string-value="28.">
            <text:p>2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Wan Pineda</text:p>
          </table:table-cell>
          <table:table-cell table:style-name="ce24" table:formula="of:=LEFT([.A29];SEARCH(&quot; &quot;;[.A29])-1)" office:value-type="string" office:string-value="Wan">
            <text:p>Wan</text:p>
          </table:table-cell>
          <table:table-cell table:style-name="ce23" table:formula="of:=MID([.A29];SEARCH(&quot; &quot;;[.A29])+1;LEN([.A29]))" office:value-type="string" office:string-value="Pineda">
            <text:p>Pineda</text:p>
          </table:table-cell>
          <table:table-cell table:style-name="ce23" office:value-type="string">
            <text:p>29. Lewis</text:p>
          </table:table-cell>
          <table:table-cell/>
          <table:table-cell table:style-name="ce24" table:formula="of:=LEFT([.D29];SEARCH(&quot; &quot;;[.D29])-1)" office:value-type="string" office:string-value="29.">
            <text:p>2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Hue Bumgarner</text:p>
          </table:table-cell>
          <table:table-cell table:style-name="ce24" table:formula="of:=LEFT([.A30];SEARCH(&quot; &quot;;[.A30])-1)" office:value-type="string" office:string-value="Hue">
            <text:p>Hue</text:p>
          </table:table-cell>
          <table:table-cell table:style-name="ce23" table:formula="of:=MID([.A30];SEARCH(&quot; &quot;;[.A30])+1;LEN([.A30]))" office:value-type="string" office:string-value="Bumgarner">
            <text:p>Bumgarner</text:p>
          </table:table-cell>
          <table:table-cell table:style-name="ce23" office:value-type="string">
            <text:p>30. Robinson</text:p>
          </table:table-cell>
          <table:table-cell/>
          <table:table-cell table:style-name="ce24" table:formula="of:=LEFT([.D30];SEARCH(&quot; &quot;;[.D30])-1)" office:value-type="string" office:string-value="30.">
            <text:p>3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Roselyn Elizondo</text:p>
          </table:table-cell>
          <table:table-cell table:style-name="ce24" table:formula="of:=LEFT([.A31];SEARCH(&quot; &quot;;[.A31])-1)" office:value-type="string" office:string-value="Roselyn">
            <text:p>Roselyn</text:p>
          </table:table-cell>
          <table:table-cell table:style-name="ce23" table:formula="of:=MID([.A31];SEARCH(&quot; &quot;;[.A31])+1;LEN([.A31]))" office:value-type="string" office:string-value="Elizondo">
            <text:p>Elizondo</text:p>
          </table:table-cell>
          <table:table-cell table:style-name="ce23" office:value-type="string">
            <text:p>31. Walker</text:p>
          </table:table-cell>
          <table:table-cell/>
          <table:table-cell table:style-name="ce24" table:formula="of:=LEFT([.D31];SEARCH(&quot; &quot;;[.D31])-1)" office:value-type="string" office:string-value="31.">
            <text:p>31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Eliza Adler</text:p>
          </table:table-cell>
          <table:table-cell table:style-name="ce24" table:formula="of:=LEFT([.A32];SEARCH(&quot; &quot;;[.A32])-1)" office:value-type="string" office:string-value="Eliza">
            <text:p>Eliza</text:p>
          </table:table-cell>
          <table:table-cell table:style-name="ce23" table:formula="of:=MID([.A32];SEARCH(&quot; &quot;;[.A32])+1;LEN([.A32]))" office:value-type="string" office:string-value="Adler">
            <text:p>Adler</text:p>
          </table:table-cell>
          <table:table-cell table:style-name="ce23" office:value-type="string">
            <text:p>32. Young</text:p>
          </table:table-cell>
          <table:table-cell/>
          <table:table-cell table:style-name="ce24" table:formula="of:=LEFT([.D32];SEARCH(&quot; &quot;;[.D32])-1)" office:value-type="string" office:string-value="32.">
            <text:p>3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quita Barger</text:p>
          </table:table-cell>
          <table:table-cell table:style-name="ce24" table:formula="of:=LEFT([.A33];SEARCH(&quot; &quot;;[.A33])-1)" office:value-type="string" office:string-value="Marquita">
            <text:p>Marquita</text:p>
          </table:table-cell>
          <table:table-cell table:style-name="ce23" table:formula="of:=MID([.A33];SEARCH(&quot; &quot;;[.A33])+1;LEN([.A33]))" office:value-type="string" office:string-value="Barger">
            <text:p>Barger</text:p>
          </table:table-cell>
          <table:table-cell table:style-name="ce23" office:value-type="string">
            <text:p>33. Allen</text:p>
          </table:table-cell>
          <table:table-cell/>
          <table:table-cell table:style-name="ce24" table:formula="of:=LEFT([.D33];SEARCH(&quot; &quot;;[.D33])-1)" office:value-type="string" office:string-value="33.">
            <text:p>3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ia Mejia</text:p>
          </table:table-cell>
          <table:table-cell table:style-name="ce24" table:formula="of:=LEFT([.A34];SEARCH(&quot; &quot;;[.A34])-1)" office:value-type="string" office:string-value="Tia">
            <text:p>Tia</text:p>
          </table:table-cell>
          <table:table-cell table:style-name="ce23" table:formula="of:=MID([.A34];SEARCH(&quot; &quot;;[.A34])+1;LEN([.A34]))" office:value-type="string" office:string-value="Mejia">
            <text:p>Mejia</text:p>
          </table:table-cell>
          <table:table-cell table:style-name="ce23" office:value-type="string">
            <text:p>34. King</text:p>
          </table:table-cell>
          <table:table-cell/>
          <table:table-cell table:style-name="ce24" table:formula="of:=LEFT([.D34];SEARCH(&quot; &quot;;[.D34])-1)" office:value-type="string" office:string-value="34.">
            <text:p>3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Rosario Espinoza</text:p>
          </table:table-cell>
          <table:table-cell table:style-name="ce24" table:formula="of:=LEFT([.A35];SEARCH(&quot; &quot;;[.A35])-1)" office:value-type="string" office:string-value="Rosario">
            <text:p>Rosario</text:p>
          </table:table-cell>
          <table:table-cell table:style-name="ce23" table:formula="of:=MID([.A35];SEARCH(&quot; &quot;;[.A35])+1;LEN([.A35]))" office:value-type="string" office:string-value="Espinoza">
            <text:p>Espinoza</text:p>
          </table:table-cell>
          <table:table-cell table:style-name="ce23" office:value-type="string">
            <text:p>35. Wright</text:p>
          </table:table-cell>
          <table:table-cell/>
          <table:table-cell table:style-name="ce24" table:formula="of:=LEFT([.D35];SEARCH(&quot; &quot;;[.D35])-1)" office:value-type="string" office:string-value="35.">
            <text:p>3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Janelle Canfield</text:p>
          </table:table-cell>
          <table:table-cell table:style-name="ce24" table:formula="of:=LEFT([.A36];SEARCH(&quot; &quot;;[.A36])-1)" office:value-type="string" office:string-value="Janelle">
            <text:p>Janelle</text:p>
          </table:table-cell>
          <table:table-cell table:style-name="ce23" table:formula="of:=MID([.A36];SEARCH(&quot; &quot;;[.A36])+1;LEN([.A36]))" office:value-type="string" office:string-value="Canfield">
            <text:p>Canfield</text:p>
          </table:table-cell>
          <table:table-cell table:style-name="ce23" office:value-type="string">
            <text:p>36. Scott</text:p>
          </table:table-cell>
          <table:table-cell/>
          <table:table-cell table:style-name="ce24" table:formula="of:=LEFT([.D36];SEARCH(&quot; &quot;;[.D36])-1)" office:value-type="string" office:string-value="36.">
            <text:p>3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Karissa Ivey</text:p>
          </table:table-cell>
          <table:table-cell table:style-name="ce24" table:formula="of:=LEFT([.A37];SEARCH(&quot; &quot;;[.A37])-1)" office:value-type="string" office:string-value="Karissa">
            <text:p>Karissa</text:p>
          </table:table-cell>
          <table:table-cell table:style-name="ce23" table:formula="of:=MID([.A37];SEARCH(&quot; &quot;;[.A37])+1;LEN([.A37]))" office:value-type="string" office:string-value="Ivey">
            <text:p>Ivey</text:p>
          </table:table-cell>
          <table:table-cell table:style-name="ce23" office:value-type="string">
            <text:p>37. Torres</text:p>
          </table:table-cell>
          <table:table-cell/>
          <table:table-cell table:style-name="ce24" table:formula="of:=LEFT([.D37];SEARCH(&quot; &quot;;[.D37])-1)" office:value-type="string" office:string-value="37.">
            <text:p>3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ynnette Slaton</text:p>
          </table:table-cell>
          <table:table-cell table:style-name="ce24" table:formula="of:=LEFT([.A38];SEARCH(&quot; &quot;;[.A38])-1)" office:value-type="string" office:string-value="Lynnette">
            <text:p>Lynnette</text:p>
          </table:table-cell>
          <table:table-cell table:style-name="ce23" table:formula="of:=MID([.A38];SEARCH(&quot; &quot;;[.A38])+1;LEN([.A38]))" office:value-type="string" office:string-value="Slaton">
            <text:p>Slaton</text:p>
          </table:table-cell>
          <table:table-cell table:style-name="ce23" office:value-type="string">
            <text:p>38. Nguyen</text:p>
          </table:table-cell>
          <table:table-cell/>
          <table:table-cell table:style-name="ce24" table:formula="of:=LEFT([.D38];SEARCH(&quot; &quot;;[.D38])-1)" office:value-type="string" office:string-value="38.">
            <text:p>3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Felecia Osullivan</text:p>
          </table:table-cell>
          <table:table-cell table:style-name="ce24" table:formula="of:=LEFT([.A39];SEARCH(&quot; &quot;;[.A39])-1)" office:value-type="string" office:string-value="Felecia">
            <text:p>Felecia</text:p>
          </table:table-cell>
          <table:table-cell table:style-name="ce23" table:formula="of:=MID([.A39];SEARCH(&quot; &quot;;[.A39])+1;LEN([.A39]))" office:value-type="string" office:string-value="Osullivan">
            <text:p>Osullivan</text:p>
          </table:table-cell>
          <table:table-cell table:style-name="ce23" office:value-type="string">
            <text:p>39. Hill</text:p>
          </table:table-cell>
          <table:table-cell/>
          <table:table-cell table:style-name="ce24" table:formula="of:=LEFT([.D39];SEARCH(&quot; &quot;;[.D39])-1)" office:value-type="string" office:string-value="39.">
            <text:p>3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ge Marchand</text:p>
          </table:table-cell>
          <table:table-cell table:style-name="ce24" table:formula="of:=LEFT([.A40];SEARCH(&quot; &quot;;[.A40])-1)" office:value-type="string" office:string-value="Marge">
            <text:p>Marge</text:p>
          </table:table-cell>
          <table:table-cell table:style-name="ce23" table:formula="of:=MID([.A40];SEARCH(&quot; &quot;;[.A40])+1;LEN([.A40]))" office:value-type="string" office:string-value="Marchand">
            <text:p>Marchand</text:p>
          </table:table-cell>
          <table:table-cell table:style-name="ce23" office:value-type="string">
            <text:p>40. Flores</text:p>
          </table:table-cell>
          <table:table-cell/>
          <table:table-cell table:style-name="ce24" table:formula="of:=LEFT([.D40];SEARCH(&quot; &quot;;[.D40])-1)" office:value-type="string" office:string-value="40.">
            <text:p>4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dison Batson</text:p>
          </table:table-cell>
          <table:table-cell table:style-name="ce24" table:formula="of:=LEFT([.A41];SEARCH(&quot; &quot;;[.A41])-1)" office:value-type="string" office:string-value="Madison">
            <text:p>Madison</text:p>
          </table:table-cell>
          <table:table-cell table:style-name="ce23" table:formula="of:=MID([.A41];SEARCH(&quot; &quot;;[.A41])+1;LEN([.A41]))" office:value-type="string" office:string-value="Batson">
            <text:p>Batson</text:p>
          </table:table-cell>
          <table:table-cell table:style-name="ce23" office:value-type="string">
            <text:p>41. Green</text:p>
          </table:table-cell>
          <table:table-cell/>
          <table:table-cell table:style-name="ce24" table:formula="of:=LEFT([.D41];SEARCH(&quot; &quot;;[.D41])-1)" office:value-type="string" office:string-value="41.">
            <text:p>41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e Galvan</text:p>
          </table:table-cell>
          <table:table-cell table:style-name="ce24" table:formula="of:=LEFT([.A42];SEARCH(&quot; &quot;;[.A42])-1)" office:value-type="string" office:string-value="Le">
            <text:p>Le</text:p>
          </table:table-cell>
          <table:table-cell table:style-name="ce23" table:formula="of:=MID([.A42];SEARCH(&quot; &quot;;[.A42])+1;LEN([.A42]))" office:value-type="string" office:string-value="Galvan">
            <text:p>Galvan</text:p>
          </table:table-cell>
          <table:table-cell table:style-name="ce23" office:value-type="string">
            <text:p>42. Adams</text:p>
          </table:table-cell>
          <table:table-cell/>
          <table:table-cell table:style-name="ce24" table:formula="of:=LEFT([.D42];SEARCH(&quot; &quot;;[.D42])-1)" office:value-type="string" office:string-value="42.">
            <text:p>4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Dreama Linn</text:p>
          </table:table-cell>
          <table:table-cell table:style-name="ce24" table:formula="of:=LEFT([.A43];SEARCH(&quot; &quot;;[.A43])-1)" office:value-type="string" office:string-value="Dreama">
            <text:p>Dreama</text:p>
          </table:table-cell>
          <table:table-cell table:style-name="ce23" table:formula="of:=MID([.A43];SEARCH(&quot; &quot;;[.A43])+1;LEN([.A43]))" office:value-type="string" office:string-value="Linn">
            <text:p>Linn</text:p>
          </table:table-cell>
          <table:table-cell table:style-name="ce23" office:value-type="string">
            <text:p>43. Nelson</text:p>
          </table:table-cell>
          <table:table-cell/>
          <table:table-cell table:style-name="ce24" table:formula="of:=LEFT([.D43];SEARCH(&quot; &quot;;[.D43])-1)" office:value-type="string" office:string-value="43.">
            <text:p>4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hresa Comer</text:p>
          </table:table-cell>
          <table:table-cell table:style-name="ce24" table:formula="of:=LEFT([.A44];SEARCH(&quot; &quot;;[.A44])-1)" office:value-type="string" office:string-value="Thresa">
            <text:p>Thresa</text:p>
          </table:table-cell>
          <table:table-cell table:style-name="ce23" table:formula="of:=MID([.A44];SEARCH(&quot; &quot;;[.A44])+1;LEN([.A44]))" office:value-type="string" office:string-value="Comer">
            <text:p>Comer</text:p>
          </table:table-cell>
          <table:table-cell table:style-name="ce23" office:value-type="string">
            <text:p>44. Baker</text:p>
          </table:table-cell>
          <table:table-cell/>
          <table:table-cell table:style-name="ce24" table:formula="of:=LEFT([.D44];SEARCH(&quot; &quot;;[.D44])-1)" office:value-type="string" office:string-value="44.">
            <text:p>4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ianne Hwang</text:p>
          </table:table-cell>
          <table:table-cell table:style-name="ce24" table:formula="of:=LEFT([.A45];SEARCH(&quot; &quot;;[.A45])-1)" office:value-type="string" office:string-value="Lianne">
            <text:p>Lianne</text:p>
          </table:table-cell>
          <table:table-cell table:style-name="ce23" table:formula="of:=MID([.A45];SEARCH(&quot; &quot;;[.A45])+1;LEN([.A45]))" office:value-type="string" office:string-value="Hwang">
            <text:p>Hwang</text:p>
          </table:table-cell>
          <table:table-cell table:style-name="ce23" office:value-type="string">
            <text:p>45. Hall</text:p>
          </table:table-cell>
          <table:table-cell/>
          <table:table-cell table:style-name="ce24" table:formula="of:=LEFT([.D45];SEARCH(&quot; &quot;;[.D45])-1)" office:value-type="string" office:string-value="45.">
            <text:p>4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Dinorah Sykes</text:p>
          </table:table-cell>
          <table:table-cell table:style-name="ce24" table:formula="of:=LEFT([.A46];SEARCH(&quot; &quot;;[.A46])-1)" office:value-type="string" office:string-value="Dinorah">
            <text:p>Dinorah</text:p>
          </table:table-cell>
          <table:table-cell table:style-name="ce23" table:formula="of:=MID([.A46];SEARCH(&quot; &quot;;[.A46])+1;LEN([.A46]))" office:value-type="string" office:string-value="Sykes">
            <text:p>Sykes</text:p>
          </table:table-cell>
          <table:table-cell table:style-name="ce23" office:value-type="string">
            <text:p>46. Rivera</text:p>
          </table:table-cell>
          <table:table-cell/>
          <table:table-cell table:style-name="ce24" table:formula="of:=LEFT([.D46];SEARCH(&quot; &quot;;[.D46])-1)" office:value-type="string" office:string-value="46.">
            <text:p>4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iah Thibodeaux</text:p>
          </table:table-cell>
          <table:table-cell table:style-name="ce24" table:formula="of:=LEFT([.A47];SEARCH(&quot; &quot;;[.A47])-1)" office:value-type="string" office:string-value="Mariah">
            <text:p>Mariah</text:p>
          </table:table-cell>
          <table:table-cell table:style-name="ce23" table:formula="of:=MID([.A47];SEARCH(&quot; &quot;;[.A47])+1;LEN([.A47]))" office:value-type="string" office:string-value="Thibodeaux">
            <text:p>Thibodeaux</text:p>
          </table:table-cell>
          <table:table-cell table:style-name="ce23" office:value-type="string">
            <text:p>47. Campbell</text:p>
          </table:table-cell>
          <table:table-cell/>
          <table:table-cell table:style-name="ce24" table:formula="of:=LEFT([.D47];SEARCH(&quot; &quot;;[.D47])-1)" office:value-type="string" office:string-value="47.">
            <text:p>4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eressa Leighton</text:p>
          </table:table-cell>
          <table:table-cell table:style-name="ce24" table:formula="of:=LEFT([.A48];SEARCH(&quot; &quot;;[.A48])-1)" office:value-type="string" office:string-value="Teressa">
            <text:p>Teressa</text:p>
          </table:table-cell>
          <table:table-cell table:style-name="ce23" table:formula="of:=MID([.A48];SEARCH(&quot; &quot;;[.A48])+1;LEN([.A48]))" office:value-type="string" office:string-value="Leighton">
            <text:p>Leighton</text:p>
          </table:table-cell>
          <table:table-cell table:style-name="ce23" office:value-type="string">
            <text:p>48. Mitchell</text:p>
          </table:table-cell>
          <table:table-cell/>
          <table:table-cell table:style-name="ce24" table:formula="of:=LEFT([.D48];SEARCH(&quot; &quot;;[.D48])-1)" office:value-type="string" office:string-value="48.">
            <text:p>4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eoma Fulton</text:p>
          </table:table-cell>
          <table:table-cell table:style-name="ce24" table:formula="of:=LEFT([.A49];SEARCH(&quot; &quot;;[.A49])-1)" office:value-type="string" office:string-value="Leoma">
            <text:p>Leoma</text:p>
          </table:table-cell>
          <table:table-cell table:style-name="ce23" table:formula="of:=MID([.A49];SEARCH(&quot; &quot;;[.A49])+1;LEN([.A49]))" office:value-type="string" office:string-value="Fulton">
            <text:p>Fulton</text:p>
          </table:table-cell>
          <table:table-cell table:style-name="ce23" office:value-type="string">
            <text:p>49. Carter</text:p>
          </table:table-cell>
          <table:table-cell/>
          <table:table-cell table:style-name="ce24" table:formula="of:=LEFT([.D49];SEARCH(&quot; &quot;;[.D49])-1)" office:value-type="string" office:string-value="49.">
            <text:p>4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Yvone Fortune</text:p>
          </table:table-cell>
          <table:table-cell table:style-name="ce24" table:formula="of:=LEFT([.A50];SEARCH(&quot; &quot;;[.A50])-1)" office:value-type="string" office:string-value="Yvone">
            <text:p>Yvone</text:p>
          </table:table-cell>
          <table:table-cell table:style-name="ce23" table:formula="of:=MID([.A50];SEARCH(&quot; &quot;;[.A50])+1;LEN([.A50]))" office:value-type="string" office:string-value="Fortune">
            <text:p>Fortune</text:p>
          </table:table-cell>
          <table:table-cell table:style-name="ce23" office:value-type="string">
            <text:p>50. Roberts</text:p>
          </table:table-cell>
          <table:table-cell/>
          <table:table-cell table:style-name="ce24" table:formula="of:=LEFT([.D50];SEARCH(&quot; &quot;;[.D50])-1)" office:value-type="string" office:string-value="50.">
            <text:p>5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Kathi Grissom</text:p>
          </table:table-cell>
          <table:table-cell table:style-name="ce24" table:formula="of:=LEFT([.A51];SEARCH(&quot; &quot;;[.A51])-1)" office:value-type="string" office:string-value="Kathi">
            <text:p>Kathi</text:p>
          </table:table-cell>
          <table:table-cell table:style-name="ce23" table:formula="of:=MID([.A51];SEARCH(&quot; &quot;;[.A51])+1;LEN([.A51]))" office:value-type="string" office:string-value="Grissom">
            <text:p>Grissom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Brigitte Buss</text:p>
          </table:table-cell>
          <table:table-cell table:style-name="ce24" table:formula="of:=LEFT([.A52];SEARCH(&quot; &quot;;[.A52])-1)" office:value-type="string" office:string-value="Brigitte">
            <text:p>Brigitte</text:p>
          </table:table-cell>
          <table:table-cell table:style-name="ce23" table:formula="of:=MID([.A52];SEARCH(&quot; &quot;;[.A52])+1;LEN([.A52]))" office:value-type="string" office:string-value="Buss">
            <text:p>Bus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Lavon Fairbanks</text:p>
          </table:table-cell>
          <table:table-cell table:style-name="ce24" table:formula="of:=LEFT([.A53];SEARCH(&quot; &quot;;[.A53])-1)" office:value-type="string" office:string-value="Lavon">
            <text:p>Lavon</text:p>
          </table:table-cell>
          <table:table-cell table:style-name="ce23" table:formula="of:=MID([.A53];SEARCH(&quot; &quot;;[.A53])+1;LEN([.A53]))" office:value-type="string" office:string-value="Fairbanks">
            <text:p>Fairbank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Lorilee Gee</text:p>
          </table:table-cell>
          <table:table-cell table:style-name="ce24" table:formula="of:=LEFT([.A54];SEARCH(&quot; &quot;;[.A54])-1)" office:value-type="string" office:string-value="Lorilee">
            <text:p>Lorilee</text:p>
          </table:table-cell>
          <table:table-cell table:style-name="ce23" table:formula="of:=MID([.A54];SEARCH(&quot; &quot;;[.A54])+1;LEN([.A54]))" office:value-type="string" office:string-value="Gee">
            <text:p>Ge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indy Bonds</text:p>
          </table:table-cell>
          <table:table-cell table:style-name="ce24" table:formula="of:=LEFT([.A55];SEARCH(&quot; &quot;;[.A55])-1)" office:value-type="string" office:string-value="Sindy">
            <text:p>Sindy</text:p>
          </table:table-cell>
          <table:table-cell table:style-name="ce23" table:formula="of:=MID([.A55];SEARCH(&quot; &quot;;[.A55])+1;LEN([.A55]))" office:value-type="string" office:string-value="Bonds">
            <text:p>Bond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Eleonore Sloan</text:p>
          </table:table-cell>
          <table:table-cell table:style-name="ce24" table:formula="of:=LEFT([.A56];SEARCH(&quot; &quot;;[.A56])-1)" office:value-type="string" office:string-value="Eleonore">
            <text:p>Eleonore</text:p>
          </table:table-cell>
          <table:table-cell table:style-name="ce23" table:formula="of:=MID([.A56];SEARCH(&quot; &quot;;[.A56])+1;LEN([.A56]))" office:value-type="string" office:string-value="Sloan">
            <text:p>Sloa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Jonell Nevarez</text:p>
          </table:table-cell>
          <table:table-cell table:style-name="ce24" table:formula="of:=LEFT([.A57];SEARCH(&quot; &quot;;[.A57])-1)" office:value-type="string" office:string-value="Jonell">
            <text:p>Jonell</text:p>
          </table:table-cell>
          <table:table-cell table:style-name="ce23" table:formula="of:=MID([.A57];SEARCH(&quot; &quot;;[.A57])+1;LEN([.A57]))" office:value-type="string" office:string-value="Nevarez">
            <text:p>Nevarez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Vonda Gaddy</text:p>
          </table:table-cell>
          <table:table-cell table:style-name="ce24" table:formula="of:=LEFT([.A58];SEARCH(&quot; &quot;;[.A58])-1)" office:value-type="string" office:string-value="Vonda">
            <text:p>Vonda</text:p>
          </table:table-cell>
          <table:table-cell table:style-name="ce23" table:formula="of:=MID([.A58];SEARCH(&quot; &quot;;[.A58])+1;LEN([.A58]))" office:value-type="string" office:string-value="Gaddy">
            <text:p>Gadd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Nyla Doty</text:p>
          </table:table-cell>
          <table:table-cell table:style-name="ce24" table:formula="of:=LEFT([.A59];SEARCH(&quot; &quot;;[.A59])-1)" office:value-type="string" office:string-value="Nyla">
            <text:p>Nyla</text:p>
          </table:table-cell>
          <table:table-cell table:style-name="ce23" table:formula="of:=MID([.A59];SEARCH(&quot; &quot;;[.A59])+1;LEN([.A59]))" office:value-type="string" office:string-value="Doty">
            <text:p>Dot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ameron Vanhoose</text:p>
          </table:table-cell>
          <table:table-cell table:style-name="ce24" table:formula="of:=LEFT([.A60];SEARCH(&quot; &quot;;[.A60])-1)" office:value-type="string" office:string-value="Cameron">
            <text:p>Cameron</text:p>
          </table:table-cell>
          <table:table-cell table:style-name="ce23" table:formula="of:=MID([.A60];SEARCH(&quot; &quot;;[.A60])+1;LEN([.A60]))" office:value-type="string" office:string-value="Vanhoose">
            <text:p>Vanhoos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leta Salas</text:p>
          </table:table-cell>
          <table:table-cell table:style-name="ce24" table:formula="of:=LEFT([.A61];SEARCH(&quot; &quot;;[.A61])-1)" office:value-type="string" office:string-value="Cleta">
            <text:p>Cleta</text:p>
          </table:table-cell>
          <table:table-cell table:style-name="ce23" table:formula="of:=MID([.A61];SEARCH(&quot; &quot;;[.A61])+1;LEN([.A61]))" office:value-type="string" office:string-value="Salas">
            <text:p>Sala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Joaquina Whitmire</text:p>
          </table:table-cell>
          <table:table-cell table:style-name="ce24" table:formula="of:=LEFT([.A62];SEARCH(&quot; &quot;;[.A62])-1)" office:value-type="string" office:string-value="Joaquina">
            <text:p>Joaquina</text:p>
          </table:table-cell>
          <table:table-cell table:style-name="ce23" table:formula="of:=MID([.A62];SEARCH(&quot; &quot;;[.A62])+1;LEN([.A62]))" office:value-type="string" office:string-value="Whitmire">
            <text:p>Whitmir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Ulrike Samson</text:p>
          </table:table-cell>
          <table:table-cell table:style-name="ce24" table:formula="of:=LEFT([.A63];SEARCH(&quot; &quot;;[.A63])-1)" office:value-type="string" office:string-value="Ulrike">
            <text:p>Ulrike</text:p>
          </table:table-cell>
          <table:table-cell table:style-name="ce23" table:formula="of:=MID([.A63];SEARCH(&quot; &quot;;[.A63])+1;LEN([.A63]))" office:value-type="string" office:string-value="Samson">
            <text:p>Sams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Glynis Forman</text:p>
          </table:table-cell>
          <table:table-cell table:style-name="ce24" table:formula="of:=LEFT([.A64];SEARCH(&quot; &quot;;[.A64])-1)" office:value-type="string" office:string-value="Glynis">
            <text:p>Glynis</text:p>
          </table:table-cell>
          <table:table-cell table:style-name="ce23" table:formula="of:=MID([.A64];SEARCH(&quot; &quot;;[.A64])+1;LEN([.A64]))" office:value-type="string" office:string-value="Forman">
            <text:p>Forma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amatha Enos</text:p>
          </table:table-cell>
          <table:table-cell table:style-name="ce24" table:formula="of:=LEFT([.A65];SEARCH(&quot; &quot;;[.A65])-1)" office:value-type="string" office:string-value="Samatha">
            <text:p>Samatha</text:p>
          </table:table-cell>
          <table:table-cell table:style-name="ce23" table:formula="of:=MID([.A65];SEARCH(&quot; &quot;;[.A65])+1;LEN([.A65]))" office:value-type="string" office:string-value="Enos">
            <text:p>Eno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Alesha Towns</text:p>
          </table:table-cell>
          <table:table-cell table:style-name="ce24" table:formula="of:=LEFT([.A66];SEARCH(&quot; &quot;;[.A66])-1)" office:value-type="string" office:string-value="Alesha">
            <text:p>Alesha</text:p>
          </table:table-cell>
          <table:table-cell table:style-name="ce23" table:formula="of:=MID([.A66];SEARCH(&quot; &quot;;[.A66])+1;LEN([.A66]))" office:value-type="string" office:string-value="Towns">
            <text:p>Town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Temika Rigby</text:p>
          </table:table-cell>
          <table:table-cell table:style-name="ce24" table:formula="of:=LEFT([.A67];SEARCH(&quot; &quot;;[.A67])-1)" office:value-type="string" office:string-value="Temika">
            <text:p>Temika</text:p>
          </table:table-cell>
          <table:table-cell table:style-name="ce23" table:formula="of:=MID([.A67];SEARCH(&quot; &quot;;[.A67])+1;LEN([.A67]))" office:value-type="string" office:string-value="Rigby">
            <text:p>Rigb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Fay Dominguez</text:p>
          </table:table-cell>
          <table:table-cell table:style-name="ce24" table:formula="of:=LEFT([.A68];SEARCH(&quot; &quot;;[.A68])-1)" office:value-type="string" office:string-value="Fay">
            <text:p>Fay</text:p>
          </table:table-cell>
          <table:table-cell table:style-name="ce23" table:formula="of:=MID([.A68];SEARCH(&quot; &quot;;[.A68])+1;LEN([.A68]))" office:value-type="string" office:string-value="Dominguez">
            <text:p>Dominguez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herie Boehm</text:p>
          </table:table-cell>
          <table:table-cell table:style-name="ce24" table:formula="of:=LEFT([.A69];SEARCH(&quot; &quot;;[.A69])-1)" office:value-type="string" office:string-value="Cherie">
            <text:p>Cherie</text:p>
          </table:table-cell>
          <table:table-cell table:style-name="ce23" table:formula="of:=MID([.A69];SEARCH(&quot; &quot;;[.A69])+1;LEN([.A69]))" office:value-type="string" office:string-value="Boehm">
            <text:p>Boehm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Ettie Kraus</text:p>
          </table:table-cell>
          <table:table-cell table:style-name="ce24" table:formula="of:=LEFT([.A70];SEARCH(&quot; &quot;;[.A70])-1)" office:value-type="string" office:string-value="Ettie">
            <text:p>Ettie</text:p>
          </table:table-cell>
          <table:table-cell table:style-name="ce23" table:formula="of:=MID([.A70];SEARCH(&quot; &quot;;[.A70])+1;LEN([.A70]))" office:value-type="string" office:string-value="Kraus">
            <text:p>Krau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Elisabeth Boudreaux</text:p>
          </table:table-cell>
          <table:table-cell table:style-name="ce24" table:formula="of:=LEFT([.A71];SEARCH(&quot; &quot;;[.A71])-1)" office:value-type="string" office:string-value="Elisabeth">
            <text:p>Elisabeth</text:p>
          </table:table-cell>
          <table:table-cell table:style-name="ce23" table:formula="of:=MID([.A71];SEARCH(&quot; &quot;;[.A71])+1;LEN([.A71]))" office:value-type="string" office:string-value="Boudreaux">
            <text:p>Boudreaux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Lily Lozano</text:p>
          </table:table-cell>
          <table:table-cell table:style-name="ce24" table:formula="of:=LEFT([.A72];SEARCH(&quot; &quot;;[.A72])-1)" office:value-type="string" office:string-value="Lily">
            <text:p>Lily</text:p>
          </table:table-cell>
          <table:table-cell table:style-name="ce23" table:formula="of:=MID([.A72];SEARCH(&quot; &quot;;[.A72])+1;LEN([.A72]))" office:value-type="string" office:string-value="Lozano">
            <text:p>Lozano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Luvenia Dasilva</text:p>
          </table:table-cell>
          <table:table-cell table:style-name="ce24" table:formula="of:=LEFT([.A73];SEARCH(&quot; &quot;;[.A73])-1)" office:value-type="string" office:string-value="Luvenia">
            <text:p>Luvenia</text:p>
          </table:table-cell>
          <table:table-cell table:style-name="ce23" table:formula="of:=MID([.A73];SEARCH(&quot; &quot;;[.A73])+1;LEN([.A73]))" office:value-type="string" office:string-value="Dasilva">
            <text:p>Dasilva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Obdulia Joe</text:p>
          </table:table-cell>
          <table:table-cell table:style-name="ce24" table:formula="of:=LEFT([.A74];SEARCH(&quot; &quot;;[.A74])-1)" office:value-type="string" office:string-value="Obdulia">
            <text:p>Obdulia</text:p>
          </table:table-cell>
          <table:table-cell table:style-name="ce23" table:formula="of:=MID([.A74];SEARCH(&quot; &quot;;[.A74])+1;LEN([.A74]))" office:value-type="string" office:string-value="Joe">
            <text:p>Jo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eja Cahill</text:p>
          </table:table-cell>
          <table:table-cell table:style-name="ce24" table:formula="of:=LEFT([.A75];SEARCH(&quot; &quot;;[.A75])-1)" office:value-type="string" office:string-value="Deja">
            <text:p>Deja</text:p>
          </table:table-cell>
          <table:table-cell table:style-name="ce23" table:formula="of:=MID([.A75];SEARCH(&quot; &quot;;[.A75])+1;LEN([.A75]))" office:value-type="string" office:string-value="Cahill">
            <text:p>Cahill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odie Ralston</text:p>
          </table:table-cell>
          <table:table-cell table:style-name="ce24" table:formula="of:=LEFT([.A76];SEARCH(&quot; &quot;;[.A76])-1)" office:value-type="string" office:string-value="Dodie">
            <text:p>Dodie</text:p>
          </table:table-cell>
          <table:table-cell table:style-name="ce23" table:formula="of:=MID([.A76];SEARCH(&quot; &quot;;[.A76])+1;LEN([.A76]))" office:value-type="string" office:string-value="Ralston">
            <text:p>Ralst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Yasmine Anglin</text:p>
          </table:table-cell>
          <table:table-cell table:style-name="ce24" table:formula="of:=LEFT([.A77];SEARCH(&quot; &quot;;[.A77])-1)" office:value-type="string" office:string-value="Yasmine">
            <text:p>Yasmine</text:p>
          </table:table-cell>
          <table:table-cell table:style-name="ce23" table:formula="of:=MID([.A77];SEARCH(&quot; &quot;;[.A77])+1;LEN([.A77]))" office:value-type="string" office:string-value="Anglin">
            <text:p>Angli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Margret Stanfield</text:p>
          </table:table-cell>
          <table:table-cell table:style-name="ce24" table:formula="of:=LEFT([.A78];SEARCH(&quot; &quot;;[.A78])-1)" office:value-type="string" office:string-value="Margret">
            <text:p>Margret</text:p>
          </table:table-cell>
          <table:table-cell table:style-name="ce23" table:formula="of:=MID([.A78];SEARCH(&quot; &quot;;[.A78])+1;LEN([.A78]))" office:value-type="string" office:string-value="Stanfield">
            <text:p>Stanfield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Tuyet Battle</text:p>
          </table:table-cell>
          <table:table-cell table:style-name="ce24" table:formula="of:=LEFT([.A79];SEARCH(&quot; &quot;;[.A79])-1)" office:value-type="string" office:string-value="Tuyet">
            <text:p>Tuyet</text:p>
          </table:table-cell>
          <table:table-cell table:style-name="ce23" table:formula="of:=MID([.A79];SEARCH(&quot; &quot;;[.A79])+1;LEN([.A79]))" office:value-type="string" office:string-value="Battle">
            <text:p>Battl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Noriko Buffington</text:p>
          </table:table-cell>
          <table:table-cell table:style-name="ce24" table:formula="of:=LEFT([.A80];SEARCH(&quot; &quot;;[.A80])-1)" office:value-type="string" office:string-value="Noriko">
            <text:p>Noriko</text:p>
          </table:table-cell>
          <table:table-cell table:style-name="ce23" table:formula="of:=MID([.A80];SEARCH(&quot; &quot;;[.A80])+1;LEN([.A80]))" office:value-type="string" office:string-value="Buffington">
            <text:p>Buffingt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akota Mohr</text:p>
          </table:table-cell>
          <table:table-cell table:style-name="ce24" table:formula="of:=LEFT([.A81];SEARCH(&quot; &quot;;[.A81])-1)" office:value-type="string" office:string-value="Dakota">
            <text:p>Dakota</text:p>
          </table:table-cell>
          <table:table-cell table:style-name="ce23" table:formula="of:=MID([.A81];SEARCH(&quot; &quot;;[.A81])+1;LEN([.A81]))" office:value-type="string" office:string-value="Mohr">
            <text:p>Mohr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Patrina Bigelow</text:p>
          </table:table-cell>
          <table:table-cell table:style-name="ce24" table:formula="of:=LEFT([.A82];SEARCH(&quot; &quot;;[.A82])-1)" office:value-type="string" office:string-value="Patrina">
            <text:p>Patrina</text:p>
          </table:table-cell>
          <table:table-cell table:style-name="ce23" table:formula="of:=MID([.A82];SEARCH(&quot; &quot;;[.A82])+1;LEN([.A82]))" office:value-type="string" office:string-value="Bigelow">
            <text:p>Bigelow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ulema Doherty</text:p>
          </table:table-cell>
          <table:table-cell table:style-name="ce24" table:formula="of:=LEFT([.A83];SEARCH(&quot; &quot;;[.A83])-1)" office:value-type="string" office:string-value="Sulema">
            <text:p>Sulema</text:p>
          </table:table-cell>
          <table:table-cell table:style-name="ce23" table:formula="of:=MID([.A83];SEARCH(&quot; &quot;;[.A83])+1;LEN([.A83]))" office:value-type="string" office:string-value="Doherty">
            <text:p>Dohert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usannah Larkin</text:p>
          </table:table-cell>
          <table:table-cell table:style-name="ce24" table:formula="of:=LEFT([.A84];SEARCH(&quot; &quot;;[.A84])-1)" office:value-type="string" office:string-value="Susannah">
            <text:p>Susannah</text:p>
          </table:table-cell>
          <table:table-cell table:style-name="ce23" table:formula="of:=MID([.A84];SEARCH(&quot; &quot;;[.A84])+1;LEN([.A84]))" office:value-type="string" office:string-value="Larkin">
            <text:p>Larki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onald Dorman</text:p>
          </table:table-cell>
          <table:table-cell table:style-name="ce24" table:formula="of:=LEFT([.A85];SEARCH(&quot; &quot;;[.A85])-1)" office:value-type="string" office:string-value="Donald">
            <text:p>Donald</text:p>
          </table:table-cell>
          <table:table-cell table:style-name="ce23" table:formula="of:=MID([.A85];SEARCH(&quot; &quot;;[.A85])+1;LEN([.A85]))" office:value-type="string" office:string-value="Dorman">
            <text:p>Dorma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elsa Withers</text:p>
          </table:table-cell>
          <table:table-cell table:style-name="ce24" table:formula="of:=LEFT([.A86];SEARCH(&quot; &quot;;[.A86])-1)" office:value-type="string" office:string-value="Celsa">
            <text:p>Celsa</text:p>
          </table:table-cell>
          <table:table-cell table:style-name="ce23" table:formula="of:=MID([.A86];SEARCH(&quot; &quot;;[.A86])+1;LEN([.A86]))" office:value-type="string" office:string-value="Withers">
            <text:p>Wither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Karima Stine</text:p>
          </table:table-cell>
          <table:table-cell table:style-name="ce24" table:formula="of:=LEFT([.A87];SEARCH(&quot; &quot;;[.A87])-1)" office:value-type="string" office:string-value="Karima">
            <text:p>Karima</text:p>
          </table:table-cell>
          <table:table-cell table:style-name="ce23" table:formula="of:=MID([.A87];SEARCH(&quot; &quot;;[.A87])+1;LEN([.A87]))" office:value-type="string" office:string-value="Stine">
            <text:p>Stin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Providencia Carrier</text:p>
          </table:table-cell>
          <table:table-cell table:style-name="ce24" table:formula="of:=LEFT([.A88];SEARCH(&quot; &quot;;[.A88])-1)" office:value-type="string" office:string-value="Providencia">
            <text:p>Providencia</text:p>
          </table:table-cell>
          <table:table-cell table:style-name="ce23" table:formula="of:=MID([.A88];SEARCH(&quot; &quot;;[.A88])+1;LEN([.A88]))" office:value-type="string" office:string-value="Carrier">
            <text:p>Carrier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Paz Talley</text:p>
          </table:table-cell>
          <table:table-cell table:style-name="ce24" table:formula="of:=LEFT([.A89];SEARCH(&quot; &quot;;[.A89])-1)" office:value-type="string" office:string-value="Paz">
            <text:p>Paz</text:p>
          </table:table-cell>
          <table:table-cell table:style-name="ce23" table:formula="of:=MID([.A89];SEARCH(&quot; &quot;;[.A89])+1;LEN([.A89]))" office:value-type="string" office:string-value="Talley">
            <text:p>Talle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hastity Grimes</text:p>
          </table:table-cell>
          <table:table-cell table:style-name="ce24" table:formula="of:=LEFT([.A90];SEARCH(&quot; &quot;;[.A90])-1)" office:value-type="string" office:string-value="Chastity">
            <text:p>Chastity</text:p>
          </table:table-cell>
          <table:table-cell table:style-name="ce23" table:formula="of:=MID([.A90];SEARCH(&quot; &quot;;[.A90])+1;LEN([.A90]))" office:value-type="string" office:string-value="Grimes">
            <text:p>Grime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Parthenia Coburn</text:p>
          </table:table-cell>
          <table:table-cell table:style-name="ce24" table:formula="of:=LEFT([.A91];SEARCH(&quot; &quot;;[.A91])-1)" office:value-type="string" office:string-value="Parthenia">
            <text:p>Parthenia</text:p>
          </table:table-cell>
          <table:table-cell table:style-name="ce23" table:formula="of:=MID([.A91];SEARCH(&quot; &quot;;[.A91])+1;LEN([.A91]))" office:value-type="string" office:string-value="Coburn">
            <text:p>Cobur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Annalisa Roldan</text:p>
          </table:table-cell>
          <table:table-cell table:style-name="ce24" table:formula="of:=LEFT([.A92];SEARCH(&quot; &quot;;[.A92])-1)" office:value-type="string" office:string-value="Annalisa">
            <text:p>Annalisa</text:p>
          </table:table-cell>
          <table:table-cell table:style-name="ce23" table:formula="of:=MID([.A92];SEARCH(&quot; &quot;;[.A92])+1;LEN([.A92]))" office:value-type="string" office:string-value="Roldan">
            <text:p>Rolda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Avril Huntington</text:p>
          </table:table-cell>
          <table:table-cell table:style-name="ce24" table:formula="of:=LEFT([.A93];SEARCH(&quot; &quot;;[.A93])-1)" office:value-type="string" office:string-value="Avril">
            <text:p>Avril</text:p>
          </table:table-cell>
          <table:table-cell table:style-name="ce23" table:formula="of:=MID([.A93];SEARCH(&quot; &quot;;[.A93])+1;LEN([.A93]))" office:value-type="string" office:string-value="Huntington">
            <text:p>Huntingt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aitlin Ahrens</text:p>
          </table:table-cell>
          <table:table-cell table:style-name="ce24" table:formula="of:=LEFT([.A94];SEARCH(&quot; &quot;;[.A94])-1)" office:value-type="string" office:string-value="Caitlin">
            <text:p>Caitlin</text:p>
          </table:table-cell>
          <table:table-cell table:style-name="ce23" table:formula="of:=MID([.A94];SEARCH(&quot; &quot;;[.A94])+1;LEN([.A94]))" office:value-type="string" office:string-value="Ahrens">
            <text:p>Ahren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arlotta Milton</text:p>
          </table:table-cell>
          <table:table-cell table:style-name="ce24" table:formula="of:=LEFT([.A95];SEARCH(&quot; &quot;;[.A95])-1)" office:value-type="string" office:string-value="Carlotta">
            <text:p>Carlotta</text:p>
          </table:table-cell>
          <table:table-cell table:style-name="ce23" table:formula="of:=MID([.A95];SEARCH(&quot; &quot;;[.A95])+1;LEN([.A95]))" office:value-type="string" office:string-value="Milton">
            <text:p>Milt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Flo Hanes</text:p>
          </table:table-cell>
          <table:table-cell table:style-name="ce24" table:formula="of:=LEFT([.A96];SEARCH(&quot; &quot;;[.A96])-1)" office:value-type="string" office:string-value="Flo">
            <text:p>Flo</text:p>
          </table:table-cell>
          <table:table-cell table:style-name="ce23" table:formula="of:=MID([.A96];SEARCH(&quot; &quot;;[.A96])+1;LEN([.A96]))" office:value-type="string" office:string-value="Hanes">
            <text:p>Hane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orie Eldridge</text:p>
          </table:table-cell>
          <table:table-cell table:style-name="ce24" table:formula="of:=LEFT([.A97];SEARCH(&quot; &quot;;[.A97])-1)" office:value-type="string" office:string-value="Dorie">
            <text:p>Dorie</text:p>
          </table:table-cell>
          <table:table-cell table:style-name="ce23" table:formula="of:=MID([.A97];SEARCH(&quot; &quot;;[.A97])+1;LEN([.A97]))" office:value-type="string" office:string-value="Eldridge">
            <text:p>Eldridg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Kenya Harding</text:p>
          </table:table-cell>
          <table:table-cell table:style-name="ce24" table:formula="of:=LEFT([.A98];SEARCH(&quot; &quot;;[.A98])-1)" office:value-type="string" office:string-value="Kenya">
            <text:p>Kenya</text:p>
          </table:table-cell>
          <table:table-cell table:style-name="ce23" table:formula="of:=MID([.A98];SEARCH(&quot; &quot;;[.A98])+1;LEN([.A98]))" office:value-type="string" office:string-value="Harding">
            <text:p>Harding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Maribeth Anders</text:p>
          </table:table-cell>
          <table:table-cell table:style-name="ce24" table:formula="of:=LEFT([.A99];SEARCH(&quot; &quot;;[.A99])-1)" office:value-type="string" office:string-value="Maribeth">
            <text:p>Maribeth</text:p>
          </table:table-cell>
          <table:table-cell table:style-name="ce23" table:formula="of:=MID([.A99];SEARCH(&quot; &quot;;[.A99])+1;LEN([.A99]))" office:value-type="string" office:string-value="Anders">
            <text:p>Ander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Vivien Qualls</text:p>
          </table:table-cell>
          <table:table-cell table:style-name="ce24" table:formula="of:=LEFT([.A100];SEARCH(&quot; &quot;;[.A100])-1)" office:value-type="string" office:string-value="Vivien">
            <text:p>Vivien</text:p>
          </table:table-cell>
          <table:table-cell table:style-name="ce23" table:formula="of:=MID([.A100];SEARCH(&quot; &quot;;[.A100])+1;LEN([.A100]))" office:value-type="string" office:string-value="Qualls">
            <text:p>Quall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Joanie Beam</text:p>
          </table:table-cell>
          <table:table-cell table:style-name="ce24" table:formula="of:=LEFT([.A101];SEARCH(&quot; &quot;;[.A101])-1)" office:value-type="string" office:string-value="Joanie">
            <text:p>Joanie</text:p>
          </table:table-cell>
          <table:table-cell table:style-name="ce23" table:formula="of:=MID([.A101];SEARCH(&quot; &quot;;[.A101])+1;LEN([.A101]))" office:value-type="string" office:string-value="Beam">
            <text:p>Beam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ade Lo</text:p>
          </table:table-cell>
          <table:table-cell table:style-name="ce24" table:formula="of:=LEFT([.A102];SEARCH(&quot; &quot;;[.A102])-1)" office:value-type="string" office:string-value="Sade">
            <text:p>Sade</text:p>
          </table:table-cell>
          <table:table-cell table:style-name="ce23" table:formula="of:=MID([.A102];SEARCH(&quot; &quot;;[.A102])+1;LEN([.A102]))" office:value-type="string" office:string-value="Lo">
            <text:p>L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n Weller</text:p>
          </table:table-cell>
          <table:table-cell table:style-name="ce24" table:formula="of:=LEFT([.A103];SEARCH(&quot; &quot;;[.A103])-1)" office:value-type="string" office:string-value="Sun">
            <text:p>Sun</text:p>
          </table:table-cell>
          <table:table-cell table:style-name="ce23" table:formula="of:=MID([.A103];SEARCH(&quot; &quot;;[.A103])+1;LEN([.A103]))" office:value-type="string" office:string-value="Weller">
            <text:p>Wel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bertine York</text:p>
          </table:table-cell>
          <table:table-cell table:style-name="ce24" table:formula="of:=LEFT([.A104];SEARCH(&quot; &quot;;[.A104])-1)" office:value-type="string" office:string-value="Albertine">
            <text:p>Albertine</text:p>
          </table:table-cell>
          <table:table-cell table:style-name="ce23" table:formula="of:=MID([.A104];SEARCH(&quot; &quot;;[.A104])+1;LEN([.A104]))" office:value-type="string" office:string-value="York">
            <text:p>Yor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taci Mcmurray</text:p>
          </table:table-cell>
          <table:table-cell table:style-name="ce24" table:formula="of:=LEFT([.A105];SEARCH(&quot; &quot;;[.A105])-1)" office:value-type="string" office:string-value="Staci">
            <text:p>Staci</text:p>
          </table:table-cell>
          <table:table-cell table:style-name="ce23" table:formula="of:=MID([.A105];SEARCH(&quot; &quot;;[.A105])+1;LEN([.A105]))" office:value-type="string" office:string-value="Mcmurray">
            <text:p>Mcmurra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eva Charles</text:p>
          </table:table-cell>
          <table:table-cell table:style-name="ce24" table:formula="of:=LEFT([.A106];SEARCH(&quot; &quot;;[.A106])-1)" office:value-type="string" office:string-value="Jeneva">
            <text:p>Jeneva</text:p>
          </table:table-cell>
          <table:table-cell table:style-name="ce23" table:formula="of:=MID([.A106];SEARCH(&quot; &quot;;[.A106])+1;LEN([.A106]))" office:value-type="string" office:string-value="Charles">
            <text:p>Char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ylie Wiseman</text:p>
          </table:table-cell>
          <table:table-cell table:style-name="ce24" table:formula="of:=LEFT([.A107];SEARCH(&quot; &quot;;[.A107])-1)" office:value-type="string" office:string-value="Kylie">
            <text:p>Kylie</text:p>
          </table:table-cell>
          <table:table-cell table:style-name="ce23" table:formula="of:=MID([.A107];SEARCH(&quot; &quot;;[.A107])+1;LEN([.A107]))" office:value-type="string" office:string-value="Wiseman">
            <text:p>Wise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ira Hutcheson</text:p>
          </table:table-cell>
          <table:table-cell table:style-name="ce24" table:formula="of:=LEFT([.A108];SEARCH(&quot; &quot;;[.A108])-1)" office:value-type="string" office:string-value="Maira">
            <text:p>Maira</text:p>
          </table:table-cell>
          <table:table-cell table:style-name="ce23" table:formula="of:=MID([.A108];SEARCH(&quot; &quot;;[.A108])+1;LEN([.A108]))" office:value-type="string" office:string-value="Hutcheson">
            <text:p>Hutche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guyet Ouellette</text:p>
          </table:table-cell>
          <table:table-cell table:style-name="ce24" table:formula="of:=LEFT([.A109];SEARCH(&quot; &quot;;[.A109])-1)" office:value-type="string" office:string-value="Nguyet">
            <text:p>Nguyet</text:p>
          </table:table-cell>
          <table:table-cell table:style-name="ce23" table:formula="of:=MID([.A109];SEARCH(&quot; &quot;;[.A109])+1;LEN([.A109]))" office:value-type="string" office:string-value="Ouellette">
            <text:p>Ouellet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galy Marin</text:p>
          </table:table-cell>
          <table:table-cell table:style-name="ce24" table:formula="of:=LEFT([.A110];SEARCH(&quot; &quot;;[.A110])-1)" office:value-type="string" office:string-value="Magaly">
            <text:p>Magaly</text:p>
          </table:table-cell>
          <table:table-cell table:style-name="ce23" table:formula="of:=MID([.A110];SEARCH(&quot; &quot;;[.A110])+1;LEN([.A110]))" office:value-type="string" office:string-value="Marin">
            <text:p>Mar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roll Gaines</text:p>
          </table:table-cell>
          <table:table-cell table:style-name="ce24" table:formula="of:=LEFT([.A111];SEARCH(&quot; &quot;;[.A111])-1)" office:value-type="string" office:string-value="Carroll">
            <text:p>Carroll</text:p>
          </table:table-cell>
          <table:table-cell table:style-name="ce23" table:formula="of:=MID([.A111];SEARCH(&quot; &quot;;[.A111])+1;LEN([.A111]))" office:value-type="string" office:string-value="Gaines">
            <text:p>Gai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venia Yost</text:p>
          </table:table-cell>
          <table:table-cell table:style-name="ce24" table:formula="of:=LEFT([.A112];SEARCH(&quot; &quot;;[.A112])-1)" office:value-type="string" office:string-value="Lavenia">
            <text:p>Lavenia</text:p>
          </table:table-cell>
          <table:table-cell table:style-name="ce23" table:formula="of:=MID([.A112];SEARCH(&quot; &quot;;[.A112])+1;LEN([.A112]))" office:value-type="string" office:string-value="Yost">
            <text:p>Yos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ila Mcnair</text:p>
          </table:table-cell>
          <table:table-cell table:style-name="ce24" table:formula="of:=LEFT([.A113];SEARCH(&quot; &quot;;[.A113])-1)" office:value-type="string" office:string-value="Shila">
            <text:p>Shila</text:p>
          </table:table-cell>
          <table:table-cell table:style-name="ce23" table:formula="of:=MID([.A113];SEARCH(&quot; &quot;;[.A113])+1;LEN([.A113]))" office:value-type="string" office:string-value="Mcnair">
            <text:p>Mcnai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urette Nickerson</text:p>
          </table:table-cell>
          <table:table-cell table:style-name="ce24" table:formula="of:=LEFT([.A114];SEARCH(&quot; &quot;;[.A114])-1)" office:value-type="string" office:string-value="Laurette">
            <text:p>Laurette</text:p>
          </table:table-cell>
          <table:table-cell table:style-name="ce23" table:formula="of:=MID([.A114];SEARCH(&quot; &quot;;[.A114])+1;LEN([.A114]))" office:value-type="string" office:string-value="Nickerson">
            <text:p>Nick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vie Masterson</text:p>
          </table:table-cell>
          <table:table-cell table:style-name="ce24" table:formula="of:=LEFT([.A115];SEARCH(&quot; &quot;;[.A115])-1)" office:value-type="string" office:string-value="Dovie">
            <text:p>Dovie</text:p>
          </table:table-cell>
          <table:table-cell table:style-name="ce23" table:formula="of:=MID([.A115];SEARCH(&quot; &quot;;[.A115])+1;LEN([.A115]))" office:value-type="string" office:string-value="Masterson">
            <text:p>Mas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ysha Overby</text:p>
          </table:table-cell>
          <table:table-cell table:style-name="ce24" table:formula="of:=LEFT([.A116];SEARCH(&quot; &quot;;[.A116])-1)" office:value-type="string" office:string-value="Alysha">
            <text:p>Alysha</text:p>
          </table:table-cell>
          <table:table-cell table:style-name="ce23" table:formula="of:=MID([.A116];SEARCH(&quot; &quot;;[.A116])+1;LEN([.A116]))" office:value-type="string" office:string-value="Overby">
            <text:p>Overb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earldine Baxley</text:p>
          </table:table-cell>
          <table:table-cell table:style-name="ce24" table:formula="of:=LEFT([.A117];SEARCH(&quot; &quot;;[.A117])-1)" office:value-type="string" office:string-value="Gearldine">
            <text:p>Gearldine</text:p>
          </table:table-cell>
          <table:table-cell table:style-name="ce23" table:formula="of:=MID([.A117];SEARCH(&quot; &quot;;[.A117])+1;LEN([.A117]))" office:value-type="string" office:string-value="Baxley">
            <text:p>Bax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rminia Hogue</text:p>
          </table:table-cell>
          <table:table-cell table:style-name="ce24" table:formula="of:=LEFT([.A118];SEARCH(&quot; &quot;;[.A118])-1)" office:value-type="string" office:string-value="Herminia">
            <text:p>Herminia</text:p>
          </table:table-cell>
          <table:table-cell table:style-name="ce23" table:formula="of:=MID([.A118];SEARCH(&quot; &quot;;[.A118])+1;LEN([.A118]))" office:value-type="string" office:string-value="Hogue">
            <text:p>Hogu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oriah Jefferies</text:p>
          </table:table-cell>
          <table:table-cell table:style-name="ce24" table:formula="of:=LEFT([.A119];SEARCH(&quot; &quot;;[.A119])-1)" office:value-type="string" office:string-value="Moriah">
            <text:p>Moriah</text:p>
          </table:table-cell>
          <table:table-cell table:style-name="ce23" table:formula="of:=MID([.A119];SEARCH(&quot; &quot;;[.A119])+1;LEN([.A119]))" office:value-type="string" office:string-value="Jefferies">
            <text:p>Jefferi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rneice Maples</text:p>
          </table:table-cell>
          <table:table-cell table:style-name="ce24" table:formula="of:=LEFT([.A120];SEARCH(&quot; &quot;;[.A120])-1)" office:value-type="string" office:string-value="Berneice">
            <text:p>Berneice</text:p>
          </table:table-cell>
          <table:table-cell table:style-name="ce23" table:formula="of:=MID([.A120];SEARCH(&quot; &quot;;[.A120])+1;LEN([.A120]))" office:value-type="string" office:string-value="Maples">
            <text:p>Map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la Rauch</text:p>
          </table:table-cell>
          <table:table-cell table:style-name="ce24" table:formula="of:=LEFT([.A121];SEARCH(&quot; &quot;;[.A121])-1)" office:value-type="string" office:string-value="Alla">
            <text:p>Alla</text:p>
          </table:table-cell>
          <table:table-cell table:style-name="ce23" table:formula="of:=MID([.A121];SEARCH(&quot; &quot;;[.A121])+1;LEN([.A121]))" office:value-type="string" office:string-value="Rauch">
            <text:p>Rauc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ris Kruse</text:p>
          </table:table-cell>
          <table:table-cell table:style-name="ce24" table:formula="of:=LEFT([.A122];SEARCH(&quot; &quot;;[.A122])-1)" office:value-type="string" office:string-value="Cris">
            <text:p>Cris</text:p>
          </table:table-cell>
          <table:table-cell table:style-name="ce23" table:formula="of:=MID([.A122];SEARCH(&quot; &quot;;[.A122])+1;LEN([.A122]))" office:value-type="string" office:string-value="Kruse">
            <text:p>Krus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astasia Mireles</text:p>
          </table:table-cell>
          <table:table-cell table:style-name="ce24" table:formula="of:=LEFT([.A123];SEARCH(&quot; &quot;;[.A123])-1)" office:value-type="string" office:string-value="Anastasia">
            <text:p>Anastasia</text:p>
          </table:table-cell>
          <table:table-cell table:style-name="ce23" table:formula="of:=MID([.A123];SEARCH(&quot; &quot;;[.A123])+1;LEN([.A123]))" office:value-type="string" office:string-value="Mireles">
            <text:p>Mire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vie Gold</text:p>
          </table:table-cell>
          <table:table-cell table:style-name="ce24" table:formula="of:=LEFT([.A124];SEARCH(&quot; &quot;;[.A124])-1)" office:value-type="string" office:string-value="Evie">
            <text:p>Evie</text:p>
          </table:table-cell>
          <table:table-cell table:style-name="ce23" table:formula="of:=MID([.A124];SEARCH(&quot; &quot;;[.A124])+1;LEN([.A124]))" office:value-type="string" office:string-value="Gold">
            <text:p>Gol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andrea Mchugh</text:p>
          </table:table-cell>
          <table:table-cell table:style-name="ce24" table:formula="of:=LEFT([.A125];SEARCH(&quot; &quot;;[.A125])-1)" office:value-type="string" office:string-value="Deandrea">
            <text:p>Deandrea</text:p>
          </table:table-cell>
          <table:table-cell table:style-name="ce23" table:formula="of:=MID([.A125];SEARCH(&quot; &quot;;[.A125])+1;LEN([.A125]))" office:value-type="string" office:string-value="Mchugh">
            <text:p>Mchug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susa Ng</text:p>
          </table:table-cell>
          <table:table-cell table:style-name="ce24" table:formula="of:=LEFT([.A126];SEARCH(&quot; &quot;;[.A126])-1)" office:value-type="string" office:string-value="Jesusa">
            <text:p>Jesusa</text:p>
          </table:table-cell>
          <table:table-cell table:style-name="ce23" table:formula="of:=MID([.A126];SEARCH(&quot; &quot;;[.A126])+1;LEN([.A126]))" office:value-type="string" office:string-value="Ng">
            <text:p>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clyn Loy</text:p>
          </table:table-cell>
          <table:table-cell table:style-name="ce24" table:formula="of:=LEFT([.A127];SEARCH(&quot; &quot;;[.A127])-1)" office:value-type="string" office:string-value="Jaclyn">
            <text:p>Jaclyn</text:p>
          </table:table-cell>
          <table:table-cell table:style-name="ce23" table:formula="of:=MID([.A127];SEARCH(&quot; &quot;;[.A127])+1;LEN([.A127]))" office:value-type="string" office:string-value="Loy">
            <text:p>Lo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ki Ketchum</text:p>
          </table:table-cell>
          <table:table-cell table:style-name="ce24" table:formula="of:=LEFT([.A128];SEARCH(&quot; &quot;;[.A128])-1)" office:value-type="string" office:string-value="Miki">
            <text:p>Miki</text:p>
          </table:table-cell>
          <table:table-cell table:style-name="ce23" table:formula="of:=MID([.A128];SEARCH(&quot; &quot;;[.A128])+1;LEN([.A128]))" office:value-type="string" office:string-value="Ketchum">
            <text:p>Ketchum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kia Barger</text:p>
          </table:table-cell>
          <table:table-cell table:style-name="ce24" table:formula="of:=LEFT([.A129];SEARCH(&quot; &quot;;[.A129])-1)" office:value-type="string" office:string-value="Nikia">
            <text:p>Nikia</text:p>
          </table:table-cell>
          <table:table-cell table:style-name="ce23" table:formula="of:=MID([.A129];SEARCH(&quot; &quot;;[.A129])+1;LEN([.A129]))" office:value-type="string" office:string-value="Barger">
            <text:p>Barg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thleen Sledge</text:p>
          </table:table-cell>
          <table:table-cell table:style-name="ce24" table:formula="of:=LEFT([.A130];SEARCH(&quot; &quot;;[.A130])-1)" office:value-type="string" office:string-value="Cathleen">
            <text:p>Cathleen</text:p>
          </table:table-cell>
          <table:table-cell table:style-name="ce23" table:formula="of:=MID([.A130];SEARCH(&quot; &quot;;[.A130])+1;LEN([.A130]))" office:value-type="string" office:string-value="Sledge">
            <text:p>Sledg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llisa Borden</text:p>
          </table:table-cell>
          <table:table-cell table:style-name="ce24" table:formula="of:=LEFT([.A131];SEARCH(&quot; &quot;;[.A131])-1)" office:value-type="string" office:string-value="Mellisa">
            <text:p>Mellisa</text:p>
          </table:table-cell>
          <table:table-cell table:style-name="ce23" table:formula="of:=MID([.A131];SEARCH(&quot; &quot;;[.A131])+1;LEN([.A131]))" office:value-type="string" office:string-value="Borden">
            <text:p>Bord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ena Gilman</text:p>
          </table:table-cell>
          <table:table-cell table:style-name="ce24" table:formula="of:=LEFT([.A132];SEARCH(&quot; &quot;;[.A132])-1)" office:value-type="string" office:string-value="Nena">
            <text:p>Nena</text:p>
          </table:table-cell>
          <table:table-cell table:style-name="ce23" table:formula="of:=MID([.A132];SEARCH(&quot; &quot;;[.A132])+1;LEN([.A132]))" office:value-type="string" office:string-value="Gilman">
            <text:p>Gil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Oralia Archie</text:p>
          </table:table-cell>
          <table:table-cell table:style-name="ce24" table:formula="of:=LEFT([.A133];SEARCH(&quot; &quot;;[.A133])-1)" office:value-type="string" office:string-value="Oralia">
            <text:p>Oralia</text:p>
          </table:table-cell>
          <table:table-cell table:style-name="ce23" table:formula="of:=MID([.A133];SEARCH(&quot; &quot;;[.A133])+1;LEN([.A133]))" office:value-type="string" office:string-value="Archie">
            <text:p>Archi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sandra Vallejo</text:p>
          </table:table-cell>
          <table:table-cell table:style-name="ce24" table:formula="of:=LEFT([.A134];SEARCH(&quot; &quot;;[.A134])-1)" office:value-type="string" office:string-value="Lisandra">
            <text:p>Lisandra</text:p>
          </table:table-cell>
          <table:table-cell table:style-name="ce23" table:formula="of:=MID([.A134];SEARCH(&quot; &quot;;[.A134])+1;LEN([.A134]))" office:value-type="string" office:string-value="Vallejo">
            <text:p>Vallej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eonie Trujillo</text:p>
          </table:table-cell>
          <table:table-cell table:style-name="ce24" table:formula="of:=LEFT([.A135];SEARCH(&quot; &quot;;[.A135])-1)" office:value-type="string" office:string-value="Leonie">
            <text:p>Leonie</text:p>
          </table:table-cell>
          <table:table-cell table:style-name="ce23" table:formula="of:=MID([.A135];SEARCH(&quot; &quot;;[.A135])+1;LEN([.A135]))" office:value-type="string" office:string-value="Trujillo">
            <text:p>Trujill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gnon Naquin</text:p>
          </table:table-cell>
          <table:table-cell table:style-name="ce24" table:formula="of:=LEFT([.A136];SEARCH(&quot; &quot;;[.A136])-1)" office:value-type="string" office:string-value="Mignon">
            <text:p>Mignon</text:p>
          </table:table-cell>
          <table:table-cell table:style-name="ce23" table:formula="of:=MID([.A136];SEARCH(&quot; &quot;;[.A136])+1;LEN([.A136]))" office:value-type="string" office:string-value="Naquin">
            <text:p>Naqu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erri Collado</text:p>
          </table:table-cell>
          <table:table-cell table:style-name="ce24" table:formula="of:=LEFT([.A137];SEARCH(&quot; &quot;;[.A137])-1)" office:value-type="string" office:string-value="Gerri">
            <text:p>Gerri</text:p>
          </table:table-cell>
          <table:table-cell table:style-name="ce23" table:formula="of:=MID([.A137];SEARCH(&quot; &quot;;[.A137])+1;LEN([.A137]))" office:value-type="string" office:string-value="Collado">
            <text:p>Collad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i Dove</text:p>
          </table:table-cell>
          <table:table-cell table:style-name="ce24" table:formula="of:=LEFT([.A138];SEARCH(&quot; &quot;;[.A138])-1)" office:value-type="string" office:string-value="Dori">
            <text:p>Dori</text:p>
          </table:table-cell>
          <table:table-cell table:style-name="ce23" table:formula="of:=MID([.A138];SEARCH(&quot; &quot;;[.A138])+1;LEN([.A138]))" office:value-type="string" office:string-value="Dove">
            <text:p>Dov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na Spence</text:p>
          </table:table-cell>
          <table:table-cell table:style-name="ce24" table:formula="of:=LEFT([.A139];SEARCH(&quot; &quot;;[.A139])-1)" office:value-type="string" office:string-value="Marina">
            <text:p>Marina</text:p>
          </table:table-cell>
          <table:table-cell table:style-name="ce23" table:formula="of:=MID([.A139];SEARCH(&quot; &quot;;[.A139])+1;LEN([.A139]))" office:value-type="string" office:string-value="Spence">
            <text:p>Spenc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usty Kruger</text:p>
          </table:table-cell>
          <table:table-cell table:style-name="ce24" table:formula="of:=LEFT([.A140];SEARCH(&quot; &quot;;[.A140])-1)" office:value-type="string" office:string-value="Dusty">
            <text:p>Dusty</text:p>
          </table:table-cell>
          <table:table-cell table:style-name="ce23" table:formula="of:=MID([.A140];SEARCH(&quot; &quot;;[.A140])+1;LEN([.A140]))" office:value-type="string" office:string-value="Kruger">
            <text:p>Krug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ol Ritter</text:p>
          </table:table-cell>
          <table:table-cell table:style-name="ce24" table:formula="of:=LEFT([.A141];SEARCH(&quot; &quot;;[.A141])-1)" office:value-type="string" office:string-value="Sol">
            <text:p>Sol</text:p>
          </table:table-cell>
          <table:table-cell table:style-name="ce23" table:formula="of:=MID([.A141];SEARCH(&quot; &quot;;[.A141])+1;LEN([.A141]))" office:value-type="string" office:string-value="Ritter">
            <text:p>Rit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u Kidwell</text:p>
          </table:table-cell>
          <table:table-cell table:style-name="ce24" table:formula="of:=LEFT([.A142];SEARCH(&quot; &quot;;[.A142])-1)" office:value-type="string" office:string-value="Lu">
            <text:p>Lu</text:p>
          </table:table-cell>
          <table:table-cell table:style-name="ce23" table:formula="of:=MID([.A142];SEARCH(&quot; &quot;;[.A142])+1;LEN([.A142]))" office:value-type="string" office:string-value="Kidwell">
            <text:p>Kid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talina Batten</text:p>
          </table:table-cell>
          <table:table-cell table:style-name="ce24" table:formula="of:=LEFT([.A143];SEARCH(&quot; &quot;;[.A143])-1)" office:value-type="string" office:string-value="Catalina">
            <text:p>Catalina</text:p>
          </table:table-cell>
          <table:table-cell table:style-name="ce23" table:formula="of:=MID([.A143];SEARCH(&quot; &quot;;[.A143])+1;LEN([.A143]))" office:value-type="string" office:string-value="Batten">
            <text:p>Batt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larinda Rudd</text:p>
          </table:table-cell>
          <table:table-cell table:style-name="ce24" table:formula="of:=LEFT([.A144];SEARCH(&quot; &quot;;[.A144])-1)" office:value-type="string" office:string-value="Clarinda">
            <text:p>Clarinda</text:p>
          </table:table-cell>
          <table:table-cell table:style-name="ce23" table:formula="of:=MID([.A144];SEARCH(&quot; &quot;;[.A144])+1;LEN([.A144]))" office:value-type="string" office:string-value="Rudd">
            <text:p>Rud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nni Binkley</text:p>
          </table:table-cell>
          <table:table-cell table:style-name="ce24" table:formula="of:=LEFT([.A145];SEARCH(&quot; &quot;;[.A145])-1)" office:value-type="string" office:string-value="Sunni">
            <text:p>Sunni</text:p>
          </table:table-cell>
          <table:table-cell table:style-name="ce23" table:formula="of:=MID([.A145];SEARCH(&quot; &quot;;[.A145])+1;LEN([.A145]))" office:value-type="string" office:string-value="Binkley">
            <text:p>Bink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netta Corbitt</text:p>
          </table:table-cell>
          <table:table-cell table:style-name="ce24" table:formula="of:=LEFT([.A146];SEARCH(&quot; &quot;;[.A146])-1)" office:value-type="string" office:string-value="Donetta">
            <text:p>Donetta</text:p>
          </table:table-cell>
          <table:table-cell table:style-name="ce23" table:formula="of:=MID([.A146];SEARCH(&quot; &quot;;[.A146])+1;LEN([.A146]))" office:value-type="string" office:string-value="Corbitt">
            <text:p>Corbi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ika Kohl</text:p>
          </table:table-cell>
          <table:table-cell table:style-name="ce24" table:formula="of:=LEFT([.A147];SEARCH(&quot; &quot;;[.A147])-1)" office:value-type="string" office:string-value="Annika">
            <text:p>Annika</text:p>
          </table:table-cell>
          <table:table-cell table:style-name="ce23" table:formula="of:=MID([.A147];SEARCH(&quot; &quot;;[.A147])+1;LEN([.A147]))" office:value-type="string" office:string-value="Kohl">
            <text:p>Koh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ifer Hawks</text:p>
          </table:table-cell>
          <table:table-cell table:style-name="ce24" table:formula="of:=LEFT([.A148];SEARCH(&quot; &quot;;[.A148])-1)" office:value-type="string" office:string-value="Jenifer">
            <text:p>Jenifer</text:p>
          </table:table-cell>
          <table:table-cell table:style-name="ce23" table:formula="of:=MID([.A148];SEARCH(&quot; &quot;;[.A148])+1;LEN([.A148]))" office:value-type="string" office:string-value="Hawks">
            <text:p>Haw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rnardina Gilmore</text:p>
          </table:table-cell>
          <table:table-cell table:style-name="ce24" table:formula="of:=LEFT([.A149];SEARCH(&quot; &quot;;[.A149])-1)" office:value-type="string" office:string-value="Bernardina">
            <text:p>Bernardina</text:p>
          </table:table-cell>
          <table:table-cell table:style-name="ce23" table:formula="of:=MID([.A149];SEARCH(&quot; &quot;;[.A149])+1;LEN([.A149]))" office:value-type="string" office:string-value="Gilmore">
            <text:p>Gilmor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simira Haag</text:p>
          </table:table-cell>
          <table:table-cell table:style-name="ce24" table:formula="of:=LEFT([.A150];SEARCH(&quot; &quot;;[.A150])-1)" office:value-type="string" office:string-value="Casimira">
            <text:p>Casimira</text:p>
          </table:table-cell>
          <table:table-cell table:style-name="ce23" table:formula="of:=MID([.A150];SEARCH(&quot; &quot;;[.A150])+1;LEN([.A150]))" office:value-type="string" office:string-value="Haag">
            <text:p>Haa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rine Riggins</text:p>
          </table:table-cell>
          <table:table-cell table:style-name="ce24" table:formula="of:=LEFT([.A151];SEARCH(&quot; &quot;;[.A151])-1)" office:value-type="string" office:string-value="Kathrine">
            <text:p>Kathrine</text:p>
          </table:table-cell>
          <table:table-cell table:style-name="ce23" table:formula="of:=MID([.A151];SEARCH(&quot; &quot;;[.A151])+1;LEN([.A151]))" office:value-type="string" office:string-value="Riggins">
            <text:p>Rigg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neida Bourque</text:p>
          </table:table-cell>
          <table:table-cell table:style-name="ce24" table:formula="of:=LEFT([.A152];SEARCH(&quot; &quot;;[.A152])-1)" office:value-type="string" office:string-value="Eneida">
            <text:p>Eneida</text:p>
          </table:table-cell>
          <table:table-cell table:style-name="ce23" table:formula="of:=MID([.A152];SEARCH(&quot; &quot;;[.A152])+1;LEN([.A152]))" office:value-type="string" office:string-value="Bourque">
            <text:p>Bourqu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merita Furman</text:p>
          </table:table-cell>
          <table:table-cell table:style-name="ce24" table:formula="of:=LEFT([.A153];SEARCH(&quot; &quot;;[.A153])-1)" office:value-type="string" office:string-value="Emerita">
            <text:p>Emerita</text:p>
          </table:table-cell>
          <table:table-cell table:style-name="ce23" table:formula="of:=MID([.A153];SEARCH(&quot; &quot;;[.A153])+1;LEN([.A153]))" office:value-type="string" office:string-value="Furman">
            <text:p>Fur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wnna Lyles</text:p>
          </table:table-cell>
          <table:table-cell table:style-name="ce24" table:formula="of:=LEFT([.A154];SEARCH(&quot; &quot;;[.A154])-1)" office:value-type="string" office:string-value="Shawnna">
            <text:p>Shawnna</text:p>
          </table:table-cell>
          <table:table-cell table:style-name="ce23" table:formula="of:=MID([.A154];SEARCH(&quot; &quot;;[.A154])+1;LEN([.A154]))" office:value-type="string" office:string-value="Lyles">
            <text:p>Ly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thyl Chamberlin</text:p>
          </table:table-cell>
          <table:table-cell table:style-name="ce24" table:formula="of:=LEFT([.A155];SEARCH(&quot; &quot;;[.A155])-1)" office:value-type="string" office:string-value="Ethyl">
            <text:p>Ethyl</text:p>
          </table:table-cell>
          <table:table-cell table:style-name="ce23" table:formula="of:=MID([.A155];SEARCH(&quot; &quot;;[.A155])+1;LEN([.A155]))" office:value-type="string" office:string-value="Chamberlin">
            <text:p>Chamberl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anice Cagle</text:p>
          </table:table-cell>
          <table:table-cell table:style-name="ce24" table:formula="of:=LEFT([.A156];SEARCH(&quot; &quot;;[.A156])-1)" office:value-type="string" office:string-value="Jeanice">
            <text:p>Jeanice</text:p>
          </table:table-cell>
          <table:table-cell table:style-name="ce23" table:formula="of:=MID([.A156];SEARCH(&quot; &quot;;[.A156])+1;LEN([.A156]))" office:value-type="string" office:string-value="Cagle">
            <text:p>Cagl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ng Chong</text:p>
          </table:table-cell>
          <table:table-cell table:style-name="ce24" table:formula="of:=LEFT([.A157];SEARCH(&quot; &quot;;[.A157])-1)" office:value-type="string" office:string-value="Jung">
            <text:p>Jung</text:p>
          </table:table-cell>
          <table:table-cell table:style-name="ce23" table:formula="of:=MID([.A157];SEARCH(&quot; &quot;;[.A157])+1;LEN([.A157]))" office:value-type="string" office:string-value="Chong">
            <text:p>Cho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na Carrion</text:p>
          </table:table-cell>
          <table:table-cell table:style-name="ce24" table:formula="of:=LEFT([.A158];SEARCH(&quot; &quot;;[.A158])-1)" office:value-type="string" office:string-value="Lona">
            <text:p>Lona</text:p>
          </table:table-cell>
          <table:table-cell table:style-name="ce23" table:formula="of:=MID([.A158];SEARCH(&quot; &quot;;[.A158])+1;LEN([.A158]))" office:value-type="string" office:string-value="Carrion">
            <text:p>Carri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eilah Held</text:p>
          </table:table-cell>
          <table:table-cell table:style-name="ce24" table:formula="of:=LEFT([.A159];SEARCH(&quot; &quot;;[.A159])-1)" office:value-type="string" office:string-value="Sheilah">
            <text:p>Sheilah</text:p>
          </table:table-cell>
          <table:table-cell table:style-name="ce23" table:formula="of:=MID([.A159];SEARCH(&quot; &quot;;[.A159])+1;LEN([.A159]))" office:value-type="string" office:string-value="Held">
            <text:p>Hel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sana Belanger</text:p>
          </table:table-cell>
          <table:table-cell table:style-name="ce24" table:formula="of:=LEFT([.A160];SEARCH(&quot; &quot;;[.A160])-1)" office:value-type="string" office:string-value="Rossana">
            <text:p>Rossana</text:p>
          </table:table-cell>
          <table:table-cell table:style-name="ce23" table:formula="of:=MID([.A160];SEARCH(&quot; &quot;;[.A160])+1;LEN([.A160]))" office:value-type="string" office:string-value="Belanger">
            <text:p>Belang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zie Hein</text:p>
          </table:table-cell>
          <table:table-cell table:style-name="ce24" table:formula="of:=LEFT([.A161];SEARCH(&quot; &quot;;[.A161])-1)" office:value-type="string" office:string-value="Mazie">
            <text:p>Mazie</text:p>
          </table:table-cell>
          <table:table-cell table:style-name="ce23" table:formula="of:=MID([.A161];SEARCH(&quot; &quot;;[.A161])+1;LEN([.A161]))" office:value-type="string" office:string-value="Hein">
            <text:p>He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ry Bivins</text:p>
          </table:table-cell>
          <table:table-cell table:style-name="ce24" table:formula="of:=LEFT([.A162];SEARCH(&quot; &quot;;[.A162])-1)" office:value-type="string" office:string-value="Rory">
            <text:p>Rory</text:p>
          </table:table-cell>
          <table:table-cell table:style-name="ce23" table:formula="of:=MID([.A162];SEARCH(&quot; &quot;;[.A162])+1;LEN([.A162]))" office:value-type="string" office:string-value="Bivins">
            <text:p>Biv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yce Morrell</text:p>
          </table:table-cell>
          <table:table-cell table:style-name="ce24" table:formula="of:=LEFT([.A163];SEARCH(&quot; &quot;;[.A163])-1)" office:value-type="string" office:string-value="Royce">
            <text:p>Royce</text:p>
          </table:table-cell>
          <table:table-cell table:style-name="ce23" table:formula="of:=MID([.A163];SEARCH(&quot; &quot;;[.A163])+1;LEN([.A163]))" office:value-type="string" office:string-value="Morrell">
            <text:p>Morr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yrtie Hinson</text:p>
          </table:table-cell>
          <table:table-cell table:style-name="ce24" table:formula="of:=LEFT([.A164];SEARCH(&quot; &quot;;[.A164])-1)" office:value-type="string" office:string-value="Myrtie">
            <text:p>Myrtie</text:p>
          </table:table-cell>
          <table:table-cell table:style-name="ce23" table:formula="of:=MID([.A164];SEARCH(&quot; &quot;;[.A164])+1;LEN([.A164]))" office:value-type="string" office:string-value="Hinson">
            <text:p>Hi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Xuan Lincoln</text:p>
          </table:table-cell>
          <table:table-cell table:style-name="ce24" table:formula="of:=LEFT([.A165];SEARCH(&quot; &quot;;[.A165])-1)" office:value-type="string" office:string-value="Xuan">
            <text:p>Xuan</text:p>
          </table:table-cell>
          <table:table-cell table:style-name="ce23" table:formula="of:=MID([.A165];SEARCH(&quot; &quot;;[.A165])+1;LEN([.A165]))" office:value-type="string" office:string-value="Lincoln">
            <text:p>Lincol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ucila Denson</text:p>
          </table:table-cell>
          <table:table-cell table:style-name="ce24" table:formula="of:=LEFT([.A166];SEARCH(&quot; &quot;;[.A166])-1)" office:value-type="string" office:string-value="Lucila">
            <text:p>Lucila</text:p>
          </table:table-cell>
          <table:table-cell table:style-name="ce23" table:formula="of:=MID([.A166];SEARCH(&quot; &quot;;[.A166])+1;LEN([.A166]))" office:value-type="string" office:string-value="Denson">
            <text:p>De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lie Lu</text:p>
          </table:table-cell>
          <table:table-cell table:style-name="ce24" table:formula="of:=LEFT([.A167];SEARCH(&quot; &quot;;[.A167])-1)" office:value-type="string" office:string-value="Allie">
            <text:p>Allie</text:p>
          </table:table-cell>
          <table:table-cell table:style-name="ce23" table:formula="of:=MID([.A167];SEARCH(&quot; &quot;;[.A167])+1;LEN([.A167]))" office:value-type="string" office:string-value="Lu">
            <text:p>Lu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htel Mowery</text:p>
          </table:table-cell>
          <table:table-cell table:style-name="ce24" table:formula="of:=LEFT([.A168];SEARCH(&quot; &quot;;[.A168])-1)" office:value-type="string" office:string-value="Ehtel">
            <text:p>Ehtel</text:p>
          </table:table-cell>
          <table:table-cell table:style-name="ce23" table:formula="of:=MID([.A168];SEARCH(&quot; &quot;;[.A168])+1;LEN([.A168]))" office:value-type="string" office:string-value="Mowery">
            <text:p>Mower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line Mahoney</text:p>
          </table:table-cell>
          <table:table-cell table:style-name="ce24" table:formula="of:=LEFT([.A169];SEARCH(&quot; &quot;;[.A169])-1)" office:value-type="string" office:string-value="Carline">
            <text:p>Carline</text:p>
          </table:table-cell>
          <table:table-cell table:style-name="ce23" table:formula="of:=MID([.A169];SEARCH(&quot; &quot;;[.A169])+1;LEN([.A169]))" office:value-type="string" office:string-value="Mahoney">
            <text:p>Mahon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idgett Judge</text:p>
          </table:table-cell>
          <table:table-cell table:style-name="ce24" table:formula="of:=LEFT([.A170];SEARCH(&quot; &quot;;[.A170])-1)" office:value-type="string" office:string-value="Bridgett">
            <text:p>Bridgett</text:p>
          </table:table-cell>
          <table:table-cell table:style-name="ce23" table:formula="of:=MID([.A170];SEARCH(&quot; &quot;;[.A170])+1;LEN([.A170]))" office:value-type="string" office:string-value="Judge">
            <text:p>Judg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Wilda Concepcion</text:p>
          </table:table-cell>
          <table:table-cell table:style-name="ce24" table:formula="of:=LEFT([.A171];SEARCH(&quot; &quot;;[.A171])-1)" office:value-type="string" office:string-value="Wilda">
            <text:p>Wilda</text:p>
          </table:table-cell>
          <table:table-cell table:style-name="ce23" table:formula="of:=MID([.A171];SEARCH(&quot; &quot;;[.A171])+1;LEN([.A171]))" office:value-type="string" office:string-value="Concepcion">
            <text:p>Concepci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cki Holley</text:p>
          </table:table-cell>
          <table:table-cell table:style-name="ce24" table:formula="of:=LEFT([.A172];SEARCH(&quot; &quot;;[.A172])-1)" office:value-type="string" office:string-value="Becki">
            <text:p>Becki</text:p>
          </table:table-cell>
          <table:table-cell table:style-name="ce23" table:formula="of:=MID([.A172];SEARCH(&quot; &quot;;[.A172])+1;LEN([.A172]))" office:value-type="string" office:string-value="Holley">
            <text:p>Hol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va Camp</text:p>
          </table:table-cell>
          <table:table-cell table:style-name="ce24" table:formula="of:=LEFT([.A173];SEARCH(&quot; &quot;;[.A173])-1)" office:value-type="string" office:string-value="Elva">
            <text:p>Elva</text:p>
          </table:table-cell>
          <table:table-cell table:style-name="ce23" table:formula="of:=MID([.A173];SEARCH(&quot; &quot;;[.A173])+1;LEN([.A173]))" office:value-type="string" office:string-value="Camp">
            <text:p>Camp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lene Thornhill</text:p>
          </table:table-cell>
          <table:table-cell table:style-name="ce24" table:formula="of:=LEFT([.A174];SEARCH(&quot; &quot;;[.A174])-1)" office:value-type="string" office:string-value="Carlene">
            <text:p>Carlene</text:p>
          </table:table-cell>
          <table:table-cell table:style-name="ce23" table:formula="of:=MID([.A174];SEARCH(&quot; &quot;;[.A174])+1;LEN([.A174]))" office:value-type="string" office:string-value="Thornhill">
            <text:p>Thornhi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dre Card</text:p>
          </table:table-cell>
          <table:table-cell table:style-name="ce24" table:formula="of:=LEFT([.A175];SEARCH(&quot; &quot;;[.A175])-1)" office:value-type="string" office:string-value="Andre">
            <text:p>Andre</text:p>
          </table:table-cell>
          <table:table-cell table:style-name="ce23" table:formula="of:=MID([.A175];SEARCH(&quot; &quot;;[.A175])+1;LEN([.A175]))" office:value-type="string" office:string-value="Card">
            <text:p>C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vette Laney</text:p>
          </table:table-cell>
          <table:table-cell table:style-name="ce24" table:formula="of:=LEFT([.A176];SEARCH(&quot; &quot;;[.A176])-1)" office:value-type="string" office:string-value="Lavette">
            <text:p>Lavette</text:p>
          </table:table-cell>
          <table:table-cell table:style-name="ce23" table:formula="of:=MID([.A176];SEARCH(&quot; &quot;;[.A176])+1;LEN([.A176]))" office:value-type="string" office:string-value="Laney">
            <text:p>Lan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irstin Vincent</text:p>
          </table:table-cell>
          <table:table-cell table:style-name="ce24" table:formula="of:=LEFT([.A177];SEARCH(&quot; &quot;;[.A177])-1)" office:value-type="string" office:string-value="Kirstin">
            <text:p>Kirstin</text:p>
          </table:table-cell>
          <table:table-cell table:style-name="ce23" table:formula="of:=MID([.A177];SEARCH(&quot; &quot;;[.A177])+1;LEN([.A177]))" office:value-type="string" office:string-value="Vincent">
            <text:p>Vincen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gatha Blaine</text:p>
          </table:table-cell>
          <table:table-cell table:style-name="ce24" table:formula="of:=LEFT([.A178];SEARCH(&quot; &quot;;[.A178])-1)" office:value-type="string" office:string-value="Agatha">
            <text:p>Agatha</text:p>
          </table:table-cell>
          <table:table-cell table:style-name="ce23" table:formula="of:=MID([.A178];SEARCH(&quot; &quot;;[.A178])+1;LEN([.A178]))" office:value-type="string" office:string-value="Blaine">
            <text:p>Blain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ook Duarte</text:p>
          </table:table-cell>
          <table:table-cell table:style-name="ce24" table:formula="of:=LEFT([.A179];SEARCH(&quot; &quot;;[.A179])-1)" office:value-type="string" office:string-value="Sook">
            <text:p>Sook</text:p>
          </table:table-cell>
          <table:table-cell table:style-name="ce23" table:formula="of:=MID([.A179];SEARCH(&quot; &quot;;[.A179])+1;LEN([.A179]))" office:value-type="string" office:string-value="Duarte">
            <text:p>Duar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o Staley</text:p>
          </table:table-cell>
          <table:table-cell table:style-name="ce24" table:formula="of:=LEFT([.A180];SEARCH(&quot; &quot;;[.A180])-1)" office:value-type="string" office:string-value="Mao">
            <text:p>Mao</text:p>
          </table:table-cell>
          <table:table-cell table:style-name="ce23" table:formula="of:=MID([.A180];SEARCH(&quot; &quot;;[.A180])+1;LEN([.A180]))" office:value-type="string" office:string-value="Staley">
            <text:p>Sta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wilda Yoon</text:p>
          </table:table-cell>
          <table:table-cell table:style-name="ce24" table:formula="of:=LEFT([.A181];SEARCH(&quot; &quot;;[.A181])-1)" office:value-type="string" office:string-value="Awilda">
            <text:p>Awilda</text:p>
          </table:table-cell>
          <table:table-cell table:style-name="ce23" table:formula="of:=MID([.A181];SEARCH(&quot; &quot;;[.A181])+1;LEN([.A181]))" office:value-type="string" office:string-value="Yoon">
            <text:p>Yo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amond Marino</text:p>
          </table:table-cell>
          <table:table-cell table:style-name="ce24" table:formula="of:=LEFT([.A182];SEARCH(&quot; &quot;;[.A182])-1)" office:value-type="string" office:string-value="Rosamond">
            <text:p>Rosamond</text:p>
          </table:table-cell>
          <table:table-cell table:style-name="ce23" table:formula="of:=MID([.A182];SEARCH(&quot; &quot;;[.A182])+1;LEN([.A182]))" office:value-type="string" office:string-value="Marino">
            <text:p>Marin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Fred Burkhart</text:p>
          </table:table-cell>
          <table:table-cell table:style-name="ce24" table:formula="of:=LEFT([.A183];SEARCH(&quot; &quot;;[.A183])-1)" office:value-type="string" office:string-value="Fred">
            <text:p>Fred</text:p>
          </table:table-cell>
          <table:table-cell table:style-name="ce23" table:formula="of:=MID([.A183];SEARCH(&quot; &quot;;[.A183])+1;LEN([.A183]))" office:value-type="string" office:string-value="Burkhart">
            <text:p>Burkhar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yrstal Cho</text:p>
          </table:table-cell>
          <table:table-cell table:style-name="ce24" table:formula="of:=LEFT([.A184];SEARCH(&quot; &quot;;[.A184])-1)" office:value-type="string" office:string-value="Cyrstal">
            <text:p>Cyrstal</text:p>
          </table:table-cell>
          <table:table-cell table:style-name="ce23" table:formula="of:=MID([.A184];SEARCH(&quot; &quot;;[.A184])+1;LEN([.A184]))" office:value-type="string" office:string-value="Cho">
            <text:p>Ch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reille Hollingsworth</text:p>
          </table:table-cell>
          <table:table-cell table:style-name="ce24" table:formula="of:=LEFT([.A185];SEARCH(&quot; &quot;;[.A185])-1)" office:value-type="string" office:string-value="Mireille">
            <text:p>Mireille</text:p>
          </table:table-cell>
          <table:table-cell table:style-name="ce23" table:formula="of:=MID([.A185];SEARCH(&quot; &quot;;[.A185])+1;LEN([.A185]))" office:value-type="string" office:string-value="Hollingsworth">
            <text:p>Hollingswort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rriane Kirkland</text:p>
          </table:table-cell>
          <table:table-cell table:style-name="ce24" table:formula="of:=LEFT([.A186];SEARCH(&quot; &quot;;[.A186])-1)" office:value-type="string" office:string-value="Lorriane">
            <text:p>Lorriane</text:p>
          </table:table-cell>
          <table:table-cell table:style-name="ce23" table:formula="of:=MID([.A186];SEARCH(&quot; &quot;;[.A186])+1;LEN([.A186]))" office:value-type="string" office:string-value="Kirkland">
            <text:p>Kirklan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reta Pinkerton</text:p>
          </table:table-cell>
          <table:table-cell table:style-name="ce24" table:formula="of:=LEFT([.A187];SEARCH(&quot; &quot;;[.A187])-1)" office:value-type="string" office:string-value="Greta">
            <text:p>Greta</text:p>
          </table:table-cell>
          <table:table-cell table:style-name="ce23" table:formula="of:=MID([.A187];SEARCH(&quot; &quot;;[.A187])+1;LEN([.A187]))" office:value-type="string" office:string-value="Pinkerton">
            <text:p>Pinker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mogene August</text:p>
          </table:table-cell>
          <table:table-cell table:style-name="ce24" table:formula="of:=LEFT([.A188];SEARCH(&quot; &quot;;[.A188])-1)" office:value-type="string" office:string-value="Emogene">
            <text:p>Emogene</text:p>
          </table:table-cell>
          <table:table-cell table:style-name="ce23" table:formula="of:=MID([.A188];SEARCH(&quot; &quot;;[.A188])+1;LEN([.A188]))" office:value-type="string" office:string-value="August">
            <text:p>Augus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iffani Rand</text:p>
          </table:table-cell>
          <table:table-cell table:style-name="ce24" table:formula="of:=LEFT([.A189];SEARCH(&quot; &quot;;[.A189])-1)" office:value-type="string" office:string-value="Tiffani">
            <text:p>Tiffani</text:p>
          </table:table-cell>
          <table:table-cell table:style-name="ce23" table:formula="of:=MID([.A189];SEARCH(&quot; &quot;;[.A189])+1;LEN([.A189]))" office:value-type="string" office:string-value="Rand">
            <text:p>Ran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ple Armijo</text:p>
          </table:table-cell>
          <table:table-cell table:style-name="ce24" table:formula="of:=LEFT([.A190];SEARCH(&quot; &quot;;[.A190])-1)" office:value-type="string" office:string-value="Maple">
            <text:p>Maple</text:p>
          </table:table-cell>
          <table:table-cell table:style-name="ce23" table:formula="of:=MID([.A190];SEARCH(&quot; &quot;;[.A190])+1;LEN([.A190]))" office:value-type="string" office:string-value="Armijo">
            <text:p>Armij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ett Sheppard</text:p>
          </table:table-cell>
          <table:table-cell table:style-name="ce24" table:formula="of:=LEFT([.A191];SEARCH(&quot; &quot;;[.A191])-1)" office:value-type="string" office:string-value="Brett">
            <text:p>Brett</text:p>
          </table:table-cell>
          <table:table-cell table:style-name="ce23" table:formula="of:=MID([.A191];SEARCH(&quot; &quot;;[.A191])+1;LEN([.A191]))" office:value-type="string" office:string-value="Sheppard">
            <text:p>Shepp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rianne Adamson</text:p>
          </table:table-cell>
          <table:table-cell table:style-name="ce24" table:formula="of:=LEFT([.A192];SEARCH(&quot; &quot;;[.A192])-1)" office:value-type="string" office:string-value="Arianne">
            <text:p>Arianne</text:p>
          </table:table-cell>
          <table:table-cell table:style-name="ce23" table:formula="of:=MID([.A192];SEARCH(&quot; &quot;;[.A192])+1;LEN([.A192]))" office:value-type="string" office:string-value="Adamson">
            <text:p>Adam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ttie Battle</text:p>
          </table:table-cell>
          <table:table-cell table:style-name="ce24" table:formula="of:=LEFT([.A193];SEARCH(&quot; &quot;;[.A193])-1)" office:value-type="string" office:string-value="Pattie">
            <text:p>Pattie</text:p>
          </table:table-cell>
          <table:table-cell table:style-name="ce23" table:formula="of:=MID([.A193];SEARCH(&quot; &quot;;[.A193])+1;LEN([.A193]))" office:value-type="string" office:string-value="Battle">
            <text:p>Battl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vella Alfaro</text:p>
          </table:table-cell>
          <table:table-cell table:style-name="ce24" table:formula="of:=LEFT([.A194];SEARCH(&quot; &quot;;[.A194])-1)" office:value-type="string" office:string-value="Marvella">
            <text:p>Marvella</text:p>
          </table:table-cell>
          <table:table-cell table:style-name="ce23" table:formula="of:=MID([.A194];SEARCH(&quot; &quot;;[.A194])+1;LEN([.A194]))" office:value-type="string" office:string-value="Alfaro">
            <text:p>Alfar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Zetta Mccreary</text:p>
          </table:table-cell>
          <table:table-cell table:style-name="ce24" table:formula="of:=LEFT([.A195];SEARCH(&quot; &quot;;[.A195])-1)" office:value-type="string" office:string-value="Zetta">
            <text:p>Zetta</text:p>
          </table:table-cell>
          <table:table-cell table:style-name="ce23" table:formula="of:=MID([.A195];SEARCH(&quot; &quot;;[.A195])+1;LEN([.A195]))" office:value-type="string" office:string-value="Mccreary">
            <text:p>Mccrear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rlene Tomlinson</text:p>
          </table:table-cell>
          <table:table-cell table:style-name="ce24" table:formula="of:=LEFT([.A196];SEARCH(&quot; &quot;;[.A196])-1)" office:value-type="string" office:string-value="Sharlene">
            <text:p>Sharlene</text:p>
          </table:table-cell>
          <table:table-cell table:style-name="ce23" table:formula="of:=MID([.A196];SEARCH(&quot; &quot;;[.A196])+1;LEN([.A196]))" office:value-type="string" office:string-value="Tomlinson">
            <text:p>Tomli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vey Vigil</text:p>
          </table:table-cell>
          <table:table-cell table:style-name="ce24" table:formula="of:=LEFT([.A197];SEARCH(&quot; &quot;;[.A197])-1)" office:value-type="string" office:string-value="Ivey">
            <text:p>Ivey</text:p>
          </table:table-cell>
          <table:table-cell table:style-name="ce23" table:formula="of:=MID([.A197];SEARCH(&quot; &quot;;[.A197])+1;LEN([.A197]))" office:value-type="string" office:string-value="Vigil">
            <text:p>Vigi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e Giles</text:p>
          </table:table-cell>
          <table:table-cell table:style-name="ce24" table:formula="of:=LEFT([.A198];SEARCH(&quot; &quot;;[.A198])-1)" office:value-type="string" office:string-value="Kathe">
            <text:p>Kathe</text:p>
          </table:table-cell>
          <table:table-cell table:style-name="ce23" table:formula="of:=MID([.A198];SEARCH(&quot; &quot;;[.A198])+1;LEN([.A198]))" office:value-type="string" office:string-value="Giles">
            <text:p>Gi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ordie Dorris</text:p>
          </table:table-cell>
          <table:table-cell table:style-name="ce24" table:formula="of:=LEFT([.A199];SEARCH(&quot; &quot;;[.A199])-1)" office:value-type="string" office:string-value="Cordie">
            <text:p>Cordie</text:p>
          </table:table-cell>
          <table:table-cell table:style-name="ce23" table:formula="of:=MID([.A199];SEARCH(&quot; &quot;;[.A199])+1;LEN([.A199]))" office:value-type="string" office:string-value="Dorris">
            <text:p>Do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eonida Weeks</text:p>
          </table:table-cell>
          <table:table-cell table:style-name="ce24" table:formula="of:=LEFT([.A200];SEARCH(&quot; &quot;;[.A200])-1)" office:value-type="string" office:string-value="Leonida">
            <text:p>Leonida</text:p>
          </table:table-cell>
          <table:table-cell table:style-name="ce23" table:formula="of:=MID([.A200];SEARCH(&quot; &quot;;[.A200])+1;LEN([.A200]))" office:value-type="string" office:string-value="Weeks">
            <text:p>Wee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udie Cushman</text:p>
          </table:table-cell>
          <table:table-cell table:style-name="ce24" table:formula="of:=LEFT([.A201];SEARCH(&quot; &quot;;[.A201])-1)" office:value-type="string" office:string-value="Maudie">
            <text:p>Maudie</text:p>
          </table:table-cell>
          <table:table-cell table:style-name="ce23" table:formula="of:=MID([.A201];SEARCH(&quot; &quot;;[.A201])+1;LEN([.A201]))" office:value-type="string" office:string-value="Cushman">
            <text:p>Cush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e Fowler</text:p>
          </table:table-cell>
          <table:table-cell table:style-name="ce24" table:formula="of:=LEFT([.A202];SEARCH(&quot; &quot;;[.A202])-1)" office:value-type="string" office:string-value="Mae">
            <text:p>Mae</text:p>
          </table:table-cell>
          <table:table-cell table:style-name="ce23" table:formula="of:=MID([.A202];SEARCH(&quot; &quot;;[.A202])+1;LEN([.A202]))" office:value-type="string" office:string-value="Fowler">
            <text:p>Fow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toinette Hernandez</text:p>
          </table:table-cell>
          <table:table-cell table:style-name="ce24" table:formula="of:=LEFT([.A203];SEARCH(&quot; &quot;;[.A203])-1)" office:value-type="string" office:string-value="Antoinette">
            <text:p>Antoinette</text:p>
          </table:table-cell>
          <table:table-cell table:style-name="ce23" table:formula="of:=MID([.A203];SEARCH(&quot; &quot;;[.A203])+1;LEN([.A203]))" office:value-type="string" office:string-value="Hernandez">
            <text:p>Hernand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Olive Matthews</text:p>
          </table:table-cell>
          <table:table-cell table:style-name="ce24" table:formula="of:=LEFT([.A204];SEARCH(&quot; &quot;;[.A204])-1)" office:value-type="string" office:string-value="Olive">
            <text:p>Olive</text:p>
          </table:table-cell>
          <table:table-cell table:style-name="ce23" table:formula="of:=MID([.A204];SEARCH(&quot; &quot;;[.A204])+1;LEN([.A204]))" office:value-type="string" office:string-value="Matthews">
            <text:p>Matthew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gel Mills</text:p>
          </table:table-cell>
          <table:table-cell table:style-name="ce24" table:formula="of:=LEFT([.A205];SEARCH(&quot; &quot;;[.A205])-1)" office:value-type="string" office:string-value="Angel">
            <text:p>Angel</text:p>
          </table:table-cell>
          <table:table-cell table:style-name="ce23" table:formula="of:=MID([.A205];SEARCH(&quot; &quot;;[.A205])+1;LEN([.A205]))" office:value-type="string" office:string-value="Mills">
            <text:p>Mill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chole Peters</text:p>
          </table:table-cell>
          <table:table-cell table:style-name="ce24" table:formula="of:=LEFT([.A206];SEARCH(&quot; &quot;;[.A206])-1)" office:value-type="string" office:string-value="Nichole">
            <text:p>Nichole</text:p>
          </table:table-cell>
          <table:table-cell table:style-name="ce23" table:formula="of:=MID([.A206];SEARCH(&quot; &quot;;[.A206])+1;LEN([.A206]))" office:value-type="string" office:string-value="Peters">
            <text:p>Pet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e Garcia</text:p>
          </table:table-cell>
          <table:table-cell table:style-name="ce24" table:formula="of:=LEFT([.A207];SEARCH(&quot; &quot;;[.A207])-1)" office:value-type="string" office:string-value="Diane">
            <text:p>Diane</text:p>
          </table:table-cell>
          <table:table-cell table:style-name="ce23" table:formula="of:=MID([.A207];SEARCH(&quot; &quot;;[.A207])+1;LEN([.A207]))" office:value-type="string" office:string-value="Garcia">
            <text:p>Garci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en Ryan</text:p>
          </table:table-cell>
          <table:table-cell table:style-name="ce24" table:formula="of:=LEFT([.A208];SEARCH(&quot; &quot;;[.A208])-1)" office:value-type="string" office:string-value="Karen">
            <text:p>Karen</text:p>
          </table:table-cell>
          <table:table-cell table:style-name="ce23" table:formula="of:=MID([.A208];SEARCH(&quot; &quot;;[.A208])+1;LEN([.A208]))" office:value-type="string" office:string-value="Ryan">
            <text:p>Ry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anne Hardy</text:p>
          </table:table-cell>
          <table:table-cell table:style-name="ce24" table:formula="of:=LEFT([.A209];SEARCH(&quot; &quot;;[.A209])-1)" office:value-type="string" office:string-value="Jeanne">
            <text:p>Jeanne</text:p>
          </table:table-cell>
          <table:table-cell table:style-name="ce23" table:formula="of:=MID([.A209];SEARCH(&quot; &quot;;[.A209])+1;LEN([.A209]))" office:value-type="string" office:string-value="Hardy">
            <text:p>Hard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ttie Christensen</text:p>
          </table:table-cell>
          <table:table-cell table:style-name="ce24" table:formula="of:=LEFT([.A210];SEARCH(&quot; &quot;;[.A210])-1)" office:value-type="string" office:string-value="Mattie">
            <text:p>Mattie</text:p>
          </table:table-cell>
          <table:table-cell table:style-name="ce23" table:formula="of:=MID([.A210];SEARCH(&quot; &quot;;[.A210])+1;LEN([.A210]))" office:value-type="string" office:string-value="Christensen">
            <text:p>Christens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Wanda Medina</text:p>
          </table:table-cell>
          <table:table-cell table:style-name="ce24" table:formula="of:=LEFT([.A211];SEARCH(&quot; &quot;;[.A211])-1)" office:value-type="string" office:string-value="Wanda">
            <text:p>Wanda</text:p>
          </table:table-cell>
          <table:table-cell table:style-name="ce23" table:formula="of:=MID([.A211];SEARCH(&quot; &quot;;[.A211])+1;LEN([.A211]))" office:value-type="string" office:string-value="Medina">
            <text:p>Medin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cole Myers</text:p>
          </table:table-cell>
          <table:table-cell table:style-name="ce24" table:formula="of:=LEFT([.A212];SEARCH(&quot; &quot;;[.A212])-1)" office:value-type="string" office:string-value="Nicole">
            <text:p>Nicole</text:p>
          </table:table-cell>
          <table:table-cell table:style-name="ce23" table:formula="of:=MID([.A212];SEARCH(&quot; &quot;;[.A212])+1;LEN([.A212]))" office:value-type="string" office:string-value="Myers">
            <text:p>My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rginia Boone</text:p>
          </table:table-cell>
          <table:table-cell table:style-name="ce24" table:formula="of:=LEFT([.A213];SEARCH(&quot; &quot;;[.A213])-1)" office:value-type="string" office:string-value="Virginia">
            <text:p>Virginia</text:p>
          </table:table-cell>
          <table:table-cell table:style-name="ce23" table:formula="of:=MID([.A213];SEARCH(&quot; &quot;;[.A213])+1;LEN([.A213]))" office:value-type="string" office:string-value="Boone">
            <text:p>Boon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annah Figueroa</text:p>
          </table:table-cell>
          <table:table-cell table:style-name="ce24" table:formula="of:=LEFT([.A214];SEARCH(&quot; &quot;;[.A214])-1)" office:value-type="string" office:string-value="Hannah">
            <text:p>Hannah</text:p>
          </table:table-cell>
          <table:table-cell table:style-name="ce23" table:formula="of:=MID([.A214];SEARCH(&quot; &quot;;[.A214])+1;LEN([.A214]))" office:value-type="string" office:string-value="Figueroa">
            <text:p>Figuero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verly Clark</text:p>
          </table:table-cell>
          <table:table-cell table:style-name="ce24" table:formula="of:=LEFT([.A215];SEARCH(&quot; &quot;;[.A215])-1)" office:value-type="string" office:string-value="Beverly">
            <text:p>Beverly</text:p>
          </table:table-cell>
          <table:table-cell table:style-name="ce23" table:formula="of:=MID([.A215];SEARCH(&quot; &quot;;[.A215])+1;LEN([.A215]))" office:value-type="string" office:string-value="Clark">
            <text:p>Clar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abitha Mckinney</text:p>
          </table:table-cell>
          <table:table-cell table:style-name="ce24" table:formula="of:=LEFT([.A216];SEARCH(&quot; &quot;;[.A216])-1)" office:value-type="string" office:string-value="Tabitha">
            <text:p>Tabitha</text:p>
          </table:table-cell>
          <table:table-cell table:style-name="ce23" table:formula="of:=MID([.A216];SEARCH(&quot; &quot;;[.A216])+1;LEN([.A216]))" office:value-type="string" office:string-value="Mckinney">
            <text:p>Mckinn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is Fleming</text:p>
          </table:table-cell>
          <table:table-cell table:style-name="ce24" table:formula="of:=LEFT([.A217];SEARCH(&quot; &quot;;[.A217])-1)" office:value-type="string" office:string-value="Doris">
            <text:p>Doris</text:p>
          </table:table-cell>
          <table:table-cell table:style-name="ce23" table:formula="of:=MID([.A217];SEARCH(&quot; &quot;;[.A217])+1;LEN([.A217]))" office:value-type="string" office:string-value="Fleming">
            <text:p>Flemi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llie Houston</text:p>
          </table:table-cell>
          <table:table-cell table:style-name="ce24" table:formula="of:=LEFT([.A218];SEARCH(&quot; &quot;;[.A218])-1)" office:value-type="string" office:string-value="Lillie">
            <text:p>Lillie</text:p>
          </table:table-cell>
          <table:table-cell table:style-name="ce23" table:formula="of:=MID([.A218];SEARCH(&quot; &quot;;[.A218])+1;LEN([.A218]))" office:value-type="string" office:string-value="Houston">
            <text:p>Hous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ynthia Hayes</text:p>
          </table:table-cell>
          <table:table-cell table:style-name="ce24" table:formula="of:=LEFT([.A219];SEARCH(&quot; &quot;;[.A219])-1)" office:value-type="string" office:string-value="Cynthia">
            <text:p>Cynthia</text:p>
          </table:table-cell>
          <table:table-cell table:style-name="ce23" table:formula="of:=MID([.A219];SEARCH(&quot; &quot;;[.A219])+1;LEN([.A219]))" office:value-type="string" office:string-value="Hayes">
            <text:p>Hay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t Strickland</text:p>
          </table:table-cell>
          <table:table-cell table:style-name="ce24" table:formula="of:=LEFT([.A220];SEARCH(&quot; &quot;;[.A220])-1)" office:value-type="string" office:string-value="Janet">
            <text:p>Janet</text:p>
          </table:table-cell>
          <table:table-cell table:style-name="ce23" table:formula="of:=MID([.A220];SEARCH(&quot; &quot;;[.A220])+1;LEN([.A220]))" office:value-type="string" office:string-value="Strickland">
            <text:p>Stricklan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gan Warner</text:p>
          </table:table-cell>
          <table:table-cell table:style-name="ce24" table:formula="of:=LEFT([.A221];SEARCH(&quot; &quot;;[.A221])-1)" office:value-type="string" office:string-value="Megan">
            <text:p>Megan</text:p>
          </table:table-cell>
          <table:table-cell table:style-name="ce23" table:formula="of:=MID([.A221];SEARCH(&quot; &quot;;[.A221])+1;LEN([.A221]))" office:value-type="string" office:string-value="Warner">
            <text:p>Wa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ula Cummings</text:p>
          </table:table-cell>
          <table:table-cell table:style-name="ce24" table:formula="of:=LEFT([.A222];SEARCH(&quot; &quot;;[.A222])-1)" office:value-type="string" office:string-value="Lula">
            <text:p>Lula</text:p>
          </table:table-cell>
          <table:table-cell table:style-name="ce23" table:formula="of:=MID([.A222];SEARCH(&quot; &quot;;[.A222])+1;LEN([.A222]))" office:value-type="string" office:string-value="Cummings">
            <text:p>Cumming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arlotte Pittman</text:p>
          </table:table-cell>
          <table:table-cell table:style-name="ce24" table:formula="of:=LEFT([.A223];SEARCH(&quot; &quot;;[.A223])-1)" office:value-type="string" office:string-value="Charlotte">
            <text:p>Charlotte</text:p>
          </table:table-cell>
          <table:table-cell table:style-name="ce23" table:formula="of:=MID([.A223];SEARCH(&quot; &quot;;[.A223])+1;LEN([.A223]))" office:value-type="string" office:string-value="Pittman">
            <text:p>Pitt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sie Luna</text:p>
          </table:table-cell>
          <table:table-cell table:style-name="ce24" table:formula="of:=LEFT([.A224];SEARCH(&quot; &quot;;[.A224])-1)" office:value-type="string" office:string-value="Elsie">
            <text:p>Elsie</text:p>
          </table:table-cell>
          <table:table-cell table:style-name="ce23" table:formula="of:=MID([.A224];SEARCH(&quot; &quot;;[.A224])+1;LEN([.A224]))" office:value-type="string" office:string-value="Luna">
            <text:p>Lun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hanna Gibbs</text:p>
          </table:table-cell>
          <table:table-cell table:style-name="ce24" table:formula="of:=LEFT([.A225];SEARCH(&quot; &quot;;[.A225])-1)" office:value-type="string" office:string-value="Johanna">
            <text:p>Johanna</text:p>
          </table:table-cell>
          <table:table-cell table:style-name="ce23" table:formula="of:=MID([.A225];SEARCH(&quot; &quot;;[.A225])+1;LEN([.A225]))" office:value-type="string" office:string-value="Gibbs">
            <text:p>Gibb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ladys Walker</text:p>
          </table:table-cell>
          <table:table-cell table:style-name="ce24" table:formula="of:=LEFT([.A226];SEARCH(&quot; &quot;;[.A226])-1)" office:value-type="string" office:string-value="Gladys">
            <text:p>Gladys</text:p>
          </table:table-cell>
          <table:table-cell table:style-name="ce23" table:formula="of:=MID([.A226];SEARCH(&quot; &quot;;[.A226])+1;LEN([.A226]))" office:value-type="string" office:string-value="Walker">
            <text:p>Wal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idi Keller</text:p>
          </table:table-cell>
          <table:table-cell table:style-name="ce24" table:formula="of:=LEFT([.A227];SEARCH(&quot; &quot;;[.A227])-1)" office:value-type="string" office:string-value="Heidi">
            <text:p>Heidi</text:p>
          </table:table-cell>
          <table:table-cell table:style-name="ce23" table:formula="of:=MID([.A227];SEARCH(&quot; &quot;;[.A227])+1;LEN([.A227]))" office:value-type="string" office:string-value="Keller">
            <text:p>Kel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lanche Mitchell</text:p>
          </table:table-cell>
          <table:table-cell table:style-name="ce24" table:formula="of:=LEFT([.A228];SEARCH(&quot; &quot;;[.A228])-1)" office:value-type="string" office:string-value="Blanche">
            <text:p>Blanche</text:p>
          </table:table-cell>
          <table:table-cell table:style-name="ce23" table:formula="of:=MID([.A228];SEARCH(&quot; &quot;;[.A228])+1;LEN([.A228]))" office:value-type="string" office:string-value="Mitchell">
            <text:p>Mitch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chelle Bailey</text:p>
          </table:table-cell>
          <table:table-cell table:style-name="ce24" table:formula="of:=LEFT([.A229];SEARCH(&quot; &quot;;[.A229])-1)" office:value-type="string" office:string-value="Rochelle">
            <text:p>Rochelle</text:p>
          </table:table-cell>
          <table:table-cell table:style-name="ce23" table:formula="of:=MID([.A229];SEARCH(&quot; &quot;;[.A229])+1;LEN([.A229]))" office:value-type="string" office:string-value="Bailey">
            <text:p>Bai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hnnie Arnold</text:p>
          </table:table-cell>
          <table:table-cell table:style-name="ce24" table:formula="of:=LEFT([.A230];SEARCH(&quot; &quot;;[.A230])-1)" office:value-type="string" office:string-value="Johnnie">
            <text:p>Johnnie</text:p>
          </table:table-cell>
          <table:table-cell table:style-name="ce23" table:formula="of:=MID([.A230];SEARCH(&quot; &quot;;[.A230])+1;LEN([.A230]))" office:value-type="string" office:string-value="Arnold">
            <text:p>Arnol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ggie Johnson</text:p>
          </table:table-cell>
          <table:table-cell table:style-name="ce24" table:formula="of:=LEFT([.A231];SEARCH(&quot; &quot;;[.A231])-1)" office:value-type="string" office:string-value="Maggie">
            <text:p>Maggie</text:p>
          </table:table-cell>
          <table:table-cell table:style-name="ce23" table:formula="of:=MID([.A231];SEARCH(&quot; &quot;;[.A231])+1;LEN([.A231]))" office:value-type="string" office:string-value="Johnson">
            <text:p>Joh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isa Young</text:p>
          </table:table-cell>
          <table:table-cell table:style-name="ce24" table:formula="of:=LEFT([.A232];SEARCH(&quot; &quot;;[.A232])-1)" office:value-type="string" office:string-value="Elisa">
            <text:p>Elisa</text:p>
          </table:table-cell>
          <table:table-cell table:style-name="ce23" table:formula="of:=MID([.A232];SEARCH(&quot; &quot;;[.A232])+1;LEN([.A232]))" office:value-type="string" office:string-value="Young">
            <text:p>You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 Diaz</text:p>
          </table:table-cell>
          <table:table-cell table:style-name="ce24" table:formula="of:=LEFT([.A233];SEARCH(&quot; &quot;;[.A233])-1)" office:value-type="string" office:string-value="Sara">
            <text:p>Sara</text:p>
          </table:table-cell>
          <table:table-cell table:style-name="ce23" table:formula="of:=MID([.A233];SEARCH(&quot; &quot;;[.A233])+1;LEN([.A233]))" office:value-type="string" office:string-value="Diaz">
            <text:p>Dia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a Mann</text:p>
          </table:table-cell>
          <table:table-cell table:style-name="ce24" table:formula="of:=LEFT([.A234];SEARCH(&quot; &quot;;[.A234])-1)" office:value-type="string" office:string-value="Maria">
            <text:p>Maria</text:p>
          </table:table-cell>
          <table:table-cell table:style-name="ce23" table:formula="of:=MID([.A234];SEARCH(&quot; &quot;;[.A234])+1;LEN([.A234]))" office:value-type="string" office:string-value="Mann">
            <text:p>Man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ebecca Swanson</text:p>
          </table:table-cell>
          <table:table-cell table:style-name="ce24" table:formula="of:=LEFT([.A235];SEARCH(&quot; &quot;;[.A235])-1)" office:value-type="string" office:string-value="Rebecca">
            <text:p>Rebecca</text:p>
          </table:table-cell>
          <table:table-cell table:style-name="ce23" table:formula="of:=MID([.A235];SEARCH(&quot; &quot;;[.A235])+1;LEN([.A235]))" office:value-type="string" office:string-value="Swanson">
            <text:p>Swa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awn Ramos</text:p>
          </table:table-cell>
          <table:table-cell table:style-name="ce24" table:formula="of:=LEFT([.A236];SEARCH(&quot; &quot;;[.A236])-1)" office:value-type="string" office:string-value="Dawn">
            <text:p>Dawn</text:p>
          </table:table-cell>
          <table:table-cell table:style-name="ce23" table:formula="of:=MID([.A236];SEARCH(&quot; &quot;;[.A236])+1;LEN([.A236]))" office:value-type="string" office:string-value="Ramos">
            <text:p>Ramo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ura Martin</text:p>
          </table:table-cell>
          <table:table-cell table:style-name="ce24" table:formula="of:=LEFT([.A237];SEARCH(&quot; &quot;;[.A237])-1)" office:value-type="string" office:string-value="Laura">
            <text:p>Laura</text:p>
          </table:table-cell>
          <table:table-cell table:style-name="ce23" table:formula="of:=MID([.A237];SEARCH(&quot; &quot;;[.A237])+1;LEN([.A237]))" office:value-type="string" office:string-value="Martin">
            <text:p>Mart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smine French</text:p>
          </table:table-cell>
          <table:table-cell table:style-name="ce24" table:formula="of:=LEFT([.A238];SEARCH(&quot; &quot;;[.A238])-1)" office:value-type="string" office:string-value="Jasmine">
            <text:p>Jasmine</text:p>
          </table:table-cell>
          <table:table-cell table:style-name="ce23" table:formula="of:=MID([.A238];SEARCH(&quot; &quot;;[.A238])+1;LEN([.A238]))" office:value-type="string" office:string-value="French">
            <text:p>Frenc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onya Robbins</text:p>
          </table:table-cell>
          <table:table-cell table:style-name="ce24" table:formula="of:=LEFT([.A239];SEARCH(&quot; &quot;;[.A239])-1)" office:value-type="string" office:string-value="Sonya">
            <text:p>Sonya</text:p>
          </table:table-cell>
          <table:table-cell table:style-name="ce23" table:formula="of:=MID([.A239];SEARCH(&quot; &quot;;[.A239])+1;LEN([.A239]))" office:value-type="string" office:string-value="Robbins">
            <text:p>Robb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ny Stewart</text:p>
          </table:table-cell>
          <table:table-cell table:style-name="ce24" table:formula="of:=LEFT([.A240];SEARCH(&quot; &quot;;[.A240])-1)" office:value-type="string" office:string-value="Jenny">
            <text:p>Jenny</text:p>
          </table:table-cell>
          <table:table-cell table:style-name="ce23" table:formula="of:=MID([.A240];SEARCH(&quot; &quot;;[.A240])+1;LEN([.A240]))" office:value-type="string" office:string-value="Stewart">
            <text:p>Stewar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ma Peterson</text:p>
          </table:table-cell>
          <table:table-cell table:style-name="ce24" table:formula="of:=LEFT([.A241];SEARCH(&quot; &quot;;[.A241])-1)" office:value-type="string" office:string-value="Alma">
            <text:p>Alma</text:p>
          </table:table-cell>
          <table:table-cell table:style-name="ce23" table:formula="of:=MID([.A241];SEARCH(&quot; &quot;;[.A241])+1;LEN([.A241]))" office:value-type="string" office:string-value="Peterson">
            <text:p>Pe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jorie Ross</text:p>
          </table:table-cell>
          <table:table-cell table:style-name="ce24" table:formula="of:=LEFT([.A242];SEARCH(&quot; &quot;;[.A242])-1)" office:value-type="string" office:string-value="Marjorie">
            <text:p>Marjorie</text:p>
          </table:table-cell>
          <table:table-cell table:style-name="ce23" table:formula="of:=MID([.A242];SEARCH(&quot; &quot;;[.A242])+1;LEN([.A242]))" office:value-type="string" office:string-value="Ross">
            <text:p>Ro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emarie Webb</text:p>
          </table:table-cell>
          <table:table-cell table:style-name="ce24" table:formula="of:=LEFT([.A243];SEARCH(&quot; &quot;;[.A243])-1)" office:value-type="string" office:string-value="Rosemarie">
            <text:p>Rosemarie</text:p>
          </table:table-cell>
          <table:table-cell table:style-name="ce23" table:formula="of:=MID([.A243];SEARCH(&quot; &quot;;[.A243])+1;LEN([.A243]))" office:value-type="string" office:string-value="Webb">
            <text:p>Webb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yra Turner</text:p>
          </table:table-cell>
          <table:table-cell table:style-name="ce24" table:formula="of:=LEFT([.A244];SEARCH(&quot; &quot;;[.A244])-1)" office:value-type="string" office:string-value="Myra">
            <text:p>Myra</text:p>
          </table:table-cell>
          <table:table-cell table:style-name="ce23" table:formula="of:=MID([.A244];SEARCH(&quot; &quot;;[.A244])+1;LEN([.A244]))" office:value-type="string" office:string-value="Turner">
            <text:p>Tu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ynette Casey</text:p>
          </table:table-cell>
          <table:table-cell table:style-name="ce24" table:formula="of:=LEFT([.A245];SEARCH(&quot; &quot;;[.A245])-1)" office:value-type="string" office:string-value="Lynette">
            <text:p>Lynette</text:p>
          </table:table-cell>
          <table:table-cell table:style-name="ce23" table:formula="of:=MID([.A245];SEARCH(&quot; &quot;;[.A245])+1;LEN([.A245]))" office:value-type="string" office:string-value="Casey">
            <text:p>Cas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t Hughes</text:p>
          </table:table-cell>
          <table:table-cell table:style-name="ce24" table:formula="of:=LEFT([.A246];SEARCH(&quot; &quot;;[.A246])-1)" office:value-type="string" office:string-value="Pat">
            <text:p>Pat</text:p>
          </table:table-cell>
          <table:table-cell table:style-name="ce23" table:formula="of:=MID([.A246];SEARCH(&quot; &quot;;[.A246])+1;LEN([.A246]))" office:value-type="string" office:string-value="Hughes">
            <text:p>Hugh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xanne Wise</text:p>
          </table:table-cell>
          <table:table-cell table:style-name="ce24" table:formula="of:=LEFT([.A247];SEARCH(&quot; &quot;;[.A247])-1)" office:value-type="string" office:string-value="Roxanne">
            <text:p>Roxanne</text:p>
          </table:table-cell>
          <table:table-cell table:style-name="ce23" table:formula="of:=MID([.A247];SEARCH(&quot; &quot;;[.A247])+1;LEN([.A247]))" office:value-type="string" office:string-value="Wise">
            <text:p>Wis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e Saunders</text:p>
          </table:table-cell>
          <table:table-cell table:style-name="ce24" table:formula="of:=LEFT([.A248];SEARCH(&quot; &quot;;[.A248])-1)" office:value-type="string" office:string-value="Carole">
            <text:p>Carole</text:p>
          </table:table-cell>
          <table:table-cell table:style-name="ce23" table:formula="of:=MID([.A248];SEARCH(&quot; &quot;;[.A248])+1;LEN([.A248]))" office:value-type="string" office:string-value="Saunders">
            <text:p>Saund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elly Rose</text:p>
          </table:table-cell>
          <table:table-cell table:style-name="ce24" table:formula="of:=LEFT([.A249];SEARCH(&quot; &quot;;[.A249])-1)" office:value-type="string" office:string-value="Kelly">
            <text:p>Kelly</text:p>
          </table:table-cell>
          <table:table-cell table:style-name="ce23" table:formula="of:=MID([.A249];SEARCH(&quot; &quot;;[.A249])+1;LEN([.A249]))" office:value-type="string" office:string-value="Rose">
            <text:p>Ros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obbie Lloyd</text:p>
          </table:table-cell>
          <table:table-cell table:style-name="ce24" table:formula="of:=LEFT([.A250];SEARCH(&quot; &quot;;[.A250])-1)" office:value-type="string" office:string-value="Bobbie">
            <text:p>Bobbie</text:p>
          </table:table-cell>
          <table:table-cell table:style-name="ce23" table:formula="of:=MID([.A250];SEARCH(&quot; &quot;;[.A250])+1;LEN([.A250]))" office:value-type="string" office:string-value="Lloyd">
            <text:p>Lloy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ee Perkins</text:p>
          </table:table-cell>
          <table:table-cell table:style-name="ce24" table:formula="of:=LEFT([.A251];SEARCH(&quot; &quot;;[.A251])-1)" office:value-type="string" office:string-value="Lee">
            <text:p>Lee</text:p>
          </table:table-cell>
          <table:table-cell table:style-name="ce23" table:formula="of:=MID([.A251];SEARCH(&quot; &quot;;[.A251])+1;LEN([.A251]))" office:value-type="string" office:string-value="Perkins">
            <text:p>Perk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la George</text:p>
          </table:table-cell>
          <table:table-cell table:style-name="ce24" table:formula="of:=LEFT([.A252];SEARCH(&quot; &quot;;[.A252])-1)" office:value-type="string" office:string-value="Lila">
            <text:p>Lila</text:p>
          </table:table-cell>
          <table:table-cell table:style-name="ce23" table:formula="of:=MID([.A252];SEARCH(&quot; &quot;;[.A252])+1;LEN([.A252]))" office:value-type="string" office:string-value="George">
            <text:p>Georg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atalie Powell</text:p>
          </table:table-cell>
          <table:table-cell table:style-name="ce24" table:formula="of:=LEFT([.A253];SEARCH(&quot; &quot;;[.A253])-1)" office:value-type="string" office:string-value="Natalie">
            <text:p>Natalie</text:p>
          </table:table-cell>
          <table:table-cell table:style-name="ce23" table:formula="of:=MID([.A253];SEARCH(&quot; &quot;;[.A253])+1;LEN([.A253]))" office:value-type="string" office:string-value="Powell">
            <text:p>Po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xie Gutierrez</text:p>
          </table:table-cell>
          <table:table-cell table:style-name="ce24" table:formula="of:=LEFT([.A254];SEARCH(&quot; &quot;;[.A254])-1)" office:value-type="string" office:string-value="Dixie">
            <text:p>Dixie</text:p>
          </table:table-cell>
          <table:table-cell table:style-name="ce23" table:formula="of:=MID([.A254];SEARCH(&quot; &quot;;[.A254])+1;LEN([.A254]))" office:value-type="string" office:string-value="Gutierrez">
            <text:p>Gutier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ra Vasquez</text:p>
          </table:table-cell>
          <table:table-cell table:style-name="ce24" table:formula="of:=LEFT([.A255];SEARCH(&quot; &quot;;[.A255])-1)" office:value-type="string" office:string-value="Debra">
            <text:p>Debra</text:p>
          </table:table-cell>
          <table:table-cell table:style-name="ce23" table:formula="of:=MID([.A255];SEARCH(&quot; &quot;;[.A255])+1;LEN([.A255]))" office:value-type="string" office:string-value="Vasquez">
            <text:p>Vasqu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ileen Wallace</text:p>
          </table:table-cell>
          <table:table-cell table:style-name="ce24" table:formula="of:=LEFT([.A256];SEARCH(&quot; &quot;;[.A256])-1)" office:value-type="string" office:string-value="Eileen">
            <text:p>Eileen</text:p>
          </table:table-cell>
          <table:table-cell table:style-name="ce23" table:formula="of:=MID([.A256];SEARCH(&quot; &quot;;[.A256])+1;LEN([.A256]))" office:value-type="string" office:string-value="Wallace">
            <text:p>Wallac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eryl Vega</text:p>
          </table:table-cell>
          <table:table-cell table:style-name="ce24" table:formula="of:=LEFT([.A257];SEARCH(&quot; &quot;;[.A257])-1)" office:value-type="string" office:string-value="Sheryl">
            <text:p>Sheryl</text:p>
          </table:table-cell>
          <table:table-cell table:style-name="ce23" table:formula="of:=MID([.A257];SEARCH(&quot; &quot;;[.A257])+1;LEN([.A257]))" office:value-type="string" office:string-value="Vega">
            <text:p>Veg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thany Allen</text:p>
          </table:table-cell>
          <table:table-cell table:style-name="ce24" table:formula="of:=LEFT([.A258];SEARCH(&quot; &quot;;[.A258])-1)" office:value-type="string" office:string-value="Bethany">
            <text:p>Bethany</text:p>
          </table:table-cell>
          <table:table-cell table:style-name="ce23" table:formula="of:=MID([.A258];SEARCH(&quot; &quot;;[.A258])+1;LEN([.A258]))" office:value-type="string" office:string-value="Allen">
            <text:p>All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ristine Barton</text:p>
          </table:table-cell>
          <table:table-cell table:style-name="ce24" table:formula="of:=LEFT([.A259];SEARCH(&quot; &quot;;[.A259])-1)" office:value-type="string" office:string-value="Kristine">
            <text:p>Kristine</text:p>
          </table:table-cell>
          <table:table-cell table:style-name="ce23" table:formula="of:=MID([.A259];SEARCH(&quot; &quot;;[.A259])+1;LEN([.A259]))" office:value-type="string" office:string-value="Barton">
            <text:p>Bar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wna Bass</text:p>
          </table:table-cell>
          <table:table-cell table:style-name="ce24" table:formula="of:=LEFT([.A260];SEARCH(&quot; &quot;;[.A260])-1)" office:value-type="string" office:string-value="Shawna">
            <text:p>Shawna</text:p>
          </table:table-cell>
          <table:table-cell table:style-name="ce23" table:formula="of:=MID([.A260];SEARCH(&quot; &quot;;[.A260])+1;LEN([.A260]))" office:value-type="string" office:string-value="Bass">
            <text:p>Ba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ora Salazar</text:p>
          </table:table-cell>
          <table:table-cell table:style-name="ce24" table:formula="of:=LEFT([.A261];SEARCH(&quot; &quot;;[.A261])-1)" office:value-type="string" office:string-value="Cora">
            <text:p>Cora</text:p>
          </table:table-cell>
          <table:table-cell table:style-name="ce23" table:formula="of:=MID([.A261];SEARCH(&quot; &quot;;[.A261])+1;LEN([.A261]))" office:value-type="string" office:string-value="Salazar">
            <text:p>Salaza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yann Black</text:p>
          </table:table-cell>
          <table:table-cell table:style-name="ce24" table:formula="of:=LEFT([.A262];SEARCH(&quot; &quot;;[.A262])-1)" office:value-type="string" office:string-value="Maryann">
            <text:p>Maryann</text:p>
          </table:table-cell>
          <table:table-cell table:style-name="ce23" table:formula="of:=MID([.A262];SEARCH(&quot; &quot;;[.A262])+1;LEN([.A262]))" office:value-type="string" office:string-value="Black">
            <text:p>Blac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yn Silva</text:p>
          </table:table-cell>
          <table:table-cell table:style-name="ce24" table:formula="of:=LEFT([.A263];SEARCH(&quot; &quot;;[.A263])-1)" office:value-type="string" office:string-value="Carolyn">
            <text:p>Carolyn</text:p>
          </table:table-cell>
          <table:table-cell table:style-name="ce23" table:formula="of:=MID([.A263];SEARCH(&quot; &quot;;[.A263])+1;LEN([.A263]))" office:value-type="string" office:string-value="Silva">
            <text:p>Silv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nna Conner</text:p>
          </table:table-cell>
          <table:table-cell table:style-name="ce24" table:formula="of:=LEFT([.A264];SEARCH(&quot; &quot;;[.A264])-1)" office:value-type="string" office:string-value="Donna">
            <text:p>Donna</text:p>
          </table:table-cell>
          <table:table-cell table:style-name="ce23" table:formula="of:=MID([.A264];SEARCH(&quot; &quot;;[.A264])+1;LEN([.A264]))" office:value-type="string" office:string-value="Conner">
            <text:p>Con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a Austin</text:p>
          </table:table-cell>
          <table:table-cell table:style-name="ce24" table:formula="of:=LEFT([.A265];SEARCH(&quot; &quot;;[.A265])-1)" office:value-type="string" office:string-value="Anna">
            <text:p>Anna</text:p>
          </table:table-cell>
          <table:table-cell table:style-name="ce23" table:formula="of:=MID([.A265];SEARCH(&quot; &quot;;[.A265])+1;LEN([.A265]))" office:value-type="string" office:string-value="Austin">
            <text:p>Aust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nrietta Paul</text:p>
          </table:table-cell>
          <table:table-cell table:style-name="ce24" table:formula="of:=LEFT([.A266];SEARCH(&quot; &quot;;[.A266])-1)" office:value-type="string" office:string-value="Henrietta">
            <text:p>Henrietta</text:p>
          </table:table-cell>
          <table:table-cell table:style-name="ce23" table:formula="of:=MID([.A266];SEARCH(&quot; &quot;;[.A266])+1;LEN([.A266]))" office:value-type="string" office:string-value="Paul">
            <text:p>Pau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th Buchanan</text:p>
          </table:table-cell>
          <table:table-cell table:style-name="ce24" table:formula="of:=LEFT([.A267];SEARCH(&quot; &quot;;[.A267])-1)" office:value-type="string" office:string-value="Ruth">
            <text:p>Ruth</text:p>
          </table:table-cell>
          <table:table-cell table:style-name="ce23" table:formula="of:=MID([.A267];SEARCH(&quot; &quot;;[.A267])+1;LEN([.A267]))" office:value-type="string" office:string-value="Buchanan">
            <text:p>Buchan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e Parks</text:p>
          </table:table-cell>
          <table:table-cell table:style-name="ce24" table:formula="of:=LEFT([.A268];SEARCH(&quot; &quot;;[.A268])-1)" office:value-type="string" office:string-value="Christine">
            <text:p>Christine</text:p>
          </table:table-cell>
          <table:table-cell table:style-name="ce23" table:formula="of:=MID([.A268];SEARCH(&quot; &quot;;[.A268])+1;LEN([.A268]))" office:value-type="string" office:string-value="Parks">
            <text:p>Par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cia Morton</text:p>
          </table:table-cell>
          <table:table-cell table:style-name="ce24" table:formula="of:=LEFT([.A269];SEARCH(&quot; &quot;;[.A269])-1)" office:value-type="string" office:string-value="Marcia">
            <text:p>Marcia</text:p>
          </table:table-cell>
          <table:table-cell table:style-name="ce23" table:formula="of:=MID([.A269];SEARCH(&quot; &quot;;[.A269])+1;LEN([.A269]))" office:value-type="string" office:string-value="Morton">
            <text:p>Mor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erine Gross</text:p>
          </table:table-cell>
          <table:table-cell table:style-name="ce24" table:formula="of:=LEFT([.A270];SEARCH(&quot; &quot;;[.A270])-1)" office:value-type="string" office:string-value="Katherine">
            <text:p>Katherine</text:p>
          </table:table-cell>
          <table:table-cell table:style-name="ce23" table:formula="of:=MID([.A270];SEARCH(&quot; &quot;;[.A270])+1;LEN([.A270]))" office:value-type="string" office:string-value="Gross">
            <text:p>Gro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wendolyn Lee</text:p>
          </table:table-cell>
          <table:table-cell table:style-name="ce24" table:formula="of:=LEFT([.A271];SEARCH(&quot; &quot;;[.A271])-1)" office:value-type="string" office:string-value="Gwendolyn">
            <text:p>Gwendolyn</text:p>
          </table:table-cell>
          <table:table-cell table:style-name="ce23" table:formula="of:=MID([.A271];SEARCH(&quot; &quot;;[.A271])+1;LEN([.A271]))" office:value-type="string" office:string-value="Lee">
            <text:p>Le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na Maxwell</text:p>
          </table:table-cell>
          <table:table-cell table:style-name="ce24" table:formula="of:=LEFT([.A272];SEARCH(&quot; &quot;;[.A272])-1)" office:value-type="string" office:string-value="Nina">
            <text:p>Nina</text:p>
          </table:table-cell>
          <table:table-cell table:style-name="ce23" table:formula="of:=MID([.A272];SEARCH(&quot; &quot;;[.A272])+1;LEN([.A272]))" office:value-type="string" office:string-value="Maxwell">
            <text:p>Max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ela Miles</text:p>
          </table:table-cell>
          <table:table-cell table:style-name="ce24" table:formula="of:=LEFT([.A273];SEARCH(&quot; &quot;;[.A273])-1)" office:value-type="string" office:string-value="Lela">
            <text:p>Lela</text:p>
          </table:table-cell>
          <table:table-cell table:style-name="ce23" table:formula="of:=MID([.A273];SEARCH(&quot; &quot;;[.A273])+1;LEN([.A273]))" office:value-type="string" office:string-value="Miles">
            <text:p>Mi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era Garner</text:p>
          </table:table-cell>
          <table:table-cell table:style-name="ce24" table:formula="of:=LEFT([.A274];SEARCH(&quot; &quot;;[.A274])-1)" office:value-type="string" office:string-value="Vera">
            <text:p>Vera</text:p>
          </table:table-cell>
          <table:table-cell table:style-name="ce23" table:formula="of:=MID([.A274];SEARCH(&quot; &quot;;[.A274])+1;LEN([.A274]))" office:value-type="string" office:string-value="Garner">
            <text:p>Ga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onya Fitzgerald</text:p>
          </table:table-cell>
          <table:table-cell table:style-name="ce24" table:formula="of:=LEFT([.A275];SEARCH(&quot; &quot;;[.A275])-1)" office:value-type="string" office:string-value="Tonya">
            <text:p>Tonya</text:p>
          </table:table-cell>
          <table:table-cell table:style-name="ce23" table:formula="of:=MID([.A275];SEARCH(&quot; &quot;;[.A275])+1;LEN([.A275]))" office:value-type="string" office:string-value="Fitzgerald">
            <text:p>Fitzgeral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la Taylor</text:p>
          </table:table-cell>
          <table:table-cell table:style-name="ce24" table:formula="of:=LEFT([.A276];SEARCH(&quot; &quot;;[.A276])-1)" office:value-type="string" office:string-value="Karla">
            <text:p>Karla</text:p>
          </table:table-cell>
          <table:table-cell table:style-name="ce23" table:formula="of:=MID([.A276];SEARCH(&quot; &quot;;[.A276])+1;LEN([.A276]))" office:value-type="string" office:string-value="Taylor">
            <text:p>Taylo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a Hicks</text:p>
          </table:table-cell>
          <table:table-cell table:style-name="ce24" table:formula="of:=LEFT([.A277];SEARCH(&quot; &quot;;[.A277])-1)" office:value-type="string" office:string-value="Ana">
            <text:p>Ana</text:p>
          </table:table-cell>
          <table:table-cell table:style-name="ce23" table:formula="of:=MID([.A277];SEARCH(&quot; &quot;;[.A277])+1;LEN([.A277]))" office:value-type="string" office:string-value="Hicks">
            <text:p>Hic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endra Barber</text:p>
          </table:table-cell>
          <table:table-cell table:style-name="ce24" table:formula="of:=LEFT([.A278];SEARCH(&quot; &quot;;[.A278])-1)" office:value-type="string" office:string-value="Kendra">
            <text:p>Kendra</text:p>
          </table:table-cell>
          <table:table-cell table:style-name="ce23" table:formula="of:=MID([.A278];SEARCH(&quot; &quot;;[.A278])+1;LEN([.A278]))" office:value-type="string" office:string-value="Barber">
            <text:p>Barb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andy Page</text:p>
          </table:table-cell>
          <table:table-cell table:style-name="ce24" table:formula="of:=LEFT([.A279];SEARCH(&quot; &quot;;[.A279])-1)" office:value-type="string" office:string-value="Brandy">
            <text:p>Brandy</text:p>
          </table:table-cell>
          <table:table-cell table:style-name="ce23" table:formula="of:=MID([.A279];SEARCH(&quot; &quot;;[.A279])+1;LEN([.A279]))" office:value-type="string" office:string-value="Page">
            <text:p>Pag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a Sparks</text:p>
          </table:table-cell>
          <table:table-cell table:style-name="ce24" table:formula="of:=LEFT([.A280];SEARCH(&quot; &quot;;[.A280])-1)" office:value-type="string" office:string-value="Julia">
            <text:p>Julia</text:p>
          </table:table-cell>
          <table:table-cell table:style-name="ce23" table:formula="of:=MID([.A280];SEARCH(&quot; &quot;;[.A280])+1;LEN([.A280]))" office:value-type="string" office:string-value="Sparks">
            <text:p>Spar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garita Sherman</text:p>
          </table:table-cell>
          <table:table-cell table:style-name="ce24" table:formula="of:=LEFT([.A281];SEARCH(&quot; &quot;;[.A281])-1)" office:value-type="string" office:string-value="Margarita">
            <text:p>Margarita</text:p>
          </table:table-cell>
          <table:table-cell table:style-name="ce23" table:formula="of:=MID([.A281];SEARCH(&quot; &quot;;[.A281])+1;LEN([.A281]))" office:value-type="string" office:string-value="Sherman">
            <text:p>Sher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ctoria Harrington</text:p>
          </table:table-cell>
          <table:table-cell table:style-name="ce24" table:formula="of:=LEFT([.A282];SEARCH(&quot; &quot;;[.A282])-1)" office:value-type="string" office:string-value="Victoria">
            <text:p>Victoria</text:p>
          </table:table-cell>
          <table:table-cell table:style-name="ce23" table:formula="of:=MID([.A282];SEARCH(&quot; &quot;;[.A282])+1;LEN([.A282]))" office:value-type="string" office:string-value="Harrington">
            <text:p>Harring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lyn Becker</text:p>
          </table:table-cell>
          <table:table-cell table:style-name="ce24" table:formula="of:=LEFT([.A283];SEARCH(&quot; &quot;;[.A283])-1)" office:value-type="string" office:string-value="Marilyn">
            <text:p>Marilyn</text:p>
          </table:table-cell>
          <table:table-cell table:style-name="ce23" table:formula="of:=MID([.A283];SEARCH(&quot; &quot;;[.A283])+1;LEN([.A283]))" office:value-type="string" office:string-value="Becker">
            <text:p>Bec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i Quinn</text:p>
          </table:table-cell>
          <table:table-cell table:style-name="ce24" table:formula="of:=LEFT([.A284];SEARCH(&quot; &quot;;[.A284])-1)" office:value-type="string" office:string-value="Kari">
            <text:p>Kari</text:p>
          </table:table-cell>
          <table:table-cell table:style-name="ce23" table:formula="of:=MID([.A284];SEARCH(&quot; &quot;;[.A284])+1;LEN([.A284]))" office:value-type="string" office:string-value="Quinn">
            <text:p>Quin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zanne Richardson</text:p>
          </table:table-cell>
          <table:table-cell table:style-name="ce24" table:formula="of:=LEFT([.A285];SEARCH(&quot; &quot;;[.A285])-1)" office:value-type="string" office:string-value="Suzanne">
            <text:p>Suzanne</text:p>
          </table:table-cell>
          <table:table-cell table:style-name="ce23" table:formula="of:=MID([.A285];SEARCH(&quot; &quot;;[.A285])+1;LEN([.A285]))" office:value-type="string" office:string-value="Richardson">
            <text:p>Richard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vian Carlson</text:p>
          </table:table-cell>
          <table:table-cell table:style-name="ce24" table:formula="of:=LEFT([.A286];SEARCH(&quot; &quot;;[.A286])-1)" office:value-type="string" office:string-value="Vivian">
            <text:p>Vivian</text:p>
          </table:table-cell>
          <table:table-cell table:style-name="ce23" table:formula="of:=MID([.A286];SEARCH(&quot; &quot;;[.A286])+1;LEN([.A286]))" office:value-type="string" office:string-value="Carlson">
            <text:p>Car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rma Brock</text:p>
          </table:table-cell>
          <table:table-cell table:style-name="ce24" table:formula="of:=LEFT([.A287];SEARCH(&quot; &quot;;[.A287])-1)" office:value-type="string" office:string-value="Irma">
            <text:p>Irma</text:p>
          </table:table-cell>
          <table:table-cell table:style-name="ce23" table:formula="of:=MID([.A287];SEARCH(&quot; &quot;;[.A287])+1;LEN([.A287]))" office:value-type="string" office:string-value="Brock">
            <text:p>Broc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rena Pearson</text:p>
          </table:table-cell>
          <table:table-cell table:style-name="ce24" table:formula="of:=LEFT([.A288];SEARCH(&quot; &quot;;[.A288])-1)" office:value-type="string" office:string-value="Lorena">
            <text:p>Lorena</text:p>
          </table:table-cell>
          <table:table-cell table:style-name="ce23" table:formula="of:=MID([.A288];SEARCH(&quot; &quot;;[.A288])+1;LEN([.A288]))" office:value-type="string" office:string-value="Pearson">
            <text:p>Pea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Florence Lowe</text:p>
          </table:table-cell>
          <table:table-cell table:style-name="ce24" table:formula="of:=LEFT([.A289];SEARCH(&quot; &quot;;[.A289])-1)" office:value-type="string" office:string-value="Florence">
            <text:p>Florence</text:p>
          </table:table-cell>
          <table:table-cell table:style-name="ce23" table:formula="of:=MID([.A289];SEARCH(&quot; &quot;;[.A289])+1;LEN([.A289]))" office:value-type="string" office:string-value="Lowe">
            <text:p>Low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eraldine Hammond</text:p>
          </table:table-cell>
          <table:table-cell table:style-name="ce24" table:formula="of:=LEFT([.A290];SEARCH(&quot; &quot;;[.A290])-1)" office:value-type="string" office:string-value="Geraldine">
            <text:p>Geraldine</text:p>
          </table:table-cell>
          <table:table-cell table:style-name="ce23" table:formula="of:=MID([.A290];SEARCH(&quot; &quot;;[.A290])+1;LEN([.A290]))" office:value-type="string" office:string-value="Hammond">
            <text:p>Hammon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ndsay Wilson</text:p>
          </table:table-cell>
          <table:table-cell table:style-name="ce24" table:formula="of:=LEFT([.A291];SEARCH(&quot; &quot;;[.A291])-1)" office:value-type="string" office:string-value="Lindsay">
            <text:p>Lindsay</text:p>
          </table:table-cell>
          <table:table-cell table:style-name="ce23" table:formula="of:=MID([.A291];SEARCH(&quot; &quot;;[.A291])+1;LEN([.A291]))" office:value-type="string" office:string-value="Wilson">
            <text:p>Wi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berta White</text:p>
          </table:table-cell>
          <table:table-cell table:style-name="ce24" table:formula="of:=LEFT([.A292];SEARCH(&quot; &quot;;[.A292])-1)" office:value-type="string" office:string-value="Alberta">
            <text:p>Alberta</text:p>
          </table:table-cell>
          <table:table-cell table:style-name="ce23" table:formula="of:=MID([.A292];SEARCH(&quot; &quot;;[.A292])+1;LEN([.A292]))" office:value-type="string" office:string-value="White">
            <text:p>Whi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tephanie Collins</text:p>
          </table:table-cell>
          <table:table-cell table:style-name="ce24" table:formula="of:=LEFT([.A293];SEARCH(&quot; &quot;;[.A293])-1)" office:value-type="string" office:string-value="Stephanie">
            <text:p>Stephanie</text:p>
          </table:table-cell>
          <table:table-cell table:style-name="ce23" table:formula="of:=MID([.A293];SEARCH(&quot; &quot;;[.A293])+1;LEN([.A293]))" office:value-type="string" office:string-value="Collins">
            <text:p>Coll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linda Harper</text:p>
          </table:table-cell>
          <table:table-cell table:style-name="ce24" table:formula="of:=LEFT([.A294];SEARCH(&quot; &quot;;[.A294])-1)" office:value-type="string" office:string-value="Melinda">
            <text:p>Melinda</text:p>
          </table:table-cell>
          <table:table-cell table:style-name="ce23" table:formula="of:=MID([.A294];SEARCH(&quot; &quot;;[.A294])+1;LEN([.A294]))" office:value-type="string" office:string-value="Harper">
            <text:p>Harp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racy Bates</text:p>
          </table:table-cell>
          <table:table-cell table:style-name="ce24" table:formula="of:=LEFT([.A295];SEARCH(&quot; &quot;;[.A295])-1)" office:value-type="string" office:string-value="Tracy">
            <text:p>Tracy</text:p>
          </table:table-cell>
          <table:table-cell table:style-name="ce23" table:formula="of:=MID([.A295];SEARCH(&quot; &quot;;[.A295])+1;LEN([.A295]))" office:value-type="string" office:string-value="Bates">
            <text:p>Bat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earl Waters</text:p>
          </table:table-cell>
          <table:table-cell table:style-name="ce24" table:formula="of:=LEFT([.A296];SEARCH(&quot; &quot;;[.A296])-1)" office:value-type="string" office:string-value="Pearl">
            <text:p>Pearl</text:p>
          </table:table-cell>
          <table:table-cell table:style-name="ce23" table:formula="of:=MID([.A296];SEARCH(&quot; &quot;;[.A296])+1;LEN([.A296]))" office:value-type="string" office:string-value="Waters">
            <text:p>Wat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aisy Clarke</text:p>
          </table:table-cell>
          <table:table-cell table:style-name="ce24" table:formula="of:=LEFT([.A297];SEARCH(&quot; &quot;;[.A297])-1)" office:value-type="string" office:string-value="Daisy">
            <text:p>Daisy</text:p>
          </table:table-cell>
          <table:table-cell table:style-name="ce23" table:formula="of:=MID([.A297];SEARCH(&quot; &quot;;[.A297])+1;LEN([.A297]))" office:value-type="string" office:string-value="Clarke">
            <text:p>Clark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redith Stevenson</text:p>
          </table:table-cell>
          <table:table-cell table:style-name="ce24" table:formula="of:=LEFT([.A298];SEARCH(&quot; &quot;;[.A298])-1)" office:value-type="string" office:string-value="Meredith">
            <text:p>Meredith</text:p>
          </table:table-cell>
          <table:table-cell table:style-name="ce23" table:formula="of:=MID([.A298];SEARCH(&quot; &quot;;[.A298])+1;LEN([.A298]))" office:value-type="string" office:string-value="Stevenson">
            <text:p>Steve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ami Cooper</text:p>
          </table:table-cell>
          <table:table-cell table:style-name="ce24" table:formula="of:=LEFT([.A299];SEARCH(&quot; &quot;;[.A299])-1)" office:value-type="string" office:string-value="Tami">
            <text:p>Tami</text:p>
          </table:table-cell>
          <table:table-cell table:style-name="ce23" table:formula="of:=MID([.A299];SEARCH(&quot; &quot;;[.A299])+1;LEN([.A299]))" office:value-type="string" office:string-value="Cooper">
            <text:p>Coop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verne Elliott</text:p>
          </table:table-cell>
          <table:table-cell table:style-name="ce24" table:formula="of:=LEFT([.A300];SEARCH(&quot; &quot;;[.A300])-1)" office:value-type="string" office:string-value="Laverne">
            <text:p>Laverne</text:p>
          </table:table-cell>
          <table:table-cell table:style-name="ce23" table:formula="of:=MID([.A300];SEARCH(&quot; &quot;;[.A300])+1;LEN([.A300]))" office:value-type="string" office:string-value="Elliott">
            <text:p>Ellio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ris Colon</text:p>
          </table:table-cell>
          <table:table-cell table:style-name="ce24" table:formula="of:=LEFT([.A301];SEARCH(&quot; &quot;;[.A301])-1)" office:value-type="string" office:string-value="Iris">
            <text:p>Iris</text:p>
          </table:table-cell>
          <table:table-cell table:style-name="ce23" table:formula="of:=MID([.A301];SEARCH(&quot; &quot;;[.A301])+1;LEN([.A301]))" office:value-type="string" office:string-value="Colon">
            <text:p>Col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a Robinson</text:p>
          </table:table-cell>
          <table:table-cell table:style-name="ce24" table:formula="of:=LEFT([.A302];SEARCH(&quot; &quot;;[.A302])-1)" office:value-type="string" office:string-value="Anna">
            <text:p>Anna</text:p>
          </table:table-cell>
          <table:table-cell table:style-name="ce23" table:formula="of:=MID([.A302];SEARCH(&quot; &quot;;[.A302])+1;LEN([.A302]))" office:value-type="string" office:string-value="Robinson">
            <text:p>Robi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ancy Allen</text:p>
          </table:table-cell>
          <table:table-cell table:style-name="ce24" table:formula="of:=LEFT([.A303];SEARCH(&quot; &quot;;[.A303])-1)" office:value-type="string" office:string-value="Nancy">
            <text:p>Nancy</text:p>
          </table:table-cell>
          <table:table-cell table:style-name="ce23" table:formula="of:=MID([.A303];SEARCH(&quot; &quot;;[.A303])+1;LEN([.A303]))" office:value-type="string" office:string-value="Allen">
            <text:p>All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e Harris</text:p>
          </table:table-cell>
          <table:table-cell table:style-name="ce24" table:formula="of:=LEFT([.A304];SEARCH(&quot; &quot;;[.A304])-1)" office:value-type="string" office:string-value="Rose">
            <text:p>Rose</text:p>
          </table:table-cell>
          <table:table-cell table:style-name="ce23" table:formula="of:=MID([.A304];SEARCH(&quot; &quot;;[.A304])+1;LEN([.A304]))" office:value-type="string" office:string-value="Harris">
            <text:p>Ha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y Barnes</text:p>
          </table:table-cell>
          <table:table-cell table:style-name="ce24" table:formula="of:=LEFT([.A305];SEARCH(&quot; &quot;;[.A305])-1)" office:value-type="string" office:string-value="Kathy">
            <text:p>Kathy</text:p>
          </table:table-cell>
          <table:table-cell table:style-name="ce23" table:formula="of:=MID([.A305];SEARCH(&quot; &quot;;[.A305])+1;LEN([.A305]))" office:value-type="string" office:string-value="Barnes">
            <text:p>Bar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an Roberts</text:p>
          </table:table-cell>
          <table:table-cell table:style-name="ce24" table:formula="of:=LEFT([.A306];SEARCH(&quot; &quot;;[.A306])-1)" office:value-type="string" office:string-value="Joan">
            <text:p>Joan</text:p>
          </table:table-cell>
          <table:table-cell table:style-name="ce23" table:formula="of:=MID([.A306];SEARCH(&quot; &quot;;[.A306])+1;LEN([.A306]))" office:value-type="string" office:string-value="Roberts">
            <text:p>Robert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t Garcia</text:p>
          </table:table-cell>
          <table:table-cell table:style-name="ce24" table:formula="of:=LEFT([.A307];SEARCH(&quot; &quot;;[.A307])-1)" office:value-type="string" office:string-value="Janet">
            <text:p>Janet</text:p>
          </table:table-cell>
          <table:table-cell table:style-name="ce23" table:formula="of:=MID([.A307];SEARCH(&quot; &quot;;[.A307])+1;LEN([.A307]))" office:value-type="string" office:string-value="Garcia">
            <text:p>Garci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eresa Turner</text:p>
          </table:table-cell>
          <table:table-cell table:style-name="ce24" table:formula="of:=LEFT([.A308];SEARCH(&quot; &quot;;[.A308])-1)" office:value-type="string" office:string-value="Teresa">
            <text:p>Teresa</text:p>
          </table:table-cell>
          <table:table-cell table:style-name="ce23" table:formula="of:=MID([.A308];SEARCH(&quot; &quot;;[.A308])+1;LEN([.A308]))" office:value-type="string" office:string-value="Turner">
            <text:p>Tu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mela Sanders</text:p>
          </table:table-cell>
          <table:table-cell table:style-name="ce24" table:formula="of:=LEFT([.A309];SEARCH(&quot; &quot;;[.A309])-1)" office:value-type="string" office:string-value="Pamela">
            <text:p>Pamela</text:p>
          </table:table-cell>
          <table:table-cell table:style-name="ce23" table:formula="of:=MID([.A309];SEARCH(&quot; &quot;;[.A309])+1;LEN([.A309]))" office:value-type="string" office:string-value="Sanders">
            <text:p>Sand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ura Taylor</text:p>
          </table:table-cell>
          <table:table-cell table:style-name="ce24" table:formula="of:=LEFT([.A310];SEARCH(&quot; &quot;;[.A310])-1)" office:value-type="string" office:string-value="Laura">
            <text:p>Laura</text:p>
          </table:table-cell>
          <table:table-cell table:style-name="ce23" table:formula="of:=MID([.A310];SEARCH(&quot; &quot;;[.A310])+1;LEN([.A310]))" office:value-type="string" office:string-value="Taylor">
            <text:p>Taylo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erine Cook</text:p>
          </table:table-cell>
          <table:table-cell table:style-name="ce24" table:formula="of:=LEFT([.A311];SEARCH(&quot; &quot;;[.A311])-1)" office:value-type="string" office:string-value="Katherine">
            <text:p>Katherine</text:p>
          </table:table-cell>
          <table:table-cell table:style-name="ce23" table:formula="of:=MID([.A311];SEARCH(&quot; &quot;;[.A311])+1;LEN([.A311]))" office:value-type="string" office:string-value="Cook">
            <text:p>Coo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othy White</text:p>
          </table:table-cell>
          <table:table-cell table:style-name="ce24" table:formula="of:=LEFT([.A312];SEARCH(&quot; &quot;;[.A312])-1)" office:value-type="string" office:string-value="Dorothy">
            <text:p>Dorothy</text:p>
          </table:table-cell>
          <table:table-cell table:style-name="ce23" table:formula="of:=MID([.A312];SEARCH(&quot; &quot;;[.A312])+1;LEN([.A312]))" office:value-type="string" office:string-value="White">
            <text:p>Whi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drea Morgan</text:p>
          </table:table-cell>
          <table:table-cell table:style-name="ce24" table:formula="of:=LEFT([.A313];SEARCH(&quot; &quot;;[.A313])-1)" office:value-type="string" office:string-value="Andrea">
            <text:p>Andrea</text:p>
          </table:table-cell>
          <table:table-cell table:style-name="ce23" table:formula="of:=MID([.A313];SEARCH(&quot; &quot;;[.A313])+1;LEN([.A313]))" office:value-type="string" office:string-value="Morgan">
            <text:p>Morg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hyllis Jones</text:p>
          </table:table-cell>
          <table:table-cell table:style-name="ce24" table:formula="of:=LEFT([.A314];SEARCH(&quot; &quot;;[.A314])-1)" office:value-type="string" office:string-value="Phyllis">
            <text:p>Phyllis</text:p>
          </table:table-cell>
          <table:table-cell table:style-name="ce23" table:formula="of:=MID([.A314];SEARCH(&quot; &quot;;[.A314])+1;LEN([.A314]))" office:value-type="string" office:string-value="Jones">
            <text:p>Jo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llian Lee</text:p>
          </table:table-cell>
          <table:table-cell table:style-name="ce24" table:formula="of:=LEFT([.A315];SEARCH(&quot; &quot;;[.A315])-1)" office:value-type="string" office:string-value="Lillian">
            <text:p>Lillian</text:p>
          </table:table-cell>
          <table:table-cell table:style-name="ce23" table:formula="of:=MID([.A315];SEARCH(&quot; &quot;;[.A315])+1;LEN([.A315]))" office:value-type="string" office:string-value="Lee">
            <text:p>Le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a Thompson</text:p>
          </table:table-cell>
          <table:table-cell table:style-name="ce24" table:formula="of:=LEFT([.A316];SEARCH(&quot; &quot;;[.A316])-1)" office:value-type="string" office:string-value="Maria">
            <text:p>Maria</text:p>
          </table:table-cell>
          <table:table-cell table:style-name="ce23" table:formula="of:=MID([.A316];SEARCH(&quot; &quot;;[.A316])+1;LEN([.A316]))" office:value-type="string" office:string-value="Thompson">
            <text:p>Thomp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izabeth Peterson</text:p>
          </table:table-cell>
          <table:table-cell table:style-name="ce24" table:formula="of:=LEFT([.A317];SEARCH(&quot; &quot;;[.A317])-1)" office:value-type="string" office:string-value="Elizabeth">
            <text:p>Elizabeth</text:p>
          </table:table-cell>
          <table:table-cell table:style-name="ce23" table:formula="of:=MID([.A317];SEARCH(&quot; &quot;;[.A317])+1;LEN([.A317]))" office:value-type="string" office:string-value="Peterson">
            <text:p>Pe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tephanie Diaz</text:p>
          </table:table-cell>
          <table:table-cell table:style-name="ce24" table:formula="of:=LEFT([.A318];SEARCH(&quot; &quot;;[.A318])-1)" office:value-type="string" office:string-value="Stephanie">
            <text:p>Stephanie</text:p>
          </table:table-cell>
          <table:table-cell table:style-name="ce23" table:formula="of:=MID([.A318];SEARCH(&quot; &quot;;[.A318])+1;LEN([.A318]))" office:value-type="string" office:string-value="Diaz">
            <text:p>Dia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e Kelly</text:p>
          </table:table-cell>
          <table:table-cell table:style-name="ce24" table:formula="of:=LEFT([.A319];SEARCH(&quot; &quot;;[.A319])-1)" office:value-type="string" office:string-value="Anne">
            <text:p>Anne</text:p>
          </table:table-cell>
          <table:table-cell table:style-name="ce23" table:formula="of:=MID([.A319];SEARCH(&quot; &quot;;[.A319])+1;LEN([.A319]))" office:value-type="string" office:string-value="Kelly">
            <text:p>Kell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velyn Flores</text:p>
          </table:table-cell>
          <table:table-cell table:style-name="ce24" table:formula="of:=LEFT([.A320];SEARCH(&quot; &quot;;[.A320])-1)" office:value-type="string" office:string-value="Evelyn">
            <text:p>Evelyn</text:p>
          </table:table-cell>
          <table:table-cell table:style-name="ce23" table:formula="of:=MID([.A320];SEARCH(&quot; &quot;;[.A320])+1;LEN([.A320]))" office:value-type="string" office:string-value="Flores">
            <text:p>Flor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gela Gonzales</text:p>
          </table:table-cell>
          <table:table-cell table:style-name="ce24" table:formula="of:=LEFT([.A321];SEARCH(&quot; &quot;;[.A321])-1)" office:value-type="string" office:string-value="Angela">
            <text:p>Angela</text:p>
          </table:table-cell>
          <table:table-cell table:style-name="ce23" table:formula="of:=MID([.A321];SEARCH(&quot; &quot;;[.A321])+1;LEN([.A321]))" office:value-type="string" office:string-value="Gonzales">
            <text:p>Gonza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san Perry</text:p>
          </table:table-cell>
          <table:table-cell table:style-name="ce24" table:formula="of:=LEFT([.A322];SEARCH(&quot; &quot;;[.A322])-1)" office:value-type="string" office:string-value="Susan">
            <text:p>Susan</text:p>
          </table:table-cell>
          <table:table-cell table:style-name="ce23" table:formula="of:=MID([.A322];SEARCH(&quot; &quot;;[.A322])+1;LEN([.A322]))" office:value-type="string" office:string-value="Perry">
            <text:p>Perr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tty Cooper</text:p>
          </table:table-cell>
          <table:table-cell table:style-name="ce24" table:formula="of:=LEFT([.A323];SEARCH(&quot; &quot;;[.A323])-1)" office:value-type="string" office:string-value="Betty">
            <text:p>Betty</text:p>
          </table:table-cell>
          <table:table-cell table:style-name="ce23" table:formula="of:=MID([.A323];SEARCH(&quot; &quot;;[.A323])+1;LEN([.A323]))" office:value-type="string" office:string-value="Cooper">
            <text:p>Coop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by Cox</text:p>
          </table:table-cell>
          <table:table-cell table:style-name="ce24" table:formula="of:=LEFT([.A324];SEARCH(&quot; &quot;;[.A324])-1)" office:value-type="string" office:string-value="Ruby">
            <text:p>Ruby</text:p>
          </table:table-cell>
          <table:table-cell table:style-name="ce23" table:formula="of:=MID([.A324];SEARCH(&quot; &quot;;[.A324])+1;LEN([.A324]))" office:value-type="string" office:string-value="Cox">
            <text:p>Cox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enda Morris</text:p>
          </table:table-cell>
          <table:table-cell table:style-name="ce24" table:formula="of:=LEFT([.A325];SEARCH(&quot; &quot;;[.A325])-1)" office:value-type="string" office:string-value="Brenda">
            <text:p>Brenda</text:p>
          </table:table-cell>
          <table:table-cell table:style-name="ce23" table:formula="of:=MID([.A325];SEARCH(&quot; &quot;;[.A325])+1;LEN([.A325]))" office:value-type="string" office:string-value="Morris">
            <text:p>Mo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eryl Moore</text:p>
          </table:table-cell>
          <table:table-cell table:style-name="ce24" table:formula="of:=LEFT([.A326];SEARCH(&quot; &quot;;[.A326])-1)" office:value-type="string" office:string-value="Cheryl">
            <text:p>Cheryl</text:p>
          </table:table-cell>
          <table:table-cell table:style-name="ce23" table:formula="of:=MID([.A326];SEARCH(&quot; &quot;;[.A326])+1;LEN([.A326]))" office:value-type="string" office:string-value="Moore">
            <text:p>Moor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a Jenkins</text:p>
          </table:table-cell>
          <table:table-cell table:style-name="ce24" table:formula="of:=LEFT([.A327];SEARCH(&quot; &quot;;[.A327])-1)" office:value-type="string" office:string-value="Diana">
            <text:p>Diana</text:p>
          </table:table-cell>
          <table:table-cell table:style-name="ce23" table:formula="of:=MID([.A327];SEARCH(&quot; &quot;;[.A327])+1;LEN([.A327]))" office:value-type="string" office:string-value="Jenkins">
            <text:p>Jenk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lyn Powell</text:p>
          </table:table-cell>
          <table:table-cell table:style-name="ce24" table:formula="of:=LEFT([.A328];SEARCH(&quot; &quot;;[.A328])-1)" office:value-type="string" office:string-value="Marilyn">
            <text:p>Marilyn</text:p>
          </table:table-cell>
          <table:table-cell table:style-name="ce23" table:formula="of:=MID([.A328];SEARCH(&quot; &quot;;[.A328])+1;LEN([.A328]))" office:value-type="string" office:string-value="Powell">
            <text:p>Po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th Carter</text:p>
          </table:table-cell>
          <table:table-cell table:style-name="ce24" table:formula="of:=LEFT([.A329];SEARCH(&quot; &quot;;[.A329])-1)" office:value-type="string" office:string-value="Ruth">
            <text:p>Ruth</text:p>
          </table:table-cell>
          <table:table-cell table:style-name="ce23" table:formula="of:=MID([.A329];SEARCH(&quot; &quot;;[.A329])+1;LEN([.A329]))" office:value-type="string" office:string-value="Carter">
            <text:p>Car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yce Wood</text:p>
          </table:table-cell>
          <table:table-cell table:style-name="ce24" table:formula="of:=LEFT([.A330];SEARCH(&quot; &quot;;[.A330])-1)" office:value-type="string" office:string-value="Joyce">
            <text:p>Joyce</text:p>
          </table:table-cell>
          <table:table-cell table:style-name="ce23" table:formula="of:=MID([.A330];SEARCH(&quot; &quot;;[.A330])+1;LEN([.A330]))" office:value-type="string" office:string-value="Wood">
            <text:p>Woo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ice Johnson</text:p>
          </table:table-cell>
          <table:table-cell table:style-name="ce24" table:formula="of:=LEFT([.A331];SEARCH(&quot; &quot;;[.A331])-1)" office:value-type="string" office:string-value="Janice">
            <text:p>Janice</text:p>
          </table:table-cell>
          <table:table-cell table:style-name="ce23" table:formula="of:=MID([.A331];SEARCH(&quot; &quot;;[.A331])+1;LEN([.A331]))" office:value-type="string" office:string-value="Johnson">
            <text:p>Joh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rginia Evans</text:p>
          </table:table-cell>
          <table:table-cell table:style-name="ce24" table:formula="of:=LEFT([.A332];SEARCH(&quot; &quot;;[.A332])-1)" office:value-type="string" office:string-value="Virginia">
            <text:p>Virginia</text:p>
          </table:table-cell>
          <table:table-cell table:style-name="ce23" table:formula="of:=MID([.A332];SEARCH(&quot; &quot;;[.A332])+1;LEN([.A332]))" office:value-type="string" office:string-value="Evans">
            <text:p>Eva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dy Torres</text:p>
          </table:table-cell>
          <table:table-cell table:style-name="ce24" table:formula="of:=LEFT([.A333];SEARCH(&quot; &quot;;[.A333])-1)" office:value-type="string" office:string-value="Judy">
            <text:p>Judy</text:p>
          </table:table-cell>
          <table:table-cell table:style-name="ce23" table:formula="of:=MID([.A333];SEARCH(&quot; &quot;;[.A333])+1;LEN([.A333]))" office:value-type="string" office:string-value="Torres">
            <text:p>Torr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ammy Edwards</text:p>
          </table:table-cell>
          <table:table-cell table:style-name="ce24" table:formula="of:=LEFT([.A334];SEARCH(&quot; &quot;;[.A334])-1)" office:value-type="string" office:string-value="Tammy">
            <text:p>Tammy</text:p>
          </table:table-cell>
          <table:table-cell table:style-name="ce23" table:formula="of:=MID([.A334];SEARCH(&quot; &quot;;[.A334])+1;LEN([.A334]))" office:value-type="string" office:string-value="Edwards">
            <text:p>Edward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ie Walker</text:p>
          </table:table-cell>
          <table:table-cell table:style-name="ce24" table:formula="of:=LEFT([.A335];SEARCH(&quot; &quot;;[.A335])-1)" office:value-type="string" office:string-value="Annie">
            <text:p>Annie</text:p>
          </table:table-cell>
          <table:table-cell table:style-name="ce23" table:formula="of:=MID([.A335];SEARCH(&quot; &quot;;[.A335])+1;LEN([.A335]))" office:value-type="string" office:string-value="Walker">
            <text:p>Wal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ina Bell</text:p>
          </table:table-cell>
          <table:table-cell table:style-name="ce24" table:formula="of:=LEFT([.A336];SEARCH(&quot; &quot;;[.A336])-1)" office:value-type="string" office:string-value="Tina">
            <text:p>Tina</text:p>
          </table:table-cell>
          <table:table-cell table:style-name="ce23" table:formula="of:=MID([.A336];SEARCH(&quot; &quot;;[.A336])+1;LEN([.A336]))" office:value-type="string" office:string-value="Bell">
            <text:p>B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uise Parker</text:p>
          </table:table-cell>
          <table:table-cell table:style-name="ce24" table:formula="of:=LEFT([.A337];SEARCH(&quot; &quot;;[.A337])-1)" office:value-type="string" office:string-value="Louise">
            <text:p>Louise</text:p>
          </table:table-cell>
          <table:table-cell table:style-name="ce23" table:formula="of:=MID([.A337];SEARCH(&quot; &quot;;[.A337])+1;LEN([.A337]))" office:value-type="string" office:string-value="Parker">
            <text:p>Par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orma Phillips</text:p>
          </table:table-cell>
          <table:table-cell table:style-name="ce24" table:formula="of:=LEFT([.A338];SEARCH(&quot; &quot;;[.A338])-1)" office:value-type="string" office:string-value="Norma">
            <text:p>Norma</text:p>
          </table:table-cell>
          <table:table-cell table:style-name="ce23" table:formula="of:=MID([.A338];SEARCH(&quot; &quot;;[.A338])+1;LEN([.A338]))" office:value-type="string" office:string-value="Phillips">
            <text:p>Phillip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manda Rogers</text:p>
          </table:table-cell>
          <table:table-cell table:style-name="ce24" table:formula="of:=LEFT([.A339];SEARCH(&quot; &quot;;[.A339])-1)" office:value-type="string" office:string-value="Amanda">
            <text:p>Amanda</text:p>
          </table:table-cell>
          <table:table-cell table:style-name="ce23" table:formula="of:=MID([.A339];SEARCH(&quot; &quot;;[.A339])+1;LEN([.A339]))" office:value-type="string" office:string-value="Rogers">
            <text:p>Rog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a Bailey</text:p>
          </table:table-cell>
          <table:table-cell table:style-name="ce24" table:formula="of:=LEFT([.A340];SEARCH(&quot; &quot;;[.A340])-1)" office:value-type="string" office:string-value="Christina">
            <text:p>Christina</text:p>
          </table:table-cell>
          <table:table-cell table:style-name="ce23" table:formula="of:=MID([.A340];SEARCH(&quot; &quot;;[.A340])+1;LEN([.A340]))" office:value-type="string" office:string-value="Bailey">
            <text:p>Bai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cqueline Butler</text:p>
          </table:table-cell>
          <table:table-cell table:style-name="ce24" table:formula="of:=LEFT([.A341];SEARCH(&quot; &quot;;[.A341])-1)" office:value-type="string" office:string-value="Jacqueline">
            <text:p>Jacqueline</text:p>
          </table:table-cell>
          <table:table-cell table:style-name="ce23" table:formula="of:=MID([.A341];SEARCH(&quot; &quot;;[.A341])+1;LEN([.A341]))" office:value-type="string" office:string-value="Butler">
            <text:p>But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en Baker</text:p>
          </table:table-cell>
          <table:table-cell table:style-name="ce24" table:formula="of:=LEFT([.A342];SEARCH(&quot; &quot;;[.A342])-1)" office:value-type="string" office:string-value="Karen">
            <text:p>Karen</text:p>
          </table:table-cell>
          <table:table-cell table:style-name="ce23" table:formula="of:=MID([.A342];SEARCH(&quot; &quot;;[.A342])+1;LEN([.A342]))" office:value-type="string" office:string-value="Baker">
            <text:p>Ba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e Davis</text:p>
          </table:table-cell>
          <table:table-cell table:style-name="ce24" table:formula="of:=LEFT([.A343];SEARCH(&quot; &quot;;[.A343])-1)" office:value-type="string" office:string-value="Christine">
            <text:p>Christine</text:p>
          </table:table-cell>
          <table:table-cell table:style-name="ce23" table:formula="of:=MID([.A343];SEARCH(&quot; &quot;;[.A343])+1;LEN([.A343]))" office:value-type="string" office:string-value="Davis">
            <text:p>Dav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ynthia James</text:p>
          </table:table-cell>
          <table:table-cell table:style-name="ce24" table:formula="of:=LEFT([.A344];SEARCH(&quot; &quot;;[.A344])-1)" office:value-type="string" office:string-value="Cynthia">
            <text:p>Cynthia</text:p>
          </table:table-cell>
          <table:table-cell table:style-name="ce23" table:formula="of:=MID([.A344];SEARCH(&quot; &quot;;[.A344])+1;LEN([.A344]))" office:value-type="string" office:string-value="James">
            <text:p>Jam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nise Lopez</text:p>
          </table:table-cell>
          <table:table-cell table:style-name="ce24" table:formula="of:=LEFT([.A345];SEARCH(&quot; &quot;;[.A345])-1)" office:value-type="string" office:string-value="Denise">
            <text:p>Denise</text:p>
          </table:table-cell>
          <table:table-cell table:style-name="ce23" table:formula="of:=MID([.A345];SEARCH(&quot; &quot;;[.A345])+1;LEN([.A345]))" office:value-type="string" office:string-value="Lopez">
            <text:p>Lop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e Thomas</text:p>
          </table:table-cell>
          <table:table-cell table:style-name="ce24" table:formula="of:=LEFT([.A346];SEARCH(&quot; &quot;;[.A346])-1)" office:value-type="string" office:string-value="Marie">
            <text:p>Marie</text:p>
          </table:table-cell>
          <table:table-cell table:style-name="ce23" table:formula="of:=MID([.A346];SEARCH(&quot; &quot;;[.A346])+1;LEN([.A346]))" office:value-type="string" office:string-value="Thomas">
            <text:p>Thoma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 Williams</text:p>
          </table:table-cell>
          <table:table-cell table:style-name="ce24" table:formula="of:=LEFT([.A347];SEARCH(&quot; &quot;;[.A347])-1)" office:value-type="string" office:string-value="Sara">
            <text:p>Sara</text:p>
          </table:table-cell>
          <table:table-cell table:style-name="ce23" table:formula="of:=MID([.A347];SEARCH(&quot; &quot;;[.A347])+1;LEN([.A347]))" office:value-type="string" office:string-value="Williams">
            <text:p>William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mily Perez</text:p>
          </table:table-cell>
          <table:table-cell table:style-name="ce24" table:formula="of:=LEFT([.A348];SEARCH(&quot; &quot;;[.A348])-1)" office:value-type="string" office:string-value="Emily">
            <text:p>Emily</text:p>
          </table:table-cell>
          <table:table-cell table:style-name="ce23" table:formula="of:=MID([.A348];SEARCH(&quot; &quot;;[.A348])+1;LEN([.A348]))" office:value-type="string" office:string-value="Perez">
            <text:p>Pe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e Alexander</text:p>
          </table:table-cell>
          <table:table-cell table:style-name="ce24" table:formula="of:=LEFT([.A349];SEARCH(&quot; &quot;;[.A349])-1)" office:value-type="string" office:string-value="Julie">
            <text:p>Julie</text:p>
          </table:table-cell>
          <table:table-cell table:style-name="ce23" table:formula="of:=MID([.A349];SEARCH(&quot; &quot;;[.A349])+1;LEN([.A349]))" office:value-type="string" office:string-value="Alexander">
            <text:p>Alexand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cole Long</text:p>
          </table:table-cell>
          <table:table-cell table:style-name="ce24" table:formula="of:=LEFT([.A350];SEARCH(&quot; &quot;;[.A350])-1)" office:value-type="string" office:string-value="Nicole">
            <text:p>Nicole</text:p>
          </table:table-cell>
          <table:table-cell table:style-name="ce23" table:formula="of:=MID([.A350];SEARCH(&quot; &quot;;[.A350])+1;LEN([.A350]))" office:value-type="string" office:string-value="Long">
            <text:p>Lo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ice Green</text:p>
          </table:table-cell>
          <table:table-cell table:style-name="ce24" table:formula="of:=LEFT([.A351];SEARCH(&quot; &quot;;[.A351])-1)" office:value-type="string" office:string-value="Alice">
            <text:p>Alice</text:p>
          </table:table-cell>
          <table:table-cell table:style-name="ce23" table:formula="of:=MID([.A351];SEARCH(&quot; &quot;;[.A351])+1;LEN([.A351]))" office:value-type="string" office:string-value="Green">
            <text:p>Gre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nifer Nelson</text:p>
          </table:table-cell>
          <table:table-cell table:style-name="ce24" table:formula="of:=LEFT([.A352];SEARCH(&quot; &quot;;[.A352])-1)" office:value-type="string" office:string-value="Jennifer">
            <text:p>Jennifer</text:p>
          </table:table-cell>
          <table:table-cell table:style-name="ce23" table:formula="of:=MID([.A352];SEARCH(&quot; &quot;;[.A352])+1;LEN([.A352]))" office:value-type="string" office:string-value="Nelson">
            <text:p>Ne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garet Hernandez</text:p>
          </table:table-cell>
          <table:table-cell table:style-name="ce24" table:formula="of:=LEFT([.A353];SEARCH(&quot; &quot;;[.A353])-1)" office:value-type="string" office:string-value="Margaret">
            <text:p>Margaret</text:p>
          </table:table-cell>
          <table:table-cell table:style-name="ce23" table:formula="of:=MID([.A353];SEARCH(&quot; &quot;;[.A353])+1;LEN([.A353]))" office:value-type="string" office:string-value="Hernandez">
            <text:p>Hernand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ryn King</text:p>
          </table:table-cell>
          <table:table-cell table:style-name="ce24" table:formula="of:=LEFT([.A354];SEARCH(&quot; &quot;;[.A354])-1)" office:value-type="string" office:string-value="Kathryn">
            <text:p>Kathryn</text:p>
          </table:table-cell>
          <table:table-cell table:style-name="ce23" table:formula="of:=MID([.A354];SEARCH(&quot; &quot;;[.A354])+1;LEN([.A354]))" office:value-type="string" office:string-value="King">
            <text:p>Ki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dith Watson</text:p>
          </table:table-cell>
          <table:table-cell table:style-name="ce24" table:formula="of:=LEFT([.A355];SEARCH(&quot; &quot;;[.A355])-1)" office:value-type="string" office:string-value="Judith">
            <text:p>Judith</text:p>
          </table:table-cell>
          <table:table-cell table:style-name="ce23" table:formula="of:=MID([.A355];SEARCH(&quot; &quot;;[.A355])+1;LEN([.A355]))" office:value-type="string" office:string-value="Watson">
            <text:p>Wat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tricia Collins</text:p>
          </table:table-cell>
          <table:table-cell table:style-name="ce24" table:formula="of:=LEFT([.A356];SEARCH(&quot; &quot;;[.A356])-1)" office:value-type="string" office:string-value="Patricia">
            <text:p>Patricia</text:p>
          </table:table-cell>
          <table:table-cell table:style-name="ce23" table:formula="of:=MID([.A356];SEARCH(&quot; &quot;;[.A356])+1;LEN([.A356]))" office:value-type="string" office:string-value="Collins">
            <text:p>Coll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an Sanchez</text:p>
          </table:table-cell>
          <table:table-cell table:style-name="ce24" table:formula="of:=LEFT([.A357];SEARCH(&quot; &quot;;[.A357])-1)" office:value-type="string" office:string-value="Jean">
            <text:p>Jean</text:p>
          </table:table-cell>
          <table:table-cell table:style-name="ce23" table:formula="of:=MID([.A357];SEARCH(&quot; &quot;;[.A357])+1;LEN([.A357]))" office:value-type="string" office:string-value="Sanchez">
            <text:p>Sanch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lissa Brooks</text:p>
          </table:table-cell>
          <table:table-cell table:style-name="ce24" table:formula="of:=LEFT([.A358];SEARCH(&quot; &quot;;[.A358])-1)" office:value-type="string" office:string-value="Melissa">
            <text:p>Melissa</text:p>
          </table:table-cell>
          <table:table-cell table:style-name="ce23" table:formula="of:=MID([.A358];SEARCH(&quot; &quot;;[.A358])+1;LEN([.A358]))" office:value-type="string" office:string-value="Brooks">
            <text:p>Broo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yn Smith</text:p>
          </table:table-cell>
          <table:table-cell table:style-name="ce24" table:formula="of:=LEFT([.A359];SEARCH(&quot; &quot;;[.A359])-1)" office:value-type="string" office:string-value="Carolyn">
            <text:p>Carolyn</text:p>
          </table:table-cell>
          <table:table-cell table:style-name="ce23" table:formula="of:=MID([.A359];SEARCH(&quot; &quot;;[.A359])+1;LEN([.A359]))" office:value-type="string" office:string-value="Smith">
            <text:p>Smit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is Brown</text:p>
          </table:table-cell>
          <table:table-cell table:style-name="ce24" table:formula="of:=LEFT([.A360];SEARCH(&quot; &quot;;[.A360])-1)" office:value-type="string" office:string-value="Doris">
            <text:p>Doris</text:p>
          </table:table-cell>
          <table:table-cell table:style-name="ce23" table:formula="of:=MID([.A360];SEARCH(&quot; &quot;;[.A360])+1;LEN([.A360]))" office:value-type="string" office:string-value="Brown">
            <text:p>Brow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a Russell</text:p>
          </table:table-cell>
          <table:table-cell table:style-name="ce24" table:formula="of:=LEFT([.A361];SEARCH(&quot; &quot;;[.A361])-1)" office:value-type="string" office:string-value="Julia">
            <text:p>Julia</text:p>
          </table:table-cell>
          <table:table-cell table:style-name="ce23" table:formula="of:=MID([.A361];SEARCH(&quot; &quot;;[.A361])+1;LEN([.A361]))" office:value-type="string" office:string-value="Russell">
            <text:p>Russ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rene Griffin</text:p>
          </table:table-cell>
          <table:table-cell table:style-name="ce24" table:formula="of:=LEFT([.A362];SEARCH(&quot; &quot;;[.A362])-1)" office:value-type="string" office:string-value="Irene">
            <text:p>Irene</text:p>
          </table:table-cell>
          <table:table-cell table:style-name="ce23" table:formula="of:=MID([.A362];SEARCH(&quot; &quot;;[.A362])+1;LEN([.A362]))" office:value-type="string" office:string-value="Griffin">
            <text:p>Griff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Wanda Coleman</text:p>
          </table:table-cell>
          <table:table-cell table:style-name="ce24" table:formula="of:=LEFT([.A363];SEARCH(&quot; &quot;;[.A363])-1)" office:value-type="string" office:string-value="Wanda">
            <text:p>Wanda</text:p>
          </table:table-cell>
          <table:table-cell table:style-name="ce23" table:formula="of:=MID([.A363];SEARCH(&quot; &quot;;[.A363])+1;LEN([.A363]))" office:value-type="string" office:string-value="Coleman">
            <text:p>Cole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imberly Simmons</text:p>
          </table:table-cell>
          <table:table-cell table:style-name="ce24" table:formula="of:=LEFT([.A364];SEARCH(&quot; &quot;;[.A364])-1)" office:value-type="string" office:string-value="Kimberly">
            <text:p>Kimberly</text:p>
          </table:table-cell>
          <table:table-cell table:style-name="ce23" table:formula="of:=MID([.A364];SEARCH(&quot; &quot;;[.A364])+1;LEN([.A364]))" office:value-type="string" office:string-value="Simmons">
            <text:p>Simmo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is Patterson</text:p>
          </table:table-cell>
          <table:table-cell table:style-name="ce24" table:formula="of:=LEFT([.A365];SEARCH(&quot; &quot;;[.A365])-1)" office:value-type="string" office:string-value="Lois">
            <text:p>Lois</text:p>
          </table:table-cell>
          <table:table-cell table:style-name="ce23" table:formula="of:=MID([.A365];SEARCH(&quot; &quot;;[.A365])+1;LEN([.A365]))" office:value-type="string" office:string-value="Patterson">
            <text:p>Pat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ebecca Hughes</text:p>
          </table:table-cell>
          <table:table-cell table:style-name="ce24" table:formula="of:=LEFT([.A366];SEARCH(&quot; &quot;;[.A366])-1)" office:value-type="string" office:string-value="Rebecca">
            <text:p>Rebecca</text:p>
          </table:table-cell>
          <table:table-cell table:style-name="ce23" table:formula="of:=MID([.A366];SEARCH(&quot; &quot;;[.A366])+1;LEN([.A366]))" office:value-type="string" office:string-value="Hughes">
            <text:p>Hugh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ndra Wilson</text:p>
          </table:table-cell>
          <table:table-cell table:style-name="ce24" table:formula="of:=LEFT([.A367];SEARCH(&quot; &quot;;[.A367])-1)" office:value-type="string" office:string-value="Sandra">
            <text:p>Sandra</text:p>
          </table:table-cell>
          <table:table-cell table:style-name="ce23" table:formula="of:=MID([.A367];SEARCH(&quot; &quot;;[.A367])+1;LEN([.A367]))" office:value-type="string" office:string-value="Wilson">
            <text:p>Wi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ssica Mitchell</text:p>
          </table:table-cell>
          <table:table-cell table:style-name="ce24" table:formula="of:=LEFT([.A368];SEARCH(&quot; &quot;;[.A368])-1)" office:value-type="string" office:string-value="Jessica">
            <text:p>Jessica</text:p>
          </table:table-cell>
          <table:table-cell table:style-name="ce23" table:formula="of:=MID([.A368];SEARCH(&quot; &quot;;[.A368])+1;LEN([.A368]))" office:value-type="string" office:string-value="Mitchell">
            <text:p>Mitch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elly Ross</text:p>
          </table:table-cell>
          <table:table-cell table:style-name="ce24" table:formula="of:=LEFT([.A369];SEARCH(&quot; &quot;;[.A369])-1)" office:value-type="string" office:string-value="Kelly">
            <text:p>Kelly</text:p>
          </table:table-cell>
          <table:table-cell table:style-name="ce23" table:formula="of:=MID([.A369];SEARCH(&quot; &quot;;[.A369])+1;LEN([.A369]))" office:value-type="string" office:string-value="Ross">
            <text:p>Ro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e Clark</text:p>
          </table:table-cell>
          <table:table-cell table:style-name="ce24" table:formula="of:=LEFT([.A370];SEARCH(&quot; &quot;;[.A370])-1)" office:value-type="string" office:string-value="Diane">
            <text:p>Diane</text:p>
          </table:table-cell>
          <table:table-cell table:style-name="ce23" table:formula="of:=MID([.A370];SEARCH(&quot; &quot;;[.A370])+1;LEN([.A370]))" office:value-type="string" office:string-value="Clark">
            <text:p>Clar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irley Ward</text:p>
          </table:table-cell>
          <table:table-cell table:style-name="ce24" table:formula="of:=LEFT([.A371];SEARCH(&quot; &quot;;[.A371])-1)" office:value-type="string" office:string-value="Shirley">
            <text:p>Shirley</text:p>
          </table:table-cell>
          <table:table-cell table:style-name="ce23" table:formula="of:=MID([.A371];SEARCH(&quot; &quot;;[.A371])+1;LEN([.A371]))" office:value-type="string" office:string-value="Ward">
            <text:p>W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ula Howard</text:p>
          </table:table-cell>
          <table:table-cell table:style-name="ce24" table:formula="of:=LEFT([.A372];SEARCH(&quot; &quot;;[.A372])-1)" office:value-type="string" office:string-value="Paula">
            <text:p>Paula</text:p>
          </table:table-cell>
          <table:table-cell table:style-name="ce23" table:formula="of:=MID([.A372];SEARCH(&quot; &quot;;[.A372])+1;LEN([.A372]))" office:value-type="string" office:string-value="Howard">
            <text:p>How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ron Bennett</text:p>
          </table:table-cell>
          <table:table-cell table:style-name="ce24" table:formula="of:=LEFT([.A373];SEARCH(&quot; &quot;;[.A373])-1)" office:value-type="string" office:string-value="Sharon">
            <text:p>Sharon</text:p>
          </table:table-cell>
          <table:table-cell table:style-name="ce23" table:formula="of:=MID([.A373];SEARCH(&quot; &quot;;[.A373])+1;LEN([.A373]))" office:value-type="string" office:string-value="Bennett">
            <text:p>Benne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arbara Gonzalez</text:p>
          </table:table-cell>
          <table:table-cell table:style-name="ce24" table:formula="of:=LEFT([.A374];SEARCH(&quot; &quot;;[.A374])-1)" office:value-type="string" office:string-value="Barbara">
            <text:p>Barbara</text:p>
          </table:table-cell>
          <table:table-cell table:style-name="ce23" table:formula="of:=MID([.A374];SEARCH(&quot; &quot;;[.A374])+1;LEN([.A374]))" office:value-type="string" office:string-value="Gonzalez">
            <text:p>Gonzal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h Ramirez</text:p>
          </table:table-cell>
          <table:table-cell table:style-name="ce24" table:formula="of:=LEFT([.A375];SEARCH(&quot; &quot;;[.A375])-1)" office:value-type="string" office:string-value="Sarah">
            <text:p>Sarah</text:p>
          </table:table-cell>
          <table:table-cell table:style-name="ce23" table:formula="of:=MID([.A375];SEARCH(&quot; &quot;;[.A375])+1;LEN([.A375]))" office:value-type="string" office:string-value="Ramirez">
            <text:p>Rami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my Richardson</text:p>
          </table:table-cell>
          <table:table-cell table:style-name="ce24" table:formula="of:=LEFT([.A376];SEARCH(&quot; &quot;;[.A376])-1)" office:value-type="string" office:string-value="Amy">
            <text:p>Amy</text:p>
          </table:table-cell>
          <table:table-cell table:style-name="ce23" table:formula="of:=MID([.A376];SEARCH(&quot; &quot;;[.A376])+1;LEN([.A376]))" office:value-type="string" office:string-value="Richardson">
            <text:p>Richard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loria Scott</text:p>
          </table:table-cell>
          <table:table-cell table:style-name="ce24" table:formula="of:=LEFT([.A377];SEARCH(&quot; &quot;;[.A377])-1)" office:value-type="string" office:string-value="Gloria">
            <text:p>Gloria</text:p>
          </table:table-cell>
          <table:table-cell table:style-name="ce23" table:formula="of:=MID([.A377];SEARCH(&quot; &quot;;[.A377])+1;LEN([.A377]))" office:value-type="string" office:string-value="Scott">
            <text:p>Sco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ldred Hill</text:p>
          </table:table-cell>
          <table:table-cell table:style-name="ce24" table:formula="of:=LEFT([.A378];SEARCH(&quot; &quot;;[.A378])-1)" office:value-type="string" office:string-value="Mildred">
            <text:p>Mildred</text:p>
          </table:table-cell>
          <table:table-cell table:style-name="ce23" table:formula="of:=MID([.A378];SEARCH(&quot; &quot;;[.A378])+1;LEN([.A378]))" office:value-type="string" office:string-value="Hill">
            <text:p>Hi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nna Hall</text:p>
          </table:table-cell>
          <table:table-cell table:style-name="ce24" table:formula="of:=LEFT([.A379];SEARCH(&quot; &quot;;[.A379])-1)" office:value-type="string" office:string-value="Donna">
            <text:p>Donna</text:p>
          </table:table-cell>
          <table:table-cell table:style-name="ce23" table:formula="of:=MID([.A379];SEARCH(&quot; &quot;;[.A379])+1;LEN([.A379]))" office:value-type="string" office:string-value="Hall">
            <text:p>Ha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therine Bryant</text:p>
          </table:table-cell>
          <table:table-cell table:style-name="ce24" table:formula="of:=LEFT([.A380];SEARCH(&quot; &quot;;[.A380])-1)" office:value-type="string" office:string-value="Catherine">
            <text:p>Catherine</text:p>
          </table:table-cell>
          <table:table-cell table:style-name="ce23" table:formula="of:=MID([.A380];SEARCH(&quot; &quot;;[.A380])+1;LEN([.A380]))" office:value-type="string" office:string-value="Bryant">
            <text:p>Bryan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heresa Reed</text:p>
          </table:table-cell>
          <table:table-cell table:style-name="ce24" table:formula="of:=LEFT([.A381];SEARCH(&quot; &quot;;[.A381])-1)" office:value-type="string" office:string-value="Theresa">
            <text:p>Theresa</text:p>
          </table:table-cell>
          <table:table-cell table:style-name="ce23" table:formula="of:=MID([.A381];SEARCH(&quot; &quot;;[.A381])+1;LEN([.A381]))" office:value-type="string" office:string-value="Reed">
            <text:p>Ree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achel Lewis</text:p>
          </table:table-cell>
          <table:table-cell table:style-name="ce24" table:formula="of:=LEFT([.A382];SEARCH(&quot; &quot;;[.A382])-1)" office:value-type="string" office:string-value="Rachel">
            <text:p>Rachel</text:p>
          </table:table-cell>
          <table:table-cell table:style-name="ce23" table:formula="of:=MID([.A382];SEARCH(&quot; &quot;;[.A382])+1;LEN([.A382]))" office:value-type="string" office:string-value="Lewis">
            <text:p>Lew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leen Murphy</text:p>
          </table:table-cell>
          <table:table-cell table:style-name="ce24" table:formula="of:=LEFT([.A383];SEARCH(&quot; &quot;;[.A383])-1)" office:value-type="string" office:string-value="Kathleen">
            <text:p>Kathleen</text:p>
          </table:table-cell>
          <table:table-cell table:style-name="ce23" table:formula="of:=MID([.A383];SEARCH(&quot; &quot;;[.A383])+1;LEN([.A383]))" office:value-type="string" office:string-value="Murphy">
            <text:p>Murph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tha Stewart</text:p>
          </table:table-cell>
          <table:table-cell table:style-name="ce24" table:formula="of:=LEFT([.A384];SEARCH(&quot; &quot;;[.A384])-1)" office:value-type="string" office:string-value="Martha">
            <text:p>Martha</text:p>
          </table:table-cell>
          <table:table-cell table:style-name="ce23" table:formula="of:=MID([.A384];SEARCH(&quot; &quot;;[.A384])+1;LEN([.A384]))" office:value-type="string" office:string-value="Stewart">
            <text:p>Stewar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sa Jackson</text:p>
          </table:table-cell>
          <table:table-cell table:style-name="ce24" table:formula="of:=LEFT([.A385];SEARCH(&quot; &quot;;[.A385])-1)" office:value-type="string" office:string-value="Lisa">
            <text:p>Lisa</text:p>
          </table:table-cell>
          <table:table-cell table:style-name="ce23" table:formula="of:=MID([.A385];SEARCH(&quot; &quot;;[.A385])+1;LEN([.A385]))" office:value-type="string" office:string-value="Jackson">
            <text:p>Jack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chelle Martinez</text:p>
          </table:table-cell>
          <table:table-cell table:style-name="ce24" table:formula="of:=LEFT([.A386];SEARCH(&quot; &quot;;[.A386])-1)" office:value-type="string" office:string-value="Michelle">
            <text:p>Michelle</text:p>
          </table:table-cell>
          <table:table-cell table:style-name="ce23" table:formula="of:=MID([.A386];SEARCH(&quot; &quot;;[.A386])+1;LEN([.A386]))" office:value-type="string" office:string-value="Martinez">
            <text:p>Martin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Frances Martin</text:p>
          </table:table-cell>
          <table:table-cell table:style-name="ce24" table:formula="of:=LEFT([.A387];SEARCH(&quot; &quot;;[.A387])-1)" office:value-type="string" office:string-value="Frances">
            <text:p>Frances</text:p>
          </table:table-cell>
          <table:table-cell table:style-name="ce23" table:formula="of:=MID([.A387];SEARCH(&quot; &quot;;[.A387])+1;LEN([.A387]))" office:value-type="string" office:string-value="Martin">
            <text:p>Mart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len Henderson</text:p>
          </table:table-cell>
          <table:table-cell table:style-name="ce24" table:formula="of:=LEFT([.A388];SEARCH(&quot; &quot;;[.A388])-1)" office:value-type="string" office:string-value="Helen">
            <text:p>Helen</text:p>
          </table:table-cell>
          <table:table-cell table:style-name="ce23" table:formula="of:=MID([.A388];SEARCH(&quot; &quot;;[.A388])+1;LEN([.A388]))" office:value-type="string" office:string-value="Henderson">
            <text:p>Hend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nda Miller</text:p>
          </table:table-cell>
          <table:table-cell table:style-name="ce24" table:formula="of:=LEFT([.A389];SEARCH(&quot; &quot;;[.A389])-1)" office:value-type="string" office:string-value="Linda">
            <text:p>Linda</text:p>
          </table:table-cell>
          <table:table-cell table:style-name="ce23" table:formula="of:=MID([.A389];SEARCH(&quot; &quot;;[.A389])+1;LEN([.A389]))" office:value-type="string" office:string-value="Miller">
            <text:p>Mil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onnie Young</text:p>
          </table:table-cell>
          <table:table-cell table:style-name="ce24" table:formula="of:=LEFT([.A390];SEARCH(&quot; &quot;;[.A390])-1)" office:value-type="string" office:string-value="Bonnie">
            <text:p>Bonnie</text:p>
          </table:table-cell>
          <table:table-cell table:style-name="ce23" table:formula="of:=MID([.A390];SEARCH(&quot; &quot;;[.A390])+1;LEN([.A390]))" office:value-type="string" office:string-value="Young">
            <text:p>You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ather Adams</text:p>
          </table:table-cell>
          <table:table-cell table:style-name="ce24" table:formula="of:=LEFT([.A391];SEARCH(&quot; &quot;;[.A391])-1)" office:value-type="string" office:string-value="Heather">
            <text:p>Heather</text:p>
          </table:table-cell>
          <table:table-cell table:style-name="ce23" table:formula="of:=MID([.A391];SEARCH(&quot; &quot;;[.A391])+1;LEN([.A391]))" office:value-type="string" office:string-value="Adams">
            <text:p>Adam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orah Anderson</text:p>
          </table:table-cell>
          <table:table-cell table:style-name="ce24" table:formula="of:=LEFT([.A392];SEARCH(&quot; &quot;;[.A392])-1)" office:value-type="string" office:string-value="Deborah">
            <text:p>Deborah</text:p>
          </table:table-cell>
          <table:table-cell table:style-name="ce23" table:formula="of:=MID([.A392];SEARCH(&quot; &quot;;[.A392])+1;LEN([.A392]))" office:value-type="string" office:string-value="Anderson">
            <text:p>And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shley Rodriguez</text:p>
          </table:table-cell>
          <table:table-cell table:style-name="ce24" table:formula="of:=LEFT([.A393];SEARCH(&quot; &quot;;[.A393])-1)" office:value-type="string" office:string-value="Ashley">
            <text:p>Ashley</text:p>
          </table:table-cell>
          <table:table-cell table:style-name="ce23" table:formula="of:=MID([.A393];SEARCH(&quot; &quot;;[.A393])+1;LEN([.A393]))" office:value-type="string" office:string-value="Rodriguez">
            <text:p>Rodrigu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 Wright</text:p>
          </table:table-cell>
          <table:table-cell table:style-name="ce24" table:formula="of:=LEFT([.A394];SEARCH(&quot; &quot;;[.A394])-1)" office:value-type="string" office:string-value="Carol">
            <text:p>Carol</text:p>
          </table:table-cell>
          <table:table-cell table:style-name="ce23" table:formula="of:=MID([.A394];SEARCH(&quot; &quot;;[.A394])+1;LEN([.A394]))" office:value-type="string" office:string-value="Wright">
            <text:p>Wrigh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ri Washington</text:p>
          </table:table-cell>
          <table:table-cell table:style-name="ce24" table:formula="of:=LEFT([.A395];SEARCH(&quot; &quot;;[.A395])-1)" office:value-type="string" office:string-value="Lori">
            <text:p>Lori</text:p>
          </table:table-cell>
          <table:table-cell table:style-name="ce23" table:formula="of:=MID([.A395];SEARCH(&quot; &quot;;[.A395])+1;LEN([.A395]))" office:value-type="string" office:string-value="Washington">
            <text:p>Washing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 Foster</text:p>
          </table:table-cell>
          <table:table-cell table:style-name="ce24" table:formula="of:=LEFT([.A396];SEARCH(&quot; &quot;;[.A396])-1)" office:value-type="string" office:string-value="Jane">
            <text:p>Jane</text:p>
          </table:table-cell>
          <table:table-cell table:style-name="ce23" table:formula="of:=MID([.A396];SEARCH(&quot; &quot;;[.A396])+1;LEN([.A396]))" office:value-type="string" office:string-value="Foster">
            <text:p>Fos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verly Price</text:p>
          </table:table-cell>
          <table:table-cell table:style-name="ce24" table:formula="of:=LEFT([.A397];SEARCH(&quot; &quot;;[.A397])-1)" office:value-type="string" office:string-value="Beverly">
            <text:p>Beverly</text:p>
          </table:table-cell>
          <table:table-cell table:style-name="ce23" table:formula="of:=MID([.A397];SEARCH(&quot; &quot;;[.A397])+1;LEN([.A397]))" office:value-type="string" office:string-value="Price">
            <text:p>Pric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y Campbell</text:p>
          </table:table-cell>
          <table:table-cell table:style-name="ce24" table:formula="of:=LEFT([.A398];SEARCH(&quot; &quot;;[.A398])-1)" office:value-type="string" office:string-value="Mary">
            <text:p>Mary</text:p>
          </table:table-cell>
          <table:table-cell table:style-name="ce23" table:formula="of:=MID([.A398];SEARCH(&quot; &quot;;[.A398])+1;LEN([.A398]))" office:value-type="string" office:string-value="Campbell">
            <text:p>Campb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ra Rivera</text:p>
          </table:table-cell>
          <table:table-cell table:style-name="ce24" table:formula="of:=LEFT([.A399];SEARCH(&quot; &quot;;[.A399])-1)" office:value-type="string" office:string-value="Debra">
            <text:p>Debra</text:p>
          </table:table-cell>
          <table:table-cell table:style-name="ce23" table:formula="of:=MID([.A399];SEARCH(&quot; &quot;;[.A399])+1;LEN([.A399]))" office:value-type="string" office:string-value="Rivera">
            <text:p>River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 Gray</text:p>
          </table:table-cell>
          <table:table-cell table:style-name="ce24" table:formula="of:=LEFT([.A400];SEARCH(&quot; &quot;;[.A400])-1)" office:value-type="string" office:string-value="Ann">
            <text:p>Ann</text:p>
          </table:table-cell>
          <table:table-cell table:style-name="ce23" table:formula="of:=MID([.A400];SEARCH(&quot; &quot;;[.A400])+1;LEN([.A400]))" office:value-type="string" office:string-value="Gray">
            <text:p>Gra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heresa Lopez</text:p>
          </table:table-cell>
          <table:table-cell table:style-name="ce24" table:formula="of:=LEFT([.A401];SEARCH(&quot; &quot;;[.A401])-1)" office:value-type="string" office:string-value="Theresa">
            <text:p>Theresa</text:p>
          </table:table-cell>
          <table:table-cell table:style-name="ce23" table:formula="of:=MID([.A401];SEARCH(&quot; &quot;;[.A401])+1;LEN([.A401]))" office:value-type="string" office:string-value="Lopez">
            <text:p>Lop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othy Simmons</text:p>
          </table:table-cell>
          <table:table-cell table:style-name="ce24" table:formula="of:=LEFT([.A402];SEARCH(&quot; &quot;;[.A402])-1)" office:value-type="string" office:string-value="Dorothy">
            <text:p>Dorothy</text:p>
          </table:table-cell>
          <table:table-cell table:style-name="ce23" table:formula="of:=MID([.A402];SEARCH(&quot; &quot;;[.A402])+1;LEN([.A402]))" office:value-type="string" office:string-value="Simmons">
            <text:p>Simmo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shley Wright</text:p>
          </table:table-cell>
          <table:table-cell table:style-name="ce24" table:formula="of:=LEFT([.A403];SEARCH(&quot; &quot;;[.A403])-1)" office:value-type="string" office:string-value="Ashley">
            <text:p>Ashley</text:p>
          </table:table-cell>
          <table:table-cell table:style-name="ce23" table:formula="of:=MID([.A403];SEARCH(&quot; &quot;;[.A403])+1;LEN([.A403]))" office:value-type="string" office:string-value="Wright">
            <text:p>Wrigh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ancy Hall</text:p>
          </table:table-cell>
          <table:table-cell table:style-name="ce24" table:formula="of:=LEFT([.A404];SEARCH(&quot; &quot;;[.A404])-1)" office:value-type="string" office:string-value="Nancy">
            <text:p>Nancy</text:p>
          </table:table-cell>
          <table:table-cell table:style-name="ce23" table:formula="of:=MID([.A404];SEARCH(&quot; &quot;;[.A404])+1;LEN([.A404]))" office:value-type="string" office:string-value="Hall">
            <text:p>Ha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eresa Griffin</text:p>
          </table:table-cell>
          <table:table-cell table:style-name="ce24" table:formula="of:=LEFT([.A405];SEARCH(&quot; &quot;;[.A405])-1)" office:value-type="string" office:string-value="Teresa">
            <text:p>Teresa</text:p>
          </table:table-cell>
          <table:table-cell table:style-name="ce23" table:formula="of:=MID([.A405];SEARCH(&quot; &quot;;[.A405])+1;LEN([.A405]))" office:value-type="string" office:string-value="Griffin">
            <text:p>Griff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yce Moore</text:p>
          </table:table-cell>
          <table:table-cell table:style-name="ce24" table:formula="of:=LEFT([.A406];SEARCH(&quot; &quot;;[.A406])-1)" office:value-type="string" office:string-value="Joyce">
            <text:p>Joyce</text:p>
          </table:table-cell>
          <table:table-cell table:style-name="ce23" table:formula="of:=MID([.A406];SEARCH(&quot; &quot;;[.A406])+1;LEN([.A406]))" office:value-type="string" office:string-value="Moore">
            <text:p>Moor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garet Collins</text:p>
          </table:table-cell>
          <table:table-cell table:style-name="ce24" table:formula="of:=LEFT([.A407];SEARCH(&quot; &quot;;[.A407])-1)" office:value-type="string" office:string-value="Margaret">
            <text:p>Margaret</text:p>
          </table:table-cell>
          <table:table-cell table:style-name="ce23" table:formula="of:=MID([.A407];SEARCH(&quot; &quot;;[.A407])+1;LEN([.A407]))" office:value-type="string" office:string-value="Collins">
            <text:p>Coll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uise Ramirez</text:p>
          </table:table-cell>
          <table:table-cell table:style-name="ce24" table:formula="of:=LEFT([.A408];SEARCH(&quot; &quot;;[.A408])-1)" office:value-type="string" office:string-value="Louise">
            <text:p>Louise</text:p>
          </table:table-cell>
          <table:table-cell table:style-name="ce23" table:formula="of:=MID([.A408];SEARCH(&quot; &quot;;[.A408])+1;LEN([.A408]))" office:value-type="string" office:string-value="Ramirez">
            <text:p>Rami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velyn Clark</text:p>
          </table:table-cell>
          <table:table-cell table:style-name="ce24" table:formula="of:=LEFT([.A409];SEARCH(&quot; &quot;;[.A409])-1)" office:value-type="string" office:string-value="Evelyn">
            <text:p>Evelyn</text:p>
          </table:table-cell>
          <table:table-cell table:style-name="ce23" table:formula="of:=MID([.A409];SEARCH(&quot; &quot;;[.A409])+1;LEN([.A409]))" office:value-type="string" office:string-value="Clark">
            <text:p>Clar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eryl Williams</text:p>
          </table:table-cell>
          <table:table-cell table:style-name="ce24" table:formula="of:=LEFT([.A410];SEARCH(&quot; &quot;;[.A410])-1)" office:value-type="string" office:string-value="Cheryl">
            <text:p>Cheryl</text:p>
          </table:table-cell>
          <table:table-cell table:style-name="ce23" table:formula="of:=MID([.A410];SEARCH(&quot; &quot;;[.A410])+1;LEN([.A410]))" office:value-type="string" office:string-value="Williams">
            <text:p>William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ldred Thompson</text:p>
          </table:table-cell>
          <table:table-cell table:style-name="ce24" table:formula="of:=LEFT([.A411];SEARCH(&quot; &quot;;[.A411])-1)" office:value-type="string" office:string-value="Mildred">
            <text:p>Mildred</text:p>
          </table:table-cell>
          <table:table-cell table:style-name="ce23" table:formula="of:=MID([.A411];SEARCH(&quot; &quot;;[.A411])+1;LEN([.A411]))" office:value-type="string" office:string-value="Thompson">
            <text:p>Thomp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san Green</text:p>
          </table:table-cell>
          <table:table-cell table:style-name="ce24" table:formula="of:=LEFT([.A412];SEARCH(&quot; &quot;;[.A412])-1)" office:value-type="string" office:string-value="Susan">
            <text:p>Susan</text:p>
          </table:table-cell>
          <table:table-cell table:style-name="ce23" table:formula="of:=MID([.A412];SEARCH(&quot; &quot;;[.A412])+1;LEN([.A412]))" office:value-type="string" office:string-value="Green">
            <text:p>Gre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h Davis</text:p>
          </table:table-cell>
          <table:table-cell table:style-name="ce24" table:formula="of:=LEFT([.A413];SEARCH(&quot; &quot;;[.A413])-1)" office:value-type="string" office:string-value="Sarah">
            <text:p>Sarah</text:p>
          </table:table-cell>
          <table:table-cell table:style-name="ce23" table:formula="of:=MID([.A413];SEARCH(&quot; &quot;;[.A413])+1;LEN([.A413]))" office:value-type="string" office:string-value="Davis">
            <text:p>Dav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cqueline Evans</text:p>
          </table:table-cell>
          <table:table-cell table:style-name="ce24" table:formula="of:=LEFT([.A414];SEARCH(&quot; &quot;;[.A414])-1)" office:value-type="string" office:string-value="Jacqueline">
            <text:p>Jacqueline</text:p>
          </table:table-cell>
          <table:table-cell table:style-name="ce23" table:formula="of:=MID([.A414];SEARCH(&quot; &quot;;[.A414])+1;LEN([.A414]))" office:value-type="string" office:string-value="Evans">
            <text:p>Eva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lissa Long</text:p>
          </table:table-cell>
          <table:table-cell table:style-name="ce24" table:formula="of:=LEFT([.A415];SEARCH(&quot; &quot;;[.A415])-1)" office:value-type="string" office:string-value="Melissa">
            <text:p>Melissa</text:p>
          </table:table-cell>
          <table:table-cell table:style-name="ce23" table:formula="of:=MID([.A415];SEARCH(&quot; &quot;;[.A415])+1;LEN([.A415]))" office:value-type="string" office:string-value="Long">
            <text:p>Lo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llian Cook</text:p>
          </table:table-cell>
          <table:table-cell table:style-name="ce24" table:formula="of:=LEFT([.A416];SEARCH(&quot; &quot;;[.A416])-1)" office:value-type="string" office:string-value="Lillian">
            <text:p>Lillian</text:p>
          </table:table-cell>
          <table:table-cell table:style-name="ce23" table:formula="of:=MID([.A416];SEARCH(&quot; &quot;;[.A416])+1;LEN([.A416]))" office:value-type="string" office:string-value="Cook">
            <text:p>Coo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manda Barnes</text:p>
          </table:table-cell>
          <table:table-cell table:style-name="ce24" table:formula="of:=LEFT([.A417];SEARCH(&quot; &quot;;[.A417])-1)" office:value-type="string" office:string-value="Amanda">
            <text:p>Amanda</text:p>
          </table:table-cell>
          <table:table-cell table:style-name="ce23" table:formula="of:=MID([.A417];SEARCH(&quot; &quot;;[.A417])+1;LEN([.A417]))" office:value-type="string" office:string-value="Barnes">
            <text:p>Bar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dith Patterson</text:p>
          </table:table-cell>
          <table:table-cell table:style-name="ce24" table:formula="of:=LEFT([.A418];SEARCH(&quot; &quot;;[.A418])-1)" office:value-type="string" office:string-value="Judith">
            <text:p>Judith</text:p>
          </table:table-cell>
          <table:table-cell table:style-name="ce23" table:formula="of:=MID([.A418];SEARCH(&quot; &quot;;[.A418])+1;LEN([.A418]))" office:value-type="string" office:string-value="Patterson">
            <text:p>Pat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ie Watson</text:p>
          </table:table-cell>
          <table:table-cell table:style-name="ce24" table:formula="of:=LEFT([.A419];SEARCH(&quot; &quot;;[.A419])-1)" office:value-type="string" office:string-value="Annie">
            <text:p>Annie</text:p>
          </table:table-cell>
          <table:table-cell table:style-name="ce23" table:formula="of:=MID([.A419];SEARCH(&quot; &quot;;[.A419])+1;LEN([.A419]))" office:value-type="string" office:string-value="Watson">
            <text:p>Wat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ryn Price</text:p>
          </table:table-cell>
          <table:table-cell table:style-name="ce24" table:formula="of:=LEFT([.A420];SEARCH(&quot; &quot;;[.A420])-1)" office:value-type="string" office:string-value="Kathryn">
            <text:p>Kathryn</text:p>
          </table:table-cell>
          <table:table-cell table:style-name="ce23" table:formula="of:=MID([.A420];SEARCH(&quot; &quot;;[.A420])+1;LEN([.A420]))" office:value-type="string" office:string-value="Price">
            <text:p>Pric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mily Foster</text:p>
          </table:table-cell>
          <table:table-cell table:style-name="ce24" table:formula="of:=LEFT([.A421];SEARCH(&quot; &quot;;[.A421])-1)" office:value-type="string" office:string-value="Emily">
            <text:p>Emily</text:p>
          </table:table-cell>
          <table:table-cell table:style-name="ce23" table:formula="of:=MID([.A421];SEARCH(&quot; &quot;;[.A421])+1;LEN([.A421]))" office:value-type="string" office:string-value="Foster">
            <text:p>Fos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 Jones</text:p>
          </table:table-cell>
          <table:table-cell table:style-name="ce24" table:formula="of:=LEFT([.A422];SEARCH(&quot; &quot;;[.A422])-1)" office:value-type="string" office:string-value="Ann">
            <text:p>Ann</text:p>
          </table:table-cell>
          <table:table-cell table:style-name="ce23" table:formula="of:=MID([.A422];SEARCH(&quot; &quot;;[.A422])+1;LEN([.A422]))" office:value-type="string" office:string-value="Jones">
            <text:p>Jo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dy Brooks</text:p>
          </table:table-cell>
          <table:table-cell table:style-name="ce24" table:formula="of:=LEFT([.A423];SEARCH(&quot; &quot;;[.A423])-1)" office:value-type="string" office:string-value="Judy">
            <text:p>Judy</text:p>
          </table:table-cell>
          <table:table-cell table:style-name="ce23" table:formula="of:=MID([.A423];SEARCH(&quot; &quot;;[.A423])+1;LEN([.A423]))" office:value-type="string" office:string-value="Brooks">
            <text:p>Broo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verly Gray</text:p>
          </table:table-cell>
          <table:table-cell table:style-name="ce24" table:formula="of:=LEFT([.A424];SEARCH(&quot; &quot;;[.A424])-1)" office:value-type="string" office:string-value="Beverly">
            <text:p>Beverly</text:p>
          </table:table-cell>
          <table:table-cell table:style-name="ce23" table:formula="of:=MID([.A424];SEARCH(&quot; &quot;;[.A424])+1;LEN([.A424]))" office:value-type="string" office:string-value="Gray">
            <text:p>Gra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drea Robinson</text:p>
          </table:table-cell>
          <table:table-cell table:style-name="ce24" table:formula="of:=LEFT([.A425];SEARCH(&quot; &quot;;[.A425])-1)" office:value-type="string" office:string-value="Andrea">
            <text:p>Andrea</text:p>
          </table:table-cell>
          <table:table-cell table:style-name="ce23" table:formula="of:=MID([.A425];SEARCH(&quot; &quot;;[.A425])+1;LEN([.A425]))" office:value-type="string" office:string-value="Robinson">
            <text:p>Robi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th Henderson</text:p>
          </table:table-cell>
          <table:table-cell table:style-name="ce24" table:formula="of:=LEFT([.A426];SEARCH(&quot; &quot;;[.A426])-1)" office:value-type="string" office:string-value="Ruth">
            <text:p>Ruth</text:p>
          </table:table-cell>
          <table:table-cell table:style-name="ce23" table:formula="of:=MID([.A426];SEARCH(&quot; &quot;;[.A426])+1;LEN([.A426]))" office:value-type="string" office:string-value="Henderson">
            <text:p>Hend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mela Baker</text:p>
          </table:table-cell>
          <table:table-cell table:style-name="ce24" table:formula="of:=LEFT([.A427];SEARCH(&quot; &quot;;[.A427])-1)" office:value-type="string" office:string-value="Pamela">
            <text:p>Pamela</text:p>
          </table:table-cell>
          <table:table-cell table:style-name="ce23" table:formula="of:=MID([.A427];SEARCH(&quot; &quot;;[.A427])+1;LEN([.A427]))" office:value-type="string" office:string-value="Baker">
            <text:p>Ba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erine Phillips</text:p>
          </table:table-cell>
          <table:table-cell table:style-name="ce24" table:formula="of:=LEFT([.A428];SEARCH(&quot; &quot;;[.A428])-1)" office:value-type="string" office:string-value="Katherine">
            <text:p>Katherine</text:p>
          </table:table-cell>
          <table:table-cell table:style-name="ce23" table:formula="of:=MID([.A428];SEARCH(&quot; &quot;;[.A428])+1;LEN([.A428]))" office:value-type="string" office:string-value="Phillips">
            <text:p>Phillip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ndra Lewis</text:p>
          </table:table-cell>
          <table:table-cell table:style-name="ce24" table:formula="of:=LEFT([.A429];SEARCH(&quot; &quot;;[.A429])-1)" office:value-type="string" office:string-value="Sandra">
            <text:p>Sandra</text:p>
          </table:table-cell>
          <table:table-cell table:style-name="ce23" table:formula="of:=MID([.A429];SEARCH(&quot; &quot;;[.A429])+1;LEN([.A429]))" office:value-type="string" office:string-value="Lewis">
            <text:p>Lew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t Wood</text:p>
          </table:table-cell>
          <table:table-cell table:style-name="ce24" table:formula="of:=LEFT([.A430];SEARCH(&quot; &quot;;[.A430])-1)" office:value-type="string" office:string-value="Janet">
            <text:p>Janet</text:p>
          </table:table-cell>
          <table:table-cell table:style-name="ce23" table:formula="of:=MID([.A430];SEARCH(&quot; &quot;;[.A430])+1;LEN([.A430]))" office:value-type="string" office:string-value="Wood">
            <text:p>Woo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ra Thomas</text:p>
          </table:table-cell>
          <table:table-cell table:style-name="ce24" table:formula="of:=LEFT([.A431];SEARCH(&quot; &quot;;[.A431])-1)" office:value-type="string" office:string-value="Debra">
            <text:p>Debra</text:p>
          </table:table-cell>
          <table:table-cell table:style-name="ce23" table:formula="of:=MID([.A431];SEARCH(&quot; &quot;;[.A431])+1;LEN([.A431]))" office:value-type="string" office:string-value="Thomas">
            <text:p>Thoma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orma Edwards</text:p>
          </table:table-cell>
          <table:table-cell table:style-name="ce24" table:formula="of:=LEFT([.A432];SEARCH(&quot; &quot;;[.A432])-1)" office:value-type="string" office:string-value="Norma">
            <text:p>Norma</text:p>
          </table:table-cell>
          <table:table-cell table:style-name="ce23" table:formula="of:=MID([.A432];SEARCH(&quot; &quot;;[.A432])+1;LEN([.A432]))" office:value-type="string" office:string-value="Edwards">
            <text:p>Edward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nna Campbell</text:p>
          </table:table-cell>
          <table:table-cell table:style-name="ce24" table:formula="of:=LEFT([.A433];SEARCH(&quot; &quot;;[.A433])-1)" office:value-type="string" office:string-value="Donna">
            <text:p>Donna</text:p>
          </table:table-cell>
          <table:table-cell table:style-name="ce23" table:formula="of:=MID([.A433];SEARCH(&quot; &quot;;[.A433])+1;LEN([.A433]))" office:value-type="string" office:string-value="Campbell">
            <text:p>Campb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nise Cooper</text:p>
          </table:table-cell>
          <table:table-cell table:style-name="ce24" table:formula="of:=LEFT([.A434];SEARCH(&quot; &quot;;[.A434])-1)" office:value-type="string" office:string-value="Denise">
            <text:p>Denise</text:p>
          </table:table-cell>
          <table:table-cell table:style-name="ce23" table:formula="of:=MID([.A434];SEARCH(&quot; &quot;;[.A434])+1;LEN([.A434]))" office:value-type="string" office:string-value="Cooper">
            <text:p>Coop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y Roberts</text:p>
          </table:table-cell>
          <table:table-cell table:style-name="ce24" table:formula="of:=LEFT([.A435];SEARCH(&quot; &quot;;[.A435])-1)" office:value-type="string" office:string-value="Mary">
            <text:p>Mary</text:p>
          </table:table-cell>
          <table:table-cell table:style-name="ce23" table:formula="of:=MID([.A435];SEARCH(&quot; &quot;;[.A435])+1;LEN([.A435]))" office:value-type="string" office:string-value="Roberts">
            <text:p>Robert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irley Jenkins</text:p>
          </table:table-cell>
          <table:table-cell table:style-name="ce24" table:formula="of:=LEFT([.A436];SEARCH(&quot; &quot;;[.A436])-1)" office:value-type="string" office:string-value="Shirley">
            <text:p>Shirley</text:p>
          </table:table-cell>
          <table:table-cell table:style-name="ce23" table:formula="of:=MID([.A436];SEARCH(&quot; &quot;;[.A436])+1;LEN([.A436]))" office:value-type="string" office:string-value="Jenkins">
            <text:p>Jenk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leen Peterson</text:p>
          </table:table-cell>
          <table:table-cell table:style-name="ce24" table:formula="of:=LEFT([.A437];SEARCH(&quot; &quot;;[.A437])-1)" office:value-type="string" office:string-value="Kathleen">
            <text:p>Kathleen</text:p>
          </table:table-cell>
          <table:table-cell table:style-name="ce23" table:formula="of:=MID([.A437];SEARCH(&quot; &quot;;[.A437])+1;LEN([.A437]))" office:value-type="string" office:string-value="Peterson">
            <text:p>Pe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ssica Jackson</text:p>
          </table:table-cell>
          <table:table-cell table:style-name="ce24" table:formula="of:=LEFT([.A438];SEARCH(&quot; &quot;;[.A438])-1)" office:value-type="string" office:string-value="Jessica">
            <text:p>Jessica</text:p>
          </table:table-cell>
          <table:table-cell table:style-name="ce23" table:formula="of:=MID([.A438];SEARCH(&quot; &quot;;[.A438])+1;LEN([.A438]))" office:value-type="string" office:string-value="Jackson">
            <text:p>Jack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izabeth Anderson</text:p>
          </table:table-cell>
          <table:table-cell table:style-name="ce24" table:formula="of:=LEFT([.A439];SEARCH(&quot; &quot;;[.A439])-1)" office:value-type="string" office:string-value="Elizabeth">
            <text:p>Elizabeth</text:p>
          </table:table-cell>
          <table:table-cell table:style-name="ce23" table:formula="of:=MID([.A439];SEARCH(&quot; &quot;;[.A439])+1;LEN([.A439]))" office:value-type="string" office:string-value="Anderson">
            <text:p>And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len Rivera</text:p>
          </table:table-cell>
          <table:table-cell table:style-name="ce24" table:formula="of:=LEFT([.A440];SEARCH(&quot; &quot;;[.A440])-1)" office:value-type="string" office:string-value="Helen">
            <text:p>Helen</text:p>
          </table:table-cell>
          <table:table-cell table:style-name="ce23" table:formula="of:=MID([.A440];SEARCH(&quot; &quot;;[.A440])+1;LEN([.A440]))" office:value-type="string" office:string-value="Rivera">
            <text:p>River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loria Hughes</text:p>
          </table:table-cell>
          <table:table-cell table:style-name="ce24" table:formula="of:=LEFT([.A441];SEARCH(&quot; &quot;;[.A441])-1)" office:value-type="string" office:string-value="Gloria">
            <text:p>Gloria</text:p>
          </table:table-cell>
          <table:table-cell table:style-name="ce23" table:formula="of:=MID([.A441];SEARCH(&quot; &quot;;[.A441])+1;LEN([.A441]))" office:value-type="string" office:string-value="Hughes">
            <text:p>Hugh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ice Sanders</text:p>
          </table:table-cell>
          <table:table-cell table:style-name="ce24" table:formula="of:=LEFT([.A442];SEARCH(&quot; &quot;;[.A442])-1)" office:value-type="string" office:string-value="Janice">
            <text:p>Janice</text:p>
          </table:table-cell>
          <table:table-cell table:style-name="ce23" table:formula="of:=MID([.A442];SEARCH(&quot; &quot;;[.A442])+1;LEN([.A442]))" office:value-type="string" office:string-value="Sanders">
            <text:p>Sand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ice Martin</text:p>
          </table:table-cell>
          <table:table-cell table:style-name="ce24" table:formula="of:=LEFT([.A443];SEARCH(&quot; &quot;;[.A443])-1)" office:value-type="string" office:string-value="Alice">
            <text:p>Alice</text:p>
          </table:table-cell>
          <table:table-cell table:style-name="ce23" table:formula="of:=MID([.A443];SEARCH(&quot; &quot;;[.A443])+1;LEN([.A443]))" office:value-type="string" office:string-value="Martin">
            <text:p>Mart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nifer Garcia</text:p>
          </table:table-cell>
          <table:table-cell table:style-name="ce24" table:formula="of:=LEFT([.A444];SEARCH(&quot; &quot;;[.A444])-1)" office:value-type="string" office:string-value="Jennifer">
            <text:p>Jennifer</text:p>
          </table:table-cell>
          <table:table-cell table:style-name="ce23" table:formula="of:=MID([.A444];SEARCH(&quot; &quot;;[.A444])+1;LEN([.A444]))" office:value-type="string" office:string-value="Garcia">
            <text:p>Garci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lyn Miller</text:p>
          </table:table-cell>
          <table:table-cell table:style-name="ce24" table:formula="of:=LEFT([.A445];SEARCH(&quot; &quot;;[.A445])-1)" office:value-type="string" office:string-value="Marilyn">
            <text:p>Marilyn</text:p>
          </table:table-cell>
          <table:table-cell table:style-name="ce23" table:formula="of:=MID([.A445];SEARCH(&quot; &quot;;[.A445])+1;LEN([.A445]))" office:value-type="string" office:string-value="Miller">
            <text:p>Mil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tha Alexander</text:p>
          </table:table-cell>
          <table:table-cell table:style-name="ce24" table:formula="of:=LEFT([.A446];SEARCH(&quot; &quot;;[.A446])-1)" office:value-type="string" office:string-value="Martha">
            <text:p>Martha</text:p>
          </table:table-cell>
          <table:table-cell table:style-name="ce23" table:formula="of:=MID([.A446];SEARCH(&quot; &quot;;[.A446])+1;LEN([.A446]))" office:value-type="string" office:string-value="Alexander">
            <text:p>Alexand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ather Coleman</text:p>
          </table:table-cell>
          <table:table-cell table:style-name="ce24" table:formula="of:=LEFT([.A447];SEARCH(&quot; &quot;;[.A447])-1)" office:value-type="string" office:string-value="Heather">
            <text:p>Heather</text:p>
          </table:table-cell>
          <table:table-cell table:style-name="ce23" table:formula="of:=MID([.A447];SEARCH(&quot; &quot;;[.A447])+1;LEN([.A447]))" office:value-type="string" office:string-value="Coleman">
            <text:p>Cole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enda Cox</text:p>
          </table:table-cell>
          <table:table-cell table:style-name="ce24" table:formula="of:=LEFT([.A448];SEARCH(&quot; &quot;;[.A448])-1)" office:value-type="string" office:string-value="Brenda">
            <text:p>Brenda</text:p>
          </table:table-cell>
          <table:table-cell table:style-name="ce23" table:formula="of:=MID([.A448];SEARCH(&quot; &quot;;[.A448])+1;LEN([.A448]))" office:value-type="string" office:string-value="Cox">
            <text:p>Cox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orah Washington</text:p>
          </table:table-cell>
          <table:table-cell table:style-name="ce24" table:formula="of:=LEFT([.A449];SEARCH(&quot; &quot;;[.A449])-1)" office:value-type="string" office:string-value="Deborah">
            <text:p>Deborah</text:p>
          </table:table-cell>
          <table:table-cell table:style-name="ce23" table:formula="of:=MID([.A449];SEARCH(&quot; &quot;;[.A449])+1;LEN([.A449]))" office:value-type="string" office:string-value="Washington">
            <text:p>Washing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chelle Johnson</text:p>
          </table:table-cell>
          <table:table-cell table:style-name="ce24" table:formula="of:=LEFT([.A450];SEARCH(&quot; &quot;;[.A450])-1)" office:value-type="string" office:string-value="Michelle">
            <text:p>Michelle</text:p>
          </table:table-cell>
          <table:table-cell table:style-name="ce23" table:formula="of:=MID([.A450];SEARCH(&quot; &quot;;[.A450])+1;LEN([.A450]))" office:value-type="string" office:string-value="Johnson">
            <text:p>Joh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arbara Richardson</text:p>
          </table:table-cell>
          <table:table-cell table:style-name="ce24" table:formula="of:=LEFT([.A451];SEARCH(&quot; &quot;;[.A451])-1)" office:value-type="string" office:string-value="Barbara">
            <text:p>Barbara</text:p>
          </table:table-cell>
          <table:table-cell table:style-name="ce23" table:formula="of:=MID([.A451];SEARCH(&quot; &quot;;[.A451])+1;LEN([.A451]))" office:value-type="string" office:string-value="Richardson">
            <text:p>Richard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ron Gonzalez</text:p>
          </table:table-cell>
          <table:table-cell table:style-name="ce24" table:formula="of:=LEFT([.A452];SEARCH(&quot; &quot;;[.A452])-1)" office:value-type="string" office:string-value="Sharon">
            <text:p>Sharon</text:p>
          </table:table-cell>
          <table:table-cell table:style-name="ce23" table:formula="of:=MID([.A452];SEARCH(&quot; &quot;;[.A452])+1;LEN([.A452]))" office:value-type="string" office:string-value="Gonzalez">
            <text:p>Gonzal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 Diaz</text:p>
          </table:table-cell>
          <table:table-cell table:style-name="ce24" table:formula="of:=LEFT([.A453];SEARCH(&quot; &quot;;[.A453])-1)" office:value-type="string" office:string-value="Jane">
            <text:p>Jane</text:p>
          </table:table-cell>
          <table:table-cell table:style-name="ce23" table:formula="of:=MID([.A453];SEARCH(&quot; &quot;;[.A453])+1;LEN([.A453]))" office:value-type="string" office:string-value="Diaz">
            <text:p>Dia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by Perry</text:p>
          </table:table-cell>
          <table:table-cell table:style-name="ce24" table:formula="of:=LEFT([.A454];SEARCH(&quot; &quot;;[.A454])-1)" office:value-type="string" office:string-value="Ruby">
            <text:p>Ruby</text:p>
          </table:table-cell>
          <table:table-cell table:style-name="ce23" table:formula="of:=MID([.A454];SEARCH(&quot; &quot;;[.A454])+1;LEN([.A454]))" office:value-type="string" office:string-value="Perry">
            <text:p>Perr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ebecca Flores</text:p>
          </table:table-cell>
          <table:table-cell table:style-name="ce24" table:formula="of:=LEFT([.A455];SEARCH(&quot; &quot;;[.A455])-1)" office:value-type="string" office:string-value="Rebecca">
            <text:p>Rebecca</text:p>
          </table:table-cell>
          <table:table-cell table:style-name="ce23" table:formula="of:=MID([.A455];SEARCH(&quot; &quot;;[.A455])+1;LEN([.A455]))" office:value-type="string" office:string-value="Flores">
            <text:p>Flor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an Taylor</text:p>
          </table:table-cell>
          <table:table-cell table:style-name="ce24" table:formula="of:=LEFT([.A456];SEARCH(&quot; &quot;;[.A456])-1)" office:value-type="string" office:string-value="Jean">
            <text:p>Jean</text:p>
          </table:table-cell>
          <table:table-cell table:style-name="ce23" table:formula="of:=MID([.A456];SEARCH(&quot; &quot;;[.A456])+1;LEN([.A456]))" office:value-type="string" office:string-value="Taylor">
            <text:p>Taylo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rene Powell</text:p>
          </table:table-cell>
          <table:table-cell table:style-name="ce24" table:formula="of:=LEFT([.A457];SEARCH(&quot; &quot;;[.A457])-1)" office:value-type="string" office:string-value="Irene">
            <text:p>Irene</text:p>
          </table:table-cell>
          <table:table-cell table:style-name="ce23" table:formula="of:=MID([.A457];SEARCH(&quot; &quot;;[.A457])+1;LEN([.A457]))" office:value-type="string" office:string-value="Powell">
            <text:p>Po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tty Lee</text:p>
          </table:table-cell>
          <table:table-cell table:style-name="ce24" table:formula="of:=LEFT([.A458];SEARCH(&quot; &quot;;[.A458])-1)" office:value-type="string" office:string-value="Betty">
            <text:p>Betty</text:p>
          </table:table-cell>
          <table:table-cell table:style-name="ce23" table:formula="of:=MID([.A458];SEARCH(&quot; &quot;;[.A458])+1;LEN([.A458]))" office:value-type="string" office:string-value="Lee">
            <text:p>Le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ynthia Scott</text:p>
          </table:table-cell>
          <table:table-cell table:style-name="ce24" table:formula="of:=LEFT([.A459];SEARCH(&quot; &quot;;[.A459])-1)" office:value-type="string" office:string-value="Cynthia">
            <text:p>Cynthia</text:p>
          </table:table-cell>
          <table:table-cell table:style-name="ce23" table:formula="of:=MID([.A459];SEARCH(&quot; &quot;;[.A459])+1;LEN([.A459]))" office:value-type="string" office:string-value="Scott">
            <text:p>Sco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a Rogers</text:p>
          </table:table-cell>
          <table:table-cell table:style-name="ce24" table:formula="of:=LEFT([.A460];SEARCH(&quot; &quot;;[.A460])-1)" office:value-type="string" office:string-value="Christina">
            <text:p>Christina</text:p>
          </table:table-cell>
          <table:table-cell table:style-name="ce23" table:formula="of:=MID([.A460];SEARCH(&quot; &quot;;[.A460])+1;LEN([.A460]))" office:value-type="string" office:string-value="Rogers">
            <text:p>Rog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elly Kelly</text:p>
          </table:table-cell>
          <table:table-cell table:style-name="ce24" table:formula="of:=LEFT([.A461];SEARCH(&quot; &quot;;[.A461])-1)" office:value-type="string" office:string-value="Kelly">
            <text:p>Kelly</text:p>
          </table:table-cell>
          <table:table-cell table:style-name="ce23" table:formula="of:=MID([.A461];SEARCH(&quot; &quot;;[.A461])+1;LEN([.A461]))" office:value-type="string" office:string-value="Kelly">
            <text:p>Kell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achel Ward</text:p>
          </table:table-cell>
          <table:table-cell table:style-name="ce24" table:formula="of:=LEFT([.A462];SEARCH(&quot; &quot;;[.A462])-1)" office:value-type="string" office:string-value="Rachel">
            <text:p>Rachel</text:p>
          </table:table-cell>
          <table:table-cell table:style-name="ce23" table:formula="of:=MID([.A462];SEARCH(&quot; &quot;;[.A462])+1;LEN([.A462]))" office:value-type="string" office:string-value="Ward">
            <text:p>W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e Allen</text:p>
          </table:table-cell>
          <table:table-cell table:style-name="ce24" table:formula="of:=LEFT([.A463];SEARCH(&quot; &quot;;[.A463])-1)" office:value-type="string" office:string-value="Marie">
            <text:p>Marie</text:p>
          </table:table-cell>
          <table:table-cell table:style-name="ce23" table:formula="of:=MID([.A463];SEARCH(&quot; &quot;;[.A463])+1;LEN([.A463]))" office:value-type="string" office:string-value="Allen">
            <text:p>All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a Harris</text:p>
          </table:table-cell>
          <table:table-cell table:style-name="ce24" table:formula="of:=LEFT([.A464];SEARCH(&quot; &quot;;[.A464])-1)" office:value-type="string" office:string-value="Diana">
            <text:p>Diana</text:p>
          </table:table-cell>
          <table:table-cell table:style-name="ce23" table:formula="of:=MID([.A464];SEARCH(&quot; &quot;;[.A464])+1;LEN([.A464]))" office:value-type="string" office:string-value="Harris">
            <text:p>Ha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a Stewart</text:p>
          </table:table-cell>
          <table:table-cell table:style-name="ce24" table:formula="of:=LEFT([.A465];SEARCH(&quot; &quot;;[.A465])-1)" office:value-type="string" office:string-value="Anna">
            <text:p>Anna</text:p>
          </table:table-cell>
          <table:table-cell table:style-name="ce23" table:formula="of:=MID([.A465];SEARCH(&quot; &quot;;[.A465])+1;LEN([.A465]))" office:value-type="string" office:string-value="Stewart">
            <text:p>Stewar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cole Turner</text:p>
          </table:table-cell>
          <table:table-cell table:style-name="ce24" table:formula="of:=LEFT([.A466];SEARCH(&quot; &quot;;[.A466])-1)" office:value-type="string" office:string-value="Nicole">
            <text:p>Nicole</text:p>
          </table:table-cell>
          <table:table-cell table:style-name="ce23" table:formula="of:=MID([.A466];SEARCH(&quot; &quot;;[.A466])+1;LEN([.A466]))" office:value-type="string" office:string-value="Turner">
            <text:p>Tu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e Wilson</text:p>
          </table:table-cell>
          <table:table-cell table:style-name="ce24" table:formula="of:=LEFT([.A467];SEARCH(&quot; &quot;;[.A467])-1)" office:value-type="string" office:string-value="Anne">
            <text:p>Anne</text:p>
          </table:table-cell>
          <table:table-cell table:style-name="ce23" table:formula="of:=MID([.A467];SEARCH(&quot; &quot;;[.A467])+1;LEN([.A467]))" office:value-type="string" office:string-value="Wilson">
            <text:p>Wi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 Russell</text:p>
          </table:table-cell>
          <table:table-cell table:style-name="ce24" table:formula="of:=LEFT([.A468];SEARCH(&quot; &quot;;[.A468])-1)" office:value-type="string" office:string-value="Carol">
            <text:p>Carol</text:p>
          </table:table-cell>
          <table:table-cell table:style-name="ce23" table:formula="of:=MID([.A468];SEARCH(&quot; &quot;;[.A468])+1;LEN([.A468]))" office:value-type="string" office:string-value="Russell">
            <text:p>Russ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nda Morris</text:p>
          </table:table-cell>
          <table:table-cell table:style-name="ce24" table:formula="of:=LEFT([.A469];SEARCH(&quot; &quot;;[.A469])-1)" office:value-type="string" office:string-value="Linda">
            <text:p>Linda</text:p>
          </table:table-cell>
          <table:table-cell table:style-name="ce23" table:formula="of:=MID([.A469];SEARCH(&quot; &quot;;[.A469])+1;LEN([.A469]))" office:value-type="string" office:string-value="Morris">
            <text:p>Mo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Frances Nelson</text:p>
          </table:table-cell>
          <table:table-cell table:style-name="ce24" table:formula="of:=LEFT([.A470];SEARCH(&quot; &quot;;[.A470])-1)" office:value-type="string" office:string-value="Frances">
            <text:p>Frances</text:p>
          </table:table-cell>
          <table:table-cell table:style-name="ce23" table:formula="of:=MID([.A470];SEARCH(&quot; &quot;;[.A470])+1;LEN([.A470]))" office:value-type="string" office:string-value="Nelson">
            <text:p>Ne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onnie Butler</text:p>
          </table:table-cell>
          <table:table-cell table:style-name="ce24" table:formula="of:=LEFT([.A471];SEARCH(&quot; &quot;;[.A471])-1)" office:value-type="string" office:string-value="Bonnie">
            <text:p>Bonnie</text:p>
          </table:table-cell>
          <table:table-cell table:style-name="ce23" table:formula="of:=MID([.A471];SEARCH(&quot; &quot;;[.A471])+1;LEN([.A471]))" office:value-type="string" office:string-value="Butler">
            <text:p>But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ammy Perez</text:p>
          </table:table-cell>
          <table:table-cell table:style-name="ce24" table:formula="of:=LEFT([.A472];SEARCH(&quot; &quot;;[.A472])-1)" office:value-type="string" office:string-value="Tammy">
            <text:p>Tammy</text:p>
          </table:table-cell>
          <table:table-cell table:style-name="ce23" table:formula="of:=MID([.A472];SEARCH(&quot; &quot;;[.A472])+1;LEN([.A472]))" office:value-type="string" office:string-value="Perez">
            <text:p>Pe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is Bell</text:p>
          </table:table-cell>
          <table:table-cell table:style-name="ce24" table:formula="of:=LEFT([.A473];SEARCH(&quot; &quot;;[.A473])-1)" office:value-type="string" office:string-value="Lois">
            <text:p>Lois</text:p>
          </table:table-cell>
          <table:table-cell table:style-name="ce23" table:formula="of:=MID([.A473];SEARCH(&quot; &quot;;[.A473])+1;LEN([.A473]))" office:value-type="string" office:string-value="Bell">
            <text:p>B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therine Martinez</text:p>
          </table:table-cell>
          <table:table-cell table:style-name="ce24" table:formula="of:=LEFT([.A474];SEARCH(&quot; &quot;;[.A474])-1)" office:value-type="string" office:string-value="Catherine">
            <text:p>Catherine</text:p>
          </table:table-cell>
          <table:table-cell table:style-name="ce23" table:formula="of:=MID([.A474];SEARCH(&quot; &quot;;[.A474])+1;LEN([.A474]))" office:value-type="string" office:string-value="Martinez">
            <text:p>Martin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e Mitchell</text:p>
          </table:table-cell>
          <table:table-cell table:style-name="ce24" table:formula="of:=LEFT([.A475];SEARCH(&quot; &quot;;[.A475])-1)" office:value-type="string" office:string-value="Julie">
            <text:p>Julie</text:p>
          </table:table-cell>
          <table:table-cell table:style-name="ce23" table:formula="of:=MID([.A475];SEARCH(&quot; &quot;;[.A475])+1;LEN([.A475]))" office:value-type="string" office:string-value="Mitchell">
            <text:p>Mitch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e Smith</text:p>
          </table:table-cell>
          <table:table-cell table:style-name="ce24" table:formula="of:=LEFT([.A476];SEARCH(&quot; &quot;;[.A476])-1)" office:value-type="string" office:string-value="Diane">
            <text:p>Diane</text:p>
          </table:table-cell>
          <table:table-cell table:style-name="ce23" table:formula="of:=MID([.A476];SEARCH(&quot; &quot;;[.A476])+1;LEN([.A476]))" office:value-type="string" office:string-value="Smith">
            <text:p>Smit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en Brown</text:p>
          </table:table-cell>
          <table:table-cell table:style-name="ce24" table:formula="of:=LEFT([.A477];SEARCH(&quot; &quot;;[.A477])-1)" office:value-type="string" office:string-value="Karen">
            <text:p>Karen</text:p>
          </table:table-cell>
          <table:table-cell table:style-name="ce23" table:formula="of:=MID([.A477];SEARCH(&quot; &quot;;[.A477])+1;LEN([.A477]))" office:value-type="string" office:string-value="Brown">
            <text:p>Brow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gela King</text:p>
          </table:table-cell>
          <table:table-cell table:style-name="ce24" table:formula="of:=LEFT([.A478];SEARCH(&quot; &quot;;[.A478])-1)" office:value-type="string" office:string-value="Angela">
            <text:p>Angela</text:p>
          </table:table-cell>
          <table:table-cell table:style-name="ce23" table:formula="of:=MID([.A478];SEARCH(&quot; &quot;;[.A478])+1;LEN([.A478]))" office:value-type="string" office:string-value="King">
            <text:p>Ki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rginia Bennett</text:p>
          </table:table-cell>
          <table:table-cell table:style-name="ce24" table:formula="of:=LEFT([.A479];SEARCH(&quot; &quot;;[.A479])-1)" office:value-type="string" office:string-value="Virginia">
            <text:p>Virginia</text:p>
          </table:table-cell>
          <table:table-cell table:style-name="ce23" table:formula="of:=MID([.A479];SEARCH(&quot; &quot;;[.A479])+1;LEN([.A479]))" office:value-type="string" office:string-value="Bennett">
            <text:p>Benne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e Howard</text:p>
          </table:table-cell>
          <table:table-cell table:style-name="ce24" table:formula="of:=LEFT([.A480];SEARCH(&quot; &quot;;[.A480])-1)" office:value-type="string" office:string-value="Rose">
            <text:p>Rose</text:p>
          </table:table-cell>
          <table:table-cell table:style-name="ce23" table:formula="of:=MID([.A480];SEARCH(&quot; &quot;;[.A480])+1;LEN([.A480]))" office:value-type="string" office:string-value="Howard">
            <text:p>How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my Bryant</text:p>
          </table:table-cell>
          <table:table-cell table:style-name="ce24" table:formula="of:=LEFT([.A481];SEARCH(&quot; &quot;;[.A481])-1)" office:value-type="string" office:string-value="Amy">
            <text:p>Amy</text:p>
          </table:table-cell>
          <table:table-cell table:style-name="ce23" table:formula="of:=MID([.A481];SEARCH(&quot; &quot;;[.A481])+1;LEN([.A481]))" office:value-type="string" office:string-value="Bryant">
            <text:p>Bryan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ri Parker</text:p>
          </table:table-cell>
          <table:table-cell table:style-name="ce24" table:formula="of:=LEFT([.A482];SEARCH(&quot; &quot;;[.A482])-1)" office:value-type="string" office:string-value="Lori">
            <text:p>Lori</text:p>
          </table:table-cell>
          <table:table-cell table:style-name="ce23" table:formula="of:=MID([.A482];SEARCH(&quot; &quot;;[.A482])+1;LEN([.A482]))" office:value-type="string" office:string-value="Parker">
            <text:p>Par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sa Morgan</text:p>
          </table:table-cell>
          <table:table-cell table:style-name="ce24" table:formula="of:=LEFT([.A483];SEARCH(&quot; &quot;;[.A483])-1)" office:value-type="string" office:string-value="Lisa">
            <text:p>Lisa</text:p>
          </table:table-cell>
          <table:table-cell table:style-name="ce23" table:formula="of:=MID([.A483];SEARCH(&quot; &quot;;[.A483])+1;LEN([.A483]))" office:value-type="string" office:string-value="Morgan">
            <text:p>Morg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Wanda Torres</text:p>
          </table:table-cell>
          <table:table-cell table:style-name="ce24" table:formula="of:=LEFT([.A484];SEARCH(&quot; &quot;;[.A484])-1)" office:value-type="string" office:string-value="Wanda">
            <text:p>Wanda</text:p>
          </table:table-cell>
          <table:table-cell table:style-name="ce23" table:formula="of:=MID([.A484];SEARCH(&quot; &quot;;[.A484])+1;LEN([.A484]))" office:value-type="string" office:string-value="Torres">
            <text:p>Torr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hyllis Bailey</text:p>
          </table:table-cell>
          <table:table-cell table:style-name="ce24" table:formula="of:=LEFT([.A485];SEARCH(&quot; &quot;;[.A485])-1)" office:value-type="string" office:string-value="Phyllis">
            <text:p>Phyllis</text:p>
          </table:table-cell>
          <table:table-cell table:style-name="ce23" table:formula="of:=MID([.A485];SEARCH(&quot; &quot;;[.A485])+1;LEN([.A485]))" office:value-type="string" office:string-value="Bailey">
            <text:p>Bai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e Gonzales</text:p>
          </table:table-cell>
          <table:table-cell table:style-name="ce24" table:formula="of:=LEFT([.A486];SEARCH(&quot; &quot;;[.A486])-1)" office:value-type="string" office:string-value="Christine">
            <text:p>Christine</text:p>
          </table:table-cell>
          <table:table-cell table:style-name="ce23" table:formula="of:=MID([.A486];SEARCH(&quot; &quot;;[.A486])+1;LEN([.A486]))" office:value-type="string" office:string-value="Gonzales">
            <text:p>Gonza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a James</text:p>
          </table:table-cell>
          <table:table-cell table:style-name="ce24" table:formula="of:=LEFT([.A487];SEARCH(&quot; &quot;;[.A487])-1)" office:value-type="string" office:string-value="Maria">
            <text:p>Maria</text:p>
          </table:table-cell>
          <table:table-cell table:style-name="ce23" table:formula="of:=MID([.A487];SEARCH(&quot; &quot;;[.A487])+1;LEN([.A487]))" office:value-type="string" office:string-value="James">
            <text:p>Jam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tephanie Sanchez</text:p>
          </table:table-cell>
          <table:table-cell table:style-name="ce24" table:formula="of:=LEFT([.A488];SEARCH(&quot; &quot;;[.A488])-1)" office:value-type="string" office:string-value="Stephanie">
            <text:p>Stephanie</text:p>
          </table:table-cell>
          <table:table-cell table:style-name="ce23" table:formula="of:=MID([.A488];SEARCH(&quot; &quot;;[.A488])+1;LEN([.A488]))" office:value-type="string" office:string-value="Sanchez">
            <text:p>Sanch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ula Rodriguez</text:p>
          </table:table-cell>
          <table:table-cell table:style-name="ce24" table:formula="of:=LEFT([.A489];SEARCH(&quot; &quot;;[.A489])-1)" office:value-type="string" office:string-value="Paula">
            <text:p>Paula</text:p>
          </table:table-cell>
          <table:table-cell table:style-name="ce23" table:formula="of:=MID([.A489];SEARCH(&quot; &quot;;[.A489])+1;LEN([.A489]))" office:value-type="string" office:string-value="Rodriguez">
            <text:p>Rodrigu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yn Adams</text:p>
          </table:table-cell>
          <table:table-cell table:style-name="ce24" table:formula="of:=LEFT([.A490];SEARCH(&quot; &quot;;[.A490])-1)" office:value-type="string" office:string-value="Carolyn">
            <text:p>Carolyn</text:p>
          </table:table-cell>
          <table:table-cell table:style-name="ce23" table:formula="of:=MID([.A490];SEARCH(&quot; &quot;;[.A490])+1;LEN([.A490]))" office:value-type="string" office:string-value="Adams">
            <text:p>Adam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a Hill</text:p>
          </table:table-cell>
          <table:table-cell table:style-name="ce24" table:formula="of:=LEFT([.A491];SEARCH(&quot; &quot;;[.A491])-1)" office:value-type="string" office:string-value="Julia">
            <text:p>Julia</text:p>
          </table:table-cell>
          <table:table-cell table:style-name="ce23" table:formula="of:=MID([.A491];SEARCH(&quot; &quot;;[.A491])+1;LEN([.A491]))" office:value-type="string" office:string-value="Hill">
            <text:p>Hi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ura Hernandez</text:p>
          </table:table-cell>
          <table:table-cell table:style-name="ce24" table:formula="of:=LEFT([.A492];SEARCH(&quot; &quot;;[.A492])-1)" office:value-type="string" office:string-value="Laura">
            <text:p>Laura</text:p>
          </table:table-cell>
          <table:table-cell table:style-name="ce23" table:formula="of:=MID([.A492];SEARCH(&quot; &quot;;[.A492])+1;LEN([.A492]))" office:value-type="string" office:string-value="Hernandez">
            <text:p>Hernand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is Walker</text:p>
          </table:table-cell>
          <table:table-cell table:style-name="ce24" table:formula="of:=LEFT([.A493];SEARCH(&quot; &quot;;[.A493])-1)" office:value-type="string" office:string-value="Doris">
            <text:p>Doris</text:p>
          </table:table-cell>
          <table:table-cell table:style-name="ce23" table:formula="of:=MID([.A493];SEARCH(&quot; &quot;;[.A493])+1;LEN([.A493]))" office:value-type="string" office:string-value="Walker">
            <text:p>Wal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tricia Carter</text:p>
          </table:table-cell>
          <table:table-cell table:style-name="ce24" table:formula="of:=LEFT([.A494];SEARCH(&quot; &quot;;[.A494])-1)" office:value-type="string" office:string-value="Patricia">
            <text:p>Patricia</text:p>
          </table:table-cell>
          <table:table-cell table:style-name="ce23" table:formula="of:=MID([.A494];SEARCH(&quot; &quot;;[.A494])+1;LEN([.A494]))" office:value-type="string" office:string-value="Carter">
            <text:p>Car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y Ross</text:p>
          </table:table-cell>
          <table:table-cell table:style-name="ce24" table:formula="of:=LEFT([.A495];SEARCH(&quot; &quot;;[.A495])-1)" office:value-type="string" office:string-value="Kathy">
            <text:p>Kathy</text:p>
          </table:table-cell>
          <table:table-cell table:style-name="ce23" table:formula="of:=MID([.A495];SEARCH(&quot; &quot;;[.A495])+1;LEN([.A495]))" office:value-type="string" office:string-value="Ross">
            <text:p>Ro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an White</text:p>
          </table:table-cell>
          <table:table-cell table:style-name="ce24" table:formula="of:=LEFT([.A496];SEARCH(&quot; &quot;;[.A496])-1)" office:value-type="string" office:string-value="Joan">
            <text:p>Joan</text:p>
          </table:table-cell>
          <table:table-cell table:style-name="ce23" table:formula="of:=MID([.A496];SEARCH(&quot; &quot;;[.A496])+1;LEN([.A496]))" office:value-type="string" office:string-value="White">
            <text:p>Whi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imberly Young</text:p>
          </table:table-cell>
          <table:table-cell table:style-name="ce24" table:formula="of:=LEFT([.A497];SEARCH(&quot; &quot;;[.A497])-1)" office:value-type="string" office:string-value="Kimberly">
            <text:p>Kimberly</text:p>
          </table:table-cell>
          <table:table-cell table:style-name="ce23" table:formula="of:=MID([.A497];SEARCH(&quot; &quot;;[.A497])+1;LEN([.A497]))" office:value-type="string" office:string-value="Young">
            <text:p>You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ina Murphy</text:p>
          </table:table-cell>
          <table:table-cell table:style-name="ce24" table:formula="of:=LEFT([.A498];SEARCH(&quot; &quot;;[.A498])-1)" office:value-type="string" office:string-value="Tina">
            <text:p>Tina</text:p>
          </table:table-cell>
          <table:table-cell table:style-name="ce23" table:formula="of:=MID([.A498];SEARCH(&quot; &quot;;[.A498])+1;LEN([.A498]))" office:value-type="string" office:string-value="Murphy">
            <text:p>Murph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 Reed</text:p>
          </table:table-cell>
          <table:table-cell table:style-name="ce24" table:formula="of:=LEFT([.A499];SEARCH(&quot; &quot;;[.A499])-1)" office:value-type="string" office:string-value="Sara">
            <text:p>Sara</text:p>
          </table:table-cell>
          <table:table-cell table:style-name="ce23" table:formula="of:=MID([.A499];SEARCH(&quot; &quot;;[.A499])+1;LEN([.A499]))" office:value-type="string" office:string-value="Reed">
            <text:p>Reed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0];SEARCH(&quot; &quot;;[.A500])-1)" office:value-type="float" office:value="0">
            <text:p>#VALUE!</text:p>
          </table:table-cell>
          <table:table-cell table:style-name="ce23" table:formula="of:=MID([.A500];SEARCH(&quot; &quot;;[.A500])+1;LEN([.A50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1];SEARCH(&quot; &quot;;[.A501])-1)" office:value-type="float" office:value="0">
            <text:p>#VALUE!</text:p>
          </table:table-cell>
          <table:table-cell table:style-name="ce23" table:formula="of:=MID([.A501];SEARCH(&quot; &quot;;[.A501])+1;LEN([.A50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2];SEARCH(&quot; &quot;;[.A502])-1)" office:value-type="float" office:value="0">
            <text:p>#VALUE!</text:p>
          </table:table-cell>
          <table:table-cell table:style-name="ce23" table:formula="of:=MID([.A502];SEARCH(&quot; &quot;;[.A502])+1;LEN([.A50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3];SEARCH(&quot; &quot;;[.A503])-1)" office:value-type="float" office:value="0">
            <text:p>#VALUE!</text:p>
          </table:table-cell>
          <table:table-cell table:style-name="ce23" table:formula="of:=MID([.A503];SEARCH(&quot; &quot;;[.A503])+1;LEN([.A50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4];SEARCH(&quot; &quot;;[.A504])-1)" office:value-type="float" office:value="0">
            <text:p>#VALUE!</text:p>
          </table:table-cell>
          <table:table-cell table:style-name="ce23" table:formula="of:=MID([.A504];SEARCH(&quot; &quot;;[.A504])+1;LEN([.A50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5];SEARCH(&quot; &quot;;[.A505])-1)" office:value-type="float" office:value="0">
            <text:p>#VALUE!</text:p>
          </table:table-cell>
          <table:table-cell table:style-name="ce23" table:formula="of:=MID([.A505];SEARCH(&quot; &quot;;[.A505])+1;LEN([.A50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6];SEARCH(&quot; &quot;;[.A506])-1)" office:value-type="float" office:value="0">
            <text:p>#VALUE!</text:p>
          </table:table-cell>
          <table:table-cell table:style-name="ce23" table:formula="of:=MID([.A506];SEARCH(&quot; &quot;;[.A506])+1;LEN([.A50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7];SEARCH(&quot; &quot;;[.A507])-1)" office:value-type="float" office:value="0">
            <text:p>#VALUE!</text:p>
          </table:table-cell>
          <table:table-cell table:style-name="ce23" table:formula="of:=MID([.A507];SEARCH(&quot; &quot;;[.A507])+1;LEN([.A50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8];SEARCH(&quot; &quot;;[.A508])-1)" office:value-type="float" office:value="0">
            <text:p>#VALUE!</text:p>
          </table:table-cell>
          <table:table-cell table:style-name="ce23" table:formula="of:=MID([.A508];SEARCH(&quot; &quot;;[.A508])+1;LEN([.A50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9];SEARCH(&quot; &quot;;[.A509])-1)" office:value-type="float" office:value="0">
            <text:p>#VALUE!</text:p>
          </table:table-cell>
          <table:table-cell table:style-name="ce23" table:formula="of:=MID([.A509];SEARCH(&quot; &quot;;[.A509])+1;LEN([.A50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0];SEARCH(&quot; &quot;;[.A510])-1)" office:value-type="float" office:value="0">
            <text:p>#VALUE!</text:p>
          </table:table-cell>
          <table:table-cell table:style-name="ce23" table:formula="of:=MID([.A510];SEARCH(&quot; &quot;;[.A510])+1;LEN([.A51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1];SEARCH(&quot; &quot;;[.A511])-1)" office:value-type="float" office:value="0">
            <text:p>#VALUE!</text:p>
          </table:table-cell>
          <table:table-cell table:style-name="ce23" table:formula="of:=MID([.A511];SEARCH(&quot; &quot;;[.A511])+1;LEN([.A51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2];SEARCH(&quot; &quot;;[.A512])-1)" office:value-type="float" office:value="0">
            <text:p>#VALUE!</text:p>
          </table:table-cell>
          <table:table-cell table:style-name="ce23" table:formula="of:=MID([.A512];SEARCH(&quot; &quot;;[.A512])+1;LEN([.A51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3];SEARCH(&quot; &quot;;[.A513])-1)" office:value-type="float" office:value="0">
            <text:p>#VALUE!</text:p>
          </table:table-cell>
          <table:table-cell table:style-name="ce23" table:formula="of:=MID([.A513];SEARCH(&quot; &quot;;[.A513])+1;LEN([.A51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4];SEARCH(&quot; &quot;;[.A514])-1)" office:value-type="float" office:value="0">
            <text:p>#VALUE!</text:p>
          </table:table-cell>
          <table:table-cell table:style-name="ce23" table:formula="of:=MID([.A514];SEARCH(&quot; &quot;;[.A514])+1;LEN([.A51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5];SEARCH(&quot; &quot;;[.A515])-1)" office:value-type="float" office:value="0">
            <text:p>#VALUE!</text:p>
          </table:table-cell>
          <table:table-cell table:style-name="ce23" table:formula="of:=MID([.A515];SEARCH(&quot; &quot;;[.A515])+1;LEN([.A51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6];SEARCH(&quot; &quot;;[.A516])-1)" office:value-type="float" office:value="0">
            <text:p>#VALUE!</text:p>
          </table:table-cell>
          <table:table-cell table:style-name="ce23" table:formula="of:=MID([.A516];SEARCH(&quot; &quot;;[.A516])+1;LEN([.A51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7];SEARCH(&quot; &quot;;[.A517])-1)" office:value-type="float" office:value="0">
            <text:p>#VALUE!</text:p>
          </table:table-cell>
          <table:table-cell table:style-name="ce23" table:formula="of:=MID([.A517];SEARCH(&quot; &quot;;[.A517])+1;LEN([.A51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8];SEARCH(&quot; &quot;;[.A518])-1)" office:value-type="float" office:value="0">
            <text:p>#VALUE!</text:p>
          </table:table-cell>
          <table:table-cell table:style-name="ce23" table:formula="of:=MID([.A518];SEARCH(&quot; &quot;;[.A518])+1;LEN([.A51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9];SEARCH(&quot; &quot;;[.A519])-1)" office:value-type="float" office:value="0">
            <text:p>#VALUE!</text:p>
          </table:table-cell>
          <table:table-cell table:style-name="ce23" table:formula="of:=MID([.A519];SEARCH(&quot; &quot;;[.A519])+1;LEN([.A51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0];SEARCH(&quot; &quot;;[.A520])-1)" office:value-type="float" office:value="0">
            <text:p>#VALUE!</text:p>
          </table:table-cell>
          <table:table-cell table:style-name="ce23" table:formula="of:=MID([.A520];SEARCH(&quot; &quot;;[.A520])+1;LEN([.A52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1];SEARCH(&quot; &quot;;[.A521])-1)" office:value-type="float" office:value="0">
            <text:p>#VALUE!</text:p>
          </table:table-cell>
          <table:table-cell table:style-name="ce23" table:formula="of:=MID([.A521];SEARCH(&quot; &quot;;[.A521])+1;LEN([.A52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2];SEARCH(&quot; &quot;;[.A522])-1)" office:value-type="float" office:value="0">
            <text:p>#VALUE!</text:p>
          </table:table-cell>
          <table:table-cell table:style-name="ce23" table:formula="of:=MID([.A522];SEARCH(&quot; &quot;;[.A522])+1;LEN([.A52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3];SEARCH(&quot; &quot;;[.A523])-1)" office:value-type="float" office:value="0">
            <text:p>#VALUE!</text:p>
          </table:table-cell>
          <table:table-cell table:style-name="ce23" table:formula="of:=MID([.A523];SEARCH(&quot; &quot;;[.A523])+1;LEN([.A52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4];SEARCH(&quot; &quot;;[.A524])-1)" office:value-type="float" office:value="0">
            <text:p>#VALUE!</text:p>
          </table:table-cell>
          <table:table-cell table:style-name="ce23" table:formula="of:=MID([.A524];SEARCH(&quot; &quot;;[.A524])+1;LEN([.A52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5];SEARCH(&quot; &quot;;[.A525])-1)" office:value-type="float" office:value="0">
            <text:p>#VALUE!</text:p>
          </table:table-cell>
          <table:table-cell table:style-name="ce23" table:formula="of:=MID([.A525];SEARCH(&quot; &quot;;[.A525])+1;LEN([.A52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6];SEARCH(&quot; &quot;;[.A526])-1)" office:value-type="float" office:value="0">
            <text:p>#VALUE!</text:p>
          </table:table-cell>
          <table:table-cell table:style-name="ce23" table:formula="of:=MID([.A526];SEARCH(&quot; &quot;;[.A526])+1;LEN([.A52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7];SEARCH(&quot; &quot;;[.A527])-1)" office:value-type="float" office:value="0">
            <text:p>#VALUE!</text:p>
          </table:table-cell>
          <table:table-cell table:style-name="ce23" table:formula="of:=MID([.A527];SEARCH(&quot; &quot;;[.A527])+1;LEN([.A52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8];SEARCH(&quot; &quot;;[.A528])-1)" office:value-type="float" office:value="0">
            <text:p>#VALUE!</text:p>
          </table:table-cell>
          <table:table-cell table:style-name="ce23" table:formula="of:=MID([.A528];SEARCH(&quot; &quot;;[.A528])+1;LEN([.A52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9];SEARCH(&quot; &quot;;[.A529])-1)" office:value-type="float" office:value="0">
            <text:p>#VALUE!</text:p>
          </table:table-cell>
          <table:table-cell table:style-name="ce23" table:formula="of:=MID([.A529];SEARCH(&quot; &quot;;[.A529])+1;LEN([.A52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0];SEARCH(&quot; &quot;;[.A530])-1)" office:value-type="float" office:value="0">
            <text:p>#VALUE!</text:p>
          </table:table-cell>
          <table:table-cell table:style-name="ce23" table:formula="of:=MID([.A530];SEARCH(&quot; &quot;;[.A530])+1;LEN([.A53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1];SEARCH(&quot; &quot;;[.A531])-1)" office:value-type="float" office:value="0">
            <text:p>#VALUE!</text:p>
          </table:table-cell>
          <table:table-cell table:style-name="ce23" table:formula="of:=MID([.A531];SEARCH(&quot; &quot;;[.A531])+1;LEN([.A53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2];SEARCH(&quot; &quot;;[.A532])-1)" office:value-type="float" office:value="0">
            <text:p>#VALUE!</text:p>
          </table:table-cell>
          <table:table-cell table:style-name="ce23" table:formula="of:=MID([.A532];SEARCH(&quot; &quot;;[.A532])+1;LEN([.A53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3];SEARCH(&quot; &quot;;[.A533])-1)" office:value-type="float" office:value="0">
            <text:p>#VALUE!</text:p>
          </table:table-cell>
          <table:table-cell table:style-name="ce23" table:formula="of:=MID([.A533];SEARCH(&quot; &quot;;[.A533])+1;LEN([.A53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4];SEARCH(&quot; &quot;;[.A534])-1)" office:value-type="float" office:value="0">
            <text:p>#VALUE!</text:p>
          </table:table-cell>
          <table:table-cell table:style-name="ce23" table:formula="of:=MID([.A534];SEARCH(&quot; &quot;;[.A534])+1;LEN([.A53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5];SEARCH(&quot; &quot;;[.A535])-1)" office:value-type="float" office:value="0">
            <text:p>#VALUE!</text:p>
          </table:table-cell>
          <table:table-cell table:style-name="ce23" table:formula="of:=MID([.A535];SEARCH(&quot; &quot;;[.A535])+1;LEN([.A53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6];SEARCH(&quot; &quot;;[.A536])-1)" office:value-type="float" office:value="0">
            <text:p>#VALUE!</text:p>
          </table:table-cell>
          <table:table-cell table:style-name="ce23" table:formula="of:=MID([.A536];SEARCH(&quot; &quot;;[.A536])+1;LEN([.A53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7];SEARCH(&quot; &quot;;[.A537])-1)" office:value-type="float" office:value="0">
            <text:p>#VALUE!</text:p>
          </table:table-cell>
          <table:table-cell table:style-name="ce23" table:formula="of:=MID([.A537];SEARCH(&quot; &quot;;[.A537])+1;LEN([.A53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8];SEARCH(&quot; &quot;;[.A538])-1)" office:value-type="float" office:value="0">
            <text:p>#VALUE!</text:p>
          </table:table-cell>
          <table:table-cell table:style-name="ce23" table:formula="of:=MID([.A538];SEARCH(&quot; &quot;;[.A538])+1;LEN([.A53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9];SEARCH(&quot; &quot;;[.A539])-1)" office:value-type="float" office:value="0">
            <text:p>#VALUE!</text:p>
          </table:table-cell>
          <table:table-cell table:style-name="ce23" table:formula="of:=MID([.A539];SEARCH(&quot; &quot;;[.A539])+1;LEN([.A53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0];SEARCH(&quot; &quot;;[.A540])-1)" office:value-type="float" office:value="0">
            <text:p>#VALUE!</text:p>
          </table:table-cell>
          <table:table-cell table:style-name="ce23" table:formula="of:=MID([.A540];SEARCH(&quot; &quot;;[.A540])+1;LEN([.A54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1];SEARCH(&quot; &quot;;[.A541])-1)" office:value-type="float" office:value="0">
            <text:p>#VALUE!</text:p>
          </table:table-cell>
          <table:table-cell table:style-name="ce23" table:formula="of:=MID([.A541];SEARCH(&quot; &quot;;[.A541])+1;LEN([.A54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2];SEARCH(&quot; &quot;;[.A542])-1)" office:value-type="float" office:value="0">
            <text:p>#VALUE!</text:p>
          </table:table-cell>
          <table:table-cell table:style-name="ce23" table:formula="of:=MID([.A542];SEARCH(&quot; &quot;;[.A542])+1;LEN([.A54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3];SEARCH(&quot; &quot;;[.A543])-1)" office:value-type="float" office:value="0">
            <text:p>#VALUE!</text:p>
          </table:table-cell>
          <table:table-cell table:style-name="ce23" table:formula="of:=MID([.A543];SEARCH(&quot; &quot;;[.A543])+1;LEN([.A54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4];SEARCH(&quot; &quot;;[.A544])-1)" office:value-type="float" office:value="0">
            <text:p>#VALUE!</text:p>
          </table:table-cell>
          <table:table-cell table:style-name="ce23" table:formula="of:=MID([.A544];SEARCH(&quot; &quot;;[.A544])+1;LEN([.A54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5];SEARCH(&quot; &quot;;[.A545])-1)" office:value-type="float" office:value="0">
            <text:p>#VALUE!</text:p>
          </table:table-cell>
          <table:table-cell table:style-name="ce23" table:formula="of:=MID([.A545];SEARCH(&quot; &quot;;[.A545])+1;LEN([.A54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6];SEARCH(&quot; &quot;;[.A546])-1)" office:value-type="float" office:value="0">
            <text:p>#VALUE!</text:p>
          </table:table-cell>
          <table:table-cell table:style-name="ce23" table:formula="of:=MID([.A546];SEARCH(&quot; &quot;;[.A546])+1;LEN([.A54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7];SEARCH(&quot; &quot;;[.A547])-1)" office:value-type="float" office:value="0">
            <text:p>#VALUE!</text:p>
          </table:table-cell>
          <table:table-cell table:style-name="ce23" table:formula="of:=MID([.A547];SEARCH(&quot; &quot;;[.A547])+1;LEN([.A54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8];SEARCH(&quot; &quot;;[.A548])-1)" office:value-type="float" office:value="0">
            <text:p>#VALUE!</text:p>
          </table:table-cell>
          <table:table-cell table:style-name="ce23" table:formula="of:=MID([.A548];SEARCH(&quot; &quot;;[.A548])+1;LEN([.A54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9];SEARCH(&quot; &quot;;[.A549])-1)" office:value-type="float" office:value="0">
            <text:p>#VALUE!</text:p>
          </table:table-cell>
          <table:table-cell table:style-name="ce23" table:formula="of:=MID([.A549];SEARCH(&quot; &quot;;[.A549])+1;LEN([.A54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0];SEARCH(&quot; &quot;;[.A550])-1)" office:value-type="float" office:value="0">
            <text:p>#VALUE!</text:p>
          </table:table-cell>
          <table:table-cell table:style-name="ce23" table:formula="of:=MID([.A550];SEARCH(&quot; &quot;;[.A550])+1;LEN([.A55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1];SEARCH(&quot; &quot;;[.A551])-1)" office:value-type="float" office:value="0">
            <text:p>#VALUE!</text:p>
          </table:table-cell>
          <table:table-cell table:style-name="ce23" table:formula="of:=MID([.A551];SEARCH(&quot; &quot;;[.A551])+1;LEN([.A55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2];SEARCH(&quot; &quot;;[.A552])-1)" office:value-type="float" office:value="0">
            <text:p>#VALUE!</text:p>
          </table:table-cell>
          <table:table-cell table:style-name="ce23" table:formula="of:=MID([.A552];SEARCH(&quot; &quot;;[.A552])+1;LEN([.A55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3];SEARCH(&quot; &quot;;[.A553])-1)" office:value-type="float" office:value="0">
            <text:p>#VALUE!</text:p>
          </table:table-cell>
          <table:table-cell table:style-name="ce23" table:formula="of:=MID([.A553];SEARCH(&quot; &quot;;[.A553])+1;LEN([.A55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4];SEARCH(&quot; &quot;;[.A554])-1)" office:value-type="float" office:value="0">
            <text:p>#VALUE!</text:p>
          </table:table-cell>
          <table:table-cell table:style-name="ce23" table:formula="of:=MID([.A554];SEARCH(&quot; &quot;;[.A554])+1;LEN([.A55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5];SEARCH(&quot; &quot;;[.A555])-1)" office:value-type="float" office:value="0">
            <text:p>#VALUE!</text:p>
          </table:table-cell>
          <table:table-cell table:style-name="ce23" table:formula="of:=MID([.A555];SEARCH(&quot; &quot;;[.A555])+1;LEN([.A55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6];SEARCH(&quot; &quot;;[.A556])-1)" office:value-type="float" office:value="0">
            <text:p>#VALUE!</text:p>
          </table:table-cell>
          <table:table-cell table:style-name="ce23" table:formula="of:=MID([.A556];SEARCH(&quot; &quot;;[.A556])+1;LEN([.A55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7];SEARCH(&quot; &quot;;[.A557])-1)" office:value-type="float" office:value="0">
            <text:p>#VALUE!</text:p>
          </table:table-cell>
          <table:table-cell table:style-name="ce23" table:formula="of:=MID([.A557];SEARCH(&quot; &quot;;[.A557])+1;LEN([.A55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8];SEARCH(&quot; &quot;;[.A558])-1)" office:value-type="float" office:value="0">
            <text:p>#VALUE!</text:p>
          </table:table-cell>
          <table:table-cell table:style-name="ce23" table:formula="of:=MID([.A558];SEARCH(&quot; &quot;;[.A558])+1;LEN([.A55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9];SEARCH(&quot; &quot;;[.A559])-1)" office:value-type="float" office:value="0">
            <text:p>#VALUE!</text:p>
          </table:table-cell>
          <table:table-cell table:style-name="ce23" table:formula="of:=MID([.A559];SEARCH(&quot; &quot;;[.A559])+1;LEN([.A55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0];SEARCH(&quot; &quot;;[.A560])-1)" office:value-type="float" office:value="0">
            <text:p>#VALUE!</text:p>
          </table:table-cell>
          <table:table-cell table:style-name="ce23" table:formula="of:=MID([.A560];SEARCH(&quot; &quot;;[.A560])+1;LEN([.A56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1];SEARCH(&quot; &quot;;[.A561])-1)" office:value-type="float" office:value="0">
            <text:p>#VALUE!</text:p>
          </table:table-cell>
          <table:table-cell table:style-name="ce23" table:formula="of:=MID([.A561];SEARCH(&quot; &quot;;[.A561])+1;LEN([.A56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2];SEARCH(&quot; &quot;;[.A562])-1)" office:value-type="float" office:value="0">
            <text:p>#VALUE!</text:p>
          </table:table-cell>
          <table:table-cell table:style-name="ce23" table:formula="of:=MID([.A562];SEARCH(&quot; &quot;;[.A562])+1;LEN([.A56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3];SEARCH(&quot; &quot;;[.A563])-1)" office:value-type="float" office:value="0">
            <text:p>#VALUE!</text:p>
          </table:table-cell>
          <table:table-cell table:style-name="ce23" table:formula="of:=MID([.A563];SEARCH(&quot; &quot;;[.A563])+1;LEN([.A56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4];SEARCH(&quot; &quot;;[.A564])-1)" office:value-type="float" office:value="0">
            <text:p>#VALUE!</text:p>
          </table:table-cell>
          <table:table-cell table:style-name="ce23" table:formula="of:=MID([.A564];SEARCH(&quot; &quot;;[.A564])+1;LEN([.A56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5];SEARCH(&quot; &quot;;[.A565])-1)" office:value-type="float" office:value="0">
            <text:p>#VALUE!</text:p>
          </table:table-cell>
          <table:table-cell table:style-name="ce23" table:formula="of:=MID([.A565];SEARCH(&quot; &quot;;[.A565])+1;LEN([.A56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6];SEARCH(&quot; &quot;;[.A566])-1)" office:value-type="float" office:value="0">
            <text:p>#VALUE!</text:p>
          </table:table-cell>
          <table:table-cell table:style-name="ce23" table:formula="of:=MID([.A566];SEARCH(&quot; &quot;;[.A566])+1;LEN([.A56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7];SEARCH(&quot; &quot;;[.A567])-1)" office:value-type="float" office:value="0">
            <text:p>#VALUE!</text:p>
          </table:table-cell>
          <table:table-cell table:style-name="ce23" table:formula="of:=MID([.A567];SEARCH(&quot; &quot;;[.A567])+1;LEN([.A56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8];SEARCH(&quot; &quot;;[.A568])-1)" office:value-type="float" office:value="0">
            <text:p>#VALUE!</text:p>
          </table:table-cell>
          <table:table-cell table:style-name="ce23" table:formula="of:=MID([.A568];SEARCH(&quot; &quot;;[.A568])+1;LEN([.A56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9];SEARCH(&quot; &quot;;[.A569])-1)" office:value-type="float" office:value="0">
            <text:p>#VALUE!</text:p>
          </table:table-cell>
          <table:table-cell table:style-name="ce23" table:formula="of:=MID([.A569];SEARCH(&quot; &quot;;[.A569])+1;LEN([.A56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0];SEARCH(&quot; &quot;;[.A570])-1)" office:value-type="float" office:value="0">
            <text:p>#VALUE!</text:p>
          </table:table-cell>
          <table:table-cell table:style-name="ce23" table:formula="of:=MID([.A570];SEARCH(&quot; &quot;;[.A570])+1;LEN([.A57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1];SEARCH(&quot; &quot;;[.A571])-1)" office:value-type="float" office:value="0">
            <text:p>#VALUE!</text:p>
          </table:table-cell>
          <table:table-cell table:style-name="ce23" table:formula="of:=MID([.A571];SEARCH(&quot; &quot;;[.A571])+1;LEN([.A57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2];SEARCH(&quot; &quot;;[.A572])-1)" office:value-type="float" office:value="0">
            <text:p>#VALUE!</text:p>
          </table:table-cell>
          <table:table-cell table:style-name="ce23" table:formula="of:=MID([.A572];SEARCH(&quot; &quot;;[.A572])+1;LEN([.A57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3];SEARCH(&quot; &quot;;[.A573])-1)" office:value-type="float" office:value="0">
            <text:p>#VALUE!</text:p>
          </table:table-cell>
          <table:table-cell table:style-name="ce23" table:formula="of:=MID([.A573];SEARCH(&quot; &quot;;[.A573])+1;LEN([.A57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4];SEARCH(&quot; &quot;;[.A574])-1)" office:value-type="float" office:value="0">
            <text:p>#VALUE!</text:p>
          </table:table-cell>
          <table:table-cell table:style-name="ce23" table:formula="of:=MID([.A574];SEARCH(&quot; &quot;;[.A574])+1;LEN([.A57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5];SEARCH(&quot; &quot;;[.A575])-1)" office:value-type="float" office:value="0">
            <text:p>#VALUE!</text:p>
          </table:table-cell>
          <table:table-cell table:style-name="ce23" table:formula="of:=MID([.A575];SEARCH(&quot; &quot;;[.A575])+1;LEN([.A57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6];SEARCH(&quot; &quot;;[.A576])-1)" office:value-type="float" office:value="0">
            <text:p>#VALUE!</text:p>
          </table:table-cell>
          <table:table-cell table:style-name="ce23" table:formula="of:=MID([.A576];SEARCH(&quot; &quot;;[.A576])+1;LEN([.A57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7];SEARCH(&quot; &quot;;[.A577])-1)" office:value-type="float" office:value="0">
            <text:p>#VALUE!</text:p>
          </table:table-cell>
          <table:table-cell table:style-name="ce23" table:formula="of:=MID([.A577];SEARCH(&quot; &quot;;[.A577])+1;LEN([.A57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8];SEARCH(&quot; &quot;;[.A578])-1)" office:value-type="float" office:value="0">
            <text:p>#VALUE!</text:p>
          </table:table-cell>
          <table:table-cell table:style-name="ce23" table:formula="of:=MID([.A578];SEARCH(&quot; &quot;;[.A578])+1;LEN([.A57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9];SEARCH(&quot; &quot;;[.A579])-1)" office:value-type="float" office:value="0">
            <text:p>#VALUE!</text:p>
          </table:table-cell>
          <table:table-cell table:style-name="ce23" table:formula="of:=MID([.A579];SEARCH(&quot; &quot;;[.A579])+1;LEN([.A57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0];SEARCH(&quot; &quot;;[.A580])-1)" office:value-type="float" office:value="0">
            <text:p>#VALUE!</text:p>
          </table:table-cell>
          <table:table-cell table:style-name="ce23" table:formula="of:=MID([.A580];SEARCH(&quot; &quot;;[.A580])+1;LEN([.A58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1];SEARCH(&quot; &quot;;[.A581])-1)" office:value-type="float" office:value="0">
            <text:p>#VALUE!</text:p>
          </table:table-cell>
          <table:table-cell table:style-name="ce23" table:formula="of:=MID([.A581];SEARCH(&quot; &quot;;[.A581])+1;LEN([.A58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2];SEARCH(&quot; &quot;;[.A582])-1)" office:value-type="float" office:value="0">
            <text:p>#VALUE!</text:p>
          </table:table-cell>
          <table:table-cell table:style-name="ce23" table:formula="of:=MID([.A582];SEARCH(&quot; &quot;;[.A582])+1;LEN([.A58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3];SEARCH(&quot; &quot;;[.A583])-1)" office:value-type="float" office:value="0">
            <text:p>#VALUE!</text:p>
          </table:table-cell>
          <table:table-cell table:style-name="ce23" table:formula="of:=MID([.A583];SEARCH(&quot; &quot;;[.A583])+1;LEN([.A58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4];SEARCH(&quot; &quot;;[.A584])-1)" office:value-type="float" office:value="0">
            <text:p>#VALUE!</text:p>
          </table:table-cell>
          <table:table-cell table:style-name="ce23" table:formula="of:=MID([.A584];SEARCH(&quot; &quot;;[.A584])+1;LEN([.A58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5];SEARCH(&quot; &quot;;[.A585])-1)" office:value-type="float" office:value="0">
            <text:p>#VALUE!</text:p>
          </table:table-cell>
          <table:table-cell table:style-name="ce23" table:formula="of:=MID([.A585];SEARCH(&quot; &quot;;[.A585])+1;LEN([.A58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6];SEARCH(&quot; &quot;;[.A586])-1)" office:value-type="float" office:value="0">
            <text:p>#VALUE!</text:p>
          </table:table-cell>
          <table:table-cell table:style-name="ce23" table:formula="of:=MID([.A586];SEARCH(&quot; &quot;;[.A586])+1;LEN([.A58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7];SEARCH(&quot; &quot;;[.A587])-1)" office:value-type="float" office:value="0">
            <text:p>#VALUE!</text:p>
          </table:table-cell>
          <table:table-cell table:style-name="ce23" table:formula="of:=MID([.A587];SEARCH(&quot; &quot;;[.A587])+1;LEN([.A58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8];SEARCH(&quot; &quot;;[.A588])-1)" office:value-type="float" office:value="0">
            <text:p>#VALUE!</text:p>
          </table:table-cell>
          <table:table-cell table:style-name="ce23" table:formula="of:=MID([.A588];SEARCH(&quot; &quot;;[.A588])+1;LEN([.A58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9];SEARCH(&quot; &quot;;[.A589])-1)" office:value-type="float" office:value="0">
            <text:p>#VALUE!</text:p>
          </table:table-cell>
          <table:table-cell table:style-name="ce23" table:formula="of:=MID([.A589];SEARCH(&quot; &quot;;[.A589])+1;LEN([.A58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0];SEARCH(&quot; &quot;;[.A590])-1)" office:value-type="float" office:value="0">
            <text:p>#VALUE!</text:p>
          </table:table-cell>
          <table:table-cell table:style-name="ce23" table:formula="of:=MID([.A590];SEARCH(&quot; &quot;;[.A590])+1;LEN([.A59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1];SEARCH(&quot; &quot;;[.A591])-1)" office:value-type="float" office:value="0">
            <text:p>#VALUE!</text:p>
          </table:table-cell>
          <table:table-cell table:style-name="ce23" table:formula="of:=MID([.A591];SEARCH(&quot; &quot;;[.A591])+1;LEN([.A59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2];SEARCH(&quot; &quot;;[.A592])-1)" office:value-type="float" office:value="0">
            <text:p>#VALUE!</text:p>
          </table:table-cell>
          <table:table-cell table:style-name="ce23" table:formula="of:=MID([.A592];SEARCH(&quot; &quot;;[.A592])+1;LEN([.A59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3];SEARCH(&quot; &quot;;[.A593])-1)" office:value-type="float" office:value="0">
            <text:p>#VALUE!</text:p>
          </table:table-cell>
          <table:table-cell table:style-name="ce23" table:formula="of:=MID([.A593];SEARCH(&quot; &quot;;[.A593])+1;LEN([.A59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4];SEARCH(&quot; &quot;;[.A594])-1)" office:value-type="float" office:value="0">
            <text:p>#VALUE!</text:p>
          </table:table-cell>
          <table:table-cell table:style-name="ce23" table:formula="of:=MID([.A594];SEARCH(&quot; &quot;;[.A594])+1;LEN([.A59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5];SEARCH(&quot; &quot;;[.A595])-1)" office:value-type="float" office:value="0">
            <text:p>#VALUE!</text:p>
          </table:table-cell>
          <table:table-cell table:style-name="ce23" table:formula="of:=MID([.A595];SEARCH(&quot; &quot;;[.A595])+1;LEN([.A59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6];SEARCH(&quot; &quot;;[.A596])-1)" office:value-type="float" office:value="0">
            <text:p>#VALUE!</text:p>
          </table:table-cell>
          <table:table-cell table:style-name="ce23" table:formula="of:=MID([.A596];SEARCH(&quot; &quot;;[.A596])+1;LEN([.A59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7];SEARCH(&quot; &quot;;[.A597])-1)" office:value-type="float" office:value="0">
            <text:p>#VALUE!</text:p>
          </table:table-cell>
          <table:table-cell table:style-name="ce23" table:formula="of:=MID([.A597];SEARCH(&quot; &quot;;[.A597])+1;LEN([.A59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8];SEARCH(&quot; &quot;;[.A598])-1)" office:value-type="float" office:value="0">
            <text:p>#VALUE!</text:p>
          </table:table-cell>
          <table:table-cell table:style-name="ce23" table:formula="of:=MID([.A598];SEARCH(&quot; &quot;;[.A598])+1;LEN([.A59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9];SEARCH(&quot; &quot;;[.A599])-1)" office:value-type="float" office:value="0">
            <text:p>#VALUE!</text:p>
          </table:table-cell>
          <table:table-cell table:style-name="ce23" table:formula="of:=MID([.A599];SEARCH(&quot; &quot;;[.A599])+1;LEN([.A59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0];SEARCH(&quot; &quot;;[.A600])-1)" office:value-type="float" office:value="0">
            <text:p>#VALUE!</text:p>
          </table:table-cell>
          <table:table-cell table:style-name="ce23" table:formula="of:=MID([.A600];SEARCH(&quot; &quot;;[.A600])+1;LEN([.A60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1];SEARCH(&quot; &quot;;[.A601])-1)" office:value-type="float" office:value="0">
            <text:p>#VALUE!</text:p>
          </table:table-cell>
          <table:table-cell table:style-name="ce23" table:formula="of:=MID([.A601];SEARCH(&quot; &quot;;[.A601])+1;LEN([.A60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2];SEARCH(&quot; &quot;;[.A602])-1)" office:value-type="float" office:value="0">
            <text:p>#VALUE!</text:p>
          </table:table-cell>
          <table:table-cell table:style-name="ce23" table:formula="of:=MID([.A602];SEARCH(&quot; &quot;;[.A602])+1;LEN([.A60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3];SEARCH(&quot; &quot;;[.A603])-1)" office:value-type="float" office:value="0">
            <text:p>#VALUE!</text:p>
          </table:table-cell>
          <table:table-cell table:style-name="ce23" table:formula="of:=MID([.A603];SEARCH(&quot; &quot;;[.A603])+1;LEN([.A60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4];SEARCH(&quot; &quot;;[.A604])-1)" office:value-type="float" office:value="0">
            <text:p>#VALUE!</text:p>
          </table:table-cell>
          <table:table-cell table:style-name="ce23" table:formula="of:=MID([.A604];SEARCH(&quot; &quot;;[.A604])+1;LEN([.A60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5];SEARCH(&quot; &quot;;[.A605])-1)" office:value-type="float" office:value="0">
            <text:p>#VALUE!</text:p>
          </table:table-cell>
          <table:table-cell table:style-name="ce23" table:formula="of:=MID([.A605];SEARCH(&quot; &quot;;[.A605])+1;LEN([.A60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6];SEARCH(&quot; &quot;;[.A606])-1)" office:value-type="float" office:value="0">
            <text:p>#VALUE!</text:p>
          </table:table-cell>
          <table:table-cell table:style-name="ce23" table:formula="of:=MID([.A606];SEARCH(&quot; &quot;;[.A606])+1;LEN([.A60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7];SEARCH(&quot; &quot;;[.A607])-1)" office:value-type="float" office:value="0">
            <text:p>#VALUE!</text:p>
          </table:table-cell>
          <table:table-cell table:style-name="ce23" table:formula="of:=MID([.A607];SEARCH(&quot; &quot;;[.A607])+1;LEN([.A60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8];SEARCH(&quot; &quot;;[.A608])-1)" office:value-type="float" office:value="0">
            <text:p>#VALUE!</text:p>
          </table:table-cell>
          <table:table-cell table:style-name="ce23" table:formula="of:=MID([.A608];SEARCH(&quot; &quot;;[.A608])+1;LEN([.A60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9];SEARCH(&quot; &quot;;[.A609])-1)" office:value-type="float" office:value="0">
            <text:p>#VALUE!</text:p>
          </table:table-cell>
          <table:table-cell table:style-name="ce23" table:formula="of:=MID([.A609];SEARCH(&quot; &quot;;[.A609])+1;LEN([.A60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0];SEARCH(&quot; &quot;;[.A610])-1)" office:value-type="float" office:value="0">
            <text:p>#VALUE!</text:p>
          </table:table-cell>
          <table:table-cell table:style-name="ce23" table:formula="of:=MID([.A610];SEARCH(&quot; &quot;;[.A610])+1;LEN([.A61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1];SEARCH(&quot; &quot;;[.A611])-1)" office:value-type="float" office:value="0">
            <text:p>#VALUE!</text:p>
          </table:table-cell>
          <table:table-cell table:style-name="ce23" table:formula="of:=MID([.A611];SEARCH(&quot; &quot;;[.A611])+1;LEN([.A61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2];SEARCH(&quot; &quot;;[.A612])-1)" office:value-type="float" office:value="0">
            <text:p>#VALUE!</text:p>
          </table:table-cell>
          <table:table-cell table:style-name="ce23" table:formula="of:=MID([.A612];SEARCH(&quot; &quot;;[.A612])+1;LEN([.A61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3];SEARCH(&quot; &quot;;[.A613])-1)" office:value-type="float" office:value="0">
            <text:p>#VALUE!</text:p>
          </table:table-cell>
          <table:table-cell table:style-name="ce23" table:formula="of:=MID([.A613];SEARCH(&quot; &quot;;[.A613])+1;LEN([.A61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4];SEARCH(&quot; &quot;;[.A614])-1)" office:value-type="float" office:value="0">
            <text:p>#VALUE!</text:p>
          </table:table-cell>
          <table:table-cell table:style-name="ce23" table:formula="of:=MID([.A614];SEARCH(&quot; &quot;;[.A614])+1;LEN([.A61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5];SEARCH(&quot; &quot;;[.A615])-1)" office:value-type="float" office:value="0">
            <text:p>#VALUE!</text:p>
          </table:table-cell>
          <table:table-cell table:style-name="ce23" table:formula="of:=MID([.A615];SEARCH(&quot; &quot;;[.A615])+1;LEN([.A61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6];SEARCH(&quot; &quot;;[.A616])-1)" office:value-type="float" office:value="0">
            <text:p>#VALUE!</text:p>
          </table:table-cell>
          <table:table-cell table:style-name="ce23" table:formula="of:=MID([.A616];SEARCH(&quot; &quot;;[.A616])+1;LEN([.A61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7];SEARCH(&quot; &quot;;[.A617])-1)" office:value-type="float" office:value="0">
            <text:p>#VALUE!</text:p>
          </table:table-cell>
          <table:table-cell table:style-name="ce23" table:formula="of:=MID([.A617];SEARCH(&quot; &quot;;[.A617])+1;LEN([.A61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8];SEARCH(&quot; &quot;;[.A618])-1)" office:value-type="float" office:value="0">
            <text:p>#VALUE!</text:p>
          </table:table-cell>
          <table:table-cell table:style-name="ce23" table:formula="of:=MID([.A618];SEARCH(&quot; &quot;;[.A618])+1;LEN([.A61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9];SEARCH(&quot; &quot;;[.A619])-1)" office:value-type="float" office:value="0">
            <text:p>#VALUE!</text:p>
          </table:table-cell>
          <table:table-cell table:style-name="ce23" table:formula="of:=MID([.A619];SEARCH(&quot; &quot;;[.A619])+1;LEN([.A61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0];SEARCH(&quot; &quot;;[.A620])-1)" office:value-type="float" office:value="0">
            <text:p>#VALUE!</text:p>
          </table:table-cell>
          <table:table-cell table:style-name="ce23" table:formula="of:=MID([.A620];SEARCH(&quot; &quot;;[.A620])+1;LEN([.A62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1];SEARCH(&quot; &quot;;[.A621])-1)" office:value-type="float" office:value="0">
            <text:p>#VALUE!</text:p>
          </table:table-cell>
          <table:table-cell table:style-name="ce23" table:formula="of:=MID([.A621];SEARCH(&quot; &quot;;[.A621])+1;LEN([.A62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2];SEARCH(&quot; &quot;;[.A622])-1)" office:value-type="float" office:value="0">
            <text:p>#VALUE!</text:p>
          </table:table-cell>
          <table:table-cell table:style-name="ce23" table:formula="of:=MID([.A622];SEARCH(&quot; &quot;;[.A622])+1;LEN([.A62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3];SEARCH(&quot; &quot;;[.A623])-1)" office:value-type="float" office:value="0">
            <text:p>#VALUE!</text:p>
          </table:table-cell>
          <table:table-cell table:style-name="ce23" table:formula="of:=MID([.A623];SEARCH(&quot; &quot;;[.A623])+1;LEN([.A62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4];SEARCH(&quot; &quot;;[.A624])-1)" office:value-type="float" office:value="0">
            <text:p>#VALUE!</text:p>
          </table:table-cell>
          <table:table-cell table:style-name="ce23" table:formula="of:=MID([.A624];SEARCH(&quot; &quot;;[.A624])+1;LEN([.A62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5];SEARCH(&quot; &quot;;[.A625])-1)" office:value-type="float" office:value="0">
            <text:p>#VALUE!</text:p>
          </table:table-cell>
          <table:table-cell table:style-name="ce23" table:formula="of:=MID([.A625];SEARCH(&quot; &quot;;[.A625])+1;LEN([.A62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6];SEARCH(&quot; &quot;;[.A626])-1)" office:value-type="float" office:value="0">
            <text:p>#VALUE!</text:p>
          </table:table-cell>
          <table:table-cell table:style-name="ce23" table:formula="of:=MID([.A626];SEARCH(&quot; &quot;;[.A626])+1;LEN([.A62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7];SEARCH(&quot; &quot;;[.A627])-1)" office:value-type="float" office:value="0">
            <text:p>#VALUE!</text:p>
          </table:table-cell>
          <table:table-cell table:style-name="ce23" table:formula="of:=MID([.A627];SEARCH(&quot; &quot;;[.A627])+1;LEN([.A62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8];SEARCH(&quot; &quot;;[.A628])-1)" office:value-type="float" office:value="0">
            <text:p>#VALUE!</text:p>
          </table:table-cell>
          <table:table-cell table:style-name="ce23" table:formula="of:=MID([.A628];SEARCH(&quot; &quot;;[.A628])+1;LEN([.A62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9];SEARCH(&quot; &quot;;[.A629])-1)" office:value-type="float" office:value="0">
            <text:p>#VALUE!</text:p>
          </table:table-cell>
          <table:table-cell table:style-name="ce23" table:formula="of:=MID([.A629];SEARCH(&quot; &quot;;[.A629])+1;LEN([.A62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0];SEARCH(&quot; &quot;;[.A630])-1)" office:value-type="float" office:value="0">
            <text:p>#VALUE!</text:p>
          </table:table-cell>
          <table:table-cell table:style-name="ce23" table:formula="of:=MID([.A630];SEARCH(&quot; &quot;;[.A630])+1;LEN([.A63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1];SEARCH(&quot; &quot;;[.A631])-1)" office:value-type="float" office:value="0">
            <text:p>#VALUE!</text:p>
          </table:table-cell>
          <table:table-cell table:style-name="ce23" table:formula="of:=MID([.A631];SEARCH(&quot; &quot;;[.A631])+1;LEN([.A63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2];SEARCH(&quot; &quot;;[.A632])-1)" office:value-type="float" office:value="0">
            <text:p>#VALUE!</text:p>
          </table:table-cell>
          <table:table-cell table:style-name="ce23" table:formula="of:=MID([.A632];SEARCH(&quot; &quot;;[.A632])+1;LEN([.A63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3];SEARCH(&quot; &quot;;[.A633])-1)" office:value-type="float" office:value="0">
            <text:p>#VALUE!</text:p>
          </table:table-cell>
          <table:table-cell table:style-name="ce23" table:formula="of:=MID([.A633];SEARCH(&quot; &quot;;[.A633])+1;LEN([.A63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4];SEARCH(&quot; &quot;;[.A634])-1)" office:value-type="float" office:value="0">
            <text:p>#VALUE!</text:p>
          </table:table-cell>
          <table:table-cell table:style-name="ce23" table:formula="of:=MID([.A634];SEARCH(&quot; &quot;;[.A634])+1;LEN([.A63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5];SEARCH(&quot; &quot;;[.A635])-1)" office:value-type="float" office:value="0">
            <text:p>#VALUE!</text:p>
          </table:table-cell>
          <table:table-cell table:style-name="ce23" table:formula="of:=MID([.A635];SEARCH(&quot; &quot;;[.A635])+1;LEN([.A63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6];SEARCH(&quot; &quot;;[.A636])-1)" office:value-type="float" office:value="0">
            <text:p>#VALUE!</text:p>
          </table:table-cell>
          <table:table-cell table:style-name="ce23" table:formula="of:=MID([.A636];SEARCH(&quot; &quot;;[.A636])+1;LEN([.A63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7];SEARCH(&quot; &quot;;[.A637])-1)" office:value-type="float" office:value="0">
            <text:p>#VALUE!</text:p>
          </table:table-cell>
          <table:table-cell table:style-name="ce23" table:formula="of:=MID([.A637];SEARCH(&quot; &quot;;[.A637])+1;LEN([.A63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8];SEARCH(&quot; &quot;;[.A638])-1)" office:value-type="float" office:value="0">
            <text:p>#VALUE!</text:p>
          </table:table-cell>
          <table:table-cell table:style-name="ce23" table:formula="of:=MID([.A638];SEARCH(&quot; &quot;;[.A638])+1;LEN([.A63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9];SEARCH(&quot; &quot;;[.A639])-1)" office:value-type="float" office:value="0">
            <text:p>#VALUE!</text:p>
          </table:table-cell>
          <table:table-cell table:style-name="ce23" table:formula="of:=MID([.A639];SEARCH(&quot; &quot;;[.A639])+1;LEN([.A63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0];SEARCH(&quot; &quot;;[.A640])-1)" office:value-type="float" office:value="0">
            <text:p>#VALUE!</text:p>
          </table:table-cell>
          <table:table-cell table:style-name="ce23" table:formula="of:=MID([.A640];SEARCH(&quot; &quot;;[.A640])+1;LEN([.A64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1];SEARCH(&quot; &quot;;[.A641])-1)" office:value-type="float" office:value="0">
            <text:p>#VALUE!</text:p>
          </table:table-cell>
          <table:table-cell table:style-name="ce23" table:formula="of:=MID([.A641];SEARCH(&quot; &quot;;[.A641])+1;LEN([.A64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2];SEARCH(&quot; &quot;;[.A642])-1)" office:value-type="float" office:value="0">
            <text:p>#VALUE!</text:p>
          </table:table-cell>
          <table:table-cell table:style-name="ce23" table:formula="of:=MID([.A642];SEARCH(&quot; &quot;;[.A642])+1;LEN([.A64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3];SEARCH(&quot; &quot;;[.A643])-1)" office:value-type="float" office:value="0">
            <text:p>#VALUE!</text:p>
          </table:table-cell>
          <table:table-cell table:style-name="ce23" table:formula="of:=MID([.A643];SEARCH(&quot; &quot;;[.A643])+1;LEN([.A64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4];SEARCH(&quot; &quot;;[.A644])-1)" office:value-type="float" office:value="0">
            <text:p>#VALUE!</text:p>
          </table:table-cell>
          <table:table-cell table:style-name="ce23" table:formula="of:=MID([.A644];SEARCH(&quot; &quot;;[.A644])+1;LEN([.A64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5];SEARCH(&quot; &quot;;[.A645])-1)" office:value-type="float" office:value="0">
            <text:p>#VALUE!</text:p>
          </table:table-cell>
          <table:table-cell table:style-name="ce23" table:formula="of:=MID([.A645];SEARCH(&quot; &quot;;[.A645])+1;LEN([.A64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6];SEARCH(&quot; &quot;;[.A646])-1)" office:value-type="float" office:value="0">
            <text:p>#VALUE!</text:p>
          </table:table-cell>
          <table:table-cell table:style-name="ce23" table:formula="of:=MID([.A646];SEARCH(&quot; &quot;;[.A646])+1;LEN([.A64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7];SEARCH(&quot; &quot;;[.A647])-1)" office:value-type="float" office:value="0">
            <text:p>#VALUE!</text:p>
          </table:table-cell>
          <table:table-cell table:style-name="ce23" table:formula="of:=MID([.A647];SEARCH(&quot; &quot;;[.A647])+1;LEN([.A64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8];SEARCH(&quot; &quot;;[.A648])-1)" office:value-type="float" office:value="0">
            <text:p>#VALUE!</text:p>
          </table:table-cell>
          <table:table-cell table:style-name="ce23" table:formula="of:=MID([.A648];SEARCH(&quot; &quot;;[.A648])+1;LEN([.A64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9];SEARCH(&quot; &quot;;[.A649])-1)" office:value-type="float" office:value="0">
            <text:p>#VALUE!</text:p>
          </table:table-cell>
          <table:table-cell table:style-name="ce23" table:formula="of:=MID([.A649];SEARCH(&quot; &quot;;[.A649])+1;LEN([.A64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0];SEARCH(&quot; &quot;;[.A650])-1)" office:value-type="float" office:value="0">
            <text:p>#VALUE!</text:p>
          </table:table-cell>
          <table:table-cell table:style-name="ce23" table:formula="of:=MID([.A650];SEARCH(&quot; &quot;;[.A650])+1;LEN([.A65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1];SEARCH(&quot; &quot;;[.A651])-1)" office:value-type="float" office:value="0">
            <text:p>#VALUE!</text:p>
          </table:table-cell>
          <table:table-cell table:style-name="ce23" table:formula="of:=MID([.A651];SEARCH(&quot; &quot;;[.A651])+1;LEN([.A65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2];SEARCH(&quot; &quot;;[.A652])-1)" office:value-type="float" office:value="0">
            <text:p>#VALUE!</text:p>
          </table:table-cell>
          <table:table-cell table:style-name="ce23" table:formula="of:=MID([.A652];SEARCH(&quot; &quot;;[.A652])+1;LEN([.A65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3];SEARCH(&quot; &quot;;[.A653])-1)" office:value-type="float" office:value="0">
            <text:p>#VALUE!</text:p>
          </table:table-cell>
          <table:table-cell table:style-name="ce23" table:formula="of:=MID([.A653];SEARCH(&quot; &quot;;[.A653])+1;LEN([.A65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4];SEARCH(&quot; &quot;;[.A654])-1)" office:value-type="float" office:value="0">
            <text:p>#VALUE!</text:p>
          </table:table-cell>
          <table:table-cell table:style-name="ce23" table:formula="of:=MID([.A654];SEARCH(&quot; &quot;;[.A654])+1;LEN([.A65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5];SEARCH(&quot; &quot;;[.A655])-1)" office:value-type="float" office:value="0">
            <text:p>#VALUE!</text:p>
          </table:table-cell>
          <table:table-cell table:style-name="ce23" table:formula="of:=MID([.A655];SEARCH(&quot; &quot;;[.A655])+1;LEN([.A65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6];SEARCH(&quot; &quot;;[.A656])-1)" office:value-type="float" office:value="0">
            <text:p>#VALUE!</text:p>
          </table:table-cell>
          <table:table-cell table:style-name="ce23" table:formula="of:=MID([.A656];SEARCH(&quot; &quot;;[.A656])+1;LEN([.A65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7];SEARCH(&quot; &quot;;[.A657])-1)" office:value-type="float" office:value="0">
            <text:p>#VALUE!</text:p>
          </table:table-cell>
          <table:table-cell table:style-name="ce23" table:formula="of:=MID([.A657];SEARCH(&quot; &quot;;[.A657])+1;LEN([.A65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8];SEARCH(&quot; &quot;;[.A658])-1)" office:value-type="float" office:value="0">
            <text:p>#VALUE!</text:p>
          </table:table-cell>
          <table:table-cell table:style-name="ce23" table:formula="of:=MID([.A658];SEARCH(&quot; &quot;;[.A658])+1;LEN([.A65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9];SEARCH(&quot; &quot;;[.A659])-1)" office:value-type="float" office:value="0">
            <text:p>#VALUE!</text:p>
          </table:table-cell>
          <table:table-cell table:style-name="ce23" table:formula="of:=MID([.A659];SEARCH(&quot; &quot;;[.A659])+1;LEN([.A65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0];SEARCH(&quot; &quot;;[.A660])-1)" office:value-type="float" office:value="0">
            <text:p>#VALUE!</text:p>
          </table:table-cell>
          <table:table-cell table:style-name="ce23" table:formula="of:=MID([.A660];SEARCH(&quot; &quot;;[.A660])+1;LEN([.A66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1];SEARCH(&quot; &quot;;[.A661])-1)" office:value-type="float" office:value="0">
            <text:p>#VALUE!</text:p>
          </table:table-cell>
          <table:table-cell table:style-name="ce23" table:formula="of:=MID([.A661];SEARCH(&quot; &quot;;[.A661])+1;LEN([.A66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2];SEARCH(&quot; &quot;;[.A662])-1)" office:value-type="float" office:value="0">
            <text:p>#VALUE!</text:p>
          </table:table-cell>
          <table:table-cell table:style-name="ce23" table:formula="of:=MID([.A662];SEARCH(&quot; &quot;;[.A662])+1;LEN([.A66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3];SEARCH(&quot; &quot;;[.A663])-1)" office:value-type="float" office:value="0">
            <text:p>#VALUE!</text:p>
          </table:table-cell>
          <table:table-cell table:style-name="ce23" table:formula="of:=MID([.A663];SEARCH(&quot; &quot;;[.A663])+1;LEN([.A66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4];SEARCH(&quot; &quot;;[.A664])-1)" office:value-type="float" office:value="0">
            <text:p>#VALUE!</text:p>
          </table:table-cell>
          <table:table-cell table:style-name="ce23" table:formula="of:=MID([.A664];SEARCH(&quot; &quot;;[.A664])+1;LEN([.A66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5];SEARCH(&quot; &quot;;[.A665])-1)" office:value-type="float" office:value="0">
            <text:p>#VALUE!</text:p>
          </table:table-cell>
          <table:table-cell table:style-name="ce23" table:formula="of:=MID([.A665];SEARCH(&quot; &quot;;[.A665])+1;LEN([.A66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6];SEARCH(&quot; &quot;;[.A666])-1)" office:value-type="float" office:value="0">
            <text:p>#VALUE!</text:p>
          </table:table-cell>
          <table:table-cell table:style-name="ce23" table:formula="of:=MID([.A666];SEARCH(&quot; &quot;;[.A666])+1;LEN([.A66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7];SEARCH(&quot; &quot;;[.A667])-1)" office:value-type="float" office:value="0">
            <text:p>#VALUE!</text:p>
          </table:table-cell>
          <table:table-cell table:style-name="ce23" table:formula="of:=MID([.A667];SEARCH(&quot; &quot;;[.A667])+1;LEN([.A66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8];SEARCH(&quot; &quot;;[.A668])-1)" office:value-type="float" office:value="0">
            <text:p>#VALUE!</text:p>
          </table:table-cell>
          <table:table-cell table:style-name="ce23" table:formula="of:=MID([.A668];SEARCH(&quot; &quot;;[.A668])+1;LEN([.A66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9];SEARCH(&quot; &quot;;[.A669])-1)" office:value-type="float" office:value="0">
            <text:p>#VALUE!</text:p>
          </table:table-cell>
          <table:table-cell table:style-name="ce23" table:formula="of:=MID([.A669];SEARCH(&quot; &quot;;[.A669])+1;LEN([.A66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0];SEARCH(&quot; &quot;;[.A670])-1)" office:value-type="float" office:value="0">
            <text:p>#VALUE!</text:p>
          </table:table-cell>
          <table:table-cell table:style-name="ce23" table:formula="of:=MID([.A670];SEARCH(&quot; &quot;;[.A670])+1;LEN([.A67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1];SEARCH(&quot; &quot;;[.A671])-1)" office:value-type="float" office:value="0">
            <text:p>#VALUE!</text:p>
          </table:table-cell>
          <table:table-cell table:style-name="ce23" table:formula="of:=MID([.A671];SEARCH(&quot; &quot;;[.A671])+1;LEN([.A67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2];SEARCH(&quot; &quot;;[.A672])-1)" office:value-type="float" office:value="0">
            <text:p>#VALUE!</text:p>
          </table:table-cell>
          <table:table-cell table:style-name="ce23" table:formula="of:=MID([.A672];SEARCH(&quot; &quot;;[.A672])+1;LEN([.A67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3];SEARCH(&quot; &quot;;[.A673])-1)" office:value-type="float" office:value="0">
            <text:p>#VALUE!</text:p>
          </table:table-cell>
          <table:table-cell table:style-name="ce23" table:formula="of:=MID([.A673];SEARCH(&quot; &quot;;[.A673])+1;LEN([.A67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4];SEARCH(&quot; &quot;;[.A674])-1)" office:value-type="float" office:value="0">
            <text:p>#VALUE!</text:p>
          </table:table-cell>
          <table:table-cell table:style-name="ce23" table:formula="of:=MID([.A674];SEARCH(&quot; &quot;;[.A674])+1;LEN([.A67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5];SEARCH(&quot; &quot;;[.A675])-1)" office:value-type="float" office:value="0">
            <text:p>#VALUE!</text:p>
          </table:table-cell>
          <table:table-cell table:style-name="ce23" table:formula="of:=MID([.A675];SEARCH(&quot; &quot;;[.A675])+1;LEN([.A67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6];SEARCH(&quot; &quot;;[.A676])-1)" office:value-type="float" office:value="0">
            <text:p>#VALUE!</text:p>
          </table:table-cell>
          <table:table-cell table:style-name="ce23" table:formula="of:=MID([.A676];SEARCH(&quot; &quot;;[.A676])+1;LEN([.A67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7];SEARCH(&quot; &quot;;[.A677])-1)" office:value-type="float" office:value="0">
            <text:p>#VALUE!</text:p>
          </table:table-cell>
          <table:table-cell table:style-name="ce23" table:formula="of:=MID([.A677];SEARCH(&quot; &quot;;[.A677])+1;LEN([.A67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8];SEARCH(&quot; &quot;;[.A678])-1)" office:value-type="float" office:value="0">
            <text:p>#VALUE!</text:p>
          </table:table-cell>
          <table:table-cell table:style-name="ce23" table:formula="of:=MID([.A678];SEARCH(&quot; &quot;;[.A678])+1;LEN([.A67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9];SEARCH(&quot; &quot;;[.A679])-1)" office:value-type="float" office:value="0">
            <text:p>#VALUE!</text:p>
          </table:table-cell>
          <table:table-cell table:style-name="ce23" table:formula="of:=MID([.A679];SEARCH(&quot; &quot;;[.A679])+1;LEN([.A67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0];SEARCH(&quot; &quot;;[.A680])-1)" office:value-type="float" office:value="0">
            <text:p>#VALUE!</text:p>
          </table:table-cell>
          <table:table-cell table:style-name="ce23" table:formula="of:=MID([.A680];SEARCH(&quot; &quot;;[.A680])+1;LEN([.A68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1];SEARCH(&quot; &quot;;[.A681])-1)" office:value-type="float" office:value="0">
            <text:p>#VALUE!</text:p>
          </table:table-cell>
          <table:table-cell table:style-name="ce23" table:formula="of:=MID([.A681];SEARCH(&quot; &quot;;[.A681])+1;LEN([.A68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2];SEARCH(&quot; &quot;;[.A682])-1)" office:value-type="float" office:value="0">
            <text:p>#VALUE!</text:p>
          </table:table-cell>
          <table:table-cell table:style-name="ce23" table:formula="of:=MID([.A682];SEARCH(&quot; &quot;;[.A682])+1;LEN([.A68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3];SEARCH(&quot; &quot;;[.A683])-1)" office:value-type="float" office:value="0">
            <text:p>#VALUE!</text:p>
          </table:table-cell>
          <table:table-cell table:style-name="ce23" table:formula="of:=MID([.A683];SEARCH(&quot; &quot;;[.A683])+1;LEN([.A68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4];SEARCH(&quot; &quot;;[.A684])-1)" office:value-type="float" office:value="0">
            <text:p>#VALUE!</text:p>
          </table:table-cell>
          <table:table-cell table:style-name="ce23" table:formula="of:=MID([.A684];SEARCH(&quot; &quot;;[.A684])+1;LEN([.A68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5];SEARCH(&quot; &quot;;[.A685])-1)" office:value-type="float" office:value="0">
            <text:p>#VALUE!</text:p>
          </table:table-cell>
          <table:table-cell table:style-name="ce23" table:formula="of:=MID([.A685];SEARCH(&quot; &quot;;[.A685])+1;LEN([.A68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6];SEARCH(&quot; &quot;;[.A686])-1)" office:value-type="float" office:value="0">
            <text:p>#VALUE!</text:p>
          </table:table-cell>
          <table:table-cell table:style-name="ce23" table:formula="of:=MID([.A686];SEARCH(&quot; &quot;;[.A686])+1;LEN([.A68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7];SEARCH(&quot; &quot;;[.A687])-1)" office:value-type="float" office:value="0">
            <text:p>#VALUE!</text:p>
          </table:table-cell>
          <table:table-cell table:style-name="ce23" table:formula="of:=MID([.A687];SEARCH(&quot; &quot;;[.A687])+1;LEN([.A68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8];SEARCH(&quot; &quot;;[.A688])-1)" office:value-type="float" office:value="0">
            <text:p>#VALUE!</text:p>
          </table:table-cell>
          <table:table-cell table:style-name="ce23" table:formula="of:=MID([.A688];SEARCH(&quot; &quot;;[.A688])+1;LEN([.A68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9];SEARCH(&quot; &quot;;[.A689])-1)" office:value-type="float" office:value="0">
            <text:p>#VALUE!</text:p>
          </table:table-cell>
          <table:table-cell table:style-name="ce23" table:formula="of:=MID([.A689];SEARCH(&quot; &quot;;[.A689])+1;LEN([.A68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0];SEARCH(&quot; &quot;;[.A690])-1)" office:value-type="float" office:value="0">
            <text:p>#VALUE!</text:p>
          </table:table-cell>
          <table:table-cell table:style-name="ce23" table:formula="of:=MID([.A690];SEARCH(&quot; &quot;;[.A690])+1;LEN([.A69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1];SEARCH(&quot; &quot;;[.A691])-1)" office:value-type="float" office:value="0">
            <text:p>#VALUE!</text:p>
          </table:table-cell>
          <table:table-cell table:style-name="ce23" table:formula="of:=MID([.A691];SEARCH(&quot; &quot;;[.A691])+1;LEN([.A69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2];SEARCH(&quot; &quot;;[.A692])-1)" office:value-type="float" office:value="0">
            <text:p>#VALUE!</text:p>
          </table:table-cell>
          <table:table-cell table:style-name="ce23" table:formula="of:=MID([.A692];SEARCH(&quot; &quot;;[.A692])+1;LEN([.A69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3];SEARCH(&quot; &quot;;[.A693])-1)" office:value-type="float" office:value="0">
            <text:p>#VALUE!</text:p>
          </table:table-cell>
          <table:table-cell table:style-name="ce23" table:formula="of:=MID([.A693];SEARCH(&quot; &quot;;[.A693])+1;LEN([.A69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4];SEARCH(&quot; &quot;;[.A694])-1)" office:value-type="float" office:value="0">
            <text:p>#VALUE!</text:p>
          </table:table-cell>
          <table:table-cell table:style-name="ce23" table:formula="of:=MID([.A694];SEARCH(&quot; &quot;;[.A694])+1;LEN([.A69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5];SEARCH(&quot; &quot;;[.A695])-1)" office:value-type="float" office:value="0">
            <text:p>#VALUE!</text:p>
          </table:table-cell>
          <table:table-cell table:style-name="ce23" table:formula="of:=MID([.A695];SEARCH(&quot; &quot;;[.A695])+1;LEN([.A69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6];SEARCH(&quot; &quot;;[.A696])-1)" office:value-type="float" office:value="0">
            <text:p>#VALUE!</text:p>
          </table:table-cell>
          <table:table-cell table:style-name="ce23" table:formula="of:=MID([.A696];SEARCH(&quot; &quot;;[.A696])+1;LEN([.A69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7];SEARCH(&quot; &quot;;[.A697])-1)" office:value-type="float" office:value="0">
            <text:p>#VALUE!</text:p>
          </table:table-cell>
          <table:table-cell table:style-name="ce23" table:formula="of:=MID([.A697];SEARCH(&quot; &quot;;[.A697])+1;LEN([.A69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8];SEARCH(&quot; &quot;;[.A698])-1)" office:value-type="float" office:value="0">
            <text:p>#VALUE!</text:p>
          </table:table-cell>
          <table:table-cell table:style-name="ce23" table:formula="of:=MID([.A698];SEARCH(&quot; &quot;;[.A698])+1;LEN([.A69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9];SEARCH(&quot; &quot;;[.A699])-1)" office:value-type="float" office:value="0">
            <text:p>#VALUE!</text:p>
          </table:table-cell>
          <table:table-cell table:style-name="ce23" table:formula="of:=MID([.A699];SEARCH(&quot; &quot;;[.A699])+1;LEN([.A69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0];SEARCH(&quot; &quot;;[.A700])-1)" office:value-type="float" office:value="0">
            <text:p>#VALUE!</text:p>
          </table:table-cell>
          <table:table-cell table:style-name="ce23" table:formula="of:=MID([.A700];SEARCH(&quot; &quot;;[.A700])+1;LEN([.A70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1];SEARCH(&quot; &quot;;[.A701])-1)" office:value-type="float" office:value="0">
            <text:p>#VALUE!</text:p>
          </table:table-cell>
          <table:table-cell table:style-name="ce23" table:formula="of:=MID([.A701];SEARCH(&quot; &quot;;[.A701])+1;LEN([.A70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2];SEARCH(&quot; &quot;;[.A702])-1)" office:value-type="float" office:value="0">
            <text:p>#VALUE!</text:p>
          </table:table-cell>
          <table:table-cell table:style-name="ce23" table:formula="of:=MID([.A702];SEARCH(&quot; &quot;;[.A702])+1;LEN([.A70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3];SEARCH(&quot; &quot;;[.A703])-1)" office:value-type="float" office:value="0">
            <text:p>#VALUE!</text:p>
          </table:table-cell>
          <table:table-cell table:style-name="ce23" table:formula="of:=MID([.A703];SEARCH(&quot; &quot;;[.A703])+1;LEN([.A70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4];SEARCH(&quot; &quot;;[.A704])-1)" office:value-type="float" office:value="0">
            <text:p>#VALUE!</text:p>
          </table:table-cell>
          <table:table-cell table:style-name="ce23" table:formula="of:=MID([.A704];SEARCH(&quot; &quot;;[.A704])+1;LEN([.A70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5];SEARCH(&quot; &quot;;[.A705])-1)" office:value-type="float" office:value="0">
            <text:p>#VALUE!</text:p>
          </table:table-cell>
          <table:table-cell table:style-name="ce23" table:formula="of:=MID([.A705];SEARCH(&quot; &quot;;[.A705])+1;LEN([.A70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6];SEARCH(&quot; &quot;;[.A706])-1)" office:value-type="float" office:value="0">
            <text:p>#VALUE!</text:p>
          </table:table-cell>
          <table:table-cell table:style-name="ce23" table:formula="of:=MID([.A706];SEARCH(&quot; &quot;;[.A706])+1;LEN([.A70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7];SEARCH(&quot; &quot;;[.A707])-1)" office:value-type="float" office:value="0">
            <text:p>#VALUE!</text:p>
          </table:table-cell>
          <table:table-cell table:style-name="ce23" table:formula="of:=MID([.A707];SEARCH(&quot; &quot;;[.A707])+1;LEN([.A70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8];SEARCH(&quot; &quot;;[.A708])-1)" office:value-type="float" office:value="0">
            <text:p>#VALUE!</text:p>
          </table:table-cell>
          <table:table-cell table:style-name="ce23" table:formula="of:=MID([.A708];SEARCH(&quot; &quot;;[.A708])+1;LEN([.A70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9];SEARCH(&quot; &quot;;[.A709])-1)" office:value-type="float" office:value="0">
            <text:p>#VALUE!</text:p>
          </table:table-cell>
          <table:table-cell table:style-name="ce23" table:formula="of:=MID([.A709];SEARCH(&quot; &quot;;[.A709])+1;LEN([.A709]))" office:value-type="float" office:value="0">
            <text:p>#VALUE!</text:p>
          </table:table-cell>
          <table:table-cell table:number-columns-repeated="1020"/>
        </table:table-row>
        <table:table-row table:style-name="ro5" table:number-rows-repeated="1047866">
          <table:table-cell table:number-columns-repeated="1023"/>
        </table:table-row>
        <table:table-row table:style-name="ro5">
          <table:table-cell table:number-columns-repeated="1023"/>
        </table:table-row>
      </table:table>
      <table:database-ranges>
        <table:database-range table:target-range-address="People.A1:People.AM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Courier New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1/05/2021</text:date>, <text:time>16:0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ry Volz</meta:initial-creator>
    <meta:creation-date>2021-01-03T14:53:28.96</meta:creation-date>
    <dc:date>2021-01-05T16:04:35.04</dc:date>
    <dc:creator>Larry Volz</dc:creator>
    <meta:editing-duration>PT9H33M53S</meta:editing-duration>
    <meta:editing-cycles>8</meta:editing-cycles>
    <meta:generator>OpenOffice/4.1.7$Win32 OpenOffice.org_project/417m1$Build-9800</meta:generator>
    <meta:document-statistic meta:table-count="2" meta:cell-count="14494" meta:object-count="0"/>
  </office:meta>
</office:document-meta>
</file>